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13.043188" calcext:value-type="float">
            <text:p>13.043188</text:p>
          </table:table-cell>
          <table:table-cell office:value-type="float" office:value="171.816797" calcext:value-type="float">
            <text:p>171.816797</text:p>
          </table:table-cell>
          <table:table-cell office:value-type="float" office:value="30583.767868" calcext:value-type="float">
            <text:p>30583.76786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32" calcext:value-type="float">
            <text:p>0.32</text:p>
          </table:table-cell>
          <table:table-cell office:value-type="float" office:value="12.323427" calcext:value-type="float">
            <text:p>12.323427</text:p>
          </table:table-cell>
          <table:table-cell office:value-type="float" office:value="153.549337" calcext:value-type="float">
            <text:p>153.549337</text:p>
          </table:table-cell>
          <table:table-cell office:value-type="float" office:value="24526.168749" calcext:value-type="float">
            <text:p>24526.16874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34" calcext:value-type="float">
            <text:p>0.34</text:p>
          </table:table-cell>
          <table:table-cell office:value-type="float" office:value="11.428485" calcext:value-type="float">
            <text:p>11.428485</text:p>
          </table:table-cell>
          <table:table-cell office:value-type="float" office:value="132.406968" calcext:value-type="float">
            <text:p>132.406968</text:p>
          </table:table-cell>
          <table:table-cell office:value-type="float" office:value="18457.404983" calcext:value-type="float">
            <text:p>18457.40498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36" calcext:value-type="float">
            <text:p>0.36</text:p>
          </table:table-cell>
          <table:table-cell office:value-type="float" office:value="10.670944" calcext:value-type="float">
            <text:p>10.670944</text:p>
          </table:table-cell>
          <table:table-cell office:value-type="float" office:value="116.592161" calcext:value-type="float">
            <text:p>116.592161</text:p>
          </table:table-cell>
          <table:table-cell office:value-type="float" office:value="14759.190879" calcext:value-type="float">
            <text:p>14759.19087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38" calcext:value-type="float">
            <text:p>0.38</text:p>
          </table:table-cell>
          <table:table-cell office:value-type="float" office:value="9.602759" calcext:value-type="float">
            <text:p>9.602759</text:p>
          </table:table-cell>
          <table:table-cell office:value-type="float" office:value="95.597476" calcext:value-type="float">
            <text:p>95.597476</text:p>
          </table:table-cell>
          <table:table-cell office:value-type="float" office:value="10263.120099" calcext:value-type="float">
            <text:p>10263.12009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" calcext:value-type="float">
            <text:p>0.4</text:p>
          </table:table-cell>
          <table:table-cell office:value-type="float" office:value="8.960211" calcext:value-type="float">
            <text:p>8.960211</text:p>
          </table:table-cell>
          <table:table-cell office:value-type="float" office:value="84.037498" calcext:value-type="float">
            <text:p>84.037498</text:p>
          </table:table-cell>
          <table:table-cell office:value-type="float" office:value="8200.465509" calcext:value-type="float">
            <text:p>8200.46550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2" calcext:value-type="float">
            <text:p>0.42</text:p>
          </table:table-cell>
          <table:table-cell office:value-type="float" office:value="7.674227" calcext:value-type="float">
            <text:p>7.674227</text:p>
          </table:table-cell>
          <table:table-cell office:value-type="float" office:value="62.676692" calcext:value-type="float">
            <text:p>62.676692</text:p>
          </table:table-cell>
          <table:table-cell office:value-type="float" office:value="4795.055113" calcext:value-type="float">
            <text:p>4795.05511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4" calcext:value-type="float">
            <text:p>0.44</text:p>
          </table:table-cell>
          <table:table-cell office:value-type="float" office:value="7.440878" calcext:value-type="float">
            <text:p>7.440878</text:p>
          </table:table-cell>
          <table:table-cell office:value-type="float" office:value="58.592687" calcext:value-type="float">
            <text:p>58.592687</text:p>
          </table:table-cell>
          <table:table-cell office:value-type="float" office:value="4161.917626" calcext:value-type="float">
            <text:p>4161.91762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6" calcext:value-type="float">
            <text:p>0.46</text:p>
          </table:table-cell>
          <table:table-cell office:value-type="float" office:value="6.386109" calcext:value-type="float">
            <text:p>6.386109</text:p>
          </table:table-cell>
          <table:table-cell office:value-type="float" office:value="43.376345" calcext:value-type="float">
            <text:p>43.376345</text:p>
          </table:table-cell>
          <table:table-cell office:value-type="float" office:value="2356.762529" calcext:value-type="float">
            <text:p>2356.76252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8" calcext:value-type="float">
            <text:p>0.48</text:p>
          </table:table-cell>
          <table:table-cell office:value-type="float" office:value="6.350925" calcext:value-type="float">
            <text:p>6.350925</text:p>
          </table:table-cell>
          <table:table-cell office:value-type="float" office:value="42.793099" calcext:value-type="float">
            <text:p>42.793099</text:p>
          </table:table-cell>
          <table:table-cell office:value-type="float" office:value="2287.485098" calcext:value-type="float">
            <text:p>2287.48509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5.508362" calcext:value-type="float">
            <text:p>5.508362</text:p>
          </table:table-cell>
          <table:table-cell office:value-type="float" office:value="31.83761" calcext:value-type="float">
            <text:p>31.83761</text:p>
          </table:table-cell>
          <table:table-cell office:value-type="float" office:value="1209.698786" calcext:value-type="float">
            <text:p>1209.69878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2" calcext:value-type="float">
            <text:p>0.52</text:p>
          </table:table-cell>
          <table:table-cell office:value-type="float" office:value="5.405103" calcext:value-type="float">
            <text:p>5.405103</text:p>
          </table:table-cell>
          <table:table-cell office:value-type="float" office:value="30.690162" calcext:value-type="float">
            <text:p>30.690162</text:p>
          </table:table-cell>
          <table:table-cell office:value-type="float" office:value="1129.360224" calcext:value-type="float">
            <text:p>1129.36022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5.158955" calcext:value-type="float">
            <text:p>5.158955</text:p>
          </table:table-cell>
          <table:table-cell office:value-type="float" office:value="27.903923" calcext:value-type="float">
            <text:p>27.903923</text:p>
          </table:table-cell>
          <table:table-cell office:value-type="float" office:value="931.960369" calcext:value-type="float">
            <text:p>931.96036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5.171559" calcext:value-type="float">
            <text:p>5.171559</text:p>
          </table:table-cell>
          <table:table-cell office:value-type="float" office:value="27.839492" calcext:value-type="float">
            <text:p>27.839492</text:p>
          </table:table-cell>
          <table:table-cell office:value-type="float" office:value="904.492813" calcext:value-type="float">
            <text:p>904.49281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6" calcext:value-type="float">
            <text:p>0.56</text:p>
          </table:table-cell>
          <table:table-cell office:value-type="float" office:value="5.080663" calcext:value-type="float">
            <text:p>5.080663</text:p>
          </table:table-cell>
          <table:table-cell office:value-type="float" office:value="27.113309" calcext:value-type="float">
            <text:p>27.113309</text:p>
          </table:table-cell>
          <table:table-cell office:value-type="float" office:value="892.591685" calcext:value-type="float">
            <text:p>892.59168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8" calcext:value-type="float">
            <text:p>0.58</text:p>
          </table:table-cell>
          <table:table-cell office:value-type="float" office:value="5.095422" calcext:value-type="float">
            <text:p>5.095422</text:p>
          </table:table-cell>
          <table:table-cell office:value-type="float" office:value="27.231666" calcext:value-type="float">
            <text:p>27.231666</text:p>
          </table:table-cell>
          <table:table-cell office:value-type="float" office:value="887.766507" calcext:value-type="float">
            <text:p>887.76650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float" office:value="4.914647" calcext:value-type="float">
            <text:p>4.914647</text:p>
          </table:table-cell>
          <table:table-cell office:value-type="float" office:value="25.263504" calcext:value-type="float">
            <text:p>25.263504</text:p>
          </table:table-cell>
          <table:table-cell office:value-type="float" office:value="760.446373" calcext:value-type="float">
            <text:p>760.44637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2" calcext:value-type="float">
            <text:p>0.62</text:p>
          </table:table-cell>
          <table:table-cell office:value-type="float" office:value="4.859824" calcext:value-type="float">
            <text:p>4.859824</text:p>
          </table:table-cell>
          <table:table-cell office:value-type="float" office:value="24.598016" calcext:value-type="float">
            <text:p>24.598016</text:p>
          </table:table-cell>
          <table:table-cell office:value-type="float" office:value="708.237257" calcext:value-type="float">
            <text:p>708.23725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4" calcext:value-type="float">
            <text:p>0.64</text:p>
          </table:table-cell>
          <table:table-cell office:value-type="float" office:value="4.847996" calcext:value-type="float">
            <text:p>4.847996</text:p>
          </table:table-cell>
          <table:table-cell office:value-type="float" office:value="24.552972" calcext:value-type="float">
            <text:p>24.552972</text:p>
          </table:table-cell>
          <table:table-cell office:value-type="float" office:value="713.171789" calcext:value-type="float">
            <text:p>713.17178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6" calcext:value-type="float">
            <text:p>0.66</text:p>
          </table:table-cell>
          <table:table-cell office:value-type="float" office:value="4.703592" calcext:value-type="float">
            <text:p>4.703592</text:p>
          </table:table-cell>
          <table:table-cell office:value-type="float" office:value="23.013701" calcext:value-type="float">
            <text:p>23.013701</text:p>
          </table:table-cell>
          <table:table-cell office:value-type="float" office:value="617.083325" calcext:value-type="float">
            <text:p>617.08332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8" calcext:value-type="float">
            <text:p>0.68</text:p>
          </table:table-cell>
          <table:table-cell office:value-type="float" office:value="4.705195" calcext:value-type="float">
            <text:p>4.705195</text:p>
          </table:table-cell>
          <table:table-cell office:value-type="float" office:value="23.08832" calcext:value-type="float">
            <text:p>23.08832</text:p>
          </table:table-cell>
          <table:table-cell office:value-type="float" office:value="626.362296" calcext:value-type="float">
            <text:p>626.36229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4.717507" calcext:value-type="float">
            <text:p>4.717507</text:p>
          </table:table-cell>
          <table:table-cell office:value-type="float" office:value="23.243693" calcext:value-type="float">
            <text:p>23.243693</text:p>
          </table:table-cell>
          <table:table-cell office:value-type="float" office:value="640.682537" calcext:value-type="float">
            <text:p>640.68253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2" calcext:value-type="float">
            <text:p>0.72</text:p>
          </table:table-cell>
          <table:table-cell office:value-type="float" office:value="4.721953" calcext:value-type="float">
            <text:p>4.721953</text:p>
          </table:table-cell>
          <table:table-cell office:value-type="float" office:value="23.313532" calcext:value-type="float">
            <text:p>23.313532</text:p>
          </table:table-cell>
          <table:table-cell office:value-type="float" office:value="645.12861" calcext:value-type="float">
            <text:p>645.1286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4" calcext:value-type="float">
            <text:p>0.74</text:p>
          </table:table-cell>
          <table:table-cell office:value-type="float" office:value="4.668016" calcext:value-type="float">
            <text:p>4.668016</text:p>
          </table:table-cell>
          <table:table-cell office:value-type="float" office:value="22.691281" calcext:value-type="float">
            <text:p>22.691281</text:p>
          </table:table-cell>
          <table:table-cell office:value-type="float" office:value="601.883838" calcext:value-type="float">
            <text:p>601.88383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6" calcext:value-type="float">
            <text:p>0.76</text:p>
          </table:table-cell>
          <table:table-cell office:value-type="float" office:value="4.676418" calcext:value-type="float">
            <text:p>4.676418</text:p>
          </table:table-cell>
          <table:table-cell office:value-type="float" office:value="22.832513" calcext:value-type="float">
            <text:p>22.832513</text:p>
          </table:table-cell>
          <table:table-cell office:value-type="float" office:value="617.366424" calcext:value-type="float">
            <text:p>617.36642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78" calcext:value-type="float">
            <text:p>0.78</text:p>
          </table:table-cell>
          <table:table-cell office:value-type="float" office:value="4.667365" calcext:value-type="float">
            <text:p>4.667365</text:p>
          </table:table-cell>
          <table:table-cell office:value-type="float" office:value="22.668139" calcext:value-type="float">
            <text:p>22.668139</text:p>
          </table:table-cell>
          <table:table-cell office:value-type="float" office:value="598.170937" calcext:value-type="float">
            <text:p>598.17093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4.530843" calcext:value-type="float">
            <text:p>14.530843</text:p>
          </table:table-cell>
          <table:table-cell office:value-type="float" office:value="211.554722" calcext:value-type="float">
            <text:p>211.554722</text:p>
          </table:table-cell>
          <table:table-cell office:value-type="float" office:value="45091.446351" calcext:value-type="float">
            <text:p>45091.44635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13.893414" calcext:value-type="float">
            <text:p>13.893414</text:p>
          </table:table-cell>
          <table:table-cell office:value-type="float" office:value="193.721162" calcext:value-type="float">
            <text:p>193.721162</text:p>
          </table:table-cell>
          <table:table-cell office:value-type="float" office:value="38035.788989" calcext:value-type="float">
            <text:p>38035.78898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4" calcext:value-type="float">
            <text:p>0.34</text:p>
          </table:table-cell>
          <table:table-cell office:value-type="float" office:value="13.089567" calcext:value-type="float">
            <text:p>13.089567</text:p>
          </table:table-cell>
          <table:table-cell office:value-type="float" office:value="172.229477" calcext:value-type="float">
            <text:p>172.229477</text:p>
          </table:table-cell>
          <table:table-cell office:value-type="float" office:value="30258.579646" calcext:value-type="float">
            <text:p>30258.57964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2.590645" calcext:value-type="float">
            <text:p>12.590645</text:p>
          </table:table-cell>
          <table:table-cell office:value-type="float" office:value="159.741709" calcext:value-type="float">
            <text:p>159.741709</text:p>
          </table:table-cell>
          <table:table-cell office:value-type="float" office:value="26250.598255" calcext:value-type="float">
            <text:p>26250.59825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8" calcext:value-type="float">
            <text:p>0.38</text:p>
          </table:table-cell>
          <table:table-cell office:value-type="float" office:value="11.642032" calcext:value-type="float">
            <text:p>11.642032</text:p>
          </table:table-cell>
          <table:table-cell office:value-type="float" office:value="137.233194" calcext:value-type="float">
            <text:p>137.233194</text:p>
          </table:table-cell>
          <table:table-cell office:value-type="float" office:value="19698.67547" calcext:value-type="float">
            <text:p>19698.6754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0.896445" calcext:value-type="float">
            <text:p>10.896445</text:p>
          </table:table-cell>
          <table:table-cell office:value-type="float" office:value="120.573007" calcext:value-type="float">
            <text:p>120.573007</text:p>
          </table:table-cell>
          <table:table-cell office:value-type="float" office:value="15379.654208" calcext:value-type="float">
            <text:p>15379.65420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9.374627" calcext:value-type="float">
            <text:p>9.374627</text:p>
          </table:table-cell>
          <table:table-cell office:value-type="float" office:value="90.845106" calcext:value-type="float">
            <text:p>90.845106</text:p>
          </table:table-cell>
          <table:table-cell office:value-type="float" office:value="9217.85441" calcext:value-type="float">
            <text:p>9217.8544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8.397356" calcext:value-type="float">
            <text:p>8.397356</text:p>
          </table:table-cell>
          <table:table-cell office:value-type="float" office:value="73.980256" calcext:value-type="float">
            <text:p>73.980256</text:p>
          </table:table-cell>
          <table:table-cell office:value-type="float" office:value="6425.722417" calcext:value-type="float">
            <text:p>6425.72241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6" calcext:value-type="float">
            <text:p>0.46</text:p>
          </table:table-cell>
          <table:table-cell office:value-type="float" office:value="7.573661" calcext:value-type="float">
            <text:p>7.573661</text:p>
          </table:table-cell>
          <table:table-cell office:value-type="float" office:value="60.652715" calcext:value-type="float">
            <text:p>60.652715</text:p>
          </table:table-cell>
          <table:table-cell office:value-type="float" office:value="4432.474172" calcext:value-type="float">
            <text:p>4432.47417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6.682252" calcext:value-type="float">
            <text:p>6.682252</text:p>
          </table:table-cell>
          <table:table-cell office:value-type="float" office:value="47.389796" calcext:value-type="float">
            <text:p>47.389796</text:p>
          </table:table-cell>
          <table:table-cell office:value-type="float" office:value="2798.592911" calcext:value-type="float">
            <text:p>2798.59291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6.198926" calcext:value-type="float">
            <text:p>6.198926</text:p>
          </table:table-cell>
          <table:table-cell office:value-type="float" office:value="40.52714" calcext:value-type="float">
            <text:p>40.52714</text:p>
          </table:table-cell>
          <table:table-cell office:value-type="float" office:value="1989.200149" calcext:value-type="float">
            <text:p>1989.20014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5.641" calcext:value-type="float">
            <text:p>5.641</text:p>
          </table:table-cell>
          <table:table-cell office:value-type="float" office:value="33.47116" calcext:value-type="float">
            <text:p>33.47116</text:p>
          </table:table-cell>
          <table:table-cell office:value-type="float" office:value="1348.881404" calcext:value-type="float">
            <text:p>1348.88140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5.582573" calcext:value-type="float">
            <text:p>5.582573</text:p>
          </table:table-cell>
          <table:table-cell office:value-type="float" office:value="32.880809" calcext:value-type="float">
            <text:p>32.880809</text:p>
          </table:table-cell>
          <table:table-cell office:value-type="float" office:value="1320.160933" calcext:value-type="float">
            <text:p>1320.16093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5.530207" calcext:value-type="float">
            <text:p>5.530207</text:p>
          </table:table-cell>
          <table:table-cell office:value-type="float" office:value="32.236178" calcext:value-type="float">
            <text:p>32.236178</text:p>
          </table:table-cell>
          <table:table-cell office:value-type="float" office:value="1276.997501" calcext:value-type="float">
            <text:p>1276.99750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5.202089" calcext:value-type="float">
            <text:p>5.202089</text:p>
          </table:table-cell>
          <table:table-cell office:value-type="float" office:value="28.276778" calcext:value-type="float">
            <text:p>28.276778</text:p>
          </table:table-cell>
          <table:table-cell office:value-type="float" office:value="950.564153" calcext:value-type="float">
            <text:p>950.56415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8" calcext:value-type="float">
            <text:p>0.58</text:p>
          </table:table-cell>
          <table:table-cell office:value-type="float" office:value="5.075625" calcext:value-type="float">
            <text:p>5.075625</text:p>
          </table:table-cell>
          <table:table-cell office:value-type="float" office:value="26.865116" calcext:value-type="float">
            <text:p>26.865116</text:p>
          </table:table-cell>
          <table:table-cell office:value-type="float" office:value="850.296982" calcext:value-type="float">
            <text:p>850.29698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5.024215" calcext:value-type="float">
            <text:p>5.024215</text:p>
          </table:table-cell>
          <table:table-cell office:value-type="float" office:value="26.458503" calcext:value-type="float">
            <text:p>26.458503</text:p>
          </table:table-cell>
          <table:table-cell office:value-type="float" office:value="848.365605" calcext:value-type="float">
            <text:p>848.36560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4.794814" calcext:value-type="float">
            <text:p>4.794814</text:p>
          </table:table-cell>
          <table:table-cell office:value-type="float" office:value="23.895378" calcext:value-type="float">
            <text:p>23.895378</text:p>
          </table:table-cell>
          <table:table-cell office:value-type="float" office:value="664.084449" calcext:value-type="float">
            <text:p>664.08444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4" calcext:value-type="float">
            <text:p>0.64</text:p>
          </table:table-cell>
          <table:table-cell office:value-type="float" office:value="4.780831" calcext:value-type="float">
            <text:p>4.780831</text:p>
          </table:table-cell>
          <table:table-cell office:value-type="float" office:value="23.695554" calcext:value-type="float">
            <text:p>23.695554</text:p>
          </table:table-cell>
          <table:table-cell office:value-type="float" office:value="644.091233" calcext:value-type="float">
            <text:p>644.09123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6" calcext:value-type="float">
            <text:p>0.66</text:p>
          </table:table-cell>
          <table:table-cell office:value-type="float" office:value="4.729289" calcext:value-type="float">
            <text:p>4.729289</text:p>
          </table:table-cell>
          <table:table-cell office:value-type="float" office:value="23.251257" calcext:value-type="float">
            <text:p>23.251257</text:p>
          </table:table-cell>
          <table:table-cell office:value-type="float" office:value="627.944019" calcext:value-type="float">
            <text:p>627.94401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4.734553" calcext:value-type="float">
            <text:p>4.734553</text:p>
          </table:table-cell>
          <table:table-cell office:value-type="float" office:value="23.246979" calcext:value-type="float">
            <text:p>23.246979</text:p>
          </table:table-cell>
          <table:table-cell office:value-type="float" office:value="622.056006" calcext:value-type="float">
            <text:p>622.0560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4.607937" calcext:value-type="float">
            <text:p>4.607937</text:p>
          </table:table-cell>
          <table:table-cell office:value-type="float" office:value="21.986847" calcext:value-type="float">
            <text:p>21.986847</text:p>
          </table:table-cell>
          <table:table-cell office:value-type="float" office:value="552.401172" calcext:value-type="float">
            <text:p>552.40117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2" calcext:value-type="float">
            <text:p>0.72</text:p>
          </table:table-cell>
          <table:table-cell office:value-type="float" office:value="4.574686" calcext:value-type="float">
            <text:p>4.574686</text:p>
          </table:table-cell>
          <table:table-cell office:value-type="float" office:value="21.659224" calcext:value-type="float">
            <text:p>21.659224</text:p>
          </table:table-cell>
          <table:table-cell office:value-type="float" office:value="535.983312" calcext:value-type="float">
            <text:p>535.98331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4" calcext:value-type="float">
            <text:p>0.74</text:p>
          </table:table-cell>
          <table:table-cell office:value-type="float" office:value="4.507152" calcext:value-type="float">
            <text:p>4.507152</text:p>
          </table:table-cell>
          <table:table-cell office:value-type="float" office:value="21.002503" calcext:value-type="float">
            <text:p>21.002503</text:p>
          </table:table-cell>
          <table:table-cell office:value-type="float" office:value="501.520389" calcext:value-type="float">
            <text:p>501.52038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6" calcext:value-type="float">
            <text:p>0.76</text:p>
          </table:table-cell>
          <table:table-cell office:value-type="float" office:value="4.490221" calcext:value-type="float">
            <text:p>4.490221</text:p>
          </table:table-cell>
          <table:table-cell office:value-type="float" office:value="20.832569" calcext:value-type="float">
            <text:p>20.832569</text:p>
          </table:table-cell>
          <table:table-cell office:value-type="float" office:value="492.761017" calcext:value-type="float">
            <text:p>492.76101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8" calcext:value-type="float">
            <text:p>0.78</text:p>
          </table:table-cell>
          <table:table-cell office:value-type="float" office:value="4.418766" calcext:value-type="float">
            <text:p>4.418766</text:p>
          </table:table-cell>
          <table:table-cell office:value-type="float" office:value="20.179627" calcext:value-type="float">
            <text:p>20.179627</text:p>
          </table:table-cell>
          <table:table-cell office:value-type="float" office:value="462.336812" calcext:value-type="float">
            <text:p>462.33681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4.596005" calcext:value-type="float">
            <text:p>14.596005</text:p>
          </table:table-cell>
          <table:table-cell office:value-type="float" office:value="213.393049" calcext:value-type="float">
            <text:p>213.393049</text:p>
          </table:table-cell>
          <table:table-cell office:value-type="float" office:value="45828.926095" calcext:value-type="float">
            <text:p>45828.92609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32" calcext:value-type="float">
            <text:p>0.32</text:p>
          </table:table-cell>
          <table:table-cell office:value-type="float" office:value="14.32969" calcext:value-type="float">
            <text:p>14.32969</text:p>
          </table:table-cell>
          <table:table-cell office:value-type="float" office:value="205.702075" calcext:value-type="float">
            <text:p>205.702075</text:p>
          </table:table-cell>
          <table:table-cell office:value-type="float" office:value="42608.910396" calcext:value-type="float">
            <text:p>42608.91039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34" calcext:value-type="float">
            <text:p>0.34</text:p>
          </table:table-cell>
          <table:table-cell office:value-type="float" office:value="13.492773" calcext:value-type="float">
            <text:p>13.492773</text:p>
          </table:table-cell>
          <table:table-cell office:value-type="float" office:value="183.181285" calcext:value-type="float">
            <text:p>183.181285</text:p>
          </table:table-cell>
          <table:table-cell office:value-type="float" office:value="34323.786723" calcext:value-type="float">
            <text:p>34323.78672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36" calcext:value-type="float">
            <text:p>0.36</text:p>
          </table:table-cell>
          <table:table-cell office:value-type="float" office:value="13.416313" calcext:value-type="float">
            <text:p>13.416313</text:p>
          </table:table-cell>
          <table:table-cell office:value-type="float" office:value="180.702008" calcext:value-type="float">
            <text:p>180.702008</text:p>
          </table:table-cell>
          <table:table-cell office:value-type="float" office:value="33147.791025" calcext:value-type="float">
            <text:p>33147.79102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38" calcext:value-type="float">
            <text:p>0.38</text:p>
          </table:table-cell>
          <table:table-cell office:value-type="float" office:value="12.562361" calcext:value-type="float">
            <text:p>12.562361</text:p>
          </table:table-cell>
          <table:table-cell office:value-type="float" office:value="158.880582" calcext:value-type="float">
            <text:p>158.880582</text:p>
          </table:table-cell>
          <table:table-cell office:value-type="float" office:value="25893.9788" calcext:value-type="float">
            <text:p>25893.978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" calcext:value-type="float">
            <text:p>0.4</text:p>
          </table:table-cell>
          <table:table-cell office:value-type="float" office:value="11.447803" calcext:value-type="float">
            <text:p>11.447803</text:p>
          </table:table-cell>
          <table:table-cell office:value-type="float" office:value="133.173693" calcext:value-type="float">
            <text:p>133.173693</text:p>
          </table:table-cell>
          <table:table-cell office:value-type="float" office:value="18794.164411" calcext:value-type="float">
            <text:p>18794.16441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2" calcext:value-type="float">
            <text:p>0.42</text:p>
          </table:table-cell>
          <table:table-cell office:value-type="float" office:value="10.139938" calcext:value-type="float">
            <text:p>10.139938</text:p>
          </table:table-cell>
          <table:table-cell office:value-type="float" office:value="105.903249" calcext:value-type="float">
            <text:p>105.903249</text:p>
          </table:table-cell>
          <table:table-cell office:value-type="float" office:value="12433.217301" calcext:value-type="float">
            <text:p>12433.21730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4" calcext:value-type="float">
            <text:p>0.44</text:p>
          </table:table-cell>
          <table:table-cell office:value-type="float" office:value="9.184772" calcext:value-type="float">
            <text:p>9.184772</text:p>
          </table:table-cell>
          <table:table-cell office:value-type="float" office:value="86.64631" calcext:value-type="float">
            <text:p>86.64631</text:p>
          </table:table-cell>
          <table:table-cell office:value-type="float" office:value="8253.171653" calcext:value-type="float">
            <text:p>8253.17165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7.877343" calcext:value-type="float">
            <text:p>7.877343</text:p>
          </table:table-cell>
          <table:table-cell office:value-type="float" office:value="66.701517" calcext:value-type="float">
            <text:p>66.701517</text:p>
          </table:table-cell>
          <table:table-cell office:value-type="float" office:value="5633.639716" calcext:value-type="float">
            <text:p>5633.63971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8" calcext:value-type="float">
            <text:p>0.48</text:p>
          </table:table-cell>
          <table:table-cell office:value-type="float" office:value="7.438458" calcext:value-type="float">
            <text:p>7.438458</text:p>
          </table:table-cell>
          <table:table-cell office:value-type="float" office:value="58.452448" calcext:value-type="float">
            <text:p>58.452448</text:p>
          </table:table-cell>
          <table:table-cell office:value-type="float" office:value="4093.633983" calcext:value-type="float">
            <text:p>4093.63398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" calcext:value-type="float">
            <text:p>0.5</text:p>
          </table:table-cell>
          <table:table-cell office:value-type="float" office:value="6.409099" calcext:value-type="float">
            <text:p>6.409099</text:p>
          </table:table-cell>
          <table:table-cell office:value-type="float" office:value="43.815686" calcext:value-type="float">
            <text:p>43.815686</text:p>
          </table:table-cell>
          <table:table-cell office:value-type="float" office:value="2421.378672" calcext:value-type="float">
            <text:p>2421.37867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2" calcext:value-type="float">
            <text:p>0.52</text:p>
          </table:table-cell>
          <table:table-cell office:value-type="float" office:value="6.010577" calcext:value-type="float">
            <text:p>6.010577</text:p>
          </table:table-cell>
          <table:table-cell office:value-type="float" office:value="38.218996" calcext:value-type="float">
            <text:p>38.218996</text:p>
          </table:table-cell>
          <table:table-cell office:value-type="float" office:value="1792.769831" calcext:value-type="float">
            <text:p>1792.76983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5.985364" calcext:value-type="float">
            <text:p>5.985364</text:p>
          </table:table-cell>
          <table:table-cell office:value-type="float" office:value="37.6404" calcext:value-type="float">
            <text:p>37.6404</text:p>
          </table:table-cell>
          <table:table-cell office:value-type="float" office:value="1697.691256" calcext:value-type="float">
            <text:p>1697.69125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5.660525" calcext:value-type="float">
            <text:p>5.660525</text:p>
          </table:table-cell>
          <table:table-cell office:value-type="float" office:value="33.532936" calcext:value-type="float">
            <text:p>33.532936</text:p>
          </table:table-cell>
          <table:table-cell office:value-type="float" office:value="1333.587957" calcext:value-type="float">
            <text:p>1333.58795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6" calcext:value-type="float">
            <text:p>0.56</text:p>
          </table:table-cell>
          <table:table-cell office:value-type="float" office:value="5.455673" calcext:value-type="float">
            <text:p>5.455673</text:p>
          </table:table-cell>
          <table:table-cell office:value-type="float" office:value="31.174312" calcext:value-type="float">
            <text:p>31.174312</text:p>
          </table:table-cell>
          <table:table-cell office:value-type="float" office:value="1156.574409" calcext:value-type="float">
            <text:p>1156.57440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8" calcext:value-type="float">
            <text:p>0.58</text:p>
          </table:table-cell>
          <table:table-cell office:value-type="float" office:value="5.329046" calcext:value-type="float">
            <text:p>5.329046</text:p>
          </table:table-cell>
          <table:table-cell office:value-type="float" office:value="29.75692" calcext:value-type="float">
            <text:p>29.75692</text:p>
          </table:table-cell>
          <table:table-cell office:value-type="float" office:value="1059.829528" calcext:value-type="float">
            <text:p>1059.82952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office:value-type="float" office:value="5.050445" calcext:value-type="float">
            <text:p>5.050445</text:p>
          </table:table-cell>
          <table:table-cell office:value-type="float" office:value="26.53566" calcext:value-type="float">
            <text:p>26.53566</text:p>
          </table:table-cell>
          <table:table-cell office:value-type="float" office:value="819.603751" calcext:value-type="float">
            <text:p>819.60375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2" calcext:value-type="float">
            <text:p>0.62</text:p>
          </table:table-cell>
          <table:table-cell office:value-type="float" office:value="4.910813" calcext:value-type="float">
            <text:p>4.910813</text:p>
          </table:table-cell>
          <table:table-cell office:value-type="float" office:value="25.032921" calcext:value-type="float">
            <text:p>25.032921</text:p>
          </table:table-cell>
          <table:table-cell office:value-type="float" office:value="724.404988" calcext:value-type="float">
            <text:p>724.40498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4" calcext:value-type="float">
            <text:p>0.64</text:p>
          </table:table-cell>
          <table:table-cell office:value-type="float" office:value="4.8246" calcext:value-type="float">
            <text:p>4.8246</text:p>
          </table:table-cell>
          <table:table-cell office:value-type="float" office:value="24.083308" calcext:value-type="float">
            <text:p>24.083308</text:p>
          </table:table-cell>
          <table:table-cell office:value-type="float" office:value="660.579504" calcext:value-type="float">
            <text:p>660.57950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6" calcext:value-type="float">
            <text:p>0.66</text:p>
          </table:table-cell>
          <table:table-cell office:value-type="float" office:value="4.768868" calcext:value-type="float">
            <text:p>4.768868</text:p>
          </table:table-cell>
          <table:table-cell office:value-type="float" office:value="23.588007" calcext:value-type="float">
            <text:p>23.588007</text:p>
          </table:table-cell>
          <table:table-cell office:value-type="float" office:value="640.183589" calcext:value-type="float">
            <text:p>640.18358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68" calcext:value-type="float">
            <text:p>0.68</text:p>
          </table:table-cell>
          <table:table-cell office:value-type="float" office:value="4.672592" calcext:value-type="float">
            <text:p>4.672592</text:p>
          </table:table-cell>
          <table:table-cell office:value-type="float" office:value="22.598941" calcext:value-type="float">
            <text:p>22.598941</text:p>
          </table:table-cell>
          <table:table-cell office:value-type="float" office:value="583.582016" calcext:value-type="float">
            <text:p>583.58201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 office:value-type="float" office:value="4.593015" calcext:value-type="float">
            <text:p>4.593015</text:p>
          </table:table-cell>
          <table:table-cell office:value-type="float" office:value="21.836118" calcext:value-type="float">
            <text:p>21.836118</text:p>
          </table:table-cell>
          <table:table-cell office:value-type="float" office:value="544.690949" calcext:value-type="float">
            <text:p>544.69094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2" calcext:value-type="float">
            <text:p>0.72</text:p>
          </table:table-cell>
          <table:table-cell office:value-type="float" office:value="4.511043" calcext:value-type="float">
            <text:p>4.511043</text:p>
          </table:table-cell>
          <table:table-cell office:value-type="float" office:value="21.085472" calcext:value-type="float">
            <text:p>21.085472</text:p>
          </table:table-cell>
          <table:table-cell office:value-type="float" office:value="510.341925" calcext:value-type="float">
            <text:p>510.34192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4" calcext:value-type="float">
            <text:p>0.74</text:p>
          </table:table-cell>
          <table:table-cell office:value-type="float" office:value="4.494986" calcext:value-type="float">
            <text:p>4.494986</text:p>
          </table:table-cell>
          <table:table-cell office:value-type="float" office:value="20.87344" calcext:value-type="float">
            <text:p>20.87344</text:p>
          </table:table-cell>
          <table:table-cell office:value-type="float" office:value="494.053669" calcext:value-type="float">
            <text:p>494.05366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6" calcext:value-type="float">
            <text:p>0.76</text:p>
          </table:table-cell>
          <table:table-cell office:value-type="float" office:value="4.46305" calcext:value-type="float">
            <text:p>4.46305</text:p>
          </table:table-cell>
          <table:table-cell office:value-type="float" office:value="20.619371" calcext:value-type="float">
            <text:p>20.619371</text:p>
          </table:table-cell>
          <table:table-cell office:value-type="float" office:value="486.857142" calcext:value-type="float">
            <text:p>486.85714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8" calcext:value-type="float">
            <text:p>0.78</text:p>
          </table:table-cell>
          <table:table-cell office:value-type="float" office:value="4.38809" calcext:value-type="float">
            <text:p>4.38809</text:p>
          </table:table-cell>
          <table:table-cell office:value-type="float" office:value="19.848148" calcext:value-type="float">
            <text:p>19.848148</text:p>
          </table:table-cell>
          <table:table-cell office:value-type="float" office:value="442.946636" calcext:value-type="float">
            <text:p>442.94663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4.790057" calcext:value-type="float">
            <text:p>14.790057</text:p>
          </table:table-cell>
          <table:table-cell office:value-type="float" office:value="219.034283" calcext:value-type="float">
            <text:p>219.034283</text:p>
          </table:table-cell>
          <table:table-cell office:value-type="float" office:value="48221.324345" calcext:value-type="float">
            <text:p>48221.32434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2" calcext:value-type="float">
            <text:p>0.32</text:p>
          </table:table-cell>
          <table:table-cell office:value-type="float" office:value="14.388035" calcext:value-type="float">
            <text:p>14.388035</text:p>
          </table:table-cell>
          <table:table-cell office:value-type="float" office:value="207.368107" calcext:value-type="float">
            <text:p>207.368107</text:p>
          </table:table-cell>
          <table:table-cell office:value-type="float" office:value="43286.553836" calcext:value-type="float">
            <text:p>43286.55383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14.019039" calcext:value-type="float">
            <text:p>14.019039</text:p>
          </table:table-cell>
          <table:table-cell office:value-type="float" office:value="197.063394" calcext:value-type="float">
            <text:p>197.063394</text:p>
          </table:table-cell>
          <table:table-cell office:value-type="float" office:value="39237.836239" calcext:value-type="float">
            <text:p>39237.83623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6" calcext:value-type="float">
            <text:p>0.36</text:p>
          </table:table-cell>
          <table:table-cell office:value-type="float" office:value="13.644934" calcext:value-type="float">
            <text:p>13.644934</text:p>
          </table:table-cell>
          <table:table-cell office:value-type="float" office:value="186.884758" calcext:value-type="float">
            <text:p>186.884758</text:p>
          </table:table-cell>
          <table:table-cell office:value-type="float" office:value="35422.718029" calcext:value-type="float">
            <text:p>35422.71802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8" calcext:value-type="float">
            <text:p>0.38</text:p>
          </table:table-cell>
          <table:table-cell office:value-type="float" office:value="12.80259" calcext:value-type="float">
            <text:p>12.80259</text:p>
          </table:table-cell>
          <table:table-cell office:value-type="float" office:value="165.316204" calcext:value-type="float">
            <text:p>165.316204</text:p>
          </table:table-cell>
          <table:table-cell office:value-type="float" office:value="28179.970081" calcext:value-type="float">
            <text:p>28179.97008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2.042521" calcext:value-type="float">
            <text:p>12.042521</text:p>
          </table:table-cell>
          <table:table-cell office:value-type="float" office:value="146.54576" calcext:value-type="float">
            <text:p>146.54576</text:p>
          </table:table-cell>
          <table:table-cell office:value-type="float" office:value="22318.298941" calcext:value-type="float">
            <text:p>22318.29894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2" calcext:value-type="float">
            <text:p>0.42</text:p>
          </table:table-cell>
          <table:table-cell office:value-type="float" office:value="11.667002" calcext:value-type="float">
            <text:p>11.667002</text:p>
          </table:table-cell>
          <table:table-cell office:value-type="float" office:value="137.303566" calcext:value-type="float">
            <text:p>137.303566</text:p>
          </table:table-cell>
          <table:table-cell office:value-type="float" office:value="19495.078562" calcext:value-type="float">
            <text:p>19495.07856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4" calcext:value-type="float">
            <text:p>0.44</text:p>
          </table:table-cell>
          <table:table-cell office:value-type="float" office:value="10.326228" calcext:value-type="float">
            <text:p>10.326228</text:p>
          </table:table-cell>
          <table:table-cell office:value-type="float" office:value="108.825116" calcext:value-type="float">
            <text:p>108.825116</text:p>
          </table:table-cell>
          <table:table-cell office:value-type="float" office:value="12749.066421" calcext:value-type="float">
            <text:p>12749.06642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9.390971" calcext:value-type="float">
            <text:p>9.390971</text:p>
          </table:table-cell>
          <table:table-cell office:value-type="float" office:value="90.759503" calcext:value-type="float">
            <text:p>90.759503</text:p>
          </table:table-cell>
          <table:table-cell office:value-type="float" office:value="9114.692852" calcext:value-type="float">
            <text:p>9114.69285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  <table:table-cell office:value-type="float" office:value="7.710701" calcext:value-type="float">
            <text:p>7.710701</text:p>
          </table:table-cell>
          <table:table-cell office:value-type="float" office:value="62.930315" calcext:value-type="float">
            <text:p>62.930315</text:p>
          </table:table-cell>
          <table:table-cell office:value-type="float" office:value="4798.288444" calcext:value-type="float">
            <text:p>4798.28844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6.569872" calcext:value-type="float">
            <text:p>6.569872</text:p>
          </table:table-cell>
          <table:table-cell office:value-type="float" office:value="45.738265" calcext:value-type="float">
            <text:p>45.738265</text:p>
          </table:table-cell>
          <table:table-cell office:value-type="float" office:value="2572.566359" calcext:value-type="float">
            <text:p>2572.56635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2" calcext:value-type="float">
            <text:p>0.52</text:p>
          </table:table-cell>
          <table:table-cell office:value-type="float" office:value="6.703367" calcext:value-type="float">
            <text:p>6.703367</text:p>
          </table:table-cell>
          <table:table-cell office:value-type="float" office:value="47.398181" calcext:value-type="float">
            <text:p>47.398181</text:p>
          </table:table-cell>
          <table:table-cell office:value-type="float" office:value="2724.903842" calcext:value-type="float">
            <text:p>2724.9038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4" calcext:value-type="float">
            <text:p>0.54</text:p>
          </table:table-cell>
          <table:table-cell office:value-type="float" office:value="5.937377" calcext:value-type="float">
            <text:p>5.937377</text:p>
          </table:table-cell>
          <table:table-cell office:value-type="float" office:value="36.955906" calcext:value-type="float">
            <text:p>36.955906</text:p>
          </table:table-cell>
          <table:table-cell office:value-type="float" office:value="1630.836924" calcext:value-type="float">
            <text:p>1630.83692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4" calcext:value-type="float">
            <text:p>0.54</text:p>
          </table:table-cell>
          <table:table-cell office:value-type="float" office:value="5.866764" calcext:value-type="float">
            <text:p>5.866764</text:p>
          </table:table-cell>
          <table:table-cell office:value-type="float" office:value="36.17272" calcext:value-type="float">
            <text:p>36.17272</text:p>
          </table:table-cell>
          <table:table-cell office:value-type="float" office:value="1565.18458" calcext:value-type="float">
            <text:p>1565.1845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5.660383" calcext:value-type="float">
            <text:p>5.660383</text:p>
          </table:table-cell>
          <table:table-cell office:value-type="float" office:value="33.462635" calcext:value-type="float">
            <text:p>33.462635</text:p>
          </table:table-cell>
          <table:table-cell office:value-type="float" office:value="1320.85511" calcext:value-type="float">
            <text:p>1320.8551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5.284393" calcext:value-type="float">
            <text:p>5.284393</text:p>
          </table:table-cell>
          <table:table-cell office:value-type="float" office:value="29.206911" calcext:value-type="float">
            <text:p>29.206911</text:p>
          </table:table-cell>
          <table:table-cell office:value-type="float" office:value="1014.497636" calcext:value-type="float">
            <text:p>1014.49763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5.119196" calcext:value-type="float">
            <text:p>5.119196</text:p>
          </table:table-cell>
          <table:table-cell office:value-type="float" office:value="27.266297" calcext:value-type="float">
            <text:p>27.266297</text:p>
          </table:table-cell>
          <table:table-cell office:value-type="float" office:value="865.263432" calcext:value-type="float">
            <text:p>865.26343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2" calcext:value-type="float">
            <text:p>0.62</text:p>
          </table:table-cell>
          <table:table-cell office:value-type="float" office:value="5.015177" calcext:value-type="float">
            <text:p>5.015177</text:p>
          </table:table-cell>
          <table:table-cell office:value-type="float" office:value="26.15059" calcext:value-type="float">
            <text:p>26.15059</text:p>
          </table:table-cell>
          <table:table-cell office:value-type="float" office:value="794.122568" calcext:value-type="float">
            <text:p>794.12256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4" calcext:value-type="float">
            <text:p>0.64</text:p>
          </table:table-cell>
          <table:table-cell office:value-type="float" office:value="4.93125" calcext:value-type="float">
            <text:p>4.93125</text:p>
          </table:table-cell>
          <table:table-cell office:value-type="float" office:value="25.340769" calcext:value-type="float">
            <text:p>25.340769</text:p>
          </table:table-cell>
          <table:table-cell office:value-type="float" office:value="754.664049" calcext:value-type="float">
            <text:p>754.66404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float" office:value="4.773647" calcext:value-type="float">
            <text:p>4.773647</text:p>
          </table:table-cell>
          <table:table-cell office:value-type="float" office:value="23.635593" calcext:value-type="float">
            <text:p>23.635593</text:p>
          </table:table-cell>
          <table:table-cell office:value-type="float" office:value="642.517491" calcext:value-type="float">
            <text:p>642.51749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  <table:table-cell office:value-type="float" office:value="4.65237" calcext:value-type="float">
            <text:p>4.65237</text:p>
          </table:table-cell>
          <table:table-cell office:value-type="float" office:value="22.360891" calcext:value-type="float">
            <text:p>22.360891</text:p>
          </table:table-cell>
          <table:table-cell office:value-type="float" office:value="566.963425" calcext:value-type="float">
            <text:p>566.96342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4.625523" calcext:value-type="float">
            <text:p>4.625523</text:p>
          </table:table-cell>
          <table:table-cell office:value-type="float" office:value="22.15634" calcext:value-type="float">
            <text:p>22.15634</text:p>
          </table:table-cell>
          <table:table-cell office:value-type="float" office:value="564.242912" calcext:value-type="float">
            <text:p>564.24291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2" calcext:value-type="float">
            <text:p>0.72</text:p>
          </table:table-cell>
          <table:table-cell office:value-type="float" office:value="4.556722" calcext:value-type="float">
            <text:p>4.556722</text:p>
          </table:table-cell>
          <table:table-cell office:value-type="float" office:value="21.462861" calcext:value-type="float">
            <text:p>21.462861</text:p>
          </table:table-cell>
          <table:table-cell office:value-type="float" office:value="523.117037" calcext:value-type="float">
            <text:p>523.11703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4" calcext:value-type="float">
            <text:p>0.74</text:p>
          </table:table-cell>
          <table:table-cell office:value-type="float" office:value="4.479876" calcext:value-type="float">
            <text:p>4.479876</text:p>
          </table:table-cell>
          <table:table-cell office:value-type="float" office:value="20.69041" calcext:value-type="float">
            <text:p>20.69041</text:p>
          </table:table-cell>
          <table:table-cell office:value-type="float" office:value="481.664302" calcext:value-type="float">
            <text:p>481.66430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  <table:table-cell office:value-type="float" office:value="4.489388" calcext:value-type="float">
            <text:p>4.489388</text:p>
          </table:table-cell>
          <table:table-cell office:value-type="float" office:value="20.818869" calcext:value-type="float">
            <text:p>20.818869</text:p>
          </table:table-cell>
          <table:table-cell office:value-type="float" office:value="491.942074" calcext:value-type="float">
            <text:p>491.94207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8" calcext:value-type="float">
            <text:p>0.78</text:p>
          </table:table-cell>
          <table:table-cell office:value-type="float" office:value="4.419417" calcext:value-type="float">
            <text:p>4.419417</text:p>
          </table:table-cell>
          <table:table-cell office:value-type="float" office:value="20.13124" calcext:value-type="float">
            <text:p>20.13124</text:p>
          </table:table-cell>
          <table:table-cell office:value-type="float" office:value="455.724814" calcext:value-type="float">
            <text:p>455.72481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4.955326" calcext:value-type="float">
            <text:p>14.955326</text:p>
          </table:table-cell>
          <table:table-cell office:value-type="float" office:value="223.831186" calcext:value-type="float">
            <text:p>223.831186</text:p>
          </table:table-cell>
          <table:table-cell office:value-type="float" office:value="50250.913983" calcext:value-type="float">
            <text:p>50250.91398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2" calcext:value-type="float">
            <text:p>0.32</text:p>
          </table:table-cell>
          <table:table-cell office:value-type="float" office:value="14.498596" calcext:value-type="float">
            <text:p>14.498596</text:p>
          </table:table-cell>
          <table:table-cell office:value-type="float" office:value="210.58704" calcext:value-type="float">
            <text:p>210.58704</text:p>
          </table:table-cell>
          <table:table-cell office:value-type="float" office:value="44658.420721" calcext:value-type="float">
            <text:p>44658.42072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14.139554" calcext:value-type="float">
            <text:p>14.139554</text:p>
          </table:table-cell>
          <table:table-cell office:value-type="float" office:value="200.259651" calcext:value-type="float">
            <text:p>200.259651</text:p>
          </table:table-cell>
          <table:table-cell office:value-type="float" office:value="40365.547032" calcext:value-type="float">
            <text:p>40365.54703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office:value-type="float" office:value="13.84444" calcext:value-type="float">
            <text:p>13.84444</text:p>
          </table:table-cell>
          <table:table-cell office:value-type="float" office:value="192.127756" calcext:value-type="float">
            <text:p>192.127756</text:p>
          </table:table-cell>
          <table:table-cell office:value-type="float" office:value="37256.556176" calcext:value-type="float">
            <text:p>37256.55617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38" calcext:value-type="float">
            <text:p>0.38</text:p>
          </table:table-cell>
          <table:table-cell office:value-type="float" office:value="13.04027" calcext:value-type="float">
            <text:p>13.04027</text:p>
          </table:table-cell>
          <table:table-cell office:value-type="float" office:value="171.523374" calcext:value-type="float">
            <text:p>171.523374</text:p>
          </table:table-cell>
          <table:table-cell office:value-type="float" office:value="30307.087617" calcext:value-type="float">
            <text:p>30307.08761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12.533716" calcext:value-type="float">
            <text:p>12.533716</text:p>
          </table:table-cell>
          <table:table-cell office:value-type="float" office:value="158.230766" calcext:value-type="float">
            <text:p>158.230766</text:p>
          </table:table-cell>
          <table:table-cell office:value-type="float" office:value="25711.935369" calcext:value-type="float">
            <text:p>25711.93536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2" calcext:value-type="float">
            <text:p>0.42</text:p>
          </table:table-cell>
          <table:table-cell office:value-type="float" office:value="11.822442" calcext:value-type="float">
            <text:p>11.822442</text:p>
          </table:table-cell>
          <table:table-cell office:value-type="float" office:value="141.134013" calcext:value-type="float">
            <text:p>141.134013</text:p>
          </table:table-cell>
          <table:table-cell office:value-type="float" office:value="20660.771985" calcext:value-type="float">
            <text:p>20660.77198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4" calcext:value-type="float">
            <text:p>0.44</text:p>
          </table:table-cell>
          <table:table-cell office:value-type="float" office:value="10.623266" calcext:value-type="float">
            <text:p>10.623266</text:p>
          </table:table-cell>
          <table:table-cell office:value-type="float" office:value="115.007341" calcext:value-type="float">
            <text:p>115.007341</text:p>
          </table:table-cell>
          <table:table-cell office:value-type="float" office:value="14201.151724" calcext:value-type="float">
            <text:p>14201.15172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6" calcext:value-type="float">
            <text:p>0.46</text:p>
          </table:table-cell>
          <table:table-cell office:value-type="float" office:value="9.673388" calcext:value-type="float">
            <text:p>9.673388</text:p>
          </table:table-cell>
          <table:table-cell office:value-type="float" office:value="97.781459" calcext:value-type="float">
            <text:p>97.781459</text:p>
          </table:table-cell>
          <table:table-cell office:value-type="float" office:value="10908.569642" calcext:value-type="float">
            <text:p>10908.56964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8" calcext:value-type="float">
            <text:p>0.48</text:p>
          </table:table-cell>
          <table:table-cell office:value-type="float" office:value="9.196378" calcext:value-type="float">
            <text:p>9.196378</text:p>
          </table:table-cell>
          <table:table-cell office:value-type="float" office:value="87.364951" calcext:value-type="float">
            <text:p>87.364951</text:p>
          </table:table-cell>
          <table:table-cell office:value-type="float" office:value="8517.766583" calcext:value-type="float">
            <text:p>8517.76658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7.242603" calcext:value-type="float">
            <text:p>7.242603</text:p>
          </table:table-cell>
          <table:table-cell office:value-type="float" office:value="55.851996" calcext:value-type="float">
            <text:p>55.851996</text:p>
          </table:table-cell>
          <table:table-cell office:value-type="float" office:value="3883.781468" calcext:value-type="float">
            <text:p>3883.78146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2" calcext:value-type="float">
            <text:p>0.52</text:p>
          </table:table-cell>
          <table:table-cell office:value-type="float" office:value="6.322448" calcext:value-type="float">
            <text:p>6.322448</text:p>
          </table:table-cell>
          <table:table-cell office:value-type="float" office:value="42.543978" calcext:value-type="float">
            <text:p>42.543978</text:p>
          </table:table-cell>
          <table:table-cell office:value-type="float" office:value="2260.851314" calcext:value-type="float">
            <text:p>2260.85131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4" calcext:value-type="float">
            <text:p>0.54</text:p>
          </table:table-cell>
          <table:table-cell office:value-type="float" office:value="5.831337" calcext:value-type="float">
            <text:p>5.831337</text:p>
          </table:table-cell>
          <table:table-cell office:value-type="float" office:value="36.065526" calcext:value-type="float">
            <text:p>36.065526</text:p>
          </table:table-cell>
          <table:table-cell office:value-type="float" office:value="1617.434995" calcext:value-type="float">
            <text:p>1617.43499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4" calcext:value-type="float">
            <text:p>0.54</text:p>
          </table:table-cell>
          <table:table-cell office:value-type="float" office:value="6.147339" calcext:value-type="float">
            <text:p>6.147339</text:p>
          </table:table-cell>
          <table:table-cell office:value-type="float" office:value="39.538093" calcext:value-type="float">
            <text:p>39.538093</text:p>
          </table:table-cell>
          <table:table-cell office:value-type="float" office:value="1845.578725" calcext:value-type="float">
            <text:p>1845.57872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office:value-type="float" office:value="5.530678" calcext:value-type="float">
            <text:p>5.530678</text:p>
          </table:table-cell>
          <table:table-cell office:value-type="float" office:value="32.298698" calcext:value-type="float">
            <text:p>32.298698</text:p>
          </table:table-cell>
          <table:table-cell office:value-type="float" office:value="1292.632451" calcext:value-type="float">
            <text:p>1292.63245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8" calcext:value-type="float">
            <text:p>0.58</text:p>
          </table:table-cell>
          <table:table-cell office:value-type="float" office:value="5.371572" calcext:value-type="float">
            <text:p>5.371572</text:p>
          </table:table-cell>
          <table:table-cell office:value-type="float" office:value="30.031294" calcext:value-type="float">
            <text:p>30.031294</text:p>
          </table:table-cell>
          <table:table-cell office:value-type="float" office:value="1047.278967" calcext:value-type="float">
            <text:p>1047.2789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5.395735" calcext:value-type="float">
            <text:p>5.395735</text:p>
          </table:table-cell>
          <table:table-cell office:value-type="float" office:value="30.332939" calcext:value-type="float">
            <text:p>30.332939</text:p>
          </table:table-cell>
          <table:table-cell office:value-type="float" office:value="1076.459036" calcext:value-type="float">
            <text:p>1076.45903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2" calcext:value-type="float">
            <text:p>0.62</text:p>
          </table:table-cell>
          <table:table-cell office:value-type="float" office:value="4.88177" calcext:value-type="float">
            <text:p>4.88177</text:p>
          </table:table-cell>
          <table:table-cell office:value-type="float" office:value="24.716226" calcext:value-type="float">
            <text:p>24.716226</text:p>
          </table:table-cell>
          <table:table-cell office:value-type="float" office:value="704.329252" calcext:value-type="float">
            <text:p>704.32925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4" calcext:value-type="float">
            <text:p>0.64</text:p>
          </table:table-cell>
          <table:table-cell office:value-type="float" office:value="4.894512" calcext:value-type="float">
            <text:p>4.894512</text:p>
          </table:table-cell>
          <table:table-cell office:value-type="float" office:value="24.850726" calcext:value-type="float">
            <text:p>24.850726</text:p>
          </table:table-cell>
          <table:table-cell office:value-type="float" office:value="710.782621" calcext:value-type="float">
            <text:p>710.78262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4.825914" calcext:value-type="float">
            <text:p>4.825914</text:p>
          </table:table-cell>
          <table:table-cell office:value-type="float" office:value="24.136087" calcext:value-type="float">
            <text:p>24.136087</text:p>
          </table:table-cell>
          <table:table-cell office:value-type="float" office:value="668.566213" calcext:value-type="float">
            <text:p>668.56621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8" calcext:value-type="float">
            <text:p>0.68</text:p>
          </table:table-cell>
          <table:table-cell office:value-type="float" office:value="4.79507" calcext:value-type="float">
            <text:p>4.79507</text:p>
          </table:table-cell>
          <table:table-cell office:value-type="float" office:value="23.803612" calcext:value-type="float">
            <text:p>23.803612</text:p>
          </table:table-cell>
          <table:table-cell office:value-type="float" office:value="648.804918" calcext:value-type="float">
            <text:p>648.80491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4.605149" calcext:value-type="float">
            <text:p>4.605149</text:p>
          </table:table-cell>
          <table:table-cell office:value-type="float" office:value="21.877552" calcext:value-type="float">
            <text:p>21.877552</text:p>
          </table:table-cell>
          <table:table-cell office:value-type="float" office:value="539.866772" calcext:value-type="float">
            <text:p>539.86677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2" calcext:value-type="float">
            <text:p>0.72</text:p>
          </table:table-cell>
          <table:table-cell office:value-type="float" office:value="4.605912" calcext:value-type="float">
            <text:p>4.605912</text:p>
          </table:table-cell>
          <table:table-cell office:value-type="float" office:value="21.929744" calcext:value-type="float">
            <text:p>21.929744</text:p>
          </table:table-cell>
          <table:table-cell office:value-type="float" office:value="547.73148" calcext:value-type="float">
            <text:p>547.7314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4" calcext:value-type="float">
            <text:p>0.74</text:p>
          </table:table-cell>
          <table:table-cell office:value-type="float" office:value="4.484953" calcext:value-type="float">
            <text:p>4.484953</text:p>
          </table:table-cell>
          <table:table-cell office:value-type="float" office:value="20.713917" calcext:value-type="float">
            <text:p>20.713917</text:p>
          </table:table-cell>
          <table:table-cell office:value-type="float" office:value="480.324564" calcext:value-type="float">
            <text:p>480.32456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6" calcext:value-type="float">
            <text:p>0.76</text:p>
          </table:table-cell>
          <table:table-cell office:value-type="float" office:value="4.479409" calcext:value-type="float">
            <text:p>4.479409</text:p>
          </table:table-cell>
          <table:table-cell office:value-type="float" office:value="20.731797" calcext:value-type="float">
            <text:p>20.731797</text:p>
          </table:table-cell>
          <table:table-cell office:value-type="float" office:value="488.21213" calcext:value-type="float">
            <text:p>488.2121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78" calcext:value-type="float">
            <text:p>0.78</text:p>
          </table:table-cell>
          <table:table-cell office:value-type="float" office:value="4.427961" calcext:value-type="float">
            <text:p>4.427961</text:p>
          </table:table-cell>
          <table:table-cell office:value-type="float" office:value="20.199095" calcext:value-type="float">
            <text:p>20.199095</text:p>
          </table:table-cell>
          <table:table-cell office:value-type="float" office:value="458.034617" calcext:value-type="float">
            <text:p>458.034617</text:p>
          </table:table-cell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office:value-type="float" office:value="14.986708" calcext:value-type="float">
            <text:p>14.986708</text:p>
          </table:table-cell>
          <table:table-cell office:value-type="float" office:value="224.801787" calcext:value-type="float">
            <text:p>224.801787</text:p>
          </table:table-cell>
          <table:table-cell office:value-type="float" office:value="50715.198446" calcext:value-type="float">
            <text:p>50715.19844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4.723372" calcext:value-type="float">
            <text:p>14.723372</text:p>
          </table:table-cell>
          <table:table-cell office:value-type="float" office:value="217.089139" calcext:value-type="float">
            <text:p>217.089139</text:p>
          </table:table-cell>
          <table:table-cell office:value-type="float" office:value="47391.649619" calcext:value-type="float">
            <text:p>47391.64961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14.354453" calcext:value-type="float">
            <text:p>14.354453</text:p>
          </table:table-cell>
          <table:table-cell office:value-type="float" office:value="206.389765" calcext:value-type="float">
            <text:p>206.389765</text:p>
          </table:table-cell>
          <table:table-cell office:value-type="float" office:value="42868.101419" calcext:value-type="float">
            <text:p>42868.10141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13.912855" calcext:value-type="float">
            <text:p>13.912855</text:p>
          </table:table-cell>
          <table:table-cell office:value-type="float" office:value="194.090634" calcext:value-type="float">
            <text:p>194.090634</text:p>
          </table:table-cell>
          <table:table-cell office:value-type="float" office:value="38064.808656" calcext:value-type="float">
            <text:p>38064.80865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13.507423" calcext:value-type="float">
            <text:p>13.507423</text:p>
          </table:table-cell>
          <table:table-cell office:value-type="float" office:value="183.069076" calcext:value-type="float">
            <text:p>183.069076</text:p>
          </table:table-cell>
          <table:table-cell office:value-type="float" office:value="33945.324657" calcext:value-type="float">
            <text:p>33945.32465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12.814293" calcext:value-type="float">
            <text:p>12.814293</text:p>
          </table:table-cell>
          <table:table-cell office:value-type="float" office:value="165.185139" calcext:value-type="float">
            <text:p>165.185139</text:p>
          </table:table-cell>
          <table:table-cell office:value-type="float" office:value="27899.465994" calcext:value-type="float">
            <text:p>27899.46599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2" calcext:value-type="float">
            <text:p>0.42</text:p>
          </table:table-cell>
          <table:table-cell office:value-type="float" office:value="12.409148" calcext:value-type="float">
            <text:p>12.409148</text:p>
          </table:table-cell>
          <table:table-cell office:value-type="float" office:value="155.113575" calcext:value-type="float">
            <text:p>155.113575</text:p>
          </table:table-cell>
          <table:table-cell office:value-type="float" office:value="24723.755577" calcext:value-type="float">
            <text:p>24723.75557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  <table:table-cell office:value-type="float" office:value="11.331565" calcext:value-type="float">
            <text:p>11.331565</text:p>
          </table:table-cell>
          <table:table-cell office:value-type="float" office:value="130.079871" calcext:value-type="float">
            <text:p>130.079871</text:p>
          </table:table-cell>
          <table:table-cell office:value-type="float" office:value="17745.64387" calcext:value-type="float">
            <text:p>17745.6438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6" calcext:value-type="float">
            <text:p>0.46</text:p>
          </table:table-cell>
          <table:table-cell office:value-type="float" office:value="9.938052" calcext:value-type="float">
            <text:p>9.938052</text:p>
          </table:table-cell>
          <table:table-cell office:value-type="float" office:value="101.77065" calcext:value-type="float">
            <text:p>101.77065</text:p>
          </table:table-cell>
          <table:table-cell office:value-type="float" office:value="11412.720743" calcext:value-type="float">
            <text:p>11412.72074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8" calcext:value-type="float">
            <text:p>0.48</text:p>
          </table:table-cell>
          <table:table-cell office:value-type="float" office:value="8.617455" calcext:value-type="float">
            <text:p>8.617455</text:p>
          </table:table-cell>
          <table:table-cell office:value-type="float" office:value="76.698311" calcext:value-type="float">
            <text:p>76.698311</text:p>
          </table:table-cell>
          <table:table-cell office:value-type="float" office:value="6610.00431" calcext:value-type="float">
            <text:p>6610.0043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7.693534" calcext:value-type="float">
            <text:p>7.693534</text:p>
          </table:table-cell>
          <table:table-cell office:value-type="float" office:value="62.712732" calcext:value-type="float">
            <text:p>62.712732</text:p>
          </table:table-cell>
          <table:table-cell office:value-type="float" office:value="4758.29247" calcext:value-type="float">
            <text:p>4758.2924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2" calcext:value-type="float">
            <text:p>0.52</text:p>
          </table:table-cell>
          <table:table-cell office:value-type="float" office:value="7.06153" calcext:value-type="float">
            <text:p>7.06153</text:p>
          </table:table-cell>
          <table:table-cell office:value-type="float" office:value="52.63071" calcext:value-type="float">
            <text:p>52.63071</text:p>
          </table:table-cell>
          <table:table-cell office:value-type="float" office:value="3334.058908" calcext:value-type="float">
            <text:p>3334.05890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4" calcext:value-type="float">
            <text:p>0.54</text:p>
          </table:table-cell>
          <table:table-cell office:value-type="float" office:value="6.228802" calcext:value-type="float">
            <text:p>6.228802</text:p>
          </table:table-cell>
          <table:table-cell office:value-type="float" office:value="40.988761" calcext:value-type="float">
            <text:p>40.988761</text:p>
          </table:table-cell>
          <table:table-cell office:value-type="float" office:value="2053.06033" calcext:value-type="float">
            <text:p>2053.0603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4" calcext:value-type="float">
            <text:p>0.54</text:p>
          </table:table-cell>
          <table:table-cell office:value-type="float" office:value="6.029431" calcext:value-type="float">
            <text:p>6.029431</text:p>
          </table:table-cell>
          <table:table-cell office:value-type="float" office:value="38.231053" calcext:value-type="float">
            <text:p>38.231053</text:p>
          </table:table-cell>
          <table:table-cell office:value-type="float" office:value="1771.014039" calcext:value-type="float">
            <text:p>1771.01403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  <table:table-cell office:value-type="float" office:value="5.776305" calcext:value-type="float">
            <text:p>5.776305</text:p>
          </table:table-cell>
          <table:table-cell office:value-type="float" office:value="34.815915" calcext:value-type="float">
            <text:p>34.815915</text:p>
          </table:table-cell>
          <table:table-cell office:value-type="float" office:value="1419.292985" calcext:value-type="float">
            <text:p>1419.29298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8" calcext:value-type="float">
            <text:p>0.58</text:p>
          </table:table-cell>
          <table:table-cell office:value-type="float" office:value="5.61959" calcext:value-type="float">
            <text:p>5.61959</text:p>
          </table:table-cell>
          <table:table-cell office:value-type="float" office:value="33.109992" calcext:value-type="float">
            <text:p>33.109992</text:p>
          </table:table-cell>
          <table:table-cell office:value-type="float" office:value="1308.570487" calcext:value-type="float">
            <text:p>1308.57048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5.246383" calcext:value-type="float">
            <text:p>5.246383</text:p>
          </table:table-cell>
          <table:table-cell office:value-type="float" office:value="28.617752" calcext:value-type="float">
            <text:p>28.617752</text:p>
          </table:table-cell>
          <table:table-cell office:value-type="float" office:value="950.044043" calcext:value-type="float">
            <text:p>950.04404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2" calcext:value-type="float">
            <text:p>0.62</text:p>
          </table:table-cell>
          <table:table-cell office:value-type="float" office:value="5.215622" calcext:value-type="float">
            <text:p>5.215622</text:p>
          </table:table-cell>
          <table:table-cell office:value-type="float" office:value="28.208362" calcext:value-type="float">
            <text:p>28.208362</text:p>
          </table:table-cell>
          <table:table-cell office:value-type="float" office:value="913.667401" calcext:value-type="float">
            <text:p>913.66740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4.910599" calcext:value-type="float">
            <text:p>4.910599</text:p>
          </table:table-cell>
          <table:table-cell office:value-type="float" office:value="24.956244" calcext:value-type="float">
            <text:p>24.956244</text:p>
          </table:table-cell>
          <table:table-cell office:value-type="float" office:value="709.645585" calcext:value-type="float">
            <text:p>709.64558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6" calcext:value-type="float">
            <text:p>0.66</text:p>
          </table:table-cell>
          <table:table-cell office:value-type="float" office:value="4.874059" calcext:value-type="float">
            <text:p>4.874059</text:p>
          </table:table-cell>
          <table:table-cell office:value-type="float" office:value="24.601025" calcext:value-type="float">
            <text:p>24.601025</text:p>
          </table:table-cell>
          <table:table-cell office:value-type="float" office:value="692.866612" calcext:value-type="float">
            <text:p>692.86661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8" calcext:value-type="float">
            <text:p>0.68</text:p>
          </table:table-cell>
          <table:table-cell office:value-type="float" office:value="4.846805" calcext:value-type="float">
            <text:p>4.846805</text:p>
          </table:table-cell>
          <table:table-cell office:value-type="float" office:value="24.337632" calcext:value-type="float">
            <text:p>24.337632</text:p>
          </table:table-cell>
          <table:table-cell office:value-type="float" office:value="679.953853" calcext:value-type="float">
            <text:p>679.95385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4.679971" calcext:value-type="float">
            <text:p>4.679971</text:p>
          </table:table-cell>
          <table:table-cell office:value-type="float" office:value="22.633717" calcext:value-type="float">
            <text:p>22.633717</text:p>
          </table:table-cell>
          <table:table-cell office:value-type="float" office:value="582.032741" calcext:value-type="float">
            <text:p>582.03274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4.586724" calcext:value-type="float">
            <text:p>4.586724</text:p>
          </table:table-cell>
          <table:table-cell office:value-type="float" office:value="21.694132" calcext:value-type="float">
            <text:p>21.694132</text:p>
          </table:table-cell>
          <table:table-cell office:value-type="float" office:value="529.487161" calcext:value-type="float">
            <text:p>529.48716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4" calcext:value-type="float">
            <text:p>0.74</text:p>
          </table:table-cell>
          <table:table-cell office:value-type="float" office:value="4.567868" calcext:value-type="float">
            <text:p>4.567868</text:p>
          </table:table-cell>
          <table:table-cell office:value-type="float" office:value="21.516582" calcext:value-type="float">
            <text:p>21.516582</text:p>
          </table:table-cell>
          <table:table-cell office:value-type="float" office:value="521.854265" calcext:value-type="float">
            <text:p>521.85426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6" calcext:value-type="float">
            <text:p>0.76</text:p>
          </table:table-cell>
          <table:table-cell office:value-type="float" office:value="4.521914" calcext:value-type="float">
            <text:p>4.521914</text:p>
          </table:table-cell>
          <table:table-cell office:value-type="float" office:value="21.085763" calcext:value-type="float">
            <text:p>21.085763</text:p>
          </table:table-cell>
          <table:table-cell office:value-type="float" office:value="501.239439" calcext:value-type="float">
            <text:p>501.23943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8" calcext:value-type="float">
            <text:p>0.78</text:p>
          </table:table-cell>
          <table:table-cell office:value-type="float" office:value="4.475493" calcext:value-type="float">
            <text:p>4.475493</text:p>
          </table:table-cell>
          <table:table-cell office:value-type="float" office:value="20.671371" calcext:value-type="float">
            <text:p>20.671371</text:p>
          </table:table-cell>
          <table:table-cell office:value-type="float" office:value="483.397923" calcext:value-type="float">
            <text:p>483.39792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14.987917" calcext:value-type="float">
            <text:p>14.987917</text:p>
          </table:table-cell>
          <table:table-cell office:value-type="float" office:value="224.821728" calcext:value-type="float">
            <text:p>224.821728</text:p>
          </table:table-cell>
          <table:table-cell office:value-type="float" office:value="50709.989359" calcext:value-type="float">
            <text:p>50709.98935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office:value-type="float" office:value="14.653095" calcext:value-type="float">
            <text:p>14.653095</text:p>
          </table:table-cell>
          <table:table-cell office:value-type="float" office:value="215.034907" calcext:value-type="float">
            <text:p>215.034907</text:p>
          </table:table-cell>
          <table:table-cell office:value-type="float" office:value="46510.148498" calcext:value-type="float">
            <text:p>46510.14849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office:value-type="float" office:value="14.288498" calcext:value-type="float">
            <text:p>14.288498</text:p>
          </table:table-cell>
          <table:table-cell office:value-type="float" office:value="204.584389" calcext:value-type="float">
            <text:p>204.584389</text:p>
          </table:table-cell>
          <table:table-cell office:value-type="float" office:value="42188.088898" calcext:value-type="float">
            <text:p>42188.08889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 office:value-type="float" office:value="14.120798" calcext:value-type="float">
            <text:p>14.120798</text:p>
          </table:table-cell>
          <table:table-cell office:value-type="float" office:value="199.87184" calcext:value-type="float">
            <text:p>199.87184</text:p>
          </table:table-cell>
          <table:table-cell office:value-type="float" office:value="40312.074332" calcext:value-type="float">
            <text:p>40312.07433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13.437646" calcext:value-type="float">
            <text:p>13.437646</text:p>
          </table:table-cell>
          <table:table-cell office:value-type="float" office:value="181.195432" calcext:value-type="float">
            <text:p>181.195432</text:p>
          </table:table-cell>
          <table:table-cell office:value-type="float" office:value="33263.662182" calcext:value-type="float">
            <text:p>33263.66218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12.534109" calcext:value-type="float">
            <text:p>12.534109</text:p>
          </table:table-cell>
          <table:table-cell office:value-type="float" office:value="159.045577" calcext:value-type="float">
            <text:p>159.045577</text:p>
          </table:table-cell>
          <table:table-cell office:value-type="float" office:value="26384.196304" calcext:value-type="float">
            <text:p>26384.19630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42" calcext:value-type="float">
            <text:p>0.42</text:p>
          </table:table-cell>
          <table:table-cell office:value-type="float" office:value="12.555766" calcext:value-type="float">
            <text:p>12.555766</text:p>
          </table:table-cell>
          <table:table-cell office:value-type="float" office:value="158.661467" calcext:value-type="float">
            <text:p>158.661467</text:p>
          </table:table-cell>
          <table:table-cell office:value-type="float" office:value="25776.314774" calcext:value-type="float">
            <text:p>25776.31477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44" calcext:value-type="float">
            <text:p>0.44</text:p>
          </table:table-cell>
          <table:table-cell office:value-type="float" office:value="11.472669" calcext:value-type="float">
            <text:p>11.472669</text:p>
          </table:table-cell>
          <table:table-cell office:value-type="float" office:value="133.267599" calcext:value-type="float">
            <text:p>133.267599</text:p>
          </table:table-cell>
          <table:table-cell office:value-type="float" office:value="18557.04835" calcext:value-type="float">
            <text:p>18557.0483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46" calcext:value-type="float">
            <text:p>0.46</text:p>
          </table:table-cell>
          <table:table-cell office:value-type="float" office:value="10.381888" calcext:value-type="float">
            <text:p>10.381888</text:p>
          </table:table-cell>
          <table:table-cell office:value-type="float" office:value="110.331499" calcext:value-type="float">
            <text:p>110.331499</text:p>
          </table:table-cell>
          <table:table-cell office:value-type="float" office:value="13164.32716" calcext:value-type="float">
            <text:p>13164.3271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48" calcext:value-type="float">
            <text:p>0.48</text:p>
          </table:table-cell>
          <table:table-cell office:value-type="float" office:value="9.344562" calcext:value-type="float">
            <text:p>9.344562</text:p>
          </table:table-cell>
          <table:table-cell office:value-type="float" office:value="90.548415" calcext:value-type="float">
            <text:p>90.548415</text:p>
          </table:table-cell>
          <table:table-cell office:value-type="float" office:value="9277.154689" calcext:value-type="float">
            <text:p>9277.15468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7.99297" calcext:value-type="float">
            <text:p>7.99297</text:p>
          </table:table-cell>
          <table:table-cell office:value-type="float" office:value="66.978303" calcext:value-type="float">
            <text:p>66.978303</text:p>
          </table:table-cell>
          <table:table-cell office:value-type="float" office:value="5283.375164" calcext:value-type="float">
            <text:p>5283.37516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2" calcext:value-type="float">
            <text:p>0.52</text:p>
          </table:table-cell>
          <table:table-cell office:value-type="float" office:value="7.153" calcext:value-type="float">
            <text:p>7.153</text:p>
          </table:table-cell>
          <table:table-cell office:value-type="float" office:value="53.981223" calcext:value-type="float">
            <text:p>53.981223</text:p>
          </table:table-cell>
          <table:table-cell office:value-type="float" office:value="3508.350492" calcext:value-type="float">
            <text:p>3508.35049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4" calcext:value-type="float">
            <text:p>0.54</text:p>
          </table:table-cell>
          <table:table-cell office:value-type="float" office:value="6.513673" calcext:value-type="float">
            <text:p>6.513673</text:p>
          </table:table-cell>
          <table:table-cell office:value-type="float" office:value="44.273842" calcext:value-type="float">
            <text:p>44.273842</text:p>
          </table:table-cell>
          <table:table-cell office:value-type="float" office:value="2287.371381" calcext:value-type="float">
            <text:p>2287.37138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4" calcext:value-type="float">
            <text:p>0.54</text:p>
          </table:table-cell>
          <table:table-cell office:value-type="float" office:value="6.132249" calcext:value-type="float">
            <text:p>6.132249</text:p>
          </table:table-cell>
          <table:table-cell office:value-type="float" office:value="39.489676" calcext:value-type="float">
            <text:p>39.489676</text:p>
          </table:table-cell>
          <table:table-cell office:value-type="float" office:value="1867.944596" calcext:value-type="float">
            <text:p>1867.94459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6" calcext:value-type="float">
            <text:p>0.56</text:p>
          </table:table-cell>
          <table:table-cell office:value-type="float" office:value="5.796431" calcext:value-type="float">
            <text:p>5.796431</text:p>
          </table:table-cell>
          <table:table-cell office:value-type="float" office:value="35.417918" calcext:value-type="float">
            <text:p>35.417918</text:p>
          </table:table-cell>
          <table:table-cell office:value-type="float" office:value="1523.700468" calcext:value-type="float">
            <text:p>1523.70046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8" calcext:value-type="float">
            <text:p>0.58</text:p>
          </table:table-cell>
          <table:table-cell office:value-type="float" office:value="5.764624" calcext:value-type="float">
            <text:p>5.764624</text:p>
          </table:table-cell>
          <table:table-cell office:value-type="float" office:value="34.653454" calcext:value-type="float">
            <text:p>34.653454</text:p>
          </table:table-cell>
          <table:table-cell office:value-type="float" office:value="1399.194213" calcext:value-type="float">
            <text:p>1399.19421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5.490132" calcext:value-type="float">
            <text:p>5.490132</text:p>
          </table:table-cell>
          <table:table-cell office:value-type="float" office:value="31.419694" calcext:value-type="float">
            <text:p>31.419694</text:p>
          </table:table-cell>
          <table:table-cell office:value-type="float" office:value="1155.093853" calcext:value-type="float">
            <text:p>1155.09385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2" calcext:value-type="float">
            <text:p>0.62</text:p>
          </table:table-cell>
          <table:table-cell office:value-type="float" office:value="5.193" calcext:value-type="float">
            <text:p>5.193</text:p>
          </table:table-cell>
          <table:table-cell office:value-type="float" office:value="27.978898" calcext:value-type="float">
            <text:p>27.978898</text:p>
          </table:table-cell>
          <table:table-cell office:value-type="float" office:value="899.545848" calcext:value-type="float">
            <text:p>899.54584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4" calcext:value-type="float">
            <text:p>0.64</text:p>
          </table:table-cell>
          <table:table-cell office:value-type="float" office:value="4.974167" calcext:value-type="float">
            <text:p>4.974167</text:p>
          </table:table-cell>
          <table:table-cell office:value-type="float" office:value="25.649301" calcext:value-type="float">
            <text:p>25.649301</text:p>
          </table:table-cell>
          <table:table-cell office:value-type="float" office:value="754.868913" calcext:value-type="float">
            <text:p>754.86891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6" calcext:value-type="float">
            <text:p>0.66</text:p>
          </table:table-cell>
          <table:table-cell office:value-type="float" office:value="4.977432" calcext:value-type="float">
            <text:p>4.977432</text:p>
          </table:table-cell>
          <table:table-cell office:value-type="float" office:value="25.66319" calcext:value-type="float">
            <text:p>25.66319</text:p>
          </table:table-cell>
          <table:table-cell office:value-type="float" office:value="753.661705" calcext:value-type="float">
            <text:p>753.6617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8" calcext:value-type="float">
            <text:p>0.68</text:p>
          </table:table-cell>
          <table:table-cell office:value-type="float" office:value="4.817988" calcext:value-type="float">
            <text:p>4.817988</text:p>
          </table:table-cell>
          <table:table-cell office:value-type="float" office:value="24.035455" calcext:value-type="float">
            <text:p>24.035455</text:p>
          </table:table-cell>
          <table:table-cell office:value-type="float" office:value="660.904705" calcext:value-type="float">
            <text:p>660.9047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 office:value-type="float" office:value="4.722393" calcext:value-type="float">
            <text:p>4.722393</text:p>
          </table:table-cell>
          <table:table-cell office:value-type="float" office:value="23.023311" calcext:value-type="float">
            <text:p>23.023311</text:p>
          </table:table-cell>
          <table:table-cell office:value-type="float" office:value="599.087846" calcext:value-type="float">
            <text:p>599.08784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2" calcext:value-type="float">
            <text:p>0.72</text:p>
          </table:table-cell>
          <table:table-cell office:value-type="float" office:value="4.605961" calcext:value-type="float">
            <text:p>4.605961</text:p>
          </table:table-cell>
          <table:table-cell office:value-type="float" office:value="21.909434" calcext:value-type="float">
            <text:p>21.909434</text:p>
          </table:table-cell>
          <table:table-cell office:value-type="float" office:value="544.683275" calcext:value-type="float">
            <text:p>544.68327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4" calcext:value-type="float">
            <text:p>0.74</text:p>
          </table:table-cell>
          <table:table-cell office:value-type="float" office:value="4.591831" calcext:value-type="float">
            <text:p>4.591831</text:p>
          </table:table-cell>
          <table:table-cell office:value-type="float" office:value="21.759924" calcext:value-type="float">
            <text:p>21.759924</text:p>
          </table:table-cell>
          <table:table-cell office:value-type="float" office:value="535.039601" calcext:value-type="float">
            <text:p>535.03960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6" calcext:value-type="float">
            <text:p>0.76</text:p>
          </table:table-cell>
          <table:table-cell office:value-type="float" office:value="4.45715" calcext:value-type="float">
            <text:p>4.45715</text:p>
          </table:table-cell>
          <table:table-cell office:value-type="float" office:value="20.432352" calcext:value-type="float">
            <text:p>20.432352</text:p>
          </table:table-cell>
          <table:table-cell office:value-type="float" office:value="465.294153" calcext:value-type="float">
            <text:p>465.29415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78" calcext:value-type="float">
            <text:p>0.78</text:p>
          </table:table-cell>
          <table:table-cell office:value-type="float" office:value="4.465119" calcext:value-type="float">
            <text:p>4.465119</text:p>
          </table:table-cell>
          <table:table-cell office:value-type="float" office:value="20.538828" calcext:value-type="float">
            <text:p>20.538828</text:p>
          </table:table-cell>
          <table:table-cell office:value-type="float" office:value="473.250414" calcext:value-type="float">
            <text:p>473.25041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14.840975" calcext:value-type="float">
            <text:p>14.840975</text:p>
          </table:table-cell>
          <table:table-cell office:value-type="float" office:value="220.430364" calcext:value-type="float">
            <text:p>220.430364</text:p>
          </table:table-cell>
          <table:table-cell office:value-type="float" office:value="48742.09335" calcext:value-type="float">
            <text:p>48742.0933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14.832081" calcext:value-type="float">
            <text:p>14.832081</text:p>
          </table:table-cell>
          <table:table-cell office:value-type="float" office:value="220.17323" calcext:value-type="float">
            <text:p>220.17323</text:p>
          </table:table-cell>
          <table:table-cell office:value-type="float" office:value="48635.348249" calcext:value-type="float">
            <text:p>48635.34824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4" calcext:value-type="float">
            <text:p>0.34</text:p>
          </table:table-cell>
          <table:table-cell office:value-type="float" office:value="14.417205" calcext:value-type="float">
            <text:p>14.417205</text:p>
          </table:table-cell>
          <table:table-cell office:value-type="float" office:value="208.14959" calcext:value-type="float">
            <text:p>208.14959</text:p>
          </table:table-cell>
          <table:table-cell office:value-type="float" office:value="43563.704893" calcext:value-type="float">
            <text:p>43563.70489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14.103675" calcext:value-type="float">
            <text:p>14.103675</text:p>
          </table:table-cell>
          <table:table-cell office:value-type="float" office:value="199.267338" calcext:value-type="float">
            <text:p>199.267338</text:p>
          </table:table-cell>
          <table:table-cell office:value-type="float" office:value="39985.152206" calcext:value-type="float">
            <text:p>39985.15220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  <table:table-cell office:value-type="float" office:value="13.721744" calcext:value-type="float">
            <text:p>13.721744</text:p>
          </table:table-cell>
          <table:table-cell office:value-type="float" office:value="188.820022" calcext:value-type="float">
            <text:p>188.820022</text:p>
          </table:table-cell>
          <table:table-cell office:value-type="float" office:value="36038.072673" calcext:value-type="float">
            <text:p>36038.072673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13.202892" calcext:value-type="float">
            <text:p>13.202892</text:p>
          </table:table-cell>
          <table:table-cell office:value-type="float" office:value="175.156521" calcext:value-type="float">
            <text:p>175.156521</text:p>
          </table:table-cell>
          <table:table-cell office:value-type="float" office:value="31233.482348" calcext:value-type="float">
            <text:p>31233.48234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12.625318" calcext:value-type="float">
            <text:p>12.625318</text:p>
          </table:table-cell>
          <table:table-cell office:value-type="float" office:value="160.484845" calcext:value-type="float">
            <text:p>160.484845</text:p>
          </table:table-cell>
          <table:table-cell office:value-type="float" office:value="26395.258629" calcext:value-type="float">
            <text:p>26395.25862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4" calcext:value-type="float">
            <text:p>0.44</text:p>
          </table:table-cell>
          <table:table-cell office:value-type="float" office:value="11.840563" calcext:value-type="float">
            <text:p>11.840563</text:p>
          </table:table-cell>
          <table:table-cell office:value-type="float" office:value="141.5212" calcext:value-type="float">
            <text:p>141.5212</text:p>
          </table:table-cell>
          <table:table-cell office:value-type="float" office:value="20744.500072" calcext:value-type="float">
            <text:p>20744.50007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10.962526" calcext:value-type="float">
            <text:p>10.962526</text:p>
          </table:table-cell>
          <table:table-cell office:value-type="float" office:value="122.486825" calcext:value-type="float">
            <text:p>122.486825</text:p>
          </table:table-cell>
          <table:table-cell office:value-type="float" office:value="16014.124138" calcext:value-type="float">
            <text:p>16014.12413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8" calcext:value-type="float">
            <text:p>0.48</text:p>
          </table:table-cell>
          <table:table-cell office:value-type="float" office:value="9.959709" calcext:value-type="float">
            <text:p>9.959709</text:p>
          </table:table-cell>
          <table:table-cell office:value-type="float" office:value="101.048858" calcext:value-type="float">
            <text:p>101.048858</text:p>
          </table:table-cell>
          <table:table-cell office:value-type="float" office:value="10926.244334" calcext:value-type="float">
            <text:p>10926.24433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8.50716" calcext:value-type="float">
            <text:p>8.50716</text:p>
          </table:table-cell>
          <table:table-cell office:value-type="float" office:value="75.254866" calcext:value-type="float">
            <text:p>75.254866</text:p>
          </table:table-cell>
          <table:table-cell office:value-type="float" office:value="6493.658554" calcext:value-type="float">
            <text:p>6493.65855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office:value-type="float" office:value="7.334305" calcext:value-type="float">
            <text:p>7.334305</text:p>
          </table:table-cell>
          <table:table-cell office:value-type="float" office:value="57.008226" calcext:value-type="float">
            <text:p>57.008226</text:p>
          </table:table-cell>
          <table:table-cell office:value-type="float" office:value="3974.732545" calcext:value-type="float">
            <text:p>3974.73254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4</text:p>
          </table:table-cell>
          <table:table-cell office:value-type="float" office:value="6.691236" calcext:value-type="float">
            <text:p>6.691236</text:p>
          </table:table-cell>
          <table:table-cell office:value-type="float" office:value="47.058017" calcext:value-type="float">
            <text:p>47.058017</text:p>
          </table:table-cell>
          <table:table-cell office:value-type="float" office:value="2653.55733" calcext:value-type="float">
            <text:p>2653.5573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4</text:p>
          </table:table-cell>
          <table:table-cell office:value-type="float" office:value="6.327475" calcext:value-type="float">
            <text:p>6.327475</text:p>
          </table:table-cell>
          <table:table-cell office:value-type="float" office:value="42.045157" calcext:value-type="float">
            <text:p>42.045157</text:p>
          </table:table-cell>
          <table:table-cell office:value-type="float" office:value="2111.809434" calcext:value-type="float">
            <text:p>2111.80943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6" calcext:value-type="float">
            <text:p>0.56</text:p>
          </table:table-cell>
          <table:table-cell office:value-type="float" office:value="6.309222" calcext:value-type="float">
            <text:p>6.309222</text:p>
          </table:table-cell>
          <table:table-cell office:value-type="float" office:value="41.675637" calcext:value-type="float">
            <text:p>41.675637</text:p>
          </table:table-cell>
          <table:table-cell office:value-type="float" office:value="2060.25117" calcext:value-type="float">
            <text:p>2060.2511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8" calcext:value-type="float">
            <text:p>0.58</text:p>
          </table:table-cell>
          <table:table-cell office:value-type="float" office:value="5.591337" calcext:value-type="float">
            <text:p>5.591337</text:p>
          </table:table-cell>
          <table:table-cell office:value-type="float" office:value="32.680071" calcext:value-type="float">
            <text:p>32.680071</text:p>
          </table:table-cell>
          <table:table-cell office:value-type="float" office:value="1267.963437" calcext:value-type="float">
            <text:p>1267.96343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5.524122" calcext:value-type="float">
            <text:p>5.524122</text:p>
          </table:table-cell>
          <table:table-cell office:value-type="float" office:value="31.795877" calcext:value-type="float">
            <text:p>31.795877</text:p>
          </table:table-cell>
          <table:table-cell office:value-type="float" office:value="1182.178984" calcext:value-type="float">
            <text:p>1182.17898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2" calcext:value-type="float">
            <text:p>0.62</text:p>
          </table:table-cell>
          <table:table-cell office:value-type="float" office:value="5.161734" calcext:value-type="float">
            <text:p>5.161734</text:p>
          </table:table-cell>
          <table:table-cell office:value-type="float" office:value="27.739414" calcext:value-type="float">
            <text:p>27.739414</text:p>
          </table:table-cell>
          <table:table-cell office:value-type="float" office:value="897.498287" calcext:value-type="float">
            <text:p>897.49828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4" calcext:value-type="float">
            <text:p>0.64</text:p>
          </table:table-cell>
          <table:table-cell office:value-type="float" office:value="5.211074" calcext:value-type="float">
            <text:p>5.211074</text:p>
          </table:table-cell>
          <table:table-cell office:value-type="float" office:value="28.209128" calcext:value-type="float">
            <text:p>28.209128</text:p>
          </table:table-cell>
          <table:table-cell office:value-type="float" office:value="919.813945" calcext:value-type="float">
            <text:p>919.81394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6" calcext:value-type="float">
            <text:p>0.66</text:p>
          </table:table-cell>
          <table:table-cell office:value-type="float" office:value="4.878502" calcext:value-type="float">
            <text:p>4.878502</text:p>
          </table:table-cell>
          <table:table-cell office:value-type="float" office:value="24.654622" calcext:value-type="float">
            <text:p>24.654622</text:p>
          </table:table-cell>
          <table:table-cell office:value-type="float" office:value="696.817815" calcext:value-type="float">
            <text:p>696.8178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8" calcext:value-type="float">
            <text:p>0.68</text:p>
          </table:table-cell>
          <table:table-cell office:value-type="float" office:value="4.725441" calcext:value-type="float">
            <text:p>4.725441</text:p>
          </table:table-cell>
          <table:table-cell office:value-type="float" office:value="23.070715" calcext:value-type="float">
            <text:p>23.070715</text:p>
          </table:table-cell>
          <table:table-cell office:value-type="float" office:value="603.884164" calcext:value-type="float">
            <text:p>603.88416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4.731663" calcext:value-type="float">
            <text:p>4.731663</text:p>
          </table:table-cell>
          <table:table-cell office:value-type="float" office:value="23.12939" calcext:value-type="float">
            <text:p>23.12939</text:p>
          </table:table-cell>
          <table:table-cell office:value-type="float" office:value="606.919458" calcext:value-type="float">
            <text:p>606.91945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2" calcext:value-type="float">
            <text:p>0.72</text:p>
          </table:table-cell>
          <table:table-cell office:value-type="float" office:value="4.640762" calcext:value-type="float">
            <text:p>4.640762</text:p>
          </table:table-cell>
          <table:table-cell office:value-type="float" office:value="22.232067" calcext:value-type="float">
            <text:p>22.232067</text:p>
          </table:table-cell>
          <table:table-cell office:value-type="float" office:value="558.437219" calcext:value-type="float">
            <text:p>558.43721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4.520508" calcext:value-type="float">
            <text:p>4.520508</text:p>
          </table:table-cell>
          <table:table-cell office:value-type="float" office:value="21.042878" calcext:value-type="float">
            <text:p>21.042878</text:p>
          </table:table-cell>
          <table:table-cell office:value-type="float" office:value="496.280502" calcext:value-type="float">
            <text:p>496.28050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6" calcext:value-type="float">
            <text:p>0.76</text:p>
          </table:table-cell>
          <table:table-cell office:value-type="float" office:value="4.481382" calcext:value-type="float">
            <text:p>4.481382</text:p>
          </table:table-cell>
          <table:table-cell office:value-type="float" office:value="20.666633" calcext:value-type="float">
            <text:p>20.666633</text:p>
          </table:table-cell>
          <table:table-cell office:value-type="float" office:value="477.034436" calcext:value-type="float">
            <text:p>477.03443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8" calcext:value-type="float">
            <text:p>0.78</text:p>
          </table:table-cell>
          <table:table-cell office:value-type="float" office:value="4.427246" calcext:value-type="float">
            <text:p>4.427246</text:p>
          </table:table-cell>
          <table:table-cell office:value-type="float" office:value="20.177448" calcext:value-type="float">
            <text:p>20.177448</text:p>
          </table:table-cell>
          <table:table-cell office:value-type="float" office:value="455.397788" calcext:value-type="float">
            <text:p>455.39778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office:value-type="float" office:value="15.061782" calcext:value-type="float">
            <text:p>15.061782</text:p>
          </table:table-cell>
          <table:table-cell office:value-type="float" office:value="227.09722" calcext:value-type="float">
            <text:p>227.09722</text:p>
          </table:table-cell>
          <table:table-cell office:value-type="float" office:value="51790.867248" calcext:value-type="float">
            <text:p>51790.86724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2" calcext:value-type="float">
            <text:p>0.32</text:p>
          </table:table-cell>
          <table:table-cell office:value-type="float" office:value="14.705443" calcext:value-type="float">
            <text:p>14.705443</text:p>
          </table:table-cell>
          <table:table-cell office:value-type="float" office:value="216.536118" calcext:value-type="float">
            <text:p>216.536118</text:p>
          </table:table-cell>
          <table:table-cell office:value-type="float" office:value="47128.18998" calcext:value-type="float">
            <text:p>47128.1899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4" calcext:value-type="float">
            <text:p>0.34</text:p>
          </table:table-cell>
          <table:table-cell office:value-type="float" office:value="14.509147" calcext:value-type="float">
            <text:p>14.509147</text:p>
          </table:table-cell>
          <table:table-cell office:value-type="float" office:value="210.801105" calcext:value-type="float">
            <text:p>210.801105</text:p>
          </table:table-cell>
          <table:table-cell office:value-type="float" office:value="44672.975985" calcext:value-type="float">
            <text:p>44672.97598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6" calcext:value-type="float">
            <text:p>0.36</text:p>
          </table:table-cell>
          <table:table-cell office:value-type="float" office:value="14.180617" calcext:value-type="float">
            <text:p>14.180617</text:p>
          </table:table-cell>
          <table:table-cell office:value-type="float" office:value="201.419019" calcext:value-type="float">
            <text:p>201.419019</text:p>
          </table:table-cell>
          <table:table-cell office:value-type="float" office:value="40829.245228" calcext:value-type="float">
            <text:p>40829.24522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8" calcext:value-type="float">
            <text:p>0.38</text:p>
          </table:table-cell>
          <table:table-cell office:value-type="float" office:value="13.841073" calcext:value-type="float">
            <text:p>13.841073</text:p>
          </table:table-cell>
          <table:table-cell office:value-type="float" office:value="192.05876" calcext:value-type="float">
            <text:p>192.05876</text:p>
          </table:table-cell>
          <table:table-cell office:value-type="float" office:value="37241.208637" calcext:value-type="float">
            <text:p>37241.20863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13.43251" calcext:value-type="float">
            <text:p>13.43251</text:p>
          </table:table-cell>
          <table:table-cell office:value-type="float" office:value="181.044295" calcext:value-type="float">
            <text:p>181.044295</text:p>
          </table:table-cell>
          <table:table-cell office:value-type="float" office:value="33201.674728" calcext:value-type="float">
            <text:p>33201.67472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2" calcext:value-type="float">
            <text:p>0.42</text:p>
          </table:table-cell>
          <table:table-cell office:value-type="float" office:value="12.631301" calcext:value-type="float">
            <text:p>12.631301</text:p>
          </table:table-cell>
          <table:table-cell office:value-type="float" office:value="160.826031" calcext:value-type="float">
            <text:p>160.826031</text:p>
          </table:table-cell>
          <table:table-cell office:value-type="float" office:value="26613.323508" calcext:value-type="float">
            <text:p>26613.32350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4" calcext:value-type="float">
            <text:p>0.44</text:p>
          </table:table-cell>
          <table:table-cell office:value-type="float" office:value="11.864082" calcext:value-type="float">
            <text:p>11.864082</text:p>
          </table:table-cell>
          <table:table-cell office:value-type="float" office:value="142.305683" calcext:value-type="float">
            <text:p>142.305683</text:p>
          </table:table-cell>
          <table:table-cell office:value-type="float" office:value="21072.812677" calcext:value-type="float">
            <text:p>21072.81267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10.962072" calcext:value-type="float">
            <text:p>10.962072</text:p>
          </table:table-cell>
          <table:table-cell office:value-type="float" office:value="122.623951" calcext:value-type="float">
            <text:p>122.623951</text:p>
          </table:table-cell>
          <table:table-cell office:value-type="float" office:value="16186.55469" calcext:value-type="float">
            <text:p>16186.5546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9.79747" calcext:value-type="float">
            <text:p>9.79747</text:p>
          </table:table-cell>
          <table:table-cell office:value-type="float" office:value="99.465199" calcext:value-type="float">
            <text:p>99.465199</text:p>
          </table:table-cell>
          <table:table-cell office:value-type="float" office:value="11104.213708" calcext:value-type="float">
            <text:p>11104.21370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8.302377" calcext:value-type="float">
            <text:p>8.302377</text:p>
          </table:table-cell>
          <table:table-cell office:value-type="float" office:value="72.194435" calcext:value-type="float">
            <text:p>72.194435</text:p>
          </table:table-cell>
          <table:table-cell office:value-type="float" office:value="6129.746485" calcext:value-type="float">
            <text:p>6129.74648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7.728252" calcext:value-type="float">
            <text:p>7.728252</text:p>
          </table:table-cell>
          <table:table-cell office:value-type="float" office:value="62.879727" calcext:value-type="float">
            <text:p>62.879727</text:p>
          </table:table-cell>
          <table:table-cell office:value-type="float" office:value="4705.154906" calcext:value-type="float">
            <text:p>4705.15490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4" calcext:value-type="float">
            <text:p>0.54</text:p>
          </table:table-cell>
          <table:table-cell office:value-type="float" office:value="6.927447" calcext:value-type="float">
            <text:p>6.927447</text:p>
          </table:table-cell>
          <table:table-cell office:value-type="float" office:value="50.889947" calcext:value-type="float">
            <text:p>50.889947</text:p>
          </table:table-cell>
          <table:table-cell office:value-type="float" office:value="3158.314095" calcext:value-type="float">
            <text:p>3158.31409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4" calcext:value-type="float">
            <text:p>0.54</text:p>
          </table:table-cell>
          <table:table-cell office:value-type="float" office:value="6.716412" calcext:value-type="float">
            <text:p>6.716412</text:p>
          </table:table-cell>
          <table:table-cell office:value-type="float" office:value="47.736458" calcext:value-type="float">
            <text:p>47.736458</text:p>
          </table:table-cell>
          <table:table-cell office:value-type="float" office:value="2776.725481" calcext:value-type="float">
            <text:p>2776.72548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  <table:table-cell office:value-type="float" office:value="6.111228" calcext:value-type="float">
            <text:p>6.111228</text:p>
          </table:table-cell>
          <table:table-cell office:value-type="float" office:value="39.617542" calcext:value-type="float">
            <text:p>39.617542</text:p>
          </table:table-cell>
          <table:table-cell office:value-type="float" office:value="1961.883542" calcext:value-type="float">
            <text:p>1961.88354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8" calcext:value-type="float">
            <text:p>0.58</text:p>
          </table:table-cell>
          <table:table-cell office:value-type="float" office:value="5.918044" calcext:value-type="float">
            <text:p>5.918044</text:p>
          </table:table-cell>
          <table:table-cell office:value-type="float" office:value="36.808451" calcext:value-type="float">
            <text:p>36.808451</text:p>
          </table:table-cell>
          <table:table-cell office:value-type="float" office:value="1633.2411" calcext:value-type="float">
            <text:p>1633.241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5.391752" calcext:value-type="float">
            <text:p>5.391752</text:p>
          </table:table-cell>
          <table:table-cell office:value-type="float" office:value="30.364046" calcext:value-type="float">
            <text:p>30.364046</text:p>
          </table:table-cell>
          <table:table-cell office:value-type="float" office:value="1090.13829" calcext:value-type="float">
            <text:p>1090.1382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office:value-type="float" office:value="5.177072" calcext:value-type="float">
            <text:p>5.177072</text:p>
          </table:table-cell>
          <table:table-cell office:value-type="float" office:value="27.867497" calcext:value-type="float">
            <text:p>27.867497</text:p>
          </table:table-cell>
          <table:table-cell office:value-type="float" office:value="900.07576" calcext:value-type="float">
            <text:p>900.0757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4" calcext:value-type="float">
            <text:p>0.64</text:p>
          </table:table-cell>
          <table:table-cell office:value-type="float" office:value="5.116596" calcext:value-type="float">
            <text:p>5.116596</text:p>
          </table:table-cell>
          <table:table-cell office:value-type="float" office:value="27.238126" calcext:value-type="float">
            <text:p>27.238126</text:p>
          </table:table-cell>
          <table:table-cell office:value-type="float" office:value="866.341088" calcext:value-type="float">
            <text:p>866.34108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6" calcext:value-type="float">
            <text:p>0.66</text:p>
          </table:table-cell>
          <table:table-cell office:value-type="float" office:value="4.9946" calcext:value-type="float">
            <text:p>4.9946</text:p>
          </table:table-cell>
          <table:table-cell office:value-type="float" office:value="25.839399" calcext:value-type="float">
            <text:p>25.839399</text:p>
          </table:table-cell>
          <table:table-cell office:value-type="float" office:value="763.364273" calcext:value-type="float">
            <text:p>763.36427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68" calcext:value-type="float">
            <text:p>0.68</text:p>
          </table:table-cell>
          <table:table-cell office:value-type="float" office:value="4.80728" calcext:value-type="float">
            <text:p>4.80728</text:p>
          </table:table-cell>
          <table:table-cell office:value-type="float" office:value="23.892642" calcext:value-type="float">
            <text:p>23.892642</text:p>
          </table:table-cell>
          <table:table-cell office:value-type="float" office:value="648.576035" calcext:value-type="float">
            <text:p>648.57603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4.739899" calcext:value-type="float">
            <text:p>4.739899</text:p>
          </table:table-cell>
          <table:table-cell office:value-type="float" office:value="23.227298" calcext:value-type="float">
            <text:p>23.227298</text:p>
          </table:table-cell>
          <table:table-cell office:value-type="float" office:value="613.722222" calcext:value-type="float">
            <text:p>613.72222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2" calcext:value-type="float">
            <text:p>0.72</text:p>
          </table:table-cell>
          <table:table-cell office:value-type="float" office:value="4.68844" calcext:value-type="float">
            <text:p>4.68844</text:p>
          </table:table-cell>
          <table:table-cell office:value-type="float" office:value="22.676628" calcext:value-type="float">
            <text:p>22.676628</text:p>
          </table:table-cell>
          <table:table-cell office:value-type="float" office:value="580.627605" calcext:value-type="float">
            <text:p>580.62760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4" calcext:value-type="float">
            <text:p>0.74</text:p>
          </table:table-cell>
          <table:table-cell office:value-type="float" office:value="4.628156" calcext:value-type="float">
            <text:p>4.628156</text:p>
          </table:table-cell>
          <table:table-cell office:value-type="float" office:value="22.07776" calcext:value-type="float">
            <text:p>22.07776</text:p>
          </table:table-cell>
          <table:table-cell office:value-type="float" office:value="547.59025" calcext:value-type="float">
            <text:p>547.5902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  <table:table-cell office:value-type="float" office:value="4.513208" calcext:value-type="float">
            <text:p>4.513208</text:p>
          </table:table-cell>
          <table:table-cell office:value-type="float" office:value="20.992136" calcext:value-type="float">
            <text:p>20.992136</text:p>
          </table:table-cell>
          <table:table-cell office:value-type="float" office:value="495.461782" calcext:value-type="float">
            <text:p>495.46178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8" calcext:value-type="float">
            <text:p>0.78</text:p>
          </table:table-cell>
          <table:table-cell office:value-type="float" office:value="4.45721" calcext:value-type="float">
            <text:p>4.45721</text:p>
          </table:table-cell>
          <table:table-cell office:value-type="float" office:value="20.446295" calcext:value-type="float">
            <text:p>20.446295</text:p>
          </table:table-cell>
          <table:table-cell office:value-type="float" office:value="467.420629" calcext:value-type="float">
            <text:p>467.42062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14.893059" calcext:value-type="float">
            <text:p>14.893059</text:p>
          </table:table-cell>
          <table:table-cell office:value-type="float" office:value="221.983236" calcext:value-type="float">
            <text:p>221.983236</text:p>
          </table:table-cell>
          <table:table-cell office:value-type="float" office:value="49434.668918" calcext:value-type="float">
            <text:p>49434.66891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2" calcext:value-type="float">
            <text:p>0.32</text:p>
          </table:table-cell>
          <table:table-cell office:value-type="float" office:value="14.771379" calcext:value-type="float">
            <text:p>14.771379</text:p>
          </table:table-cell>
          <table:table-cell office:value-type="float" office:value="218.420366" calcext:value-type="float">
            <text:p>218.420366</text:p>
          </table:table-cell>
          <table:table-cell office:value-type="float" office:value="47902.017622" calcext:value-type="float">
            <text:p>47902.01762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14.496744" calcext:value-type="float">
            <text:p>14.496744</text:p>
          </table:table-cell>
          <table:table-cell office:value-type="float" office:value="210.465405" calcext:value-type="float">
            <text:p>210.465405</text:p>
          </table:table-cell>
          <table:table-cell office:value-type="float" office:value="44551.32979" calcext:value-type="float">
            <text:p>44551.3297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14.163763" calcext:value-type="float">
            <text:p>14.163763</text:p>
          </table:table-cell>
          <table:table-cell office:value-type="float" office:value="201.064081" calcext:value-type="float">
            <text:p>201.064081</text:p>
          </table:table-cell>
          <table:table-cell office:value-type="float" office:value="40779.65982" calcext:value-type="float">
            <text:p>40779.6598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13.865328" calcext:value-type="float">
            <text:p>13.865328</text:p>
          </table:table-cell>
          <table:table-cell office:value-type="float" office:value="192.774495" calcext:value-type="float">
            <text:p>192.774495</text:p>
          </table:table-cell>
          <table:table-cell office:value-type="float" office:value="37553.481151" calcext:value-type="float">
            <text:p>37553.48115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3.373227" calcext:value-type="float">
            <text:p>13.373227</text:p>
          </table:table-cell>
          <table:table-cell office:value-type="float" office:value="179.507724" calcext:value-type="float">
            <text:p>179.507724</text:p>
          </table:table-cell>
          <table:table-cell office:value-type="float" office:value="32685.66623" calcext:value-type="float">
            <text:p>32685.6662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12.649235" calcext:value-type="float">
            <text:p>12.649235</text:p>
          </table:table-cell>
          <table:table-cell office:value-type="float" office:value="161.074185" calcext:value-type="float">
            <text:p>161.074185</text:p>
          </table:table-cell>
          <table:table-cell office:value-type="float" office:value="26597.180949" calcext:value-type="float">
            <text:p>26597.18094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12.07585" calcext:value-type="float">
            <text:p>12.07585</text:p>
          </table:table-cell>
          <table:table-cell office:value-type="float" office:value="147.792014" calcext:value-type="float">
            <text:p>147.792014</text:p>
          </table:table-cell>
          <table:table-cell office:value-type="float" office:value="22863.415583" calcext:value-type="float">
            <text:p>22863.41558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1.269918" calcext:value-type="float">
            <text:p>11.269918</text:p>
          </table:table-cell>
          <table:table-cell office:value-type="float" office:value="128.803608" calcext:value-type="float">
            <text:p>128.803608</text:p>
          </table:table-cell>
          <table:table-cell office:value-type="float" office:value="17443.049688" calcext:value-type="float">
            <text:p>17443.04968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10.01921" calcext:value-type="float">
            <text:p>10.01921</text:p>
          </table:table-cell>
          <table:table-cell office:value-type="float" office:value="103.50349" calcext:value-type="float">
            <text:p>103.50349</text:p>
          </table:table-cell>
          <table:table-cell office:value-type="float" office:value="11829.065069" calcext:value-type="float">
            <text:p>11829.065069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8.846238" calcext:value-type="float">
            <text:p>8.846238</text:p>
          </table:table-cell>
          <table:table-cell office:value-type="float" office:value="81.323571" calcext:value-type="float">
            <text:p>81.323571</text:p>
          </table:table-cell>
          <table:table-cell office:value-type="float" office:value="7532.958518" calcext:value-type="float">
            <text:p>7532.95851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7.968936" calcext:value-type="float">
            <text:p>7.968936</text:p>
          </table:table-cell>
          <table:table-cell office:value-type="float" office:value="66.497756" calcext:value-type="float">
            <text:p>66.497756</text:p>
          </table:table-cell>
          <table:table-cell office:value-type="float" office:value="5193.332883" calcext:value-type="float">
            <text:p>5193.33288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6.683422" calcext:value-type="float">
            <text:p>6.683422</text:p>
          </table:table-cell>
          <table:table-cell office:value-type="float" office:value="46.993445" calcext:value-type="float">
            <text:p>46.993445</text:p>
          </table:table-cell>
          <table:table-cell office:value-type="float" office:value="2653.48082" calcext:value-type="float">
            <text:p>2653.4808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6.740654" calcext:value-type="float">
            <text:p>6.740654</text:p>
          </table:table-cell>
          <table:table-cell office:value-type="float" office:value="48.136923" calcext:value-type="float">
            <text:p>48.136923</text:p>
          </table:table-cell>
          <table:table-cell office:value-type="float" office:value="2848.943446" calcext:value-type="float">
            <text:p>2848.94344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6.63839" calcext:value-type="float">
            <text:p>6.63839</text:p>
          </table:table-cell>
          <table:table-cell office:value-type="float" office:value="46.330223" calcext:value-type="float">
            <text:p>46.330223</text:p>
          </table:table-cell>
          <table:table-cell office:value-type="float" office:value="2577.031633" calcext:value-type="float">
            <text:p>2577.03163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office:value-type="float" office:value="5.860326" calcext:value-type="float">
            <text:p>5.860326</text:p>
          </table:table-cell>
          <table:table-cell office:value-type="float" office:value="36.028533" calcext:value-type="float">
            <text:p>36.028533</text:p>
          </table:table-cell>
          <table:table-cell office:value-type="float" office:value="1561.36263" calcext:value-type="float">
            <text:p>1561.3626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5.479545" calcext:value-type="float">
            <text:p>5.479545</text:p>
          </table:table-cell>
          <table:table-cell office:value-type="float" office:value="31.253745" calcext:value-type="float">
            <text:p>31.253745</text:p>
          </table:table-cell>
          <table:table-cell office:value-type="float" office:value="1138.299062" calcext:value-type="float">
            <text:p>1138.29906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2" calcext:value-type="float">
            <text:p>0.62</text:p>
          </table:table-cell>
          <table:table-cell office:value-type="float" office:value="5.409849" calcext:value-type="float">
            <text:p>5.409849</text:p>
          </table:table-cell>
          <table:table-cell office:value-type="float" office:value="30.517155" calcext:value-type="float">
            <text:p>30.517155</text:p>
          </table:table-cell>
          <table:table-cell office:value-type="float" office:value="1093.70227" calcext:value-type="float">
            <text:p>1093.7022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5.201657" calcext:value-type="float">
            <text:p>5.201657</text:p>
          </table:table-cell>
          <table:table-cell office:value-type="float" office:value="28.125912" calcext:value-type="float">
            <text:p>28.125912</text:p>
          </table:table-cell>
          <table:table-cell office:value-type="float" office:value="919.251034" calcext:value-type="float">
            <text:p>919.25103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4.938937" calcext:value-type="float">
            <text:p>4.938937</text:p>
          </table:table-cell>
          <table:table-cell office:value-type="float" office:value="25.232341" calcext:value-type="float">
            <text:p>25.232341</text:p>
          </table:table-cell>
          <table:table-cell office:value-type="float" office:value="724.162508" calcext:value-type="float">
            <text:p>724.16250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4.812481" calcext:value-type="float">
            <text:p>4.812481</text:p>
          </table:table-cell>
          <table:table-cell office:value-type="float" office:value="23.936512" calcext:value-type="float">
            <text:p>23.936512</text:p>
          </table:table-cell>
          <table:table-cell office:value-type="float" office:value="650.344534" calcext:value-type="float">
            <text:p>650.34453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4.785855" calcext:value-type="float">
            <text:p>4.785855</text:p>
          </table:table-cell>
          <table:table-cell office:value-type="float" office:value="23.723668" calcext:value-type="float">
            <text:p>23.723668</text:p>
          </table:table-cell>
          <table:table-cell office:value-type="float" office:value="644.943476" calcext:value-type="float">
            <text:p>644.94347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4.70648" calcext:value-type="float">
            <text:p>4.70648</text:p>
          </table:table-cell>
          <table:table-cell office:value-type="float" office:value="22.907487" calcext:value-type="float">
            <text:p>22.907487</text:p>
          </table:table-cell>
          <table:table-cell office:value-type="float" office:value="597.912004" calcext:value-type="float">
            <text:p>597.91200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4.600537" calcext:value-type="float">
            <text:p>4.600537</text:p>
          </table:table-cell>
          <table:table-cell office:value-type="float" office:value="21.809152" calcext:value-type="float">
            <text:p>21.809152</text:p>
          </table:table-cell>
          <table:table-cell office:value-type="float" office:value="534.939689" calcext:value-type="float">
            <text:p>534.93968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4.49491" calcext:value-type="float">
            <text:p>4.49491</text:p>
          </table:table-cell>
          <table:table-cell office:value-type="float" office:value="20.820126" calcext:value-type="float">
            <text:p>20.820126</text:p>
          </table:table-cell>
          <table:table-cell office:value-type="float" office:value="487.797371" calcext:value-type="float">
            <text:p>487.79737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office:value-type="float" office:value="4.448072" calcext:value-type="float">
            <text:p>4.448072</text:p>
          </table:table-cell>
          <table:table-cell office:value-type="float" office:value="20.366389" calcext:value-type="float">
            <text:p>20.366389</text:p>
          </table:table-cell>
          <table:table-cell office:value-type="float" office:value="463.990753" calcext:value-type="float">
            <text:p>463.99075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3" calcext:value-type="float">
            <text:p>0.3</text:p>
          </table:table-cell>
          <table:table-cell office:value-type="float" office:value="14.841662" calcext:value-type="float">
            <text:p>14.841662</text:p>
          </table:table-cell>
          <table:table-cell office:value-type="float" office:value="220.488472" calcext:value-type="float">
            <text:p>220.488472</text:p>
          </table:table-cell>
          <table:table-cell office:value-type="float" office:value="48801.624235" calcext:value-type="float">
            <text:p>48801.62423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32" calcext:value-type="float">
            <text:p>0.32</text:p>
          </table:table-cell>
          <table:table-cell office:value-type="float" office:value="14.751646" calcext:value-type="float">
            <text:p>14.751646</text:p>
          </table:table-cell>
          <table:table-cell office:value-type="float" office:value="217.87031" calcext:value-type="float">
            <text:p>217.87031</text:p>
          </table:table-cell>
          <table:table-cell office:value-type="float" office:value="47689.407356" calcext:value-type="float">
            <text:p>47689.40735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float" office:value="14.502011" calcext:value-type="float">
            <text:p>14.502011</text:p>
          </table:table-cell>
          <table:table-cell office:value-type="float" office:value="210.632856" calcext:value-type="float">
            <text:p>210.632856</text:p>
          </table:table-cell>
          <table:table-cell office:value-type="float" office:value="44628.573316" calcext:value-type="float">
            <text:p>44628.57331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36" calcext:value-type="float">
            <text:p>0.36</text:p>
          </table:table-cell>
          <table:table-cell office:value-type="float" office:value="14.033741" calcext:value-type="float">
            <text:p>14.033741</text:p>
          </table:table-cell>
          <table:table-cell office:value-type="float" office:value="197.492139" calcext:value-type="float">
            <text:p>197.492139</text:p>
          </table:table-cell>
          <table:table-cell office:value-type="float" office:value="39423.623834" calcext:value-type="float">
            <text:p>39423.62383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38" calcext:value-type="float">
            <text:p>0.38</text:p>
          </table:table-cell>
          <table:table-cell office:value-type="float" office:value="13.842213" calcext:value-type="float">
            <text:p>13.842213</text:p>
          </table:table-cell>
          <table:table-cell office:value-type="float" office:value="192.108861" calcext:value-type="float">
            <text:p>192.108861</text:p>
          </table:table-cell>
          <table:table-cell office:value-type="float" office:value="37275.413056" calcext:value-type="float">
            <text:p>37275.41305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office:value-type="float" office:value="13.233756" calcext:value-type="float">
            <text:p>13.233756</text:p>
          </table:table-cell>
          <table:table-cell office:value-type="float" office:value="176.052729" calcext:value-type="float">
            <text:p>176.052729</text:p>
          </table:table-cell>
          <table:table-cell office:value-type="float" office:value="31598.507988" calcext:value-type="float">
            <text:p>31598.50798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2" calcext:value-type="float">
            <text:p>0.42</text:p>
          </table:table-cell>
          <table:table-cell office:value-type="float" office:value="12.740226" calcext:value-type="float">
            <text:p>12.740226</text:p>
          </table:table-cell>
          <table:table-cell office:value-type="float" office:value="163.66674" calcext:value-type="float">
            <text:p>163.66674</text:p>
          </table:table-cell>
          <table:table-cell office:value-type="float" office:value="27602.251051" calcext:value-type="float">
            <text:p>27602.25105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4" calcext:value-type="float">
            <text:p>0.44</text:p>
          </table:table-cell>
          <table:table-cell office:value-type="float" office:value="12.027625" calcext:value-type="float">
            <text:p>12.027625</text:p>
          </table:table-cell>
          <table:table-cell office:value-type="float" office:value="146.282579" calcext:value-type="float">
            <text:p>146.282579</text:p>
          </table:table-cell>
          <table:table-cell office:value-type="float" office:value="22273.866299" calcext:value-type="float">
            <text:p>22273.86629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  <table:table-cell office:value-type="float" office:value="11.63767" calcext:value-type="float">
            <text:p>11.63767</text:p>
          </table:table-cell>
          <table:table-cell office:value-type="float" office:value="136.969608" calcext:value-type="float">
            <text:p>136.969608</text:p>
          </table:table-cell>
          <table:table-cell office:value-type="float" office:value="19541.292635" calcext:value-type="float">
            <text:p>19541.29263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8" calcext:value-type="float">
            <text:p>0.48</text:p>
          </table:table-cell>
          <table:table-cell office:value-type="float" office:value="10.147318" calcext:value-type="float">
            <text:p>10.147318</text:p>
          </table:table-cell>
          <table:table-cell office:value-type="float" office:value="105.629988" calcext:value-type="float">
            <text:p>105.629988</text:p>
          </table:table-cell>
          <table:table-cell office:value-type="float" office:value="12133.145899" calcext:value-type="float">
            <text:p>12133.14589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8.887855" calcext:value-type="float">
            <text:p>8.887855</text:p>
          </table:table-cell>
          <table:table-cell office:value-type="float" office:value="82.092966" calcext:value-type="float">
            <text:p>82.092966</text:p>
          </table:table-cell>
          <table:table-cell office:value-type="float" office:value="7664.893169" calcext:value-type="float">
            <text:p>7664.89316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7.51834" calcext:value-type="float">
            <text:p>7.51834</text:p>
          </table:table-cell>
          <table:table-cell office:value-type="float" office:value="59.63157" calcext:value-type="float">
            <text:p>59.63157</text:p>
          </table:table-cell>
          <table:table-cell office:value-type="float" office:value="4274.602631" calcext:value-type="float">
            <text:p>4274.60263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6.984939" calcext:value-type="float">
            <text:p>6.984939</text:p>
          </table:table-cell>
          <table:table-cell office:value-type="float" office:value="51.287593" calcext:value-type="float">
            <text:p>51.287593</text:p>
          </table:table-cell>
          <table:table-cell office:value-type="float" office:value="3130.901587" calcext:value-type="float">
            <text:p>3130.90158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4" calcext:value-type="float">
            <text:p>0.54</text:p>
          </table:table-cell>
          <table:table-cell office:value-type="float" office:value="7.107936" calcext:value-type="float">
            <text:p>7.107936</text:p>
          </table:table-cell>
          <table:table-cell office:value-type="float" office:value="53.267221" calcext:value-type="float">
            <text:p>53.267221</text:p>
          </table:table-cell>
          <table:table-cell office:value-type="float" office:value="3411.433558" calcext:value-type="float">
            <text:p>3411.43355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  <table:table-cell office:value-type="float" office:value="6.316202" calcext:value-type="float">
            <text:p>6.316202</text:p>
          </table:table-cell>
          <table:table-cell office:value-type="float" office:value="41.876828" calcext:value-type="float">
            <text:p>41.876828</text:p>
          </table:table-cell>
          <table:table-cell office:value-type="float" office:value="2104.770158" calcext:value-type="float">
            <text:p>2104.77015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5.714503" calcext:value-type="float">
            <text:p>5.714503</text:p>
          </table:table-cell>
          <table:table-cell office:value-type="float" office:value="34.26812" calcext:value-type="float">
            <text:p>34.26812</text:p>
          </table:table-cell>
          <table:table-cell office:value-type="float" office:value="1405.649547" calcext:value-type="float">
            <text:p>1405.64954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office:value-type="float" office:value="5.486523" calcext:value-type="float">
            <text:p>5.486523</text:p>
          </table:table-cell>
          <table:table-cell office:value-type="float" office:value="31.30317" calcext:value-type="float">
            <text:p>31.30317</text:p>
          </table:table-cell>
          <table:table-cell office:value-type="float" office:value="1136.814334" calcext:value-type="float">
            <text:p>1136.81433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62" calcext:value-type="float">
            <text:p>0.62</text:p>
          </table:table-cell>
          <table:table-cell office:value-type="float" office:value="5.399455" calcext:value-type="float">
            <text:p>5.399455</text:p>
          </table:table-cell>
          <table:table-cell office:value-type="float" office:value="30.323092" calcext:value-type="float">
            <text:p>30.323092</text:p>
          </table:table-cell>
          <table:table-cell office:value-type="float" office:value="1066.82681" calcext:value-type="float">
            <text:p>1066.8268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64" calcext:value-type="float">
            <text:p>0.64</text:p>
          </table:table-cell>
          <table:table-cell office:value-type="float" office:value="5.105691" calcext:value-type="float">
            <text:p>5.105691</text:p>
          </table:table-cell>
          <table:table-cell office:value-type="float" office:value="27.010301" calcext:value-type="float">
            <text:p>27.010301</text:p>
          </table:table-cell>
          <table:table-cell office:value-type="float" office:value="836.250241" calcext:value-type="float">
            <text:p>836.25024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66" calcext:value-type="float">
            <text:p>0.66</text:p>
          </table:table-cell>
          <table:table-cell office:value-type="float" office:value="4.978096" calcext:value-type="float">
            <text:p>4.978096</text:p>
          </table:table-cell>
          <table:table-cell office:value-type="float" office:value="25.629392" calcext:value-type="float">
            <text:p>25.629392</text:p>
          </table:table-cell>
          <table:table-cell office:value-type="float" office:value="744.617715" calcext:value-type="float">
            <text:p>744.61771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68" calcext:value-type="float">
            <text:p>0.68</text:p>
          </table:table-cell>
          <table:table-cell office:value-type="float" office:value="4.876553" calcext:value-type="float">
            <text:p>4.876553</text:p>
          </table:table-cell>
          <table:table-cell office:value-type="float" office:value="24.608189" calcext:value-type="float">
            <text:p>24.608189</text:p>
          </table:table-cell>
          <table:table-cell office:value-type="float" office:value="689.086744" calcext:value-type="float">
            <text:p>689.08674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4.743053" calcext:value-type="float">
            <text:p>4.743053</text:p>
          </table:table-cell>
          <table:table-cell office:value-type="float" office:value="23.228967" calcext:value-type="float">
            <text:p>23.228967</text:p>
          </table:table-cell>
          <table:table-cell office:value-type="float" office:value="610.805653" calcext:value-type="float">
            <text:p>610.80565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2" calcext:value-type="float">
            <text:p>0.72</text:p>
          </table:table-cell>
          <table:table-cell office:value-type="float" office:value="4.659644" calcext:value-type="float">
            <text:p>4.659644</text:p>
          </table:table-cell>
          <table:table-cell office:value-type="float" office:value="22.393753" calcext:value-type="float">
            <text:p>22.393753</text:p>
          </table:table-cell>
          <table:table-cell office:value-type="float" office:value="564.556523" calcext:value-type="float">
            <text:p>564.55652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4" calcext:value-type="float">
            <text:p>0.74</text:p>
          </table:table-cell>
          <table:table-cell office:value-type="float" office:value="4.614013" calcext:value-type="float">
            <text:p>4.614013</text:p>
          </table:table-cell>
          <table:table-cell office:value-type="float" office:value="21.942842" calcext:value-type="float">
            <text:p>21.942842</text:p>
          </table:table-cell>
          <table:table-cell office:value-type="float" office:value="541.430281" calcext:value-type="float">
            <text:p>541.43028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6" calcext:value-type="float">
            <text:p>0.76</text:p>
          </table:table-cell>
          <table:table-cell office:value-type="float" office:value="4.609849" calcext:value-type="float">
            <text:p>4.609849</text:p>
          </table:table-cell>
          <table:table-cell office:value-type="float" office:value="21.913997" calcext:value-type="float">
            <text:p>21.913997</text:p>
          </table:table-cell>
          <table:table-cell office:value-type="float" office:value="540.858572" calcext:value-type="float">
            <text:p>540.85857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8" calcext:value-type="float">
            <text:p>0.78</text:p>
          </table:table-cell>
          <table:table-cell office:value-type="float" office:value="4.496953" calcext:value-type="float">
            <text:p>4.496953</text:p>
          </table:table-cell>
          <table:table-cell office:value-type="float" office:value="20.832623" calcext:value-type="float">
            <text:p>20.832623</text:p>
          </table:table-cell>
          <table:table-cell office:value-type="float" office:value="486.571692" calcext:value-type="float">
            <text:p>486.57169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4.935648" calcext:value-type="float">
            <text:p>14.935648</text:p>
          </table:table-cell>
          <table:table-cell office:value-type="float" office:value="223.266944" calcext:value-type="float">
            <text:p>223.266944</text:p>
          </table:table-cell>
          <table:table-cell office:value-type="float" office:value="50019.804713" calcext:value-type="float">
            <text:p>50019.80471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2" calcext:value-type="float">
            <text:p>0.32</text:p>
          </table:table-cell>
          <table:table-cell office:value-type="float" office:value="14.707134" calcext:value-type="float">
            <text:p>14.707134</text:p>
          </table:table-cell>
          <table:table-cell office:value-type="float" office:value="216.529714" calcext:value-type="float">
            <text:p>216.529714</text:p>
          </table:table-cell>
          <table:table-cell office:value-type="float" office:value="47080.905995" calcext:value-type="float">
            <text:p>47080.90599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4" calcext:value-type="float">
            <text:p>0.34</text:p>
          </table:table-cell>
          <table:table-cell office:value-type="float" office:value="14.365402" calcext:value-type="float">
            <text:p>14.365402</text:p>
          </table:table-cell>
          <table:table-cell office:value-type="float" office:value="206.807715" calcext:value-type="float">
            <text:p>206.807715</text:p>
          </table:table-cell>
          <table:table-cell office:value-type="float" office:value="43117.513799" calcext:value-type="float">
            <text:p>43117.51379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6" calcext:value-type="float">
            <text:p>0.36</text:p>
          </table:table-cell>
          <table:table-cell office:value-type="float" office:value="14.200972" calcext:value-type="float">
            <text:p>14.200972</text:p>
          </table:table-cell>
          <table:table-cell office:value-type="float" office:value="202.129557" calcext:value-type="float">
            <text:p>202.129557</text:p>
          </table:table-cell>
          <table:table-cell office:value-type="float" office:value="41214.377684" calcext:value-type="float">
            <text:p>41214.37768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8" calcext:value-type="float">
            <text:p>0.38</text:p>
          </table:table-cell>
          <table:table-cell office:value-type="float" office:value="13.833627" calcext:value-type="float">
            <text:p>13.833627</text:p>
          </table:table-cell>
          <table:table-cell office:value-type="float" office:value="191.938262" calcext:value-type="float">
            <text:p>191.938262</text:p>
          </table:table-cell>
          <table:table-cell office:value-type="float" office:value="37261.018839" calcext:value-type="float">
            <text:p>37261.01883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3.521528" calcext:value-type="float">
            <text:p>13.521528</text:p>
          </table:table-cell>
          <table:table-cell office:value-type="float" office:value="183.497957" calcext:value-type="float">
            <text:p>183.497957</text:p>
          </table:table-cell>
          <table:table-cell office:value-type="float" office:value="34128.252599" calcext:value-type="float">
            <text:p>34128.25259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office:value-type="float" office:value="12.958034" calcext:value-type="float">
            <text:p>12.958034</text:p>
          </table:table-cell>
          <table:table-cell office:value-type="float" office:value="168.629748" calcext:value-type="float">
            <text:p>168.629748</text:p>
          </table:table-cell>
          <table:table-cell office:value-type="float" office:value="28897.340189" calcext:value-type="float">
            <text:p>28897.34018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4" calcext:value-type="float">
            <text:p>0.44</text:p>
          </table:table-cell>
          <table:table-cell office:value-type="float" office:value="12.348062" calcext:value-type="float">
            <text:p>12.348062</text:p>
          </table:table-cell>
          <table:table-cell office:value-type="float" office:value="153.628297" calcext:value-type="float">
            <text:p>153.628297</text:p>
          </table:table-cell>
          <table:table-cell office:value-type="float" office:value="24265.519547" calcext:value-type="float">
            <text:p>24265.51954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6" calcext:value-type="float">
            <text:p>0.46</text:p>
          </table:table-cell>
          <table:table-cell office:value-type="float" office:value="11.395878" calcext:value-type="float">
            <text:p>11.395878</text:p>
          </table:table-cell>
          <table:table-cell office:value-type="float" office:value="131.522706" calcext:value-type="float">
            <text:p>131.522706</text:p>
          </table:table-cell>
          <table:table-cell office:value-type="float" office:value="18126.994415" calcext:value-type="float">
            <text:p>18126.99441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8" calcext:value-type="float">
            <text:p>0.48</text:p>
          </table:table-cell>
          <table:table-cell office:value-type="float" office:value="9.821641" calcext:value-type="float">
            <text:p>9.821641</text:p>
          </table:table-cell>
          <table:table-cell office:value-type="float" office:value="100.024845" calcext:value-type="float">
            <text:p>100.024845</text:p>
          </table:table-cell>
          <table:table-cell office:value-type="float" office:value="11206.102931" calcext:value-type="float">
            <text:p>11206.10293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9.077204" calcext:value-type="float">
            <text:p>9.077204</text:p>
          </table:table-cell>
          <table:table-cell office:value-type="float" office:value="85.584181" calcext:value-type="float">
            <text:p>85.584181</text:p>
          </table:table-cell>
          <table:table-cell office:value-type="float" office:value="8374.280479" calcext:value-type="float">
            <text:p>8374.28047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2" calcext:value-type="float">
            <text:p>0.52</text:p>
          </table:table-cell>
          <table:table-cell office:value-type="float" office:value="7.753158" calcext:value-type="float">
            <text:p>7.753158</text:p>
          </table:table-cell>
          <table:table-cell office:value-type="float" office:value="63.156527" calcext:value-type="float">
            <text:p>63.156527</text:p>
          </table:table-cell>
          <table:table-cell office:value-type="float" office:value="4751.465122" calcext:value-type="float">
            <text:p>4751.46512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4" calcext:value-type="float">
            <text:p>0.54</text:p>
          </table:table-cell>
          <table:table-cell office:value-type="float" office:value="7.212969" calcext:value-type="float">
            <text:p>7.212969</text:p>
          </table:table-cell>
          <table:table-cell office:value-type="float" office:value="54.845343" calcext:value-type="float">
            <text:p>54.845343</text:p>
          </table:table-cell>
          <table:table-cell office:value-type="float" office:value="3592.58136" calcext:value-type="float">
            <text:p>3592.5813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4" calcext:value-type="float">
            <text:p>0.54</text:p>
          </table:table-cell>
          <table:table-cell office:value-type="float" office:value="7.101927" calcext:value-type="float">
            <text:p>7.101927</text:p>
          </table:table-cell>
          <table:table-cell office:value-type="float" office:value="52.872668" calcext:value-type="float">
            <text:p>52.872668</text:p>
          </table:table-cell>
          <table:table-cell office:value-type="float" office:value="3292.510341" calcext:value-type="float">
            <text:p>3292.51034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6" calcext:value-type="float">
            <text:p>0.56</text:p>
          </table:table-cell>
          <table:table-cell office:value-type="float" office:value="6.363006" calcext:value-type="float">
            <text:p>6.363006</text:p>
          </table:table-cell>
          <table:table-cell office:value-type="float" office:value="42.89361" calcext:value-type="float">
            <text:p>42.89361</text:p>
          </table:table-cell>
          <table:table-cell office:value-type="float" office:value="2266.576484" calcext:value-type="float">
            <text:p>2266.57648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8" calcext:value-type="float">
            <text:p>0.58</text:p>
          </table:table-cell>
          <table:table-cell office:value-type="float" office:value="6.175678" calcext:value-type="float">
            <text:p>6.175678</text:p>
          </table:table-cell>
          <table:table-cell office:value-type="float" office:value="40.406571" calcext:value-type="float">
            <text:p>40.406571</text:p>
          </table:table-cell>
          <table:table-cell office:value-type="float" office:value="2021.418005" calcext:value-type="float">
            <text:p>2021.418005</text:p>
          </table:table-cell>
        </table:table-row>
        <table:table-row table:style-name="ro1">
          <table:table-cell table:number-columns-repeated="2" office:value-type="float" office:value="0.6" calcext:value-type="float">
            <text:p>0.6</text:p>
          </table:table-cell>
          <table:table-cell office:value-type="float" office:value="5.641875" calcext:value-type="float">
            <text:p>5.641875</text:p>
          </table:table-cell>
          <table:table-cell office:value-type="float" office:value="33.291987" calcext:value-type="float">
            <text:p>33.291987</text:p>
          </table:table-cell>
          <table:table-cell office:value-type="float" office:value="1324.645905" calcext:value-type="float">
            <text:p>1324.6459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 office:value-type="float" office:value="5.312529" calcext:value-type="float">
            <text:p>5.312529</text:p>
          </table:table-cell>
          <table:table-cell office:value-type="float" office:value="29.488788" calcext:value-type="float">
            <text:p>29.488788</text:p>
          </table:table-cell>
          <table:table-cell office:value-type="float" office:value="1033.47429" calcext:value-type="float">
            <text:p>1033.4742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5.123223" calcext:value-type="float">
            <text:p>5.123223</text:p>
          </table:table-cell>
          <table:table-cell office:value-type="float" office:value="27.263632" calcext:value-type="float">
            <text:p>27.263632</text:p>
          </table:table-cell>
          <table:table-cell office:value-type="float" office:value="859.381332" calcext:value-type="float">
            <text:p>859.38133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6" calcext:value-type="float">
            <text:p>0.66</text:p>
          </table:table-cell>
          <table:table-cell office:value-type="float" office:value="5.009298" calcext:value-type="float">
            <text:p>5.009298</text:p>
          </table:table-cell>
          <table:table-cell office:value-type="float" office:value="26.078825" calcext:value-type="float">
            <text:p>26.078825</text:p>
          </table:table-cell>
          <table:table-cell office:value-type="float" office:value="789.557163" calcext:value-type="float">
            <text:p>789.55716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8" calcext:value-type="float">
            <text:p>0.68</text:p>
          </table:table-cell>
          <table:table-cell office:value-type="float" office:value="4.838947" calcext:value-type="float">
            <text:p>4.838947</text:p>
          </table:table-cell>
          <table:table-cell office:value-type="float" office:value="24.206245" calcext:value-type="float">
            <text:p>24.206245</text:p>
          </table:table-cell>
          <table:table-cell office:value-type="float" office:value="665.537552" calcext:value-type="float">
            <text:p>665.53755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4.780895" calcext:value-type="float">
            <text:p>4.780895</text:p>
          </table:table-cell>
          <table:table-cell office:value-type="float" office:value="23.64821" calcext:value-type="float">
            <text:p>23.64821</text:p>
          </table:table-cell>
          <table:table-cell office:value-type="float" office:value="638.962793" calcext:value-type="float">
            <text:p>638.96279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4.735896" calcext:value-type="float">
            <text:p>4.735896</text:p>
          </table:table-cell>
          <table:table-cell office:value-type="float" office:value="23.184791" calcext:value-type="float">
            <text:p>23.184791</text:p>
          </table:table-cell>
          <table:table-cell office:value-type="float" office:value="610.319478" calcext:value-type="float">
            <text:p>610.31947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4" calcext:value-type="float">
            <text:p>0.74</text:p>
          </table:table-cell>
          <table:table-cell office:value-type="float" office:value="4.597268" calcext:value-type="float">
            <text:p>4.597268</text:p>
          </table:table-cell>
          <table:table-cell office:value-type="float" office:value="21.812115" calcext:value-type="float">
            <text:p>21.812115</text:p>
          </table:table-cell>
          <table:table-cell office:value-type="float" office:value="538.221322" calcext:value-type="float">
            <text:p>538.22132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6" calcext:value-type="float">
            <text:p>0.76</text:p>
          </table:table-cell>
          <table:table-cell office:value-type="float" office:value="4.519677" calcext:value-type="float">
            <text:p>4.519677</text:p>
          </table:table-cell>
          <table:table-cell office:value-type="float" office:value="21.025127" calcext:value-type="float">
            <text:p>21.025127</text:p>
          </table:table-cell>
          <table:table-cell office:value-type="float" office:value="494.12838" calcext:value-type="float">
            <text:p>494.1283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8" calcext:value-type="float">
            <text:p>0.78</text:p>
          </table:table-cell>
          <table:table-cell office:value-type="float" office:value="4.500353" calcext:value-type="float">
            <text:p>4.500353</text:p>
          </table:table-cell>
          <table:table-cell office:value-type="float" office:value="20.859467" calcext:value-type="float">
            <text:p>20.859467</text:p>
          </table:table-cell>
          <table:table-cell office:value-type="float" office:value="487.879546" calcext:value-type="float">
            <text:p>487.87954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" calcext:value-type="float">
            <text:p>0.3</text:p>
          </table:table-cell>
          <table:table-cell office:value-type="float" office:value="14.857406" calcext:value-type="float">
            <text:p>14.857406</text:p>
          </table:table-cell>
          <table:table-cell office:value-type="float" office:value="221.069661" calcext:value-type="float">
            <text:p>221.069661</text:p>
          </table:table-cell>
          <table:table-cell office:value-type="float" office:value="49156.315835" calcext:value-type="float">
            <text:p>49156.31583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2" calcext:value-type="float">
            <text:p>0.32</text:p>
          </table:table-cell>
          <table:table-cell office:value-type="float" office:value="14.732396" calcext:value-type="float">
            <text:p>14.732396</text:p>
          </table:table-cell>
          <table:table-cell office:value-type="float" office:value="217.267542" calcext:value-type="float">
            <text:p>217.267542</text:p>
          </table:table-cell>
          <table:table-cell office:value-type="float" office:value="47397.813732" calcext:value-type="float">
            <text:p>47397.81373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4" calcext:value-type="float">
            <text:p>0.34</text:p>
          </table:table-cell>
          <table:table-cell office:value-type="float" office:value="14.449406" calcext:value-type="float">
            <text:p>14.449406</text:p>
          </table:table-cell>
          <table:table-cell office:value-type="float" office:value="209.090375" calcext:value-type="float">
            <text:p>209.090375</text:p>
          </table:table-cell>
          <table:table-cell office:value-type="float" office:value="43970.203123" calcext:value-type="float">
            <text:p>43970.20312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6" calcext:value-type="float">
            <text:p>0.36</text:p>
          </table:table-cell>
          <table:table-cell office:value-type="float" office:value="14.091472" calcext:value-type="float">
            <text:p>14.091472</text:p>
          </table:table-cell>
          <table:table-cell office:value-type="float" office:value="199.011714" calcext:value-type="float">
            <text:p>199.011714</text:p>
          </table:table-cell>
          <table:table-cell office:value-type="float" office:value="39946.761216" calcext:value-type="float">
            <text:p>39946.76121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8" calcext:value-type="float">
            <text:p>0.38</text:p>
          </table:table-cell>
          <table:table-cell office:value-type="float" office:value="13.943357" calcext:value-type="float">
            <text:p>13.943357</text:p>
          </table:table-cell>
          <table:table-cell office:value-type="float" office:value="194.829115" calcext:value-type="float">
            <text:p>194.829115</text:p>
          </table:table-cell>
          <table:table-cell office:value-type="float" office:value="38271.805667" calcext:value-type="float">
            <text:p>38271.80566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13.483941" calcext:value-type="float">
            <text:p>13.483941</text:p>
          </table:table-cell>
          <table:table-cell office:value-type="float" office:value="182.510297" calcext:value-type="float">
            <text:p>182.510297</text:p>
          </table:table-cell>
          <table:table-cell office:value-type="float" office:value="33788.249043" calcext:value-type="float">
            <text:p>33788.24904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42" calcext:value-type="float">
            <text:p>0.42</text:p>
          </table:table-cell>
          <table:table-cell office:value-type="float" office:value="12.889121" calcext:value-type="float">
            <text:p>12.889121</text:p>
          </table:table-cell>
          <table:table-cell office:value-type="float" office:value="167.044521" calcext:value-type="float">
            <text:p>167.044521</text:p>
          </table:table-cell>
          <table:table-cell office:value-type="float" office:value="28497.798143" calcext:value-type="float">
            <text:p>28497.79814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44" calcext:value-type="float">
            <text:p>0.44</text:p>
          </table:table-cell>
          <table:table-cell office:value-type="float" office:value="12.66026" calcext:value-type="float">
            <text:p>12.66026</text:p>
          </table:table-cell>
          <table:table-cell office:value-type="float" office:value="161.381901" calcext:value-type="float">
            <text:p>161.381901</text:p>
          </table:table-cell>
          <table:table-cell office:value-type="float" office:value="26699.691638" calcext:value-type="float">
            <text:p>26699.69163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46" calcext:value-type="float">
            <text:p>0.46</text:p>
          </table:table-cell>
          <table:table-cell office:value-type="float" office:value="12.046142" calcext:value-type="float">
            <text:p>12.046142</text:p>
          </table:table-cell>
          <table:table-cell office:value-type="float" office:value="146.260523" calcext:value-type="float">
            <text:p>146.260523</text:p>
          </table:table-cell>
          <table:table-cell office:value-type="float" office:value="22040.545705" calcext:value-type="float">
            <text:p>22040.54570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48" calcext:value-type="float">
            <text:p>0.48</text:p>
          </table:table-cell>
          <table:table-cell office:value-type="float" office:value="10.681957" calcext:value-type="float">
            <text:p>10.681957</text:p>
          </table:table-cell>
          <table:table-cell office:value-type="float" office:value="117.252537" calcext:value-type="float">
            <text:p>117.252537</text:p>
          </table:table-cell>
          <table:table-cell office:value-type="float" office:value="14964.045346" calcext:value-type="float">
            <text:p>14964.04534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office:value-type="float" office:value="9.983427" calcext:value-type="float">
            <text:p>9.983427</text:p>
          </table:table-cell>
          <table:table-cell office:value-type="float" office:value="101.736355" calcext:value-type="float">
            <text:p>101.736355</text:p>
          </table:table-cell>
          <table:table-cell office:value-type="float" office:value="11156.553973" calcext:value-type="float">
            <text:p>11156.55397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2" calcext:value-type="float">
            <text:p>0.52</text:p>
          </table:table-cell>
          <table:table-cell office:value-type="float" office:value="8.363045" calcext:value-type="float">
            <text:p>8.363045</text:p>
          </table:table-cell>
          <table:table-cell office:value-type="float" office:value="73.908713" calcext:value-type="float">
            <text:p>73.908713</text:p>
          </table:table-cell>
          <table:table-cell office:value-type="float" office:value="6560.221564" calcext:value-type="float">
            <text:p>6560.22156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office:value-type="float" office:value="6.743739" calcext:value-type="float">
            <text:p>6.743739</text:p>
          </table:table-cell>
          <table:table-cell office:value-type="float" office:value="47.351571" calcext:value-type="float">
            <text:p>47.351571</text:p>
          </table:table-cell>
          <table:table-cell office:value-type="float" office:value="2609.269929" calcext:value-type="float">
            <text:p>2609.26992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4" calcext:value-type="float">
            <text:p>0.54</text:p>
          </table:table-cell>
          <table:table-cell office:value-type="float" office:value="7.756188" calcext:value-type="float">
            <text:p>7.756188</text:p>
          </table:table-cell>
          <table:table-cell office:value-type="float" office:value="62.677782" calcext:value-type="float">
            <text:p>62.677782</text:p>
          </table:table-cell>
          <table:table-cell office:value-type="float" office:value="4555.775362" calcext:value-type="float">
            <text:p>4555.77536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6" calcext:value-type="float">
            <text:p>0.56</text:p>
          </table:table-cell>
          <table:table-cell office:value-type="float" office:value="6.344094" calcext:value-type="float">
            <text:p>6.344094</text:p>
          </table:table-cell>
          <table:table-cell office:value-type="float" office:value="42.364125" calcext:value-type="float">
            <text:p>42.364125</text:p>
          </table:table-cell>
          <table:table-cell office:value-type="float" office:value="2166.148729" calcext:value-type="float">
            <text:p>2166.14872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8" calcext:value-type="float">
            <text:p>0.58</text:p>
          </table:table-cell>
          <table:table-cell office:value-type="float" office:value="6.172918" calcext:value-type="float">
            <text:p>6.172918</text:p>
          </table:table-cell>
          <table:table-cell office:value-type="float" office:value="40.063926" calcext:value-type="float">
            <text:p>40.063926</text:p>
          </table:table-cell>
          <table:table-cell office:value-type="float" office:value="1936.760684" calcext:value-type="float">
            <text:p>1936.76068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5.541763" calcext:value-type="float">
            <text:p>5.541763</text:p>
          </table:table-cell>
          <table:table-cell office:value-type="float" office:value="32.147419" calcext:value-type="float">
            <text:p>32.147419</text:p>
          </table:table-cell>
          <table:table-cell office:value-type="float" office:value="1228.859032" calcext:value-type="float">
            <text:p>1228.85903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2" calcext:value-type="float">
            <text:p>0.62</text:p>
          </table:table-cell>
          <table:table-cell office:value-type="float" office:value="5.525303" calcext:value-type="float">
            <text:p>5.525303</text:p>
          </table:table-cell>
          <table:table-cell office:value-type="float" office:value="31.871795" calcext:value-type="float">
            <text:p>31.871795</text:p>
          </table:table-cell>
          <table:table-cell office:value-type="float" office:value="1199.115096" calcext:value-type="float">
            <text:p>1199.11509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5.165964" calcext:value-type="float">
            <text:p>5.165964</text:p>
          </table:table-cell>
          <table:table-cell office:value-type="float" office:value="27.697676" calcext:value-type="float">
            <text:p>27.697676</text:p>
          </table:table-cell>
          <table:table-cell office:value-type="float" office:value="884.348227" calcext:value-type="float">
            <text:p>884.34822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5.132557" calcext:value-type="float">
            <text:p>5.132557</text:p>
          </table:table-cell>
          <table:table-cell office:value-type="float" office:value="27.321025" calcext:value-type="float">
            <text:p>27.321025</text:p>
          </table:table-cell>
          <table:table-cell office:value-type="float" office:value="857.275518" calcext:value-type="float">
            <text:p>857.27551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8" calcext:value-type="float">
            <text:p>0.68</text:p>
          </table:table-cell>
          <table:table-cell office:value-type="float" office:value="4.886284" calcext:value-type="float">
            <text:p>4.886284</text:p>
          </table:table-cell>
          <table:table-cell office:value-type="float" office:value="24.676978" calcext:value-type="float">
            <text:p>24.676978</text:p>
          </table:table-cell>
          <table:table-cell office:value-type="float" office:value="690.8944" calcext:value-type="float">
            <text:p>690.894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4.822896" calcext:value-type="float">
            <text:p>4.822896</text:p>
          </table:table-cell>
          <table:table-cell office:value-type="float" office:value="24.046375" calcext:value-type="float">
            <text:p>24.046375</text:p>
          </table:table-cell>
          <table:table-cell office:value-type="float" office:value="656.707711" calcext:value-type="float">
            <text:p>656.70771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2" calcext:value-type="float">
            <text:p>0.72</text:p>
          </table:table-cell>
          <table:table-cell office:value-type="float" office:value="4.719198" calcext:value-type="float">
            <text:p>4.719198</text:p>
          </table:table-cell>
          <table:table-cell office:value-type="float" office:value="23.01252" calcext:value-type="float">
            <text:p>23.01252</text:p>
          </table:table-cell>
          <table:table-cell office:value-type="float" office:value="601.062733" calcext:value-type="float">
            <text:p>601.06273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4" calcext:value-type="float">
            <text:p>0.74</text:p>
          </table:table-cell>
          <table:table-cell office:value-type="float" office:value="4.60071" calcext:value-type="float">
            <text:p>4.60071</text:p>
          </table:table-cell>
          <table:table-cell office:value-type="float" office:value="21.775212" calcext:value-type="float">
            <text:p>21.775212</text:p>
          </table:table-cell>
          <table:table-cell office:value-type="float" office:value="528.823382" calcext:value-type="float">
            <text:p>528.82338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6" calcext:value-type="float">
            <text:p>0.76</text:p>
          </table:table-cell>
          <table:table-cell office:value-type="float" office:value="4.606275" calcext:value-type="float">
            <text:p>4.606275</text:p>
          </table:table-cell>
          <table:table-cell office:value-type="float" office:value="21.898135" calcext:value-type="float">
            <text:p>21.898135</text:p>
          </table:table-cell>
          <table:table-cell office:value-type="float" office:value="541.678365" calcext:value-type="float">
            <text:p>541.67836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8" calcext:value-type="float">
            <text:p>0.78</text:p>
          </table:table-cell>
          <table:table-cell office:value-type="float" office:value="4.440095" calcext:value-type="float">
            <text:p>4.440095</text:p>
          </table:table-cell>
          <table:table-cell office:value-type="float" office:value="20.279953" calcext:value-type="float">
            <text:p>20.279953</text:p>
          </table:table-cell>
          <table:table-cell office:value-type="float" office:value="458.585919" calcext:value-type="float">
            <text:p>458.58591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5.031864" calcext:value-type="float">
            <text:p>15.031864</text:p>
          </table:table-cell>
          <table:table-cell office:value-type="float" office:value="226.153429" calcext:value-type="float">
            <text:p>226.153429</text:p>
          </table:table-cell>
          <table:table-cell office:value-type="float" office:value="51323.441457" calcext:value-type="float">
            <text:p>51323.44145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2" calcext:value-type="float">
            <text:p>0.32</text:p>
          </table:table-cell>
          <table:table-cell office:value-type="float" office:value="14.774571" calcext:value-type="float">
            <text:p>14.774571</text:p>
          </table:table-cell>
          <table:table-cell office:value-type="float" office:value="218.509586" calcext:value-type="float">
            <text:p>218.509586</text:p>
          </table:table-cell>
          <table:table-cell office:value-type="float" office:value="47934.08229" calcext:value-type="float">
            <text:p>47934.0822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4" calcext:value-type="float">
            <text:p>0.34</text:p>
          </table:table-cell>
          <table:table-cell office:value-type="float" office:value="14.561528" calcext:value-type="float">
            <text:p>14.561528</text:p>
          </table:table-cell>
          <table:table-cell office:value-type="float" office:value="212.288106" calcext:value-type="float">
            <text:p>212.288106</text:p>
          </table:table-cell>
          <table:table-cell office:value-type="float" office:value="45275.687923" calcext:value-type="float">
            <text:p>45275.6879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14.367891" calcext:value-type="float">
            <text:p>14.367891</text:p>
          </table:table-cell>
          <table:table-cell office:value-type="float" office:value="206.712531" calcext:value-type="float">
            <text:p>206.712531</text:p>
          </table:table-cell>
          <table:table-cell office:value-type="float" office:value="42953.891482" calcext:value-type="float">
            <text:p>42953.89148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8" calcext:value-type="float">
            <text:p>0.38</text:p>
          </table:table-cell>
          <table:table-cell office:value-type="float" office:value="13.843208" calcext:value-type="float">
            <text:p>13.843208</text:p>
          </table:table-cell>
          <table:table-cell office:value-type="float" office:value="192.2849" calcext:value-type="float">
            <text:p>192.2849</text:p>
          </table:table-cell>
          <table:table-cell office:value-type="float" office:value="37439.895539" calcext:value-type="float">
            <text:p>37439.89553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13.494626" calcext:value-type="float">
            <text:p>13.494626</text:p>
          </table:table-cell>
          <table:table-cell office:value-type="float" office:value="182.895982" calcext:value-type="float">
            <text:p>182.895982</text:p>
          </table:table-cell>
          <table:table-cell office:value-type="float" office:value="33997.019482" calcext:value-type="float">
            <text:p>33997.01948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2" calcext:value-type="float">
            <text:p>0.42</text:p>
          </table:table-cell>
          <table:table-cell office:value-type="float" office:value="13.085453" calcext:value-type="float">
            <text:p>13.085453</text:p>
          </table:table-cell>
          <table:table-cell office:value-type="float" office:value="171.993864" calcext:value-type="float">
            <text:p>171.993864</text:p>
          </table:table-cell>
          <table:table-cell office:value-type="float" office:value="30085.890823" calcext:value-type="float">
            <text:p>30085.8908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4" calcext:value-type="float">
            <text:p>0.44</text:p>
          </table:table-cell>
          <table:table-cell office:value-type="float" office:value="12.660958" calcext:value-type="float">
            <text:p>12.660958</text:p>
          </table:table-cell>
          <table:table-cell office:value-type="float" office:value="161.224224" calcext:value-type="float">
            <text:p>161.224224</text:p>
          </table:table-cell>
          <table:table-cell office:value-type="float" office:value="26562.605618" calcext:value-type="float">
            <text:p>26562.60561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6" calcext:value-type="float">
            <text:p>0.46</text:p>
          </table:table-cell>
          <table:table-cell office:value-type="float" office:value="11.653147" calcext:value-type="float">
            <text:p>11.653147</text:p>
          </table:table-cell>
          <table:table-cell office:value-type="float" office:value="137.444707" calcext:value-type="float">
            <text:p>137.444707</text:p>
          </table:table-cell>
          <table:table-cell office:value-type="float" office:value="19716.453974" calcext:value-type="float">
            <text:p>19716.45397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8" calcext:value-type="float">
            <text:p>0.48</text:p>
          </table:table-cell>
          <table:table-cell office:value-type="float" office:value="10.664111" calcext:value-type="float">
            <text:p>10.664111</text:p>
          </table:table-cell>
          <table:table-cell office:value-type="float" office:value="116.088837" calcext:value-type="float">
            <text:p>116.088837</text:p>
          </table:table-cell>
          <table:table-cell office:value-type="float" office:value="14452.534071" calcext:value-type="float">
            <text:p>14452.53407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9.47358" calcext:value-type="float">
            <text:p>9.47358</text:p>
          </table:table-cell>
          <table:table-cell office:value-type="float" office:value="93.6492" calcext:value-type="float">
            <text:p>93.6492</text:p>
          </table:table-cell>
          <table:table-cell office:value-type="float" office:value="10010.832662" calcext:value-type="float">
            <text:p>10010.83266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2" calcext:value-type="float">
            <text:p>0.52</text:p>
          </table:table-cell>
          <table:table-cell office:value-type="float" office:value="8.307053" calcext:value-type="float">
            <text:p>8.307053</text:p>
          </table:table-cell>
          <table:table-cell office:value-type="float" office:value="72.619487" calcext:value-type="float">
            <text:p>72.619487</text:p>
          </table:table-cell>
          <table:table-cell office:value-type="float" office:value="6244.37859" calcext:value-type="float">
            <text:p>6244.3785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office:value-type="float" office:value="7.807031" calcext:value-type="float">
            <text:p>7.807031</text:p>
          </table:table-cell>
          <table:table-cell office:value-type="float" office:value="63.796394" calcext:value-type="float">
            <text:p>63.796394</text:p>
          </table:table-cell>
          <table:table-cell office:value-type="float" office:value="4778.437062" calcext:value-type="float">
            <text:p>4778.43706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office:value-type="float" office:value="7.710902" calcext:value-type="float">
            <text:p>7.710902</text:p>
          </table:table-cell>
          <table:table-cell office:value-type="float" office:value="62.501476" calcext:value-type="float">
            <text:p>62.501476</text:p>
          </table:table-cell>
          <table:table-cell office:value-type="float" office:value="4635.13897" calcext:value-type="float">
            <text:p>4635.1389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6" calcext:value-type="float">
            <text:p>0.56</text:p>
          </table:table-cell>
          <table:table-cell office:value-type="float" office:value="6.498245" calcext:value-type="float">
            <text:p>6.498245</text:p>
          </table:table-cell>
          <table:table-cell office:value-type="float" office:value="44.440172" calcext:value-type="float">
            <text:p>44.440172</text:p>
          </table:table-cell>
          <table:table-cell office:value-type="float" office:value="2372.832624" calcext:value-type="float">
            <text:p>2372.83262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8" calcext:value-type="float">
            <text:p>0.58</text:p>
          </table:table-cell>
          <table:table-cell office:value-type="float" office:value="6.296566" calcext:value-type="float">
            <text:p>6.296566</text:p>
          </table:table-cell>
          <table:table-cell office:value-type="float" office:value="41.504724" calcext:value-type="float">
            <text:p>41.504724</text:p>
          </table:table-cell>
          <table:table-cell office:value-type="float" office:value="2038.95447" calcext:value-type="float">
            <text:p>2038.9544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5.791484" calcext:value-type="float">
            <text:p>5.791484</text:p>
          </table:table-cell>
          <table:table-cell office:value-type="float" office:value="35.077499" calcext:value-type="float">
            <text:p>35.077499</text:p>
          </table:table-cell>
          <table:table-cell office:value-type="float" office:value="1452.268096" calcext:value-type="float">
            <text:p>1452.26809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2" calcext:value-type="float">
            <text:p>0.62</text:p>
          </table:table-cell>
          <table:table-cell office:value-type="float" office:value="5.364202" calcext:value-type="float">
            <text:p>5.364202</text:p>
          </table:table-cell>
          <table:table-cell office:value-type="float" office:value="30.139015" calcext:value-type="float">
            <text:p>30.139015</text:p>
          </table:table-cell>
          <table:table-cell office:value-type="float" office:value="1091.119652" calcext:value-type="float">
            <text:p>1091.11965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4" calcext:value-type="float">
            <text:p>0.64</text:p>
          </table:table-cell>
          <table:table-cell office:value-type="float" office:value="5.191823" calcext:value-type="float">
            <text:p>5.191823</text:p>
          </table:table-cell>
          <table:table-cell office:value-type="float" office:value="28.105221" calcext:value-type="float">
            <text:p>28.105221</text:p>
          </table:table-cell>
          <table:table-cell office:value-type="float" office:value="925.816607" calcext:value-type="float">
            <text:p>925.81660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6" calcext:value-type="float">
            <text:p>0.66</text:p>
          </table:table-cell>
          <table:table-cell office:value-type="float" office:value="5.170129" calcext:value-type="float">
            <text:p>5.170129</text:p>
          </table:table-cell>
          <table:table-cell office:value-type="float" office:value="27.759635" calcext:value-type="float">
            <text:p>27.759635</text:p>
          </table:table-cell>
          <table:table-cell office:value-type="float" office:value="894.397156" calcext:value-type="float">
            <text:p>894.39715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8" calcext:value-type="float">
            <text:p>0.68</text:p>
          </table:table-cell>
          <table:table-cell office:value-type="float" office:value="5.042828" calcext:value-type="float">
            <text:p>5.042828</text:p>
          </table:table-cell>
          <table:table-cell office:value-type="float" office:value="26.409772" calcext:value-type="float">
            <text:p>26.409772</text:p>
          </table:table-cell>
          <table:table-cell office:value-type="float" office:value="808.349407" calcext:value-type="float">
            <text:p>808.349407</text:p>
          </table:table-cell>
        </table:table-row>
        <table:table-row table:style-name="ro1">
          <table:table-cell table:number-columns-repeated="2" office:value-type="float" office:value="0.7" calcext:value-type="float">
            <text:p>0.7</text:p>
          </table:table-cell>
          <table:table-cell office:value-type="float" office:value="4.820214" calcext:value-type="float">
            <text:p>4.820214</text:p>
          </table:table-cell>
          <table:table-cell office:value-type="float" office:value="24.01252" calcext:value-type="float">
            <text:p>24.01252</text:p>
          </table:table-cell>
          <table:table-cell office:value-type="float" office:value="653.945148" calcext:value-type="float">
            <text:p>653.94514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4.733776" calcext:value-type="float">
            <text:p>4.733776</text:p>
          </table:table-cell>
          <table:table-cell office:value-type="float" office:value="23.135306" calcext:value-type="float">
            <text:p>23.135306</text:p>
          </table:table-cell>
          <table:table-cell office:value-type="float" office:value="605.173938" calcext:value-type="float">
            <text:p>605.17393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4" calcext:value-type="float">
            <text:p>0.74</text:p>
          </table:table-cell>
          <table:table-cell office:value-type="float" office:value="4.636972" calcext:value-type="float">
            <text:p>4.636972</text:p>
          </table:table-cell>
          <table:table-cell office:value-type="float" office:value="22.16716" calcext:value-type="float">
            <text:p>22.16716</text:p>
          </table:table-cell>
          <table:table-cell office:value-type="float" office:value="552.668624" calcext:value-type="float">
            <text:p>552.66862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6" calcext:value-type="float">
            <text:p>0.76</text:p>
          </table:table-cell>
          <table:table-cell office:value-type="float" office:value="4.546225" calcext:value-type="float">
            <text:p>4.546225</text:p>
          </table:table-cell>
          <table:table-cell office:value-type="float" office:value="21.29741" calcext:value-type="float">
            <text:p>21.29741</text:p>
          </table:table-cell>
          <table:table-cell office:value-type="float" office:value="509.219047" calcext:value-type="float">
            <text:p>509.21904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8" calcext:value-type="float">
            <text:p>0.78</text:p>
          </table:table-cell>
          <table:table-cell office:value-type="float" office:value="4.536948" calcext:value-type="float">
            <text:p>4.536948</text:p>
          </table:table-cell>
          <table:table-cell office:value-type="float" office:value="21.209901" calcext:value-type="float">
            <text:p>21.209901</text:p>
          </table:table-cell>
          <table:table-cell office:value-type="float" office:value="505.65413" calcext:value-type="float">
            <text:p>505.6541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14.964307" calcext:value-type="float">
            <text:p>14.964307</text:p>
          </table:table-cell>
          <table:table-cell office:value-type="float" office:value="224.124218" calcext:value-type="float">
            <text:p>224.124218</text:p>
          </table:table-cell>
          <table:table-cell office:value-type="float" office:value="50403.244154" calcext:value-type="float">
            <text:p>50403.24415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2" calcext:value-type="float">
            <text:p>0.32</text:p>
          </table:table-cell>
          <table:table-cell office:value-type="float" office:value="14.756876" calcext:value-type="float">
            <text:p>14.756876</text:p>
          </table:table-cell>
          <table:table-cell office:value-type="float" office:value="217.971619" calcext:value-type="float">
            <text:p>217.971619</text:p>
          </table:table-cell>
          <table:table-cell office:value-type="float" office:value="47687.49972" calcext:value-type="float">
            <text:p>47687.4997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4" calcext:value-type="float">
            <text:p>0.34</text:p>
          </table:table-cell>
          <table:table-cell office:value-type="float" office:value="14.560351" calcext:value-type="float">
            <text:p>14.560351</text:p>
          </table:table-cell>
          <table:table-cell office:value-type="float" office:value="212.262766" calcext:value-type="float">
            <text:p>212.262766</text:p>
          </table:table-cell>
          <table:table-cell office:value-type="float" office:value="45270.282172" calcext:value-type="float">
            <text:p>45270.28217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6" calcext:value-type="float">
            <text:p>0.36</text:p>
          </table:table-cell>
          <table:table-cell office:value-type="float" office:value="14.242691" calcext:value-type="float">
            <text:p>14.242691</text:p>
          </table:table-cell>
          <table:table-cell office:value-type="float" office:value="203.168576" calcext:value-type="float">
            <text:p>203.168576</text:p>
          </table:table-cell>
          <table:table-cell office:value-type="float" office:value="41526.411908" calcext:value-type="float">
            <text:p>41526.41190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38" calcext:value-type="float">
            <text:p>0.38</text:p>
          </table:table-cell>
          <table:table-cell office:value-type="float" office:value="13.930257" calcext:value-type="float">
            <text:p>13.930257</text:p>
          </table:table-cell>
          <table:table-cell office:value-type="float" office:value="194.486899" calcext:value-type="float">
            <text:p>194.486899</text:p>
          </table:table-cell>
          <table:table-cell office:value-type="float" office:value="38147.641316" calcext:value-type="float">
            <text:p>38147.64131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" calcext:value-type="float">
            <text:p>0.4</text:p>
          </table:table-cell>
          <table:table-cell office:value-type="float" office:value="13.598782" calcext:value-type="float">
            <text:p>13.598782</text:p>
          </table:table-cell>
          <table:table-cell office:value-type="float" office:value="185.515422" calcext:value-type="float">
            <text:p>185.515422</text:p>
          </table:table-cell>
          <table:table-cell office:value-type="float" office:value="34832.678812" calcext:value-type="float">
            <text:p>34832.67881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2" calcext:value-type="float">
            <text:p>0.42</text:p>
          </table:table-cell>
          <table:table-cell office:value-type="float" office:value="13.134458" calcext:value-type="float">
            <text:p>13.134458</text:p>
          </table:table-cell>
          <table:table-cell office:value-type="float" office:value="173.325746" calcext:value-type="float">
            <text:p>173.325746</text:p>
          </table:table-cell>
          <table:table-cell office:value-type="float" office:value="30571.494017" calcext:value-type="float">
            <text:p>30571.49401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4" calcext:value-type="float">
            <text:p>0.44</text:p>
          </table:table-cell>
          <table:table-cell office:value-type="float" office:value="12.466521" calcext:value-type="float">
            <text:p>12.466521</text:p>
          </table:table-cell>
          <table:table-cell office:value-type="float" office:value="156.533916" calcext:value-type="float">
            <text:p>156.533916</text:p>
          </table:table-cell>
          <table:table-cell office:value-type="float" office:value="25169.399736" calcext:value-type="float">
            <text:p>25169.39973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6" calcext:value-type="float">
            <text:p>0.46</text:p>
          </table:table-cell>
          <table:table-cell office:value-type="float" office:value="11.948012" calcext:value-type="float">
            <text:p>11.948012</text:p>
          </table:table-cell>
          <table:table-cell office:value-type="float" office:value="144.220916" calcext:value-type="float">
            <text:p>144.220916</text:p>
          </table:table-cell>
          <table:table-cell office:value-type="float" office:value="21598.711368" calcext:value-type="float">
            <text:p>21598.71136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48" calcext:value-type="float">
            <text:p>0.48</text:p>
          </table:table-cell>
          <table:table-cell office:value-type="float" office:value="10.915655" calcext:value-type="float">
            <text:p>10.915655</text:p>
          </table:table-cell>
          <table:table-cell office:value-type="float" office:value="120.792828" calcext:value-type="float">
            <text:p>120.792828</text:p>
          </table:table-cell>
          <table:table-cell office:value-type="float" office:value="15347.766544" calcext:value-type="float">
            <text:p>15347.76654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9.913139" calcext:value-type="float">
            <text:p>9.913139</text:p>
          </table:table-cell>
          <table:table-cell office:value-type="float" office:value="101.032849" calcext:value-type="float">
            <text:p>101.032849</text:p>
          </table:table-cell>
          <table:table-cell office:value-type="float" office:value="11218.997417" calcext:value-type="float">
            <text:p>11218.99741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2" calcext:value-type="float">
            <text:p>0.52</text:p>
          </table:table-cell>
          <table:table-cell office:value-type="float" office:value="8.599694" calcext:value-type="float">
            <text:p>8.599694</text:p>
          </table:table-cell>
          <table:table-cell office:value-type="float" office:value="77.763256" calcext:value-type="float">
            <text:p>77.763256</text:p>
          </table:table-cell>
          <table:table-cell office:value-type="float" office:value="7096.280004" calcext:value-type="float">
            <text:p>7096.28000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office:value-type="float" office:value="7.521052" calcext:value-type="float">
            <text:p>7.521052</text:p>
          </table:table-cell>
          <table:table-cell office:value-type="float" office:value="59.679177" calcext:value-type="float">
            <text:p>59.679177</text:p>
          </table:table-cell>
          <table:table-cell office:value-type="float" office:value="4270.454705" calcext:value-type="float">
            <text:p>4270.45470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office:value-type="float" office:value="7.612703" calcext:value-type="float">
            <text:p>7.612703</text:p>
          </table:table-cell>
          <table:table-cell office:value-type="float" office:value="60.501029" calcext:value-type="float">
            <text:p>60.501029</text:p>
          </table:table-cell>
          <table:table-cell office:value-type="float" office:value="4273.650144" calcext:value-type="float">
            <text:p>4273.65014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6" calcext:value-type="float">
            <text:p>0.56</text:p>
          </table:table-cell>
          <table:table-cell office:value-type="float" office:value="6.502707" calcext:value-type="float">
            <text:p>6.502707</text:p>
          </table:table-cell>
          <table:table-cell office:value-type="float" office:value="44.517261" calcext:value-type="float">
            <text:p>44.517261</text:p>
          </table:table-cell>
          <table:table-cell office:value-type="float" office:value="2372.279429" calcext:value-type="float">
            <text:p>2372.27942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8" calcext:value-type="float">
            <text:p>0.58</text:p>
          </table:table-cell>
          <table:table-cell office:value-type="float" office:value="6.346852" calcext:value-type="float">
            <text:p>6.346852</text:p>
          </table:table-cell>
          <table:table-cell office:value-type="float" office:value="42.401712" calcext:value-type="float">
            <text:p>42.401712</text:p>
          </table:table-cell>
          <table:table-cell office:value-type="float" office:value="2173.030285" calcext:value-type="float">
            <text:p>2173.03028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5.870819" calcext:value-type="float">
            <text:p>5.870819</text:p>
          </table:table-cell>
          <table:table-cell office:value-type="float" office:value="36.101986" calcext:value-type="float">
            <text:p>36.101986</text:p>
          </table:table-cell>
          <table:table-cell office:value-type="float" office:value="1568.833126" calcext:value-type="float">
            <text:p>1568.83312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5.456214" calcext:value-type="float">
            <text:p>5.456214</text:p>
          </table:table-cell>
          <table:table-cell office:value-type="float" office:value="30.992769" calcext:value-type="float">
            <text:p>30.992769</text:p>
          </table:table-cell>
          <table:table-cell office:value-type="float" office:value="1117.121436" calcext:value-type="float">
            <text:p>1117.12143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4" calcext:value-type="float">
            <text:p>0.64</text:p>
          </table:table-cell>
          <table:table-cell office:value-type="float" office:value="5.317799" calcext:value-type="float">
            <text:p>5.317799</text:p>
          </table:table-cell>
          <table:table-cell office:value-type="float" office:value="29.372242" calcext:value-type="float">
            <text:p>29.372242</text:p>
          </table:table-cell>
          <table:table-cell office:value-type="float" office:value="994.697084" calcext:value-type="float">
            <text:p>994.69708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5.077442" calcext:value-type="float">
            <text:p>5.077442</text:p>
          </table:table-cell>
          <table:table-cell office:value-type="float" office:value="26.749824" calcext:value-type="float">
            <text:p>26.749824</text:p>
          </table:table-cell>
          <table:table-cell office:value-type="float" office:value="825.746325" calcext:value-type="float">
            <text:p>825.74632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8" calcext:value-type="float">
            <text:p>0.68</text:p>
          </table:table-cell>
          <table:table-cell office:value-type="float" office:value="4.924103" calcext:value-type="float">
            <text:p>4.924103</text:p>
          </table:table-cell>
          <table:table-cell office:value-type="float" office:value="25.059135" calcext:value-type="float">
            <text:p>25.059135</text:p>
          </table:table-cell>
          <table:table-cell office:value-type="float" office:value="711.67838" calcext:value-type="float">
            <text:p>711.6783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4.865323" calcext:value-type="float">
            <text:p>4.865323</text:p>
          </table:table-cell>
          <table:table-cell office:value-type="float" office:value="24.495926" calcext:value-type="float">
            <text:p>24.495926</text:p>
          </table:table-cell>
          <table:table-cell office:value-type="float" office:value="685.477115" calcext:value-type="float">
            <text:p>685.47711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2" calcext:value-type="float">
            <text:p>0.72</text:p>
          </table:table-cell>
          <table:table-cell office:value-type="float" office:value="4.679483" calcext:value-type="float">
            <text:p>4.679483</text:p>
          </table:table-cell>
          <table:table-cell office:value-type="float" office:value="22.56672" calcext:value-type="float">
            <text:p>22.56672</text:p>
          </table:table-cell>
          <table:table-cell office:value-type="float" office:value="571.878784" calcext:value-type="float">
            <text:p>571.87878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4" calcext:value-type="float">
            <text:p>0.74</text:p>
          </table:table-cell>
          <table:table-cell office:value-type="float" office:value="4.62487" calcext:value-type="float">
            <text:p>4.62487</text:p>
          </table:table-cell>
          <table:table-cell office:value-type="float" office:value="22.054515" calcext:value-type="float">
            <text:p>22.054515</text:p>
          </table:table-cell>
          <table:table-cell office:value-type="float" office:value="547.15978" calcext:value-type="float">
            <text:p>547.1597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4.51172" calcext:value-type="float">
            <text:p>4.51172</text:p>
          </table:table-cell>
          <table:table-cell office:value-type="float" office:value="20.942932" calcext:value-type="float">
            <text:p>20.942932</text:p>
          </table:table-cell>
          <table:table-cell office:value-type="float" office:value="489.553721" calcext:value-type="float">
            <text:p>489.55372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office:value-type="float" office:value="4.516089" calcext:value-type="float">
            <text:p>4.516089</text:p>
          </table:table-cell>
          <table:table-cell office:value-type="float" office:value="20.999698" calcext:value-type="float">
            <text:p>20.999698</text:p>
          </table:table-cell>
          <table:table-cell office:value-type="float" office:value="494.145696" calcext:value-type="float">
            <text:p>494.14569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5.010053" calcext:value-type="float">
            <text:p>15.010053</text:p>
          </table:table-cell>
          <table:table-cell office:value-type="float" office:value="225.518645" calcext:value-type="float">
            <text:p>225.518645</text:p>
          </table:table-cell>
          <table:table-cell office:value-type="float" office:value="51051.330159" calcext:value-type="float">
            <text:p>51051.33015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2" calcext:value-type="float">
            <text:p>0.32</text:p>
          </table:table-cell>
          <table:table-cell office:value-type="float" office:value="14.72133" calcext:value-type="float">
            <text:p>14.72133</text:p>
          </table:table-cell>
          <table:table-cell office:value-type="float" office:value="216.917671" calcext:value-type="float">
            <text:p>216.917671</text:p>
          </table:table-cell>
          <table:table-cell office:value-type="float" office:value="47221.979183" calcext:value-type="float">
            <text:p>47221.97918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float" office:value="14.408824" calcext:value-type="float">
            <text:p>14.408824</text:p>
          </table:table-cell>
          <table:table-cell office:value-type="float" office:value="207.946702" calcext:value-type="float">
            <text:p>207.946702</text:p>
          </table:table-cell>
          <table:table-cell office:value-type="float" office:value="43511.224095" calcext:value-type="float">
            <text:p>43511.22409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6" calcext:value-type="float">
            <text:p>0.36</text:p>
          </table:table-cell>
          <table:table-cell office:value-type="float" office:value="14.320322" calcext:value-type="float">
            <text:p>14.320322</text:p>
          </table:table-cell>
          <table:table-cell office:value-type="float" office:value="205.341331" calcext:value-type="float">
            <text:p>205.341331</text:p>
          </table:table-cell>
          <table:table-cell office:value-type="float" office:value="42382.020801" calcext:value-type="float">
            <text:p>42382.02080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8" calcext:value-type="float">
            <text:p>0.38</text:p>
          </table:table-cell>
          <table:table-cell office:value-type="float" office:value="13.958494" calcext:value-type="float">
            <text:p>13.958494</text:p>
          </table:table-cell>
          <table:table-cell office:value-type="float" office:value="195.247151" calcext:value-type="float">
            <text:p>195.247151</text:p>
          </table:table-cell>
          <table:table-cell office:value-type="float" office:value="38433.202103" calcext:value-type="float">
            <text:p>38433.20210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3.50064" calcext:value-type="float">
            <text:p>13.50064</text:p>
          </table:table-cell>
          <table:table-cell office:value-type="float" office:value="182.975762" calcext:value-type="float">
            <text:p>182.975762</text:p>
          </table:table-cell>
          <table:table-cell office:value-type="float" office:value="33972.488856" calcext:value-type="float">
            <text:p>33972.48885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2" calcext:value-type="float">
            <text:p>0.42</text:p>
          </table:table-cell>
          <table:table-cell office:value-type="float" office:value="13.145027" calcext:value-type="float">
            <text:p>13.145027</text:p>
          </table:table-cell>
          <table:table-cell office:value-type="float" office:value="173.537283" calcext:value-type="float">
            <text:p>173.537283</text:p>
          </table:table-cell>
          <table:table-cell office:value-type="float" office:value="30611.900007" calcext:value-type="float">
            <text:p>30611.90000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4" calcext:value-type="float">
            <text:p>0.44</text:p>
          </table:table-cell>
          <table:table-cell office:value-type="float" office:value="12.53369" calcext:value-type="float">
            <text:p>12.53369</text:p>
          </table:table-cell>
          <table:table-cell office:value-type="float" office:value="157.978357" calcext:value-type="float">
            <text:p>157.978357</text:p>
          </table:table-cell>
          <table:table-cell office:value-type="float" office:value="25499.373283" calcext:value-type="float">
            <text:p>25499.37328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6" calcext:value-type="float">
            <text:p>0.46</text:p>
          </table:table-cell>
          <table:table-cell office:value-type="float" office:value="11.591125" calcext:value-type="float">
            <text:p>11.591125</text:p>
          </table:table-cell>
          <table:table-cell office:value-type="float" office:value="136.499899" calcext:value-type="float">
            <text:p>136.499899</text:p>
          </table:table-cell>
          <table:table-cell office:value-type="float" office:value="19668.289831" calcext:value-type="float">
            <text:p>19668.28983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8" calcext:value-type="float">
            <text:p>0.48</text:p>
          </table:table-cell>
          <table:table-cell office:value-type="float" office:value="10.907995" calcext:value-type="float">
            <text:p>10.907995</text:p>
          </table:table-cell>
          <table:table-cell office:value-type="float" office:value="121.557847" calcext:value-type="float">
            <text:p>121.557847</text:p>
          </table:table-cell>
          <table:table-cell office:value-type="float" office:value="15837.824406" calcext:value-type="float">
            <text:p>15837.82440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9.803149" calcext:value-type="float">
            <text:p>9.803149</text:p>
          </table:table-cell>
          <table:table-cell office:value-type="float" office:value="99.167995" calcext:value-type="float">
            <text:p>99.167995</text:p>
          </table:table-cell>
          <table:table-cell office:value-type="float" office:value="10995.044267" calcext:value-type="float">
            <text:p>10995.0442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2" calcext:value-type="float">
            <text:p>0.52</text:p>
          </table:table-cell>
          <table:table-cell office:value-type="float" office:value="8.900408" calcext:value-type="float">
            <text:p>8.900408</text:p>
          </table:table-cell>
          <table:table-cell office:value-type="float" office:value="82.267875" calcext:value-type="float">
            <text:p>82.267875</text:p>
          </table:table-cell>
          <table:table-cell office:value-type="float" office:value="7738.904784" calcext:value-type="float">
            <text:p>7738.90478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4" calcext:value-type="float">
            <text:p>0.54</text:p>
          </table:table-cell>
          <table:table-cell office:value-type="float" office:value="7.575231" calcext:value-type="float">
            <text:p>7.575231</text:p>
          </table:table-cell>
          <table:table-cell office:value-type="float" office:value="60.499118" calcext:value-type="float">
            <text:p>60.499118</text:p>
          </table:table-cell>
          <table:table-cell office:value-type="float" office:value="4417.107937" calcext:value-type="float">
            <text:p>4417.10793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4" calcext:value-type="float">
            <text:p>0.54</text:p>
          </table:table-cell>
          <table:table-cell office:value-type="float" office:value="8.085894" calcext:value-type="float">
            <text:p>8.085894</text:p>
          </table:table-cell>
          <table:table-cell office:value-type="float" office:value="67.94948" calcext:value-type="float">
            <text:p>67.94948</text:p>
          </table:table-cell>
          <table:table-cell office:value-type="float" office:value="5298.200186" calcext:value-type="float">
            <text:p>5298.20018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6" calcext:value-type="float">
            <text:p>0.56</text:p>
          </table:table-cell>
          <table:table-cell office:value-type="float" office:value="6.416864" calcext:value-type="float">
            <text:p>6.416864</text:p>
          </table:table-cell>
          <table:table-cell office:value-type="float" office:value="43.333029" calcext:value-type="float">
            <text:p>43.333029</text:p>
          </table:table-cell>
          <table:table-cell office:value-type="float" office:value="2254.924925" calcext:value-type="float">
            <text:p>2254.9249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8" calcext:value-type="float">
            <text:p>0.58</text:p>
          </table:table-cell>
          <table:table-cell office:value-type="float" office:value="6.209777" calcext:value-type="float">
            <text:p>6.209777</text:p>
          </table:table-cell>
          <table:table-cell office:value-type="float" office:value="40.503278" calcext:value-type="float">
            <text:p>40.503278</text:p>
          </table:table-cell>
          <table:table-cell office:value-type="float" office:value="1962.89339" calcext:value-type="float">
            <text:p>1962.8933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5.858897" calcext:value-type="float">
            <text:p>5.858897</text:p>
          </table:table-cell>
          <table:table-cell office:value-type="float" office:value="35.860241" calcext:value-type="float">
            <text:p>35.860241</text:p>
          </table:table-cell>
          <table:table-cell office:value-type="float" office:value="1513.096795" calcext:value-type="float">
            <text:p>1513.09679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2" calcext:value-type="float">
            <text:p>0.62</text:p>
          </table:table-cell>
          <table:table-cell office:value-type="float" office:value="5.538909" calcext:value-type="float">
            <text:p>5.538909</text:p>
          </table:table-cell>
          <table:table-cell office:value-type="float" office:value="31.927734" calcext:value-type="float">
            <text:p>31.927734</text:p>
          </table:table-cell>
          <table:table-cell office:value-type="float" office:value="1186.926159" calcext:value-type="float">
            <text:p>1186.92615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4" calcext:value-type="float">
            <text:p>0.64</text:p>
          </table:table-cell>
          <table:table-cell office:value-type="float" office:value="5.223465" calcext:value-type="float">
            <text:p>5.223465</text:p>
          </table:table-cell>
          <table:table-cell office:value-type="float" office:value="28.389627" calcext:value-type="float">
            <text:p>28.389627</text:p>
          </table:table-cell>
          <table:table-cell office:value-type="float" office:value="937.364763" calcext:value-type="float">
            <text:p>937.36476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5.089733" calcext:value-type="float">
            <text:p>5.089733</text:p>
          </table:table-cell>
          <table:table-cell office:value-type="float" office:value="26.922375" calcext:value-type="float">
            <text:p>26.922375</text:p>
          </table:table-cell>
          <table:table-cell office:value-type="float" office:value="840.462821" calcext:value-type="float">
            <text:p>840.46282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8" calcext:value-type="float">
            <text:p>0.68</text:p>
          </table:table-cell>
          <table:table-cell office:value-type="float" office:value="5.082909" calcext:value-type="float">
            <text:p>5.082909</text:p>
          </table:table-cell>
          <table:table-cell office:value-type="float" office:value="26.775523" calcext:value-type="float">
            <text:p>26.775523</text:p>
          </table:table-cell>
          <table:table-cell office:value-type="float" office:value="823.352723" calcext:value-type="float">
            <text:p>823.35272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4.787214" calcext:value-type="float">
            <text:p>4.787214</text:p>
          </table:table-cell>
          <table:table-cell office:value-type="float" office:value="23.680879" calcext:value-type="float">
            <text:p>23.680879</text:p>
          </table:table-cell>
          <table:table-cell office:value-type="float" office:value="635.722594" calcext:value-type="float">
            <text:p>635.72259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 office:value-type="float" office:value="4.718041" calcext:value-type="float">
            <text:p>4.718041</text:p>
          </table:table-cell>
          <table:table-cell office:value-type="float" office:value="22.993854" calcext:value-type="float">
            <text:p>22.993854</text:p>
          </table:table-cell>
          <table:table-cell office:value-type="float" office:value="599.728263" calcext:value-type="float">
            <text:p>599.72826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4" calcext:value-type="float">
            <text:p>0.74</text:p>
          </table:table-cell>
          <table:table-cell office:value-type="float" office:value="4.649846" calcext:value-type="float">
            <text:p>4.649846</text:p>
          </table:table-cell>
          <table:table-cell office:value-type="float" office:value="22.305175" calcext:value-type="float">
            <text:p>22.305175</text:p>
          </table:table-cell>
          <table:table-cell office:value-type="float" office:value="560.746278" calcext:value-type="float">
            <text:p>560.74627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6" calcext:value-type="float">
            <text:p>0.76</text:p>
          </table:table-cell>
          <table:table-cell office:value-type="float" office:value="4.596872" calcext:value-type="float">
            <text:p>4.596872</text:p>
          </table:table-cell>
          <table:table-cell office:value-type="float" office:value="21.762354" calcext:value-type="float">
            <text:p>21.762354</text:p>
          </table:table-cell>
          <table:table-cell office:value-type="float" office:value="530.176106" calcext:value-type="float">
            <text:p>530.17610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office:value-type="float" office:value="4.524879" calcext:value-type="float">
            <text:p>4.524879</text:p>
          </table:table-cell>
          <table:table-cell office:value-type="float" office:value="21.086579" calcext:value-type="float">
            <text:p>21.086579</text:p>
          </table:table-cell>
          <table:table-cell office:value-type="float" office:value="498.171649" calcext:value-type="float">
            <text:p>498.17164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" calcext:value-type="float">
            <text:p>0.3</text:p>
          </table:table-cell>
          <table:table-cell office:value-type="float" office:value="14.820766" calcext:value-type="float">
            <text:p>14.820766</text:p>
          </table:table-cell>
          <table:table-cell office:value-type="float" office:value="219.925844" calcext:value-type="float">
            <text:p>219.925844</text:p>
          </table:table-cell>
          <table:table-cell office:value-type="float" office:value="48596.984924" calcext:value-type="float">
            <text:p>48596.98492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2" calcext:value-type="float">
            <text:p>0.32</text:p>
          </table:table-cell>
          <table:table-cell office:value-type="float" office:value="14.548766" calcext:value-type="float">
            <text:p>14.548766</text:p>
          </table:table-cell>
          <table:table-cell office:value-type="float" office:value="212.019802" calcext:value-type="float">
            <text:p>212.019802</text:p>
          </table:table-cell>
          <table:table-cell office:value-type="float" office:value="45241.833877" calcext:value-type="float">
            <text:p>45241.83387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4" calcext:value-type="float">
            <text:p>0.34</text:p>
          </table:table-cell>
          <table:table-cell office:value-type="float" office:value="14.525812" calcext:value-type="float">
            <text:p>14.525812</text:p>
          </table:table-cell>
          <table:table-cell office:value-type="float" office:value="211.277768" calcext:value-type="float">
            <text:p>211.277768</text:p>
          </table:table-cell>
          <table:table-cell office:value-type="float" office:value="44870.135117" calcext:value-type="float">
            <text:p>44870.135117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6" calcext:value-type="float">
            <text:p>0.36</text:p>
          </table:table-cell>
          <table:table-cell office:value-type="float" office:value="14.232772" calcext:value-type="float">
            <text:p>14.232772</text:p>
          </table:table-cell>
          <table:table-cell office:value-type="float" office:value="202.928236" calcext:value-type="float">
            <text:p>202.928236</text:p>
          </table:table-cell>
          <table:table-cell office:value-type="float" office:value="41459.438964" calcext:value-type="float">
            <text:p>41459.43896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8" calcext:value-type="float">
            <text:p>0.38</text:p>
          </table:table-cell>
          <table:table-cell office:value-type="float" office:value="13.802988" calcext:value-type="float">
            <text:p>13.802988</text:p>
          </table:table-cell>
          <table:table-cell office:value-type="float" office:value="191.09241" calcext:value-type="float">
            <text:p>191.09241</text:p>
          </table:table-cell>
          <table:table-cell office:value-type="float" office:value="36932.655691" calcext:value-type="float">
            <text:p>36932.65569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office:value-type="float" office:value="13.567992" calcext:value-type="float">
            <text:p>13.567992</text:p>
          </table:table-cell>
          <table:table-cell office:value-type="float" office:value="184.657546" calcext:value-type="float">
            <text:p>184.657546</text:p>
          </table:table-cell>
          <table:table-cell office:value-type="float" office:value="34504.401331" calcext:value-type="float">
            <text:p>34504.40133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2" calcext:value-type="float">
            <text:p>0.42</text:p>
          </table:table-cell>
          <table:table-cell office:value-type="float" office:value="13.240508" calcext:value-type="float">
            <text:p>13.240508</text:p>
          </table:table-cell>
          <table:table-cell office:value-type="float" office:value="176.086792" calcext:value-type="float">
            <text:p>176.086792</text:p>
          </table:table-cell>
          <table:table-cell office:value-type="float" office:value="31525.592838" calcext:value-type="float">
            <text:p>31525.59283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4" calcext:value-type="float">
            <text:p>0.44</text:p>
          </table:table-cell>
          <table:table-cell office:value-type="float" office:value="12.530931" calcext:value-type="float">
            <text:p>12.530931</text:p>
          </table:table-cell>
          <table:table-cell office:value-type="float" office:value="158.28362" calcext:value-type="float">
            <text:p>158.28362</text:p>
          </table:table-cell>
          <table:table-cell office:value-type="float" office:value="25802.676862" calcext:value-type="float">
            <text:p>25802.67686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6" calcext:value-type="float">
            <text:p>0.46</text:p>
          </table:table-cell>
          <table:table-cell office:value-type="float" office:value="12.022786" calcext:value-type="float">
            <text:p>12.022786</text:p>
          </table:table-cell>
          <table:table-cell office:value-type="float" office:value="145.680753" calcext:value-type="float">
            <text:p>145.680753</text:p>
          </table:table-cell>
          <table:table-cell office:value-type="float" office:value="21853.253926" calcext:value-type="float">
            <text:p>21853.25392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8" calcext:value-type="float">
            <text:p>0.48</text:p>
          </table:table-cell>
          <table:table-cell office:value-type="float" office:value="10.960834" calcext:value-type="float">
            <text:p>10.960834</text:p>
          </table:table-cell>
          <table:table-cell office:value-type="float" office:value="122.372727" calcext:value-type="float">
            <text:p>122.372727</text:p>
          </table:table-cell>
          <table:table-cell office:value-type="float" office:value="15986.672565" calcext:value-type="float">
            <text:p>15986.67256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10.224232" calcext:value-type="float">
            <text:p>10.224232</text:p>
          </table:table-cell>
          <table:table-cell office:value-type="float" office:value="106.839587" calcext:value-type="float">
            <text:p>106.839587</text:p>
          </table:table-cell>
          <table:table-cell office:value-type="float" office:value="12337.313591" calcext:value-type="float">
            <text:p>12337.31359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2" calcext:value-type="float">
            <text:p>0.52</text:p>
          </table:table-cell>
          <table:table-cell office:value-type="float" office:value="7.722654" calcext:value-type="float">
            <text:p>7.722654</text:p>
          </table:table-cell>
          <table:table-cell office:value-type="float" office:value="64.148534" calcext:value-type="float">
            <text:p>64.148534</text:p>
          </table:table-cell>
          <table:table-cell office:value-type="float" office:value="5200.780734" calcext:value-type="float">
            <text:p>5200.78073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4" calcext:value-type="float">
            <text:p>0.54</text:p>
          </table:table-cell>
          <table:table-cell office:value-type="float" office:value="7.405221" calcext:value-type="float">
            <text:p>7.405221</text:p>
          </table:table-cell>
          <table:table-cell office:value-type="float" office:value="57.655566" calcext:value-type="float">
            <text:p>57.655566</text:p>
          </table:table-cell>
          <table:table-cell office:value-type="float" office:value="3973.236404" calcext:value-type="float">
            <text:p>3973.23640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4" calcext:value-type="float">
            <text:p>0.54</text:p>
          </table:table-cell>
          <table:table-cell office:value-type="float" office:value="7.39267" calcext:value-type="float">
            <text:p>7.39267</text:p>
          </table:table-cell>
          <table:table-cell office:value-type="float" office:value="57.378595" calcext:value-type="float">
            <text:p>57.378595</text:p>
          </table:table-cell>
          <table:table-cell office:value-type="float" office:value="3917.837068" calcext:value-type="float">
            <text:p>3917.83706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6" calcext:value-type="float">
            <text:p>0.56</text:p>
          </table:table-cell>
          <table:table-cell office:value-type="float" office:value="6.834436" calcext:value-type="float">
            <text:p>6.834436</text:p>
          </table:table-cell>
          <table:table-cell office:value-type="float" office:value="49.063744" calcext:value-type="float">
            <text:p>49.063744</text:p>
          </table:table-cell>
          <table:table-cell office:value-type="float" office:value="2871.729739" calcext:value-type="float">
            <text:p>2871.72973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8" calcext:value-type="float">
            <text:p>0.58</text:p>
          </table:table-cell>
          <table:table-cell office:value-type="float" office:value="6.514574" calcext:value-type="float">
            <text:p>6.514574</text:p>
          </table:table-cell>
          <table:table-cell office:value-type="float" office:value="44.754127" calcext:value-type="float">
            <text:p>44.754127</text:p>
          </table:table-cell>
          <table:table-cell office:value-type="float" office:value="2428.803199" calcext:value-type="float">
            <text:p>2428.80319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6.058551" calcext:value-type="float">
            <text:p>6.058551</text:p>
          </table:table-cell>
          <table:table-cell office:value-type="float" office:value="38.658655" calcext:value-type="float">
            <text:p>38.658655</text:p>
          </table:table-cell>
          <table:table-cell office:value-type="float" office:value="1815.135712" calcext:value-type="float">
            <text:p>1815.13571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2" calcext:value-type="float">
            <text:p>0.62</text:p>
          </table:table-cell>
          <table:table-cell office:value-type="float" office:value="5.53978" calcext:value-type="float">
            <text:p>5.53978</text:p>
          </table:table-cell>
          <table:table-cell office:value-type="float" office:value="31.966967" calcext:value-type="float">
            <text:p>31.966967</text:p>
          </table:table-cell>
          <table:table-cell office:value-type="float" office:value="1192.662126" calcext:value-type="float">
            <text:p>1192.66212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4" calcext:value-type="float">
            <text:p>0.64</text:p>
          </table:table-cell>
          <table:table-cell office:value-type="float" office:value="5.270119" calcext:value-type="float">
            <text:p>5.270119</text:p>
          </table:table-cell>
          <table:table-cell office:value-type="float" office:value="28.908256" calcext:value-type="float">
            <text:p>28.908256</text:p>
          </table:table-cell>
          <table:table-cell office:value-type="float" office:value="975.029278" calcext:value-type="float">
            <text:p>975.02927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6" calcext:value-type="float">
            <text:p>0.66</text:p>
          </table:table-cell>
          <table:table-cell office:value-type="float" office:value="5.21977" calcext:value-type="float">
            <text:p>5.21977</text:p>
          </table:table-cell>
          <table:table-cell office:value-type="float" office:value="28.191694" calcext:value-type="float">
            <text:p>28.191694</text:p>
          </table:table-cell>
          <table:table-cell office:value-type="float" office:value="904.141403" calcext:value-type="float">
            <text:p>904.14140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68" calcext:value-type="float">
            <text:p>0.68</text:p>
          </table:table-cell>
          <table:table-cell office:value-type="float" office:value="5.081679" calcext:value-type="float">
            <text:p>5.081679</text:p>
          </table:table-cell>
          <table:table-cell office:value-type="float" office:value="26.779807" calcext:value-type="float">
            <text:p>26.779807</text:p>
          </table:table-cell>
          <table:table-cell office:value-type="float" office:value="824.197211" calcext:value-type="float">
            <text:p>824.19721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 office:value-type="float" office:value="4.94574" calcext:value-type="float">
            <text:p>4.94574</text:p>
          </table:table-cell>
          <table:table-cell office:value-type="float" office:value="25.324831" calcext:value-type="float">
            <text:p>25.324831</text:p>
          </table:table-cell>
          <table:table-cell office:value-type="float" office:value="732.017253" calcext:value-type="float">
            <text:p>732.01725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  <table:table-cell office:value-type="float" office:value="4.763309" calcext:value-type="float">
            <text:p>4.763309</text:p>
          </table:table-cell>
          <table:table-cell office:value-type="float" office:value="23.456723" calcext:value-type="float">
            <text:p>23.456723</text:p>
          </table:table-cell>
          <table:table-cell office:value-type="float" office:value="625.272406" calcext:value-type="float">
            <text:p>625.27240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4" calcext:value-type="float">
            <text:p>0.74</text:p>
          </table:table-cell>
          <table:table-cell office:value-type="float" office:value="4.673226" calcext:value-type="float">
            <text:p>4.673226</text:p>
          </table:table-cell>
          <table:table-cell office:value-type="float" office:value="22.526371" calcext:value-type="float">
            <text:p>22.526371</text:p>
          </table:table-cell>
          <table:table-cell office:value-type="float" office:value="571.884079" calcext:value-type="float">
            <text:p>571.88407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6" calcext:value-type="float">
            <text:p>0.76</text:p>
          </table:table-cell>
          <table:table-cell office:value-type="float" office:value="4.607154" calcext:value-type="float">
            <text:p>4.607154</text:p>
          </table:table-cell>
          <table:table-cell office:value-type="float" office:value="21.886109" calcext:value-type="float">
            <text:p>21.886109</text:p>
          </table:table-cell>
          <table:table-cell office:value-type="float" office:value="538.976945" calcext:value-type="float">
            <text:p>538.97694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78" calcext:value-type="float">
            <text:p>0.78</text:p>
          </table:table-cell>
          <table:table-cell office:value-type="float" office:value="4.513968" calcext:value-type="float">
            <text:p>4.513968</text:p>
          </table:table-cell>
          <table:table-cell office:value-type="float" office:value="20.946239" calcext:value-type="float">
            <text:p>20.946239</text:p>
          </table:table-cell>
          <table:table-cell office:value-type="float" office:value="487.842499" calcext:value-type="float">
            <text:p>487.84249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5.027148" calcext:value-type="float">
            <text:p>15.027148</text:p>
          </table:table-cell>
          <table:table-cell office:value-type="float" office:value="226.003373" calcext:value-type="float">
            <text:p>226.003373</text:p>
          </table:table-cell>
          <table:table-cell office:value-type="float" office:value="51247.294493" calcext:value-type="float">
            <text:p>51247.29449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2" calcext:value-type="float">
            <text:p>0.32</text:p>
          </table:table-cell>
          <table:table-cell office:value-type="float" office:value="14.729127" calcext:value-type="float">
            <text:p>14.729127</text:p>
          </table:table-cell>
          <table:table-cell office:value-type="float" office:value="217.201758" calcext:value-type="float">
            <text:p>217.201758</text:p>
          </table:table-cell>
          <table:table-cell office:value-type="float" office:value="47393.054383" calcext:value-type="float">
            <text:p>47393.05438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4" calcext:value-type="float">
            <text:p>0.34</text:p>
          </table:table-cell>
          <table:table-cell office:value-type="float" office:value="14.479571" calcext:value-type="float">
            <text:p>14.479571</text:p>
          </table:table-cell>
          <table:table-cell office:value-type="float" office:value="209.978421" calcext:value-type="float">
            <text:p>209.978421</text:p>
          </table:table-cell>
          <table:table-cell office:value-type="float" office:value="44355.039" calcext:value-type="float">
            <text:p>44355.03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6" calcext:value-type="float">
            <text:p>0.36</text:p>
          </table:table-cell>
          <table:table-cell office:value-type="float" office:value="14.366634" calcext:value-type="float">
            <text:p>14.366634</text:p>
          </table:table-cell>
          <table:table-cell office:value-type="float" office:value="206.759133" calcext:value-type="float">
            <text:p>206.759133</text:p>
          </table:table-cell>
          <table:table-cell office:value-type="float" office:value="43038.744447" calcext:value-type="float">
            <text:p>43038.74444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8" calcext:value-type="float">
            <text:p>0.38</text:p>
          </table:table-cell>
          <table:table-cell office:value-type="float" office:value="13.885448" calcext:value-type="float">
            <text:p>13.885448</text:p>
          </table:table-cell>
          <table:table-cell office:value-type="float" office:value="193.415468" calcext:value-type="float">
            <text:p>193.415468</text:p>
          </table:table-cell>
          <table:table-cell office:value-type="float" office:value="37856.922239" calcext:value-type="float">
            <text:p>37856.92223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13.715538" calcext:value-type="float">
            <text:p>13.715538</text:p>
          </table:table-cell>
          <table:table-cell office:value-type="float" office:value="188.634506" calcext:value-type="float">
            <text:p>188.634506</text:p>
          </table:table-cell>
          <table:table-cell office:value-type="float" office:value="35963.197218" calcext:value-type="float">
            <text:p>35963.19721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2" calcext:value-type="float">
            <text:p>0.42</text:p>
          </table:table-cell>
          <table:table-cell office:value-type="float" office:value="13.373735" calcext:value-type="float">
            <text:p>13.373735</text:p>
          </table:table-cell>
          <table:table-cell office:value-type="float" office:value="179.417647" calcext:value-type="float">
            <text:p>179.417647</text:p>
          </table:table-cell>
          <table:table-cell office:value-type="float" office:value="32582.570965" calcext:value-type="float">
            <text:p>32582.57096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4" calcext:value-type="float">
            <text:p>0.44</text:p>
          </table:table-cell>
          <table:table-cell office:value-type="float" office:value="12.621067" calcext:value-type="float">
            <text:p>12.621067</text:p>
          </table:table-cell>
          <table:table-cell office:value-type="float" office:value="160.462811" calcext:value-type="float">
            <text:p>160.462811</text:p>
          </table:table-cell>
          <table:table-cell office:value-type="float" office:value="26458.642807" calcext:value-type="float">
            <text:p>26458.64280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6" calcext:value-type="float">
            <text:p>0.46</text:p>
          </table:table-cell>
          <table:table-cell office:value-type="float" office:value="12.14397" calcext:value-type="float">
            <text:p>12.14397</text:p>
          </table:table-cell>
          <table:table-cell office:value-type="float" office:value="148.862491" calcext:value-type="float">
            <text:p>148.862491</text:p>
          </table:table-cell>
          <table:table-cell office:value-type="float" office:value="22909.385936" calcext:value-type="float">
            <text:p>22909.38593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8" calcext:value-type="float">
            <text:p>0.48</text:p>
          </table:table-cell>
          <table:table-cell office:value-type="float" office:value="11.162452" calcext:value-type="float">
            <text:p>11.162452</text:p>
          </table:table-cell>
          <table:table-cell office:value-type="float" office:value="126.825728" calcext:value-type="float">
            <text:p>126.825728</text:p>
          </table:table-cell>
          <table:table-cell office:value-type="float" office:value="17066.010002" calcext:value-type="float">
            <text:p>17066.01000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0.531515" calcext:value-type="float">
            <text:p>10.531515</text:p>
          </table:table-cell>
          <table:table-cell office:value-type="float" office:value="112.929346" calcext:value-type="float">
            <text:p>112.929346</text:p>
          </table:table-cell>
          <table:table-cell office:value-type="float" office:value="13631.376568" calcext:value-type="float">
            <text:p>13631.37656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2" calcext:value-type="float">
            <text:p>0.52</text:p>
          </table:table-cell>
          <table:table-cell office:value-type="float" office:value="9.057033" calcext:value-type="float">
            <text:p>9.057033</text:p>
          </table:table-cell>
          <table:table-cell office:value-type="float" office:value="85.023905" calcext:value-type="float">
            <text:p>85.023905</text:p>
          </table:table-cell>
          <table:table-cell office:value-type="float" office:value="8167.929752" calcext:value-type="float">
            <text:p>8167.92975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4" calcext:value-type="float">
            <text:p>0.54</text:p>
          </table:table-cell>
          <table:table-cell office:value-type="float" office:value="7.834626" calcext:value-type="float">
            <text:p>7.834626</text:p>
          </table:table-cell>
          <table:table-cell office:value-type="float" office:value="64.665194" calcext:value-type="float">
            <text:p>64.665194</text:p>
          </table:table-cell>
          <table:table-cell office:value-type="float" office:value="5012.559861" calcext:value-type="float">
            <text:p>5012.55986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4" calcext:value-type="float">
            <text:p>0.54</text:p>
          </table:table-cell>
          <table:table-cell office:value-type="float" office:value="7.155547" calcext:value-type="float">
            <text:p>7.155547</text:p>
          </table:table-cell>
          <table:table-cell office:value-type="float" office:value="53.843094" calcext:value-type="float">
            <text:p>53.843094</text:p>
          </table:table-cell>
          <table:table-cell office:value-type="float" office:value="3466.331966" calcext:value-type="float">
            <text:p>3466.33196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6" calcext:value-type="float">
            <text:p>0.56</text:p>
          </table:table-cell>
          <table:table-cell office:value-type="float" office:value="6.885565" calcext:value-type="float">
            <text:p>6.885565</text:p>
          </table:table-cell>
          <table:table-cell office:value-type="float" office:value="50.506009" calcext:value-type="float">
            <text:p>50.506009</text:p>
          </table:table-cell>
          <table:table-cell office:value-type="float" office:value="3181.589497" calcext:value-type="float">
            <text:p>3181.58949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8" calcext:value-type="float">
            <text:p>0.58</text:p>
          </table:table-cell>
          <table:table-cell office:value-type="float" office:value="6.273498" calcext:value-type="float">
            <text:p>6.273498</text:p>
          </table:table-cell>
          <table:table-cell office:value-type="float" office:value="41.632818" calcext:value-type="float">
            <text:p>41.632818</text:p>
          </table:table-cell>
          <table:table-cell office:value-type="float" office:value="2133.663687" calcext:value-type="float">
            <text:p>2133.66368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5.867353" calcext:value-type="float">
            <text:p>5.867353</text:p>
          </table:table-cell>
          <table:table-cell office:value-type="float" office:value="36.100403" calcext:value-type="float">
            <text:p>36.100403</text:p>
          </table:table-cell>
          <table:table-cell office:value-type="float" office:value="1560.613785" calcext:value-type="float">
            <text:p>1560.61378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2" calcext:value-type="float">
            <text:p>0.62</text:p>
          </table:table-cell>
          <table:table-cell office:value-type="float" office:value="5.586101" calcext:value-type="float">
            <text:p>5.586101</text:p>
          </table:table-cell>
          <table:table-cell office:value-type="float" office:value="32.618008" calcext:value-type="float">
            <text:p>32.618008</text:p>
          </table:table-cell>
          <table:table-cell office:value-type="float" office:value="1256.52619" calcext:value-type="float">
            <text:p>1256.5261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4" calcext:value-type="float">
            <text:p>0.64</text:p>
          </table:table-cell>
          <table:table-cell office:value-type="float" office:value="5.517641" calcext:value-type="float">
            <text:p>5.517641</text:p>
          </table:table-cell>
          <table:table-cell office:value-type="float" office:value="31.866994" calcext:value-type="float">
            <text:p>31.866994</text:p>
          </table:table-cell>
          <table:table-cell office:value-type="float" office:value="1209.709258" calcext:value-type="float">
            <text:p>1209.70925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6" calcext:value-type="float">
            <text:p>0.66</text:p>
          </table:table-cell>
          <table:table-cell office:value-type="float" office:value="5.234241" calcext:value-type="float">
            <text:p>5.234241</text:p>
          </table:table-cell>
          <table:table-cell office:value-type="float" office:value="28.435524" calcext:value-type="float">
            <text:p>28.435524</text:p>
          </table:table-cell>
          <table:table-cell office:value-type="float" office:value="933.560269" calcext:value-type="float">
            <text:p>933.56026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8" calcext:value-type="float">
            <text:p>0.68</text:p>
          </table:table-cell>
          <table:table-cell office:value-type="float" office:value="5.055376" calcext:value-type="float">
            <text:p>5.055376</text:p>
          </table:table-cell>
          <table:table-cell office:value-type="float" office:value="26.503074" calcext:value-type="float">
            <text:p>26.503074</text:p>
          </table:table-cell>
          <table:table-cell office:value-type="float" office:value="807.556822" calcext:value-type="float">
            <text:p>807.55682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4.904778" calcext:value-type="float">
            <text:p>4.904778</text:p>
          </table:table-cell>
          <table:table-cell office:value-type="float" office:value="24.838488" calcext:value-type="float">
            <text:p>24.838488</text:p>
          </table:table-cell>
          <table:table-cell office:value-type="float" office:value="697.051177" calcext:value-type="float">
            <text:p>697.05117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2" calcext:value-type="float">
            <text:p>0.72</text:p>
          </table:table-cell>
          <table:table-cell office:value-type="float" office:value="4.825654" calcext:value-type="float">
            <text:p>4.825654</text:p>
          </table:table-cell>
          <table:table-cell office:value-type="float" office:value="24.042943" calcext:value-type="float">
            <text:p>24.042943</text:p>
          </table:table-cell>
          <table:table-cell office:value-type="float" office:value="653.163683" calcext:value-type="float">
            <text:p>653.16368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4" calcext:value-type="float">
            <text:p>0.74</text:p>
          </table:table-cell>
          <table:table-cell office:value-type="float" office:value="4.725579" calcext:value-type="float">
            <text:p>4.725579</text:p>
          </table:table-cell>
          <table:table-cell office:value-type="float" office:value="23.034421" calcext:value-type="float">
            <text:p>23.034421</text:p>
          </table:table-cell>
          <table:table-cell office:value-type="float" office:value="597.570761" calcext:value-type="float">
            <text:p>597.57076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6" calcext:value-type="float">
            <text:p>0.76</text:p>
          </table:table-cell>
          <table:table-cell office:value-type="float" office:value="4.619256" calcext:value-type="float">
            <text:p>4.619256</text:p>
          </table:table-cell>
          <table:table-cell office:value-type="float" office:value="21.986451" calcext:value-type="float">
            <text:p>21.986451</text:p>
          </table:table-cell>
          <table:table-cell office:value-type="float" office:value="542.709163" calcext:value-type="float">
            <text:p>542.70916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8" calcext:value-type="float">
            <text:p>0.78</text:p>
          </table:table-cell>
          <table:table-cell office:value-type="float" office:value="4.517099" calcext:value-type="float">
            <text:p>4.517099</text:p>
          </table:table-cell>
          <table:table-cell office:value-type="float" office:value="21.025524" calcext:value-type="float">
            <text:p>21.025524</text:p>
          </table:table-cell>
          <table:table-cell office:value-type="float" office:value="496.771427" calcext:value-type="float">
            <text:p>496.77142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3" calcext:value-type="float">
            <text:p>0.3</text:p>
          </table:table-cell>
          <table:table-cell office:value-type="float" office:value="14.854149" calcext:value-type="float">
            <text:p>14.854149</text:p>
          </table:table-cell>
          <table:table-cell office:value-type="float" office:value="220.928454" calcext:value-type="float">
            <text:p>220.928454</text:p>
          </table:table-cell>
          <table:table-cell office:value-type="float" office:value="49054.290894" calcext:value-type="float">
            <text:p>49054.29089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32" calcext:value-type="float">
            <text:p>0.32</text:p>
          </table:table-cell>
          <table:table-cell office:value-type="float" office:value="14.708695" calcext:value-type="float">
            <text:p>14.708695</text:p>
          </table:table-cell>
          <table:table-cell office:value-type="float" office:value="216.590119" calcext:value-type="float">
            <text:p>216.590119</text:p>
          </table:table-cell>
          <table:table-cell office:value-type="float" office:value="47119.766512" calcext:value-type="float">
            <text:p>47119.76651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34" calcext:value-type="float">
            <text:p>0.34</text:p>
          </table:table-cell>
          <table:table-cell office:value-type="float" office:value="14.609064" calcext:value-type="float">
            <text:p>14.609064</text:p>
          </table:table-cell>
          <table:table-cell office:value-type="float" office:value="213.636959" calcext:value-type="float">
            <text:p>213.636959</text:p>
          </table:table-cell>
          <table:table-cell office:value-type="float" office:value="45819.705501" calcext:value-type="float">
            <text:p>45819.70550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36" calcext:value-type="float">
            <text:p>0.36</text:p>
          </table:table-cell>
          <table:table-cell office:value-type="float" office:value="14.367761" calcext:value-type="float">
            <text:p>14.367761</text:p>
          </table:table-cell>
          <table:table-cell office:value-type="float" office:value="206.693064" calcext:value-type="float">
            <text:p>206.693064</text:p>
          </table:table-cell>
          <table:table-cell office:value-type="float" office:value="42934.549345" calcext:value-type="float">
            <text:p>42934.54934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38" calcext:value-type="float">
            <text:p>0.38</text:p>
          </table:table-cell>
          <table:table-cell office:value-type="float" office:value="14.116709" calcext:value-type="float">
            <text:p>14.116709</text:p>
          </table:table-cell>
          <table:table-cell office:value-type="float" office:value="199.658337" calcext:value-type="float">
            <text:p>199.658337</text:p>
          </table:table-cell>
          <table:table-cell office:value-type="float" office:value="40155.409267" calcext:value-type="float">
            <text:p>40155.40926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4" calcext:value-type="float">
            <text:p>0.4</text:p>
          </table:table-cell>
          <table:table-cell office:value-type="float" office:value="13.72161" calcext:value-type="float">
            <text:p>13.72161</text:p>
          </table:table-cell>
          <table:table-cell office:value-type="float" office:value="188.725688" calcext:value-type="float">
            <text:p>188.725688</text:p>
          </table:table-cell>
          <table:table-cell office:value-type="float" office:value="35945.157348" calcext:value-type="float">
            <text:p>35945.15734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42" calcext:value-type="float">
            <text:p>0.42</text:p>
          </table:table-cell>
          <table:table-cell office:value-type="float" office:value="13.257924" calcext:value-type="float">
            <text:p>13.257924</text:p>
          </table:table-cell>
          <table:table-cell office:value-type="float" office:value="176.493073" calcext:value-type="float">
            <text:p>176.493073</text:p>
          </table:table-cell>
          <table:table-cell office:value-type="float" office:value="31623.824595" calcext:value-type="float">
            <text:p>31623.82459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44" calcext:value-type="float">
            <text:p>0.44</text:p>
          </table:table-cell>
          <table:table-cell office:value-type="float" office:value="12.497313" calcext:value-type="float">
            <text:p>12.497313</text:p>
          </table:table-cell>
          <table:table-cell office:value-type="float" office:value="157.647059" calcext:value-type="float">
            <text:p>157.647059</text:p>
          </table:table-cell>
          <table:table-cell office:value-type="float" office:value="25712.708597" calcext:value-type="float">
            <text:p>25712.70859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46" calcext:value-type="float">
            <text:p>0.46</text:p>
          </table:table-cell>
          <table:table-cell office:value-type="float" office:value="12.079437" calcext:value-type="float">
            <text:p>12.079437</text:p>
          </table:table-cell>
          <table:table-cell office:value-type="float" office:value="146.995184" calcext:value-type="float">
            <text:p>146.995184</text:p>
          </table:table-cell>
          <table:table-cell office:value-type="float" office:value="22217.467153" calcext:value-type="float">
            <text:p>22217.46715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48" calcext:value-type="float">
            <text:p>0.48</text:p>
          </table:table-cell>
          <table:table-cell office:value-type="float" office:value="10.723394" calcext:value-type="float">
            <text:p>10.723394</text:p>
          </table:table-cell>
          <table:table-cell office:value-type="float" office:value="118.333646" calcext:value-type="float">
            <text:p>118.333646</text:p>
          </table:table-cell>
          <table:table-cell office:value-type="float" office:value="15287.785194" calcext:value-type="float">
            <text:p>15287.78519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10.300863" calcext:value-type="float">
            <text:p>10.300863</text:p>
          </table:table-cell>
          <table:table-cell office:value-type="float" office:value="108.628806" calcext:value-type="float">
            <text:p>108.628806</text:p>
          </table:table-cell>
          <table:table-cell office:value-type="float" office:value="12841.050001" calcext:value-type="float">
            <text:p>12841.05000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2" calcext:value-type="float">
            <text:p>0.52</text:p>
          </table:table-cell>
          <table:table-cell office:value-type="float" office:value="8.832706" calcext:value-type="float">
            <text:p>8.832706</text:p>
          </table:table-cell>
          <table:table-cell office:value-type="float" office:value="81.06454" calcext:value-type="float">
            <text:p>81.06454</text:p>
          </table:table-cell>
          <table:table-cell office:value-type="float" office:value="7494.441143" calcext:value-type="float">
            <text:p>7494.44114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  <table:table-cell office:value-type="float" office:value="8.067045" calcext:value-type="float">
            <text:p>8.067045</text:p>
          </table:table-cell>
          <table:table-cell office:value-type="float" office:value="68.176764" calcext:value-type="float">
            <text:p>68.176764</text:p>
          </table:table-cell>
          <table:table-cell office:value-type="float" office:value="5422.748872" calcext:value-type="float">
            <text:p>5422.74887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4" calcext:value-type="float">
            <text:p>0.54</text:p>
          </table:table-cell>
          <table:table-cell office:value-type="float" office:value="7.888886" calcext:value-type="float">
            <text:p>7.888886</text:p>
          </table:table-cell>
          <table:table-cell office:value-type="float" office:value="65.472507" calcext:value-type="float">
            <text:p>65.472507</text:p>
          </table:table-cell>
          <table:table-cell office:value-type="float" office:value="5105.210103" calcext:value-type="float">
            <text:p>5105.21010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6" calcext:value-type="float">
            <text:p>0.56</text:p>
          </table:table-cell>
          <table:table-cell office:value-type="float" office:value="7.147789" calcext:value-type="float">
            <text:p>7.147789</text:p>
          </table:table-cell>
          <table:table-cell office:value-type="float" office:value="53.518247" calcext:value-type="float">
            <text:p>53.518247</text:p>
          </table:table-cell>
          <table:table-cell office:value-type="float" office:value="3384.456279" calcext:value-type="float">
            <text:p>3384.45627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8" calcext:value-type="float">
            <text:p>0.58</text:p>
          </table:table-cell>
          <table:table-cell office:value-type="float" office:value="6.498761" calcext:value-type="float">
            <text:p>6.498761</text:p>
          </table:table-cell>
          <table:table-cell office:value-type="float" office:value="44.577127" calcext:value-type="float">
            <text:p>44.577127</text:p>
          </table:table-cell>
          <table:table-cell office:value-type="float" office:value="2406.890868" calcext:value-type="float">
            <text:p>2406.89086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5.893831" calcext:value-type="float">
            <text:p>5.893831</text:p>
          </table:table-cell>
          <table:table-cell office:value-type="float" office:value="36.528915" calcext:value-type="float">
            <text:p>36.528915</text:p>
          </table:table-cell>
          <table:table-cell office:value-type="float" office:value="1620.669018" calcext:value-type="float">
            <text:p>1620.66901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2" calcext:value-type="float">
            <text:p>0.62</text:p>
          </table:table-cell>
          <table:table-cell office:value-type="float" office:value="5.577886" calcext:value-type="float">
            <text:p>5.577886</text:p>
          </table:table-cell>
          <table:table-cell office:value-type="float" office:value="32.588488" calcext:value-type="float">
            <text:p>32.588488</text:p>
          </table:table-cell>
          <table:table-cell office:value-type="float" office:value="1268.435167" calcext:value-type="float">
            <text:p>1268.43516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4" calcext:value-type="float">
            <text:p>0.64</text:p>
          </table:table-cell>
          <table:table-cell office:value-type="float" office:value="5.340439" calcext:value-type="float">
            <text:p>5.340439</text:p>
          </table:table-cell>
          <table:table-cell office:value-type="float" office:value="29.755121" calcext:value-type="float">
            <text:p>29.755121</text:p>
          </table:table-cell>
          <table:table-cell office:value-type="float" office:value="1041.985246" calcext:value-type="float">
            <text:p>1041.98524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6" calcext:value-type="float">
            <text:p>0.66</text:p>
          </table:table-cell>
          <table:table-cell office:value-type="float" office:value="5.201641" calcext:value-type="float">
            <text:p>5.201641</text:p>
          </table:table-cell>
          <table:table-cell office:value-type="float" office:value="28.109159" calcext:value-type="float">
            <text:p>28.109159</text:p>
          </table:table-cell>
          <table:table-cell office:value-type="float" office:value="916.579185" calcext:value-type="float">
            <text:p>916.57918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68" calcext:value-type="float">
            <text:p>0.68</text:p>
          </table:table-cell>
          <table:table-cell office:value-type="float" office:value="5.006024" calcext:value-type="float">
            <text:p>5.006024</text:p>
          </table:table-cell>
          <table:table-cell office:value-type="float" office:value="26.00977" calcext:value-type="float">
            <text:p>26.00977</text:p>
          </table:table-cell>
          <table:table-cell office:value-type="float" office:value="783.211301" calcext:value-type="float">
            <text:p>783.21130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float" office:value="4.894564" calcext:value-type="float">
            <text:p>4.894564</text:p>
          </table:table-cell>
          <table:table-cell office:value-type="float" office:value="24.802177" calcext:value-type="float">
            <text:p>24.802177</text:p>
          </table:table-cell>
          <table:table-cell office:value-type="float" office:value="704.437218" calcext:value-type="float">
            <text:p>704.43721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72" calcext:value-type="float">
            <text:p>0.72</text:p>
          </table:table-cell>
          <table:table-cell office:value-type="float" office:value="4.769884" calcext:value-type="float">
            <text:p>4.769884</text:p>
          </table:table-cell>
          <table:table-cell office:value-type="float" office:value="23.475207" calcext:value-type="float">
            <text:p>23.475207</text:p>
          </table:table-cell>
          <table:table-cell office:value-type="float" office:value="621.47597" calcext:value-type="float">
            <text:p>621.4759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74" calcext:value-type="float">
            <text:p>0.74</text:p>
          </table:table-cell>
          <table:table-cell office:value-type="float" office:value="4.770442" calcext:value-type="float">
            <text:p>4.770442</text:p>
          </table:table-cell>
          <table:table-cell office:value-type="float" office:value="23.476482" calcext:value-type="float">
            <text:p>23.476482</text:p>
          </table:table-cell>
          <table:table-cell office:value-type="float" office:value="621.285249" calcext:value-type="float">
            <text:p>621.28524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76" calcext:value-type="float">
            <text:p>0.76</text:p>
          </table:table-cell>
          <table:table-cell office:value-type="float" office:value="4.596813" calcext:value-type="float">
            <text:p>4.596813</text:p>
          </table:table-cell>
          <table:table-cell office:value-type="float" office:value="21.749401" calcext:value-type="float">
            <text:p>21.749401</text:p>
          </table:table-cell>
          <table:table-cell office:value-type="float" office:value="528.07918" calcext:value-type="float">
            <text:p>528.0791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78" calcext:value-type="float">
            <text:p>0.78</text:p>
          </table:table-cell>
          <table:table-cell office:value-type="float" office:value="4.524313" calcext:value-type="float">
            <text:p>4.524313</text:p>
          </table:table-cell>
          <table:table-cell office:value-type="float" office:value="21.082385" calcext:value-type="float">
            <text:p>21.082385</text:p>
          </table:table-cell>
          <table:table-cell office:value-type="float" office:value="497.942507" calcext:value-type="float">
            <text:p>497.9425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4.837776" calcext:value-type="float">
            <text:p>14.837776</text:p>
          </table:table-cell>
          <table:table-cell office:value-type="float" office:value="220.382976" calcext:value-type="float">
            <text:p>220.382976</text:p>
          </table:table-cell>
          <table:table-cell office:value-type="float" office:value="48760.524084" calcext:value-type="float">
            <text:p>48760.524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14.769438" calcext:value-type="float">
            <text:p>14.769438</text:p>
          </table:table-cell>
          <table:table-cell office:value-type="float" office:value="218.385375" calcext:value-type="float">
            <text:p>218.385375</text:p>
          </table:table-cell>
          <table:table-cell office:value-type="float" office:value="47905.091512" calcext:value-type="float">
            <text:p>47905.091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office:value-type="float" office:value="14.477492" calcext:value-type="float">
            <text:p>14.477492</text:p>
          </table:table-cell>
          <table:table-cell office:value-type="float" office:value="209.85606" calcext:value-type="float">
            <text:p>209.85606</text:p>
          </table:table-cell>
          <table:table-cell office:value-type="float" office:value="44250.539451" calcext:value-type="float">
            <text:p>44250.5394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14.289068" calcext:value-type="float">
            <text:p>14.289068</text:p>
          </table:table-cell>
          <table:table-cell office:value-type="float" office:value="204.47975" calcext:value-type="float">
            <text:p>204.47975</text:p>
          </table:table-cell>
          <table:table-cell office:value-type="float" office:value="42056.277634" calcext:value-type="float">
            <text:p>42056.2776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13.947321" calcext:value-type="float">
            <text:p>13.947321</text:p>
          </table:table-cell>
          <table:table-cell office:value-type="float" office:value="194.993827" calcext:value-type="float">
            <text:p>194.993827</text:p>
          </table:table-cell>
          <table:table-cell office:value-type="float" office:value="38372.123383" calcext:value-type="float">
            <text:p>38372.123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3.826462" calcext:value-type="float">
            <text:p>13.826462</text:p>
          </table:table-cell>
          <table:table-cell office:value-type="float" office:value="191.598548" calcext:value-type="float">
            <text:p>191.598548</text:p>
          </table:table-cell>
          <table:table-cell office:value-type="float" office:value="37028.044028" calcext:value-type="float">
            <text:p>37028.044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13.260383" calcext:value-type="float">
            <text:p>13.260383</text:p>
          </table:table-cell>
          <table:table-cell office:value-type="float" office:value="176.60466" calcext:value-type="float">
            <text:p>176.60466</text:p>
          </table:table-cell>
          <table:table-cell office:value-type="float" office:value="31703.355804" calcext:value-type="float">
            <text:p>31703.3558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.44</text:p>
          </table:table-cell>
          <table:table-cell office:value-type="float" office:value="12.733306" calcext:value-type="float">
            <text:p>12.733306</text:p>
          </table:table-cell>
          <table:table-cell office:value-type="float" office:value="163.089675" calcext:value-type="float">
            <text:p>163.089675</text:p>
          </table:table-cell>
          <table:table-cell office:value-type="float" office:value="27192.347508" calcext:value-type="float">
            <text:p>27192.347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11.960214" calcext:value-type="float">
            <text:p>11.960214</text:p>
          </table:table-cell>
          <table:table-cell office:value-type="float" office:value="144.384165" calcext:value-type="float">
            <text:p>144.384165</text:p>
          </table:table-cell>
          <table:table-cell office:value-type="float" office:value="21588.23585" calcext:value-type="float">
            <text:p>21588.23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11.382789" calcext:value-type="float">
            <text:p>11.382789</text:p>
          </table:table-cell>
          <table:table-cell office:value-type="float" office:value="131.100517" calcext:value-type="float">
            <text:p>131.100517</text:p>
          </table:table-cell>
          <table:table-cell office:value-type="float" office:value="17935.42204" calcext:value-type="float">
            <text:p>17935.42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0.292182" calcext:value-type="float">
            <text:p>10.292182</text:p>
          </table:table-cell>
          <table:table-cell office:value-type="float" office:value="108.268139" calcext:value-type="float">
            <text:p>108.268139</text:p>
          </table:table-cell>
          <table:table-cell office:value-type="float" office:value="12668.816799" calcext:value-type="float">
            <text:p>12668.816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office:value-type="float" office:value="9.652685" calcext:value-type="float">
            <text:p>9.652685</text:p>
          </table:table-cell>
          <table:table-cell office:value-type="float" office:value="95.921994" calcext:value-type="float">
            <text:p>95.921994</text:p>
          </table:table-cell>
          <table:table-cell office:value-type="float" office:value="10137.133152" calcext:value-type="float">
            <text:p>10137.133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7.709226" calcext:value-type="float">
            <text:p>7.709226</text:p>
          </table:table-cell>
          <table:table-cell office:value-type="float" office:value="62.583844" calcext:value-type="float">
            <text:p>62.583844</text:p>
          </table:table-cell>
          <table:table-cell office:value-type="float" office:value="4683.367801" calcext:value-type="float">
            <text:p>4683.3678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8.062209" calcext:value-type="float">
            <text:p>8.062209</text:p>
          </table:table-cell>
          <table:table-cell office:value-type="float" office:value="68.293927" calcext:value-type="float">
            <text:p>68.293927</text:p>
          </table:table-cell>
          <table:table-cell office:value-type="float" office:value="5524.280147" calcext:value-type="float">
            <text:p>5524.280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" calcext:value-type="float">
            <text:p>0.56</text:p>
          </table:table-cell>
          <table:table-cell office:value-type="float" office:value="7.183728" calcext:value-type="float">
            <text:p>7.183728</text:p>
          </table:table-cell>
          <table:table-cell office:value-type="float" office:value="54.238024" calcext:value-type="float">
            <text:p>54.238024</text:p>
          </table:table-cell>
          <table:table-cell office:value-type="float" office:value="3522.129985" calcext:value-type="float">
            <text:p>3522.129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6.34341" calcext:value-type="float">
            <text:p>6.34341</text:p>
          </table:table-cell>
          <table:table-cell office:value-type="float" office:value="42.402048" calcext:value-type="float">
            <text:p>42.402048</text:p>
          </table:table-cell>
          <table:table-cell office:value-type="float" office:value="2168.515962" calcext:value-type="float">
            <text:p>2168.5159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5.77843" calcext:value-type="float">
            <text:p>5.77843</text:p>
          </table:table-cell>
          <table:table-cell office:value-type="float" office:value="35.064148" calcext:value-type="float">
            <text:p>35.064148</text:p>
          </table:table-cell>
          <table:table-cell office:value-type="float" office:value="1478.534497" calcext:value-type="float">
            <text:p>1478.5344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5.592964" calcext:value-type="float">
            <text:p>5.592964</text:p>
          </table:table-cell>
          <table:table-cell office:value-type="float" office:value="32.63502" calcext:value-type="float">
            <text:p>32.63502</text:p>
          </table:table-cell>
          <table:table-cell office:value-type="float" office:value="1249.648353" calcext:value-type="float">
            <text:p>1249.648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5.582598" calcext:value-type="float">
            <text:p>5.582598</text:p>
          </table:table-cell>
          <table:table-cell office:value-type="float" office:value="32.571419" calcext:value-type="float">
            <text:p>32.571419</text:p>
          </table:table-cell>
          <table:table-cell office:value-type="float" office:value="1253.272227" calcext:value-type="float">
            <text:p>1253.272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5.258876" calcext:value-type="float">
            <text:p>5.258876</text:p>
          </table:table-cell>
          <table:table-cell office:value-type="float" office:value="28.740444" calcext:value-type="float">
            <text:p>28.740444</text:p>
          </table:table-cell>
          <table:table-cell office:value-type="float" office:value="958.22682" calcext:value-type="float">
            <text:p>958.226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5.080173" calcext:value-type="float">
            <text:p>5.080173</text:p>
          </table:table-cell>
          <table:table-cell office:value-type="float" office:value="26.819586" calcext:value-type="float">
            <text:p>26.819586</text:p>
          </table:table-cell>
          <table:table-cell office:value-type="float" office:value="835.700624" calcext:value-type="float">
            <text:p>835.700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4.948708" calcext:value-type="float">
            <text:p>4.948708</text:p>
          </table:table-cell>
          <table:table-cell office:value-type="float" office:value="25.38372" calcext:value-type="float">
            <text:p>25.38372</text:p>
          </table:table-cell>
          <table:table-cell office:value-type="float" office:value="742.83169" calcext:value-type="float">
            <text:p>742.83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4.7543" calcext:value-type="float">
            <text:p>4.7543</text:p>
          </table:table-cell>
          <table:table-cell office:value-type="float" office:value="23.346242" calcext:value-type="float">
            <text:p>23.346242</text:p>
          </table:table-cell>
          <table:table-cell office:value-type="float" office:value="617.638452" calcext:value-type="float">
            <text:p>617.638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4.66137" calcext:value-type="float">
            <text:p>4.66137</text:p>
          </table:table-cell>
          <table:table-cell office:value-type="float" office:value="22.375111" calcext:value-type="float">
            <text:p>22.375111</text:p>
          </table:table-cell>
          <table:table-cell office:value-type="float" office:value="559.833682" calcext:value-type="float">
            <text:p>559.8336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" calcext:value-type="float">
            <text:p>0.76</text:p>
          </table:table-cell>
          <table:table-cell office:value-type="float" office:value="4.568181" calcext:value-type="float">
            <text:p>4.568181</text:p>
          </table:table-cell>
          <table:table-cell office:value-type="float" office:value="21.480525" calcext:value-type="float">
            <text:p>21.480525</text:p>
          </table:table-cell>
          <table:table-cell office:value-type="float" office:value="515.970042" calcext:value-type="float">
            <text:p>515.970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4.602954" calcext:value-type="float">
            <text:p>4.602954</text:p>
          </table:table-cell>
          <table:table-cell office:value-type="float" office:value="21.842098" calcext:value-type="float">
            <text:p>21.842098</text:p>
          </table:table-cell>
          <table:table-cell office:value-type="float" office:value="536.861076" calcext:value-type="float">
            <text:p>536.86107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3" calcext:value-type="float">
            <text:p>0.3</text:p>
          </table:table-cell>
          <table:table-cell office:value-type="float" office:value="14.818842" calcext:value-type="float">
            <text:p>14.818842</text:p>
          </table:table-cell>
          <table:table-cell office:value-type="float" office:value="219.773426" calcext:value-type="float">
            <text:p>219.773426</text:p>
          </table:table-cell>
          <table:table-cell office:value-type="float" office:value="48451.826086" calcext:value-type="float">
            <text:p>48451.82608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32" calcext:value-type="float">
            <text:p>0.32</text:p>
          </table:table-cell>
          <table:table-cell office:value-type="float" office:value="14.723662" calcext:value-type="float">
            <text:p>14.723662</text:p>
          </table:table-cell>
          <table:table-cell office:value-type="float" office:value="217.080056" calcext:value-type="float">
            <text:p>217.080056</text:p>
          </table:table-cell>
          <table:table-cell office:value-type="float" office:value="47373.912904" calcext:value-type="float">
            <text:p>47373.91290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34" calcext:value-type="float">
            <text:p>0.34</text:p>
          </table:table-cell>
          <table:table-cell office:value-type="float" office:value="14.525094" calcext:value-type="float">
            <text:p>14.525094</text:p>
          </table:table-cell>
          <table:table-cell office:value-type="float" office:value="211.228363" calcext:value-type="float">
            <text:p>211.228363</text:p>
          </table:table-cell>
          <table:table-cell office:value-type="float" office:value="44824.303408" calcext:value-type="float">
            <text:p>44824.30340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36" calcext:value-type="float">
            <text:p>0.36</text:p>
          </table:table-cell>
          <table:table-cell office:value-type="float" office:value="14.358813" calcext:value-type="float">
            <text:p>14.358813</text:p>
          </table:table-cell>
          <table:table-cell office:value-type="float" office:value="206.486464" calcext:value-type="float">
            <text:p>206.486464</text:p>
          </table:table-cell>
          <table:table-cell office:value-type="float" office:value="42885.175696" calcext:value-type="float">
            <text:p>42885.17569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38" calcext:value-type="float">
            <text:p>0.38</text:p>
          </table:table-cell>
          <table:table-cell office:value-type="float" office:value="14.044867" calcext:value-type="float">
            <text:p>14.044867</text:p>
          </table:table-cell>
          <table:table-cell office:value-type="float" office:value="197.746663" calcext:value-type="float">
            <text:p>197.746663</text:p>
          </table:table-cell>
          <table:table-cell office:value-type="float" office:value="39464.47622" calcext:value-type="float">
            <text:p>39464.4762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4" calcext:value-type="float">
            <text:p>0.4</text:p>
          </table:table-cell>
          <table:table-cell office:value-type="float" office:value="13.732109" calcext:value-type="float">
            <text:p>13.732109</text:p>
          </table:table-cell>
          <table:table-cell office:value-type="float" office:value="189.040905" calcext:value-type="float">
            <text:p>189.040905</text:p>
          </table:table-cell>
          <table:table-cell office:value-type="float" office:value="36083.221268" calcext:value-type="float">
            <text:p>36083.22126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42" calcext:value-type="float">
            <text:p>0.42</text:p>
          </table:table-cell>
          <table:table-cell office:value-type="float" office:value="13.279574" calcext:value-type="float">
            <text:p>13.279574</text:p>
          </table:table-cell>
          <table:table-cell office:value-type="float" office:value="176.895473" calcext:value-type="float">
            <text:p>176.895473</text:p>
          </table:table-cell>
          <table:table-cell office:value-type="float" office:value="31672.769709" calcext:value-type="float">
            <text:p>31672.76970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44" calcext:value-type="float">
            <text:p>0.44</text:p>
          </table:table-cell>
          <table:table-cell office:value-type="float" office:value="12.871699" calcext:value-type="float">
            <text:p>12.871699</text:p>
          </table:table-cell>
          <table:table-cell office:value-type="float" office:value="166.692734" calcext:value-type="float">
            <text:p>166.692734</text:p>
          </table:table-cell>
          <table:table-cell office:value-type="float" office:value="28410.136969" calcext:value-type="float">
            <text:p>28410.13696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46" calcext:value-type="float">
            <text:p>0.46</text:p>
          </table:table-cell>
          <table:table-cell office:value-type="float" office:value="12.182759" calcext:value-type="float">
            <text:p>12.182759</text:p>
          </table:table-cell>
          <table:table-cell office:value-type="float" office:value="149.714135" calcext:value-type="float">
            <text:p>149.714135</text:p>
          </table:table-cell>
          <table:table-cell office:value-type="float" office:value="23143.943814" calcext:value-type="float">
            <text:p>23143.94381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48" calcext:value-type="float">
            <text:p>0.48</text:p>
          </table:table-cell>
          <table:table-cell office:value-type="float" office:value="11.691396" calcext:value-type="float">
            <text:p>11.691396</text:p>
          </table:table-cell>
          <table:table-cell office:value-type="float" office:value="138.064812" calcext:value-type="float">
            <text:p>138.064812</text:p>
          </table:table-cell>
          <table:table-cell office:value-type="float" office:value="19786.246931" calcext:value-type="float">
            <text:p>19786.24693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5" calcext:value-type="float">
            <text:p>0.5</text:p>
          </table:table-cell>
          <table:table-cell office:value-type="float" office:value="10.256474" calcext:value-type="float">
            <text:p>10.256474</text:p>
          </table:table-cell>
          <table:table-cell office:value-type="float" office:value="107.736025" calcext:value-type="float">
            <text:p>107.736025</text:p>
          </table:table-cell>
          <table:table-cell office:value-type="float" office:value="12605.813905" calcext:value-type="float">
            <text:p>12605.81390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52" calcext:value-type="float">
            <text:p>0.52</text:p>
          </table:table-cell>
          <table:table-cell office:value-type="float" office:value="9.673795" calcext:value-type="float">
            <text:p>9.673795</text:p>
          </table:table-cell>
          <table:table-cell office:value-type="float" office:value="96.266898" calcext:value-type="float">
            <text:p>96.266898</text:p>
          </table:table-cell>
          <table:table-cell office:value-type="float" office:value="10146.612505" calcext:value-type="float">
            <text:p>10146.61250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54" calcext:value-type="float">
            <text:p>0.54</text:p>
          </table:table-cell>
          <table:table-cell office:value-type="float" office:value="7.799335" calcext:value-type="float">
            <text:p>7.799335</text:p>
          </table:table-cell>
          <table:table-cell office:value-type="float" office:value="64.025604" calcext:value-type="float">
            <text:p>64.025604</text:p>
          </table:table-cell>
          <table:table-cell office:value-type="float" office:value="4887.570174" calcext:value-type="float">
            <text:p>4887.57017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54" calcext:value-type="float">
            <text:p>0.54</text:p>
          </table:table-cell>
          <table:table-cell office:value-type="float" office:value="8.04273" calcext:value-type="float">
            <text:p>8.04273</text:p>
          </table:table-cell>
          <table:table-cell office:value-type="float" office:value="67.829936" calcext:value-type="float">
            <text:p>67.829936</text:p>
          </table:table-cell>
          <table:table-cell office:value-type="float" office:value="5389.713259" calcext:value-type="float">
            <text:p>5389.71325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56" calcext:value-type="float">
            <text:p>0.56</text:p>
          </table:table-cell>
          <table:table-cell office:value-type="float" office:value="7.659737" calcext:value-type="float">
            <text:p>7.659737</text:p>
          </table:table-cell>
          <table:table-cell office:value-type="float" office:value="61.508382" calcext:value-type="float">
            <text:p>61.508382</text:p>
          </table:table-cell>
          <table:table-cell office:value-type="float" office:value="4439.962876" calcext:value-type="float">
            <text:p>4439.96287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58" calcext:value-type="float">
            <text:p>0.58</text:p>
          </table:table-cell>
          <table:table-cell office:value-type="float" office:value="6.700751" calcext:value-type="float">
            <text:p>6.700751</text:p>
          </table:table-cell>
          <table:table-cell office:value-type="float" office:value="47.300187" calcext:value-type="float">
            <text:p>47.300187</text:p>
          </table:table-cell>
          <table:table-cell office:value-type="float" office:value="2701.507036" calcext:value-type="float">
            <text:p>2701.50703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6.13212" calcext:value-type="float">
            <text:p>6.13212</text:p>
          </table:table-cell>
          <table:table-cell office:value-type="float" office:value="39.247871" calcext:value-type="float">
            <text:p>39.247871</text:p>
          </table:table-cell>
          <table:table-cell office:value-type="float" office:value="1810.073798" calcext:value-type="float">
            <text:p>1810.07379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62" calcext:value-type="float">
            <text:p>0.62</text:p>
          </table:table-cell>
          <table:table-cell office:value-type="float" office:value="5.470542" calcext:value-type="float">
            <text:p>5.470542</text:p>
          </table:table-cell>
          <table:table-cell office:value-type="float" office:value="31.253151" calcext:value-type="float">
            <text:p>31.253151</text:p>
          </table:table-cell>
          <table:table-cell office:value-type="float" office:value="1150.731812" calcext:value-type="float">
            <text:p>1150.73181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64" calcext:value-type="float">
            <text:p>0.64</text:p>
          </table:table-cell>
          <table:table-cell office:value-type="float" office:value="5.431736" calcext:value-type="float">
            <text:p>5.431736</text:p>
          </table:table-cell>
          <table:table-cell office:value-type="float" office:value="30.804149" calcext:value-type="float">
            <text:p>30.804149</text:p>
          </table:table-cell>
          <table:table-cell office:value-type="float" office:value="1118.13745" calcext:value-type="float">
            <text:p>1118.1374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66" calcext:value-type="float">
            <text:p>0.66</text:p>
          </table:table-cell>
          <table:table-cell office:value-type="float" office:value="5.223182" calcext:value-type="float">
            <text:p>5.223182</text:p>
          </table:table-cell>
          <table:table-cell office:value-type="float" office:value="28.417078" calcext:value-type="float">
            <text:p>28.417078</text:p>
          </table:table-cell>
          <table:table-cell office:value-type="float" office:value="942.300651" calcext:value-type="float">
            <text:p>942.30065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68" calcext:value-type="float">
            <text:p>0.68</text:p>
          </table:table-cell>
          <table:table-cell office:value-type="float" office:value="5.019133" calcext:value-type="float">
            <text:p>5.019133</text:p>
          </table:table-cell>
          <table:table-cell office:value-type="float" office:value="26.096683" calcext:value-type="float">
            <text:p>26.096683</text:p>
          </table:table-cell>
          <table:table-cell office:value-type="float" office:value="780.467392" calcext:value-type="float">
            <text:p>780.46739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7" calcext:value-type="float">
            <text:p>0.7</text:p>
          </table:table-cell>
          <table:table-cell office:value-type="float" office:value="4.987083" calcext:value-type="float">
            <text:p>4.987083</text:p>
          </table:table-cell>
          <table:table-cell office:value-type="float" office:value="25.715984" calcext:value-type="float">
            <text:p>25.715984</text:p>
          </table:table-cell>
          <table:table-cell office:value-type="float" office:value="751.287597" calcext:value-type="float">
            <text:p>751.287597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72" calcext:value-type="float">
            <text:p>0.72</text:p>
          </table:table-cell>
          <table:table-cell office:value-type="float" office:value="4.935712" calcext:value-type="float">
            <text:p>4.935712</text:p>
          </table:table-cell>
          <table:table-cell office:value-type="float" office:value="25.200728" calcext:value-type="float">
            <text:p>25.200728</text:p>
          </table:table-cell>
          <table:table-cell office:value-type="float" office:value="722.615975" calcext:value-type="float">
            <text:p>722.61597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74" calcext:value-type="float">
            <text:p>0.74</text:p>
          </table:table-cell>
          <table:table-cell office:value-type="float" office:value="4.727391" calcext:value-type="float">
            <text:p>4.727391</text:p>
          </table:table-cell>
          <table:table-cell office:value-type="float" office:value="23.096857" calcext:value-type="float">
            <text:p>23.096857</text:p>
          </table:table-cell>
          <table:table-cell office:value-type="float" office:value="605.672308" calcext:value-type="float">
            <text:p>605.67230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76" calcext:value-type="float">
            <text:p>0.76</text:p>
          </table:table-cell>
          <table:table-cell office:value-type="float" office:value="4.577674" calcext:value-type="float">
            <text:p>4.577674</text:p>
          </table:table-cell>
          <table:table-cell office:value-type="float" office:value="21.584837" calcext:value-type="float">
            <text:p>21.584837</text:p>
          </table:table-cell>
          <table:table-cell office:value-type="float" office:value="522.477343" calcext:value-type="float">
            <text:p>522.477343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78" calcext:value-type="float">
            <text:p>0.78</text:p>
          </table:table-cell>
          <table:table-cell office:value-type="float" office:value="4.523562" calcext:value-type="float">
            <text:p>4.523562</text:p>
          </table:table-cell>
          <table:table-cell office:value-type="float" office:value="21.076635" calcext:value-type="float">
            <text:p>21.076635</text:p>
          </table:table-cell>
          <table:table-cell office:value-type="float" office:value="497.987948" calcext:value-type="float">
            <text:p>497.98794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14.927634" calcext:value-type="float">
            <text:p>14.927634</text:p>
          </table:table-cell>
          <table:table-cell office:value-type="float" office:value="223.04805" calcext:value-type="float">
            <text:p>223.04805</text:p>
          </table:table-cell>
          <table:table-cell office:value-type="float" office:value="49939.234151" calcext:value-type="float">
            <text:p>49939.23415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32" calcext:value-type="float">
            <text:p>0.32</text:p>
          </table:table-cell>
          <table:table-cell office:value-type="float" office:value="14.666911" calcext:value-type="float">
            <text:p>14.666911</text:p>
          </table:table-cell>
          <table:table-cell office:value-type="float" office:value="215.323198" calcext:value-type="float">
            <text:p>215.323198</text:p>
          </table:table-cell>
          <table:table-cell office:value-type="float" office:value="46540.432082" calcext:value-type="float">
            <text:p>46540.43208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34" calcext:value-type="float">
            <text:p>0.34</text:p>
          </table:table-cell>
          <table:table-cell office:value-type="float" office:value="14.637671" calcext:value-type="float">
            <text:p>14.637671</text:p>
          </table:table-cell>
          <table:table-cell office:value-type="float" office:value="214.454131" calcext:value-type="float">
            <text:p>214.454131</text:p>
          </table:table-cell>
          <table:table-cell office:value-type="float" office:value="46153.947192" calcext:value-type="float">
            <text:p>46153.94719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36" calcext:value-type="float">
            <text:p>0.36</text:p>
          </table:table-cell>
          <table:table-cell office:value-type="float" office:value="14.231433" calcext:value-type="float">
            <text:p>14.231433</text:p>
          </table:table-cell>
          <table:table-cell office:value-type="float" office:value="202.875859" calcext:value-type="float">
            <text:p>202.875859</text:p>
          </table:table-cell>
          <table:table-cell office:value-type="float" office:value="41426.471826" calcext:value-type="float">
            <text:p>41426.47182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38" calcext:value-type="float">
            <text:p>0.38</text:p>
          </table:table-cell>
          <table:table-cell office:value-type="float" office:value="14.141578" calcext:value-type="float">
            <text:p>14.141578</text:p>
          </table:table-cell>
          <table:table-cell office:value-type="float" office:value="200.318079" calcext:value-type="float">
            <text:p>200.318079</text:p>
          </table:table-cell>
          <table:table-cell office:value-type="float" office:value="40385.910887" calcext:value-type="float">
            <text:p>40385.91088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13.810234" calcext:value-type="float">
            <text:p>13.810234</text:p>
          </table:table-cell>
          <table:table-cell office:value-type="float" office:value="191.232978" calcext:value-type="float">
            <text:p>191.232978</text:p>
          </table:table-cell>
          <table:table-cell office:value-type="float" office:value="36947.237328" calcext:value-type="float">
            <text:p>36947.23732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42" calcext:value-type="float">
            <text:p>0.42</text:p>
          </table:table-cell>
          <table:table-cell office:value-type="float" office:value="13.220211" calcext:value-type="float">
            <text:p>13.220211</text:p>
          </table:table-cell>
          <table:table-cell office:value-type="float" office:value="175.487795" calcext:value-type="float">
            <text:p>175.487795</text:p>
          </table:table-cell>
          <table:table-cell office:value-type="float" office:value="31280.790231" calcext:value-type="float">
            <text:p>31280.79023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44" calcext:value-type="float">
            <text:p>0.44</text:p>
          </table:table-cell>
          <table:table-cell office:value-type="float" office:value="12.773316" calcext:value-type="float">
            <text:p>12.773316</text:p>
          </table:table-cell>
          <table:table-cell office:value-type="float" office:value="164.017285" calcext:value-type="float">
            <text:p>164.017285</text:p>
          </table:table-cell>
          <table:table-cell office:value-type="float" office:value="27447.853603" calcext:value-type="float">
            <text:p>27447.85360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46" calcext:value-type="float">
            <text:p>0.46</text:p>
          </table:table-cell>
          <table:table-cell office:value-type="float" office:value="12.348558" calcext:value-type="float">
            <text:p>12.348558</text:p>
          </table:table-cell>
          <table:table-cell office:value-type="float" office:value="153.389106" calcext:value-type="float">
            <text:p>153.389106</text:p>
          </table:table-cell>
          <table:table-cell office:value-type="float" office:value="24061.247685" calcext:value-type="float">
            <text:p>24061.24768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48" calcext:value-type="float">
            <text:p>0.48</text:p>
          </table:table-cell>
          <table:table-cell office:value-type="float" office:value="11.761341" calcext:value-type="float">
            <text:p>11.761341</text:p>
          </table:table-cell>
          <table:table-cell office:value-type="float" office:value="139.910878" calcext:value-type="float">
            <text:p>139.910878</text:p>
          </table:table-cell>
          <table:table-cell office:value-type="float" office:value="20393.181762" calcext:value-type="float">
            <text:p>20393.18176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0.424226" calcext:value-type="float">
            <text:p>10.424226</text:p>
          </table:table-cell>
          <table:table-cell office:value-type="float" office:value="111.335777" calcext:value-type="float">
            <text:p>111.335777</text:p>
          </table:table-cell>
          <table:table-cell office:value-type="float" office:value="13464.83395" calcext:value-type="float">
            <text:p>13464.8339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2" calcext:value-type="float">
            <text:p>0.52</text:p>
          </table:table-cell>
          <table:table-cell office:value-type="float" office:value="9.617558" calcext:value-type="float">
            <text:p>9.617558</text:p>
          </table:table-cell>
          <table:table-cell office:value-type="float" office:value="94.632667" calcext:value-type="float">
            <text:p>94.632667</text:p>
          </table:table-cell>
          <table:table-cell office:value-type="float" office:value="9709.158467" calcext:value-type="float">
            <text:p>9709.15846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4" calcext:value-type="float">
            <text:p>0.54</text:p>
          </table:table-cell>
          <table:table-cell office:value-type="float" office:value="8.305866" calcext:value-type="float">
            <text:p>8.305866</text:p>
          </table:table-cell>
          <table:table-cell office:value-type="float" office:value="72.954512" calcext:value-type="float">
            <text:p>72.954512</text:p>
          </table:table-cell>
          <table:table-cell office:value-type="float" office:value="6383.351526" calcext:value-type="float">
            <text:p>6383.35152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4" calcext:value-type="float">
            <text:p>0.54</text:p>
          </table:table-cell>
          <table:table-cell office:value-type="float" office:value="8.708418" calcext:value-type="float">
            <text:p>8.708418</text:p>
          </table:table-cell>
          <table:table-cell office:value-type="float" office:value="78.425523" calcext:value-type="float">
            <text:p>78.425523</text:p>
          </table:table-cell>
          <table:table-cell office:value-type="float" office:value="6916.636075" calcext:value-type="float">
            <text:p>6916.63607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6" calcext:value-type="float">
            <text:p>0.56</text:p>
          </table:table-cell>
          <table:table-cell office:value-type="float" office:value="7.334028" calcext:value-type="float">
            <text:p>7.334028</text:p>
          </table:table-cell>
          <table:table-cell office:value-type="float" office:value="56.547806" calcext:value-type="float">
            <text:p>56.547806</text:p>
          </table:table-cell>
          <table:table-cell office:value-type="float" office:value="3816.100346" calcext:value-type="float">
            <text:p>3816.10034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58" calcext:value-type="float">
            <text:p>0.58</text:p>
          </table:table-cell>
          <table:table-cell office:value-type="float" office:value="6.849702" calcext:value-type="float">
            <text:p>6.849702</text:p>
          </table:table-cell>
          <table:table-cell office:value-type="float" office:value="49.459877" calcext:value-type="float">
            <text:p>49.459877</text:p>
          </table:table-cell>
          <table:table-cell office:value-type="float" office:value="2955.646509" calcext:value-type="float">
            <text:p>2955.64650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6.207445" calcext:value-type="float">
            <text:p>6.207445</text:p>
          </table:table-cell>
          <table:table-cell office:value-type="float" office:value="40.438241" calcext:value-type="float">
            <text:p>40.438241</text:p>
          </table:table-cell>
          <table:table-cell office:value-type="float" office:value="1951.158827" calcext:value-type="float">
            <text:p>1951.15882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62" calcext:value-type="float">
            <text:p>0.62</text:p>
          </table:table-cell>
          <table:table-cell office:value-type="float" office:value="5.597644" calcext:value-type="float">
            <text:p>5.597644</text:p>
          </table:table-cell>
          <table:table-cell office:value-type="float" office:value="32.699602" calcext:value-type="float">
            <text:p>32.699602</text:p>
          </table:table-cell>
          <table:table-cell office:value-type="float" office:value="1261.117156" calcext:value-type="float">
            <text:p>1261.11715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64" calcext:value-type="float">
            <text:p>0.64</text:p>
          </table:table-cell>
          <table:table-cell office:value-type="float" office:value="5.222125" calcext:value-type="float">
            <text:p>5.222125</text:p>
          </table:table-cell>
          <table:table-cell office:value-type="float" office:value="28.495158" calcext:value-type="float">
            <text:p>28.495158</text:p>
          </table:table-cell>
          <table:table-cell office:value-type="float" office:value="961.834615" calcext:value-type="float">
            <text:p>961.83461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66" calcext:value-type="float">
            <text:p>0.66</text:p>
          </table:table-cell>
          <table:table-cell office:value-type="float" office:value="5.326832" calcext:value-type="float">
            <text:p>5.326832</text:p>
          </table:table-cell>
          <table:table-cell office:value-type="float" office:value="29.480815" calcext:value-type="float">
            <text:p>29.480815</text:p>
          </table:table-cell>
          <table:table-cell office:value-type="float" office:value="1005.420002" calcext:value-type="float">
            <text:p>1005.42000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68" calcext:value-type="float">
            <text:p>0.68</text:p>
          </table:table-cell>
          <table:table-cell office:value-type="float" office:value="5.093275" calcext:value-type="float">
            <text:p>5.093275</text:p>
          </table:table-cell>
          <table:table-cell office:value-type="float" office:value="26.852879" calcext:value-type="float">
            <text:p>26.852879</text:p>
          </table:table-cell>
          <table:table-cell office:value-type="float" office:value="825.026324" calcext:value-type="float">
            <text:p>825.02632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4.89431" calcext:value-type="float">
            <text:p>4.89431</text:p>
          </table:table-cell>
          <table:table-cell office:value-type="float" office:value="24.716628" calcext:value-type="float">
            <text:p>24.716628</text:p>
          </table:table-cell>
          <table:table-cell office:value-type="float" office:value="689.358562" calcext:value-type="float">
            <text:p>689.35856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2" calcext:value-type="float">
            <text:p>0.72</text:p>
          </table:table-cell>
          <table:table-cell office:value-type="float" office:value="4.818247" calcext:value-type="float">
            <text:p>4.818247</text:p>
          </table:table-cell>
          <table:table-cell office:value-type="float" office:value="23.958626" calcext:value-type="float">
            <text:p>23.958626</text:p>
          </table:table-cell>
          <table:table-cell office:value-type="float" office:value="648.828975" calcext:value-type="float">
            <text:p>648.82897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4" calcext:value-type="float">
            <text:p>0.74</text:p>
          </table:table-cell>
          <table:table-cell office:value-type="float" office:value="4.739742" calcext:value-type="float">
            <text:p>4.739742</text:p>
          </table:table-cell>
          <table:table-cell office:value-type="float" office:value="23.182858" calcext:value-type="float">
            <text:p>23.182858</text:p>
          </table:table-cell>
          <table:table-cell office:value-type="float" office:value="607.250331" calcext:value-type="float">
            <text:p>607.25033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6" calcext:value-type="float">
            <text:p>0.76</text:p>
          </table:table-cell>
          <table:table-cell office:value-type="float" office:value="4.641265" calcext:value-type="float">
            <text:p>4.641265</text:p>
          </table:table-cell>
          <table:table-cell office:value-type="float" office:value="22.171392" calcext:value-type="float">
            <text:p>22.171392</text:p>
          </table:table-cell>
          <table:table-cell office:value-type="float" office:value="549.284654" calcext:value-type="float">
            <text:p>549.28465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78" calcext:value-type="float">
            <text:p>0.78</text:p>
          </table:table-cell>
          <table:table-cell office:value-type="float" office:value="4.539014" calcext:value-type="float">
            <text:p>4.539014</text:p>
          </table:table-cell>
          <table:table-cell office:value-type="float" office:value="21.178087" calcext:value-type="float">
            <text:p>21.178087</text:p>
          </table:table-cell>
          <table:table-cell office:value-type="float" office:value="498.212813" calcext:value-type="float">
            <text:p>498.212813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3" calcext:value-type="float">
            <text:p>0.3</text:p>
          </table:table-cell>
          <table:table-cell office:value-type="float" office:value="15.124309" calcext:value-type="float">
            <text:p>15.124309</text:p>
          </table:table-cell>
          <table:table-cell office:value-type="float" office:value="228.875387" calcext:value-type="float">
            <text:p>228.875387</text:p>
          </table:table-cell>
          <table:table-cell office:value-type="float" office:value="52502.982627" calcext:value-type="float">
            <text:p>52502.982627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32" calcext:value-type="float">
            <text:p>0.32</text:p>
          </table:table-cell>
          <table:table-cell office:value-type="float" office:value="14.65866" calcext:value-type="float">
            <text:p>14.65866</text:p>
          </table:table-cell>
          <table:table-cell office:value-type="float" office:value="215.128233" calcext:value-type="float">
            <text:p>215.128233</text:p>
          </table:table-cell>
          <table:table-cell office:value-type="float" office:value="46491.900754" calcext:value-type="float">
            <text:p>46491.900754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34" calcext:value-type="float">
            <text:p>0.34</text:p>
          </table:table-cell>
          <table:table-cell office:value-type="float" office:value="14.672954" calcext:value-type="float">
            <text:p>14.672954</text:p>
          </table:table-cell>
          <table:table-cell office:value-type="float" office:value="215.546717" calcext:value-type="float">
            <text:p>215.546717</text:p>
          </table:table-cell>
          <table:table-cell office:value-type="float" office:value="46670.933311" calcext:value-type="float">
            <text:p>46670.933311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36" calcext:value-type="float">
            <text:p>0.36</text:p>
          </table:table-cell>
          <table:table-cell office:value-type="float" office:value="14.235706" calcext:value-type="float">
            <text:p>14.235706</text:p>
          </table:table-cell>
          <table:table-cell office:value-type="float" office:value="203.092797" calcext:value-type="float">
            <text:p>203.092797</text:p>
          </table:table-cell>
          <table:table-cell office:value-type="float" office:value="41581.361245" calcext:value-type="float">
            <text:p>41581.36124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38" calcext:value-type="float">
            <text:p>0.38</text:p>
          </table:table-cell>
          <table:table-cell office:value-type="float" office:value="13.974471" calcext:value-type="float">
            <text:p>13.974471</text:p>
          </table:table-cell>
          <table:table-cell office:value-type="float" office:value="195.734409" calcext:value-type="float">
            <text:p>195.734409</text:p>
          </table:table-cell>
          <table:table-cell office:value-type="float" office:value="38647.330048" calcext:value-type="float">
            <text:p>38647.330048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4" calcext:value-type="float">
            <text:p>0.4</text:p>
          </table:table-cell>
          <table:table-cell office:value-type="float" office:value="13.792596" calcext:value-type="float">
            <text:p>13.792596</text:p>
          </table:table-cell>
          <table:table-cell office:value-type="float" office:value="190.621068" calcext:value-type="float">
            <text:p>190.621068</text:p>
          </table:table-cell>
          <table:table-cell office:value-type="float" office:value="36623.426549" calcext:value-type="float">
            <text:p>36623.426549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42" calcext:value-type="float">
            <text:p>0.42</text:p>
          </table:table-cell>
          <table:table-cell office:value-type="float" office:value="13.327729" calcext:value-type="float">
            <text:p>13.327729</text:p>
          </table:table-cell>
          <table:table-cell office:value-type="float" office:value="178.219519" calcext:value-type="float">
            <text:p>178.219519</text:p>
          </table:table-cell>
          <table:table-cell office:value-type="float" office:value="32169.648563" calcext:value-type="float">
            <text:p>32169.648563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44" calcext:value-type="float">
            <text:p>0.44</text:p>
          </table:table-cell>
          <table:table-cell office:value-type="float" office:value="12.825691" calcext:value-type="float">
            <text:p>12.825691</text:p>
          </table:table-cell>
          <table:table-cell office:value-type="float" office:value="165.419338" calcext:value-type="float">
            <text:p>165.419338</text:p>
          </table:table-cell>
          <table:table-cell office:value-type="float" office:value="27947.367475" calcext:value-type="float">
            <text:p>27947.36747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46" calcext:value-type="float">
            <text:p>0.46</text:p>
          </table:table-cell>
          <table:table-cell office:value-type="float" office:value="12.365983" calcext:value-type="float">
            <text:p>12.365983</text:p>
          </table:table-cell>
          <table:table-cell office:value-type="float" office:value="153.925353" calcext:value-type="float">
            <text:p>153.925353</text:p>
          </table:table-cell>
          <table:table-cell office:value-type="float" office:value="24288.089644" calcext:value-type="float">
            <text:p>24288.089644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48" calcext:value-type="float">
            <text:p>0.48</text:p>
          </table:table-cell>
          <table:table-cell office:value-type="float" office:value="11.528511" calcext:value-type="float">
            <text:p>11.528511</text:p>
          </table:table-cell>
          <table:table-cell office:value-type="float" office:value="134.504371" calcext:value-type="float">
            <text:p>134.504371</text:p>
          </table:table-cell>
          <table:table-cell office:value-type="float" office:value="18877.085532" calcext:value-type="float">
            <text:p>18877.08553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5" calcext:value-type="float">
            <text:p>0.5</text:p>
          </table:table-cell>
          <table:table-cell office:value-type="float" office:value="10.134078" calcext:value-type="float">
            <text:p>10.134078</text:p>
          </table:table-cell>
          <table:table-cell office:value-type="float" office:value="105.888215" calcext:value-type="float">
            <text:p>105.888215</text:p>
          </table:table-cell>
          <table:table-cell office:value-type="float" office:value="12402.045452" calcext:value-type="float">
            <text:p>12402.04545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52" calcext:value-type="float">
            <text:p>0.52</text:p>
          </table:table-cell>
          <table:table-cell office:value-type="float" office:value="9.629449" calcext:value-type="float">
            <text:p>9.629449</text:p>
          </table:table-cell>
          <table:table-cell office:value-type="float" office:value="95.448865" calcext:value-type="float">
            <text:p>95.448865</text:p>
          </table:table-cell>
          <table:table-cell office:value-type="float" office:value="10098.85482" calcext:value-type="float">
            <text:p>10098.8548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54" calcext:value-type="float">
            <text:p>0.54</text:p>
          </table:table-cell>
          <table:table-cell office:value-type="float" office:value="8.284517" calcext:value-type="float">
            <text:p>8.284517</text:p>
          </table:table-cell>
          <table:table-cell office:value-type="float" office:value="72.394724" calcext:value-type="float">
            <text:p>72.394724</text:p>
          </table:table-cell>
          <table:table-cell office:value-type="float" office:value="6242.061241" calcext:value-type="float">
            <text:p>6242.061241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54" calcext:value-type="float">
            <text:p>0.54</text:p>
          </table:table-cell>
          <table:table-cell office:value-type="float" office:value="8.413165" calcext:value-type="float">
            <text:p>8.413165</text:p>
          </table:table-cell>
          <table:table-cell office:value-type="float" office:value="73.792586" calcext:value-type="float">
            <text:p>73.792586</text:p>
          </table:table-cell>
          <table:table-cell office:value-type="float" office:value="6263.815216" calcext:value-type="float">
            <text:p>6263.81521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56" calcext:value-type="float">
            <text:p>0.56</text:p>
          </table:table-cell>
          <table:table-cell office:value-type="float" office:value="6.807795" calcext:value-type="float">
            <text:p>6.807795</text:p>
          </table:table-cell>
          <table:table-cell office:value-type="float" office:value="49.072821" calcext:value-type="float">
            <text:p>49.072821</text:p>
          </table:table-cell>
          <table:table-cell office:value-type="float" office:value="2950.928988" calcext:value-type="float">
            <text:p>2950.928988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58" calcext:value-type="float">
            <text:p>0.58</text:p>
          </table:table-cell>
          <table:table-cell office:value-type="float" office:value="6.420858" calcext:value-type="float">
            <text:p>6.420858</text:p>
          </table:table-cell>
          <table:table-cell office:value-type="float" office:value="43.395368" calcext:value-type="float">
            <text:p>43.395368</text:p>
          </table:table-cell>
          <table:table-cell office:value-type="float" office:value="2261.52942" calcext:value-type="float">
            <text:p>2261.5294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6" calcext:value-type="float">
            <text:p>0.6</text:p>
          </table:table-cell>
          <table:table-cell office:value-type="float" office:value="6.008137" calcext:value-type="float">
            <text:p>6.008137</text:p>
          </table:table-cell>
          <table:table-cell office:value-type="float" office:value="37.881881" calcext:value-type="float">
            <text:p>37.881881</text:p>
          </table:table-cell>
          <table:table-cell office:value-type="float" office:value="1717.178973" calcext:value-type="float">
            <text:p>1717.178973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62" calcext:value-type="float">
            <text:p>0.62</text:p>
          </table:table-cell>
          <table:table-cell office:value-type="float" office:value="5.765324" calcext:value-type="float">
            <text:p>5.765324</text:p>
          </table:table-cell>
          <table:table-cell office:value-type="float" office:value="34.621719" calcext:value-type="float">
            <text:p>34.621719</text:p>
          </table:table-cell>
          <table:table-cell office:value-type="float" office:value="1390.312965" calcext:value-type="float">
            <text:p>1390.31296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64" calcext:value-type="float">
            <text:p>0.64</text:p>
          </table:table-cell>
          <table:table-cell office:value-type="float" office:value="5.575985" calcext:value-type="float">
            <text:p>5.575985</text:p>
          </table:table-cell>
          <table:table-cell office:value-type="float" office:value="32.444882" calcext:value-type="float">
            <text:p>32.444882</text:p>
          </table:table-cell>
          <table:table-cell office:value-type="float" office:value="1242.911249" calcext:value-type="float">
            <text:p>1242.911249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66" calcext:value-type="float">
            <text:p>0.66</text:p>
          </table:table-cell>
          <table:table-cell office:value-type="float" office:value="5.188623" calcext:value-type="float">
            <text:p>5.188623</text:p>
          </table:table-cell>
          <table:table-cell office:value-type="float" office:value="27.953015" calcext:value-type="float">
            <text:p>27.953015</text:p>
          </table:table-cell>
          <table:table-cell office:value-type="float" office:value="899.883656" calcext:value-type="float">
            <text:p>899.88365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68" calcext:value-type="float">
            <text:p>0.68</text:p>
          </table:table-cell>
          <table:table-cell office:value-type="float" office:value="5.142988" calcext:value-type="float">
            <text:p>5.142988</text:p>
          </table:table-cell>
          <table:table-cell office:value-type="float" office:value="27.346078" calcext:value-type="float">
            <text:p>27.346078</text:p>
          </table:table-cell>
          <table:table-cell office:value-type="float" office:value="847.987563" calcext:value-type="float">
            <text:p>847.987563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7" calcext:value-type="float">
            <text:p>0.7</text:p>
          </table:table-cell>
          <table:table-cell office:value-type="float" office:value="4.893966" calcext:value-type="float">
            <text:p>4.893966</text:p>
          </table:table-cell>
          <table:table-cell office:value-type="float" office:value="24.709687" calcext:value-type="float">
            <text:p>24.709687</text:p>
          </table:table-cell>
          <table:table-cell office:value-type="float" office:value="688.424474" calcext:value-type="float">
            <text:p>688.424474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72" calcext:value-type="float">
            <text:p>0.72</text:p>
          </table:table-cell>
          <table:table-cell office:value-type="float" office:value="4.925906" calcext:value-type="float">
            <text:p>4.925906</text:p>
          </table:table-cell>
          <table:table-cell office:value-type="float" office:value="25.083067" calcext:value-type="float">
            <text:p>25.083067</text:p>
          </table:table-cell>
          <table:table-cell office:value-type="float" office:value="715.134444" calcext:value-type="float">
            <text:p>715.134444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74" calcext:value-type="float">
            <text:p>0.74</text:p>
          </table:table-cell>
          <table:table-cell office:value-type="float" office:value="4.727482" calcext:value-type="float">
            <text:p>4.727482</text:p>
          </table:table-cell>
          <table:table-cell office:value-type="float" office:value="23.052655" calcext:value-type="float">
            <text:p>23.052655</text:p>
          </table:table-cell>
          <table:table-cell office:value-type="float" office:value="598.937566" calcext:value-type="float">
            <text:p>598.93756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76" calcext:value-type="float">
            <text:p>0.76</text:p>
          </table:table-cell>
          <table:table-cell office:value-type="float" office:value="4.710608" calcext:value-type="float">
            <text:p>4.710608</text:p>
          </table:table-cell>
          <table:table-cell office:value-type="float" office:value="22.8693" calcext:value-type="float">
            <text:p>22.8693</text:p>
          </table:table-cell>
          <table:table-cell office:value-type="float" office:value="587.053881" calcext:value-type="float">
            <text:p>587.053881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78" calcext:value-type="float">
            <text:p>0.78</text:p>
          </table:table-cell>
          <table:table-cell office:value-type="float" office:value="4.544381" calcext:value-type="float">
            <text:p>4.544381</text:p>
          </table:table-cell>
          <table:table-cell office:value-type="float" office:value="21.247317" calcext:value-type="float">
            <text:p>21.247317</text:p>
          </table:table-cell>
          <table:table-cell office:value-type="float" office:value="503.771249" calcext:value-type="float">
            <text:p>503.77124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4.92687" calcext:value-type="float">
            <text:p>14.92687</text:p>
          </table:table-cell>
          <table:table-cell office:value-type="float" office:value="222.988063" calcext:value-type="float">
            <text:p>222.988063</text:p>
          </table:table-cell>
          <table:table-cell office:value-type="float" office:value="49879.092143" calcext:value-type="float">
            <text:p>49879.09214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32" calcext:value-type="float">
            <text:p>0.32</text:p>
          </table:table-cell>
          <table:table-cell office:value-type="float" office:value="14.670445" calcext:value-type="float">
            <text:p>14.670445</text:p>
          </table:table-cell>
          <table:table-cell office:value-type="float" office:value="215.394942" calcext:value-type="float">
            <text:p>215.394942</text:p>
          </table:table-cell>
          <table:table-cell office:value-type="float" office:value="46541.785448" calcext:value-type="float">
            <text:p>46541.78544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34" calcext:value-type="float">
            <text:p>0.34</text:p>
          </table:table-cell>
          <table:table-cell office:value-type="float" office:value="14.598066" calcext:value-type="float">
            <text:p>14.598066</text:p>
          </table:table-cell>
          <table:table-cell office:value-type="float" office:value="213.313066" calcext:value-type="float">
            <text:p>213.313066</text:p>
          </table:table-cell>
          <table:table-cell office:value-type="float" office:value="45679.216843" calcext:value-type="float">
            <text:p>45679.21684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14.393396" calcext:value-type="float">
            <text:p>14.393396</text:p>
          </table:table-cell>
          <table:table-cell office:value-type="float" office:value="207.422741" calcext:value-type="float">
            <text:p>207.422741</text:p>
          </table:table-cell>
          <table:table-cell office:value-type="float" office:value="43230.385148" calcext:value-type="float">
            <text:p>43230.38514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38" calcext:value-type="float">
            <text:p>0.38</text:p>
          </table:table-cell>
          <table:table-cell office:value-type="float" office:value="14.073588" calcext:value-type="float">
            <text:p>14.073588</text:p>
          </table:table-cell>
          <table:table-cell office:value-type="float" office:value="198.382131" calcext:value-type="float">
            <text:p>198.382131</text:p>
          </table:table-cell>
          <table:table-cell office:value-type="float" office:value="39602.997525" calcext:value-type="float">
            <text:p>39602.99752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13.699619" calcext:value-type="float">
            <text:p>13.699619</text:p>
          </table:table-cell>
          <table:table-cell office:value-type="float" office:value="188.226043" calcext:value-type="float">
            <text:p>188.226043</text:p>
          </table:table-cell>
          <table:table-cell office:value-type="float" office:value="35827.901051" calcext:value-type="float">
            <text:p>35827.90105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42" calcext:value-type="float">
            <text:p>0.42</text:p>
          </table:table-cell>
          <table:table-cell office:value-type="float" office:value="13.187335" calcext:value-type="float">
            <text:p>13.187335</text:p>
          </table:table-cell>
          <table:table-cell office:value-type="float" office:value="174.623503" calcext:value-type="float">
            <text:p>174.623503</text:p>
          </table:table-cell>
          <table:table-cell office:value-type="float" office:value="30973.185707" calcext:value-type="float">
            <text:p>30973.18570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44" calcext:value-type="float">
            <text:p>0.44</text:p>
          </table:table-cell>
          <table:table-cell office:value-type="float" office:value="12.760819" calcext:value-type="float">
            <text:p>12.760819</text:p>
          </table:table-cell>
          <table:table-cell office:value-type="float" office:value="163.657337" calcext:value-type="float">
            <text:p>163.657337</text:p>
          </table:table-cell>
          <table:table-cell office:value-type="float" office:value="27302.92987" calcext:value-type="float">
            <text:p>27302.9298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46" calcext:value-type="float">
            <text:p>0.46</text:p>
          </table:table-cell>
          <table:table-cell office:value-type="float" office:value="11.631073" calcext:value-type="float">
            <text:p>11.631073</text:p>
          </table:table-cell>
          <table:table-cell office:value-type="float" office:value="137.18169" calcext:value-type="float">
            <text:p>137.18169</text:p>
          </table:table-cell>
          <table:table-cell office:value-type="float" office:value="19798.356925" calcext:value-type="float">
            <text:p>19798.35692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48" calcext:value-type="float">
            <text:p>0.48</text:p>
          </table:table-cell>
          <table:table-cell office:value-type="float" office:value="11.419383" calcext:value-type="float">
            <text:p>11.419383</text:p>
          </table:table-cell>
          <table:table-cell office:value-type="float" office:value="132.19357" calcext:value-type="float">
            <text:p>132.19357</text:p>
          </table:table-cell>
          <table:table-cell office:value-type="float" office:value="18357.387794" calcext:value-type="float">
            <text:p>18357.38779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10.219652" calcext:value-type="float">
            <text:p>10.219652</text:p>
          </table:table-cell>
          <table:table-cell office:value-type="float" office:value="107.868432" calcext:value-type="float">
            <text:p>107.868432</text:p>
          </table:table-cell>
          <table:table-cell office:value-type="float" office:value="12849.15981" calcext:value-type="float">
            <text:p>12849.1598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52" calcext:value-type="float">
            <text:p>0.52</text:p>
          </table:table-cell>
          <table:table-cell office:value-type="float" office:value="9.229681" calcext:value-type="float">
            <text:p>9.229681</text:p>
          </table:table-cell>
          <table:table-cell office:value-type="float" office:value="89.829547" calcext:value-type="float">
            <text:p>89.829547</text:p>
          </table:table-cell>
          <table:table-cell office:value-type="float" office:value="9522.445877" calcext:value-type="float">
            <text:p>9522.44587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54" calcext:value-type="float">
            <text:p>0.54</text:p>
          </table:table-cell>
          <table:table-cell office:value-type="float" office:value="8.464136" calcext:value-type="float">
            <text:p>8.464136</text:p>
          </table:table-cell>
          <table:table-cell office:value-type="float" office:value="74.818481" calcext:value-type="float">
            <text:p>74.818481</text:p>
          </table:table-cell>
          <table:table-cell office:value-type="float" office:value="6488.002147" calcext:value-type="float">
            <text:p>6488.00214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54" calcext:value-type="float">
            <text:p>0.54</text:p>
          </table:table-cell>
          <table:table-cell office:value-type="float" office:value="8.311961" calcext:value-type="float">
            <text:p>8.311961</text:p>
          </table:table-cell>
          <table:table-cell office:value-type="float" office:value="72.623316" calcext:value-type="float">
            <text:p>72.623316</text:p>
          </table:table-cell>
          <table:table-cell office:value-type="float" office:value="6261.326429" calcext:value-type="float">
            <text:p>6261.32642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56" calcext:value-type="float">
            <text:p>0.56</text:p>
          </table:table-cell>
          <table:table-cell office:value-type="float" office:value="7.382536" calcext:value-type="float">
            <text:p>7.382536</text:p>
          </table:table-cell>
          <table:table-cell office:value-type="float" office:value="57.451776" calcext:value-type="float">
            <text:p>57.451776</text:p>
          </table:table-cell>
          <table:table-cell office:value-type="float" office:value="3976.389019" calcext:value-type="float">
            <text:p>3976.38901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58" calcext:value-type="float">
            <text:p>0.58</text:p>
          </table:table-cell>
          <table:table-cell office:value-type="float" office:value="6.803401" calcext:value-type="float">
            <text:p>6.803401</text:p>
          </table:table-cell>
          <table:table-cell office:value-type="float" office:value="48.794142" calcext:value-type="float">
            <text:p>48.794142</text:p>
          </table:table-cell>
          <table:table-cell office:value-type="float" office:value="2879.539381" calcext:value-type="float">
            <text:p>2879.53938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6.042491" calcext:value-type="float">
            <text:p>6.042491</text:p>
          </table:table-cell>
          <table:table-cell office:value-type="float" office:value="38.622363" calcext:value-type="float">
            <text:p>38.622363</text:p>
          </table:table-cell>
          <table:table-cell office:value-type="float" office:value="1843.327274" calcext:value-type="float">
            <text:p>1843.32727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62" calcext:value-type="float">
            <text:p>0.62</text:p>
          </table:table-cell>
          <table:table-cell office:value-type="float" office:value="5.690108" calcext:value-type="float">
            <text:p>5.690108</text:p>
          </table:table-cell>
          <table:table-cell office:value-type="float" office:value="34.006322" calcext:value-type="float">
            <text:p>34.006322</text:p>
          </table:table-cell>
          <table:table-cell office:value-type="float" office:value="1389.477983" calcext:value-type="float">
            <text:p>1389.47798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64" calcext:value-type="float">
            <text:p>0.64</text:p>
          </table:table-cell>
          <table:table-cell office:value-type="float" office:value="5.538748" calcext:value-type="float">
            <text:p>5.538748</text:p>
          </table:table-cell>
          <table:table-cell office:value-type="float" office:value="31.913087" calcext:value-type="float">
            <text:p>31.913087</text:p>
          </table:table-cell>
          <table:table-cell office:value-type="float" office:value="1186.048698" calcext:value-type="float">
            <text:p>1186.04869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66" calcext:value-type="float">
            <text:p>0.66</text:p>
          </table:table-cell>
          <table:table-cell office:value-type="float" office:value="5.304441" calcext:value-type="float">
            <text:p>5.304441</text:p>
          </table:table-cell>
          <table:table-cell office:value-type="float" office:value="29.256598" calcext:value-type="float">
            <text:p>29.256598</text:p>
          </table:table-cell>
          <table:table-cell office:value-type="float" office:value="992.429993" calcext:value-type="float">
            <text:p>992.42999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68" calcext:value-type="float">
            <text:p>0.68</text:p>
          </table:table-cell>
          <table:table-cell office:value-type="float" office:value="5.057639" calcext:value-type="float">
            <text:p>5.057639</text:p>
          </table:table-cell>
          <table:table-cell office:value-type="float" office:value="26.425073" calcext:value-type="float">
            <text:p>26.425073</text:p>
          </table:table-cell>
          <table:table-cell office:value-type="float" office:value="791.214398" calcext:value-type="float">
            <text:p>791.21439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4.822989" calcext:value-type="float">
            <text:p>4.822989</text:p>
          </table:table-cell>
          <table:table-cell office:value-type="float" office:value="23.990847" calcext:value-type="float">
            <text:p>23.990847</text:p>
          </table:table-cell>
          <table:table-cell office:value-type="float" office:value="648.354434" calcext:value-type="float">
            <text:p>648.35443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2" calcext:value-type="float">
            <text:p>0.72</text:p>
          </table:table-cell>
          <table:table-cell office:value-type="float" office:value="4.803392" calcext:value-type="float">
            <text:p>4.803392</text:p>
          </table:table-cell>
          <table:table-cell office:value-type="float" office:value="23.792667" calcext:value-type="float">
            <text:p>23.792667</text:p>
          </table:table-cell>
          <table:table-cell office:value-type="float" office:value="636.526472" calcext:value-type="float">
            <text:p>636.52647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4" calcext:value-type="float">
            <text:p>0.74</text:p>
          </table:table-cell>
          <table:table-cell office:value-type="float" office:value="4.680452" calcext:value-type="float">
            <text:p>4.680452</text:p>
          </table:table-cell>
          <table:table-cell office:value-type="float" office:value="22.588802" calcext:value-type="float">
            <text:p>22.588802</text:p>
          </table:table-cell>
          <table:table-cell office:value-type="float" office:value="573.972789" calcext:value-type="float">
            <text:p>573.97278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6" calcext:value-type="float">
            <text:p>0.76</text:p>
          </table:table-cell>
          <table:table-cell office:value-type="float" office:value="4.623091" calcext:value-type="float">
            <text:p>4.623091</text:p>
          </table:table-cell>
          <table:table-cell office:value-type="float" office:value="21.962325" calcext:value-type="float">
            <text:p>21.962325</text:p>
          </table:table-cell>
          <table:table-cell office:value-type="float" office:value="535.228431" calcext:value-type="float">
            <text:p>535.22843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8" calcext:value-type="float">
            <text:p>0.78</text:p>
          </table:table-cell>
          <table:table-cell office:value-type="float" office:value="4.558455" calcext:value-type="float">
            <text:p>4.558455</text:p>
          </table:table-cell>
          <table:table-cell office:value-type="float" office:value="21.37194" calcext:value-type="float">
            <text:p>21.37194</text:p>
          </table:table-cell>
          <table:table-cell office:value-type="float" office:value="508.571198" calcext:value-type="float">
            <text:p>508.57119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3" calcext:value-type="float">
            <text:p>0.3</text:p>
          </table:table-cell>
          <table:table-cell office:value-type="float" office:value="14.994738" calcext:value-type="float">
            <text:p>14.994738</text:p>
          </table:table-cell>
          <table:table-cell office:value-type="float" office:value="224.978486" calcext:value-type="float">
            <text:p>224.978486</text:p>
          </table:table-cell>
          <table:table-cell office:value-type="float" office:value="50737.925814" calcext:value-type="float">
            <text:p>50737.92581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32" calcext:value-type="float">
            <text:p>0.32</text:p>
          </table:table-cell>
          <table:table-cell office:value-type="float" office:value="14.68534" calcext:value-type="float">
            <text:p>14.68534</text:p>
          </table:table-cell>
          <table:table-cell office:value-type="float" office:value="215.927536" calcext:value-type="float">
            <text:p>215.927536</text:p>
          </table:table-cell>
          <table:table-cell office:value-type="float" office:value="46849.039735" calcext:value-type="float">
            <text:p>46849.03973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34" calcext:value-type="float">
            <text:p>0.34</text:p>
          </table:table-cell>
          <table:table-cell office:value-type="float" office:value="14.590086" calcext:value-type="float">
            <text:p>14.590086</text:p>
          </table:table-cell>
          <table:table-cell office:value-type="float" office:value="213.153871" calcext:value-type="float">
            <text:p>213.153871</text:p>
          </table:table-cell>
          <table:table-cell office:value-type="float" office:value="45671.422197" calcext:value-type="float">
            <text:p>45671.422197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36" calcext:value-type="float">
            <text:p>0.36</text:p>
          </table:table-cell>
          <table:table-cell office:value-type="float" office:value="14.322316" calcext:value-type="float">
            <text:p>14.322316</text:p>
          </table:table-cell>
          <table:table-cell office:value-type="float" office:value="205.365133" calcext:value-type="float">
            <text:p>205.365133</text:p>
          </table:table-cell>
          <table:table-cell office:value-type="float" office:value="42366.88678" calcext:value-type="float">
            <text:p>42366.8867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38" calcext:value-type="float">
            <text:p>0.38</text:p>
          </table:table-cell>
          <table:table-cell office:value-type="float" office:value="14.134812" calcext:value-type="float">
            <text:p>14.134812</text:p>
          </table:table-cell>
          <table:table-cell office:value-type="float" office:value="200.075427" calcext:value-type="float">
            <text:p>200.075427</text:p>
          </table:table-cell>
          <table:table-cell office:value-type="float" office:value="40254.045515" calcext:value-type="float">
            <text:p>40254.04551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4" calcext:value-type="float">
            <text:p>0.4</text:p>
          </table:table-cell>
          <table:table-cell office:value-type="float" office:value="13.681199" calcext:value-type="float">
            <text:p>13.681199</text:p>
          </table:table-cell>
          <table:table-cell office:value-type="float" office:value="187.701328" calcext:value-type="float">
            <text:p>187.701328</text:p>
          </table:table-cell>
          <table:table-cell office:value-type="float" office:value="35615.664578" calcext:value-type="float">
            <text:p>35615.66457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42" calcext:value-type="float">
            <text:p>0.42</text:p>
          </table:table-cell>
          <table:table-cell office:value-type="float" office:value="13.1545" calcext:value-type="float">
            <text:p>13.1545</text:p>
          </table:table-cell>
          <table:table-cell office:value-type="float" office:value="173.763311" calcext:value-type="float">
            <text:p>173.763311</text:p>
          </table:table-cell>
          <table:table-cell office:value-type="float" office:value="30685.575621" calcext:value-type="float">
            <text:p>30685.57562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44" calcext:value-type="float">
            <text:p>0.44</text:p>
          </table:table-cell>
          <table:table-cell office:value-type="float" office:value="12.896567" calcext:value-type="float">
            <text:p>12.896567</text:p>
          </table:table-cell>
          <table:table-cell office:value-type="float" office:value="167.13876" calcext:value-type="float">
            <text:p>167.13876</text:p>
          </table:table-cell>
          <table:table-cell office:value-type="float" office:value="28459.841218" calcext:value-type="float">
            <text:p>28459.84121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46" calcext:value-type="float">
            <text:p>0.46</text:p>
          </table:table-cell>
          <table:table-cell office:value-type="float" office:value="12.199376" calcext:value-type="float">
            <text:p>12.199376</text:p>
          </table:table-cell>
          <table:table-cell office:value-type="float" office:value="150.445535" calcext:value-type="float">
            <text:p>150.445535</text:p>
          </table:table-cell>
          <table:table-cell office:value-type="float" office:value="23518.812171" calcext:value-type="float">
            <text:p>23518.81217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48" calcext:value-type="float">
            <text:p>0.48</text:p>
          </table:table-cell>
          <table:table-cell office:value-type="float" office:value="11.89553" calcext:value-type="float">
            <text:p>11.89553</text:p>
          </table:table-cell>
          <table:table-cell office:value-type="float" office:value="142.557398" calcext:value-type="float">
            <text:p>142.557398</text:p>
          </table:table-cell>
          <table:table-cell office:value-type="float" office:value="20898.401484" calcext:value-type="float">
            <text:p>20898.40148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10.646451" calcext:value-type="float">
            <text:p>10.646451</text:p>
          </table:table-cell>
          <table:table-cell office:value-type="float" office:value="115.338847" calcext:value-type="float">
            <text:p>115.338847</text:p>
          </table:table-cell>
          <table:table-cell office:value-type="float" office:value="14187.901159" calcext:value-type="float">
            <text:p>14187.90115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52" calcext:value-type="float">
            <text:p>0.52</text:p>
          </table:table-cell>
          <table:table-cell office:value-type="float" office:value="9.881891" calcext:value-type="float">
            <text:p>9.881891</text:p>
          </table:table-cell>
          <table:table-cell office:value-type="float" office:value="100.077117" calcext:value-type="float">
            <text:p>100.077117</text:p>
          </table:table-cell>
          <table:table-cell office:value-type="float" office:value="10902.041407" calcext:value-type="float">
            <text:p>10902.041407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54" calcext:value-type="float">
            <text:p>0.54</text:p>
          </table:table-cell>
          <table:table-cell office:value-type="float" office:value="7.954346" calcext:value-type="float">
            <text:p>7.954346</text:p>
          </table:table-cell>
          <table:table-cell office:value-type="float" office:value="66.533695" calcext:value-type="float">
            <text:p>66.533695</text:p>
          </table:table-cell>
          <table:table-cell office:value-type="float" office:value="5264.829425" calcext:value-type="float">
            <text:p>5264.82942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54" calcext:value-type="float">
            <text:p>0.54</text:p>
          </table:table-cell>
          <table:table-cell office:value-type="float" office:value="8.522775" calcext:value-type="float">
            <text:p>8.522775</text:p>
          </table:table-cell>
          <table:table-cell office:value-type="float" office:value="76.500756" calcext:value-type="float">
            <text:p>76.500756</text:p>
          </table:table-cell>
          <table:table-cell office:value-type="float" office:value="6929.958822" calcext:value-type="float">
            <text:p>6929.95882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56" calcext:value-type="float">
            <text:p>0.56</text:p>
          </table:table-cell>
          <table:table-cell office:value-type="float" office:value="7.437196" calcext:value-type="float">
            <text:p>7.437196</text:p>
          </table:table-cell>
          <table:table-cell office:value-type="float" office:value="58.21091" calcext:value-type="float">
            <text:p>58.21091</text:p>
          </table:table-cell>
          <table:table-cell office:value-type="float" office:value="4045.233279" calcext:value-type="float">
            <text:p>4045.23327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58" calcext:value-type="float">
            <text:p>0.58</text:p>
          </table:table-cell>
          <table:table-cell office:value-type="float" office:value="6.390537" calcext:value-type="float">
            <text:p>6.390537</text:p>
          </table:table-cell>
          <table:table-cell office:value-type="float" office:value="43.195986" calcext:value-type="float">
            <text:p>43.195986</text:p>
          </table:table-cell>
          <table:table-cell office:value-type="float" office:value="2285.808378" calcext:value-type="float">
            <text:p>2285.80837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6" calcext:value-type="float">
            <text:p>0.6</text:p>
          </table:table-cell>
          <table:table-cell office:value-type="float" office:value="5.922881" calcext:value-type="float">
            <text:p>5.922881</text:p>
          </table:table-cell>
          <table:table-cell office:value-type="float" office:value="36.786472" calcext:value-type="float">
            <text:p>36.786472</text:p>
          </table:table-cell>
          <table:table-cell office:value-type="float" office:value="1611.43524" calcext:value-type="float">
            <text:p>1611.4352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62" calcext:value-type="float">
            <text:p>0.62</text:p>
          </table:table-cell>
          <table:table-cell office:value-type="float" office:value="5.817706" calcext:value-type="float">
            <text:p>5.817706</text:p>
          </table:table-cell>
          <table:table-cell office:value-type="float" office:value="35.379543" calcext:value-type="float">
            <text:p>35.379543</text:p>
          </table:table-cell>
          <table:table-cell office:value-type="float" office:value="1477.621226" calcext:value-type="float">
            <text:p>1477.62122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64" calcext:value-type="float">
            <text:p>0.64</text:p>
          </table:table-cell>
          <table:table-cell office:value-type="float" office:value="5.663388" calcext:value-type="float">
            <text:p>5.663388</text:p>
          </table:table-cell>
          <table:table-cell office:value-type="float" office:value="33.528929" calcext:value-type="float">
            <text:p>33.528929</text:p>
          </table:table-cell>
          <table:table-cell office:value-type="float" office:value="1323.960792" calcext:value-type="float">
            <text:p>1323.960792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66" calcext:value-type="float">
            <text:p>0.66</text:p>
          </table:table-cell>
          <table:table-cell office:value-type="float" office:value="5.2138" calcext:value-type="float">
            <text:p>5.2138</text:p>
          </table:table-cell>
          <table:table-cell office:value-type="float" office:value="28.180836" calcext:value-type="float">
            <text:p>28.180836</text:p>
          </table:table-cell>
          <table:table-cell office:value-type="float" office:value="911.372676" calcext:value-type="float">
            <text:p>911.37267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68" calcext:value-type="float">
            <text:p>0.68</text:p>
          </table:table-cell>
          <table:table-cell office:value-type="float" office:value="5.098334" calcext:value-type="float">
            <text:p>5.098334</text:p>
          </table:table-cell>
          <table:table-cell office:value-type="float" office:value="26.968724" calcext:value-type="float">
            <text:p>26.968724</text:p>
          </table:table-cell>
          <table:table-cell office:value-type="float" office:value="840.158786" calcext:value-type="float">
            <text:p>840.15878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" calcext:value-type="float">
            <text:p>0.7</text:p>
          </table:table-cell>
          <table:table-cell office:value-type="float" office:value="4.929536" calcext:value-type="float">
            <text:p>4.929536</text:p>
          </table:table-cell>
          <table:table-cell office:value-type="float" office:value="25.182958" calcext:value-type="float">
            <text:p>25.182958</text:p>
          </table:table-cell>
          <table:table-cell office:value-type="float" office:value="729.085085" calcext:value-type="float">
            <text:p>729.08508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2" calcext:value-type="float">
            <text:p>0.72</text:p>
          </table:table-cell>
          <table:table-cell office:value-type="float" office:value="4.822768" calcext:value-type="float">
            <text:p>4.822768</text:p>
          </table:table-cell>
          <table:table-cell office:value-type="float" office:value="24.051831" calcext:value-type="float">
            <text:p>24.051831</text:p>
          </table:table-cell>
          <table:table-cell office:value-type="float" office:value="657.064769" calcext:value-type="float">
            <text:p>657.06476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4" calcext:value-type="float">
            <text:p>0.74</text:p>
          </table:table-cell>
          <table:table-cell office:value-type="float" office:value="4.756745" calcext:value-type="float">
            <text:p>4.756745</text:p>
          </table:table-cell>
          <table:table-cell office:value-type="float" office:value="23.375495" calcext:value-type="float">
            <text:p>23.375495</text:p>
          </table:table-cell>
          <table:table-cell office:value-type="float" office:value="618.068183" calcext:value-type="float">
            <text:p>618.06818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6" calcext:value-type="float">
            <text:p>0.76</text:p>
          </table:table-cell>
          <table:table-cell office:value-type="float" office:value="4.551417" calcext:value-type="float">
            <text:p>4.551417</text:p>
          </table:table-cell>
          <table:table-cell office:value-type="float" office:value="21.348444" calcext:value-type="float">
            <text:p>21.348444</text:p>
          </table:table-cell>
          <table:table-cell office:value-type="float" office:value="511.845518" calcext:value-type="float">
            <text:p>511.84551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78" calcext:value-type="float">
            <text:p>0.78</text:p>
          </table:table-cell>
          <table:table-cell office:value-type="float" office:value="4.598324" calcext:value-type="float">
            <text:p>4.598324</text:p>
          </table:table-cell>
          <table:table-cell office:value-type="float" office:value="21.764409" calcext:value-type="float">
            <text:p>21.764409</text:p>
          </table:table-cell>
          <table:table-cell office:value-type="float" office:value="529.00292" calcext:value-type="float">
            <text:p>529.0029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5.035104" calcext:value-type="float">
            <text:p>15.035104</text:p>
          </table:table-cell>
          <table:table-cell office:value-type="float" office:value="226.285718" calcext:value-type="float">
            <text:p>226.285718</text:p>
          </table:table-cell>
          <table:table-cell office:value-type="float" office:value="51412.836238" calcext:value-type="float">
            <text:p>51412.836238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32" calcext:value-type="float">
            <text:p>0.32</text:p>
          </table:table-cell>
          <table:table-cell office:value-type="float" office:value="14.722691" calcext:value-type="float">
            <text:p>14.722691</text:p>
          </table:table-cell>
          <table:table-cell office:value-type="float" office:value="216.931198" calcext:value-type="float">
            <text:p>216.931198</text:p>
          </table:table-cell>
          <table:table-cell office:value-type="float" office:value="47207.28242" calcext:value-type="float">
            <text:p>47207.2824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34" calcext:value-type="float">
            <text:p>0.34</text:p>
          </table:table-cell>
          <table:table-cell office:value-type="float" office:value="14.346326" calcext:value-type="float">
            <text:p>14.346326</text:p>
          </table:table-cell>
          <table:table-cell office:value-type="float" office:value="206.143607" calcext:value-type="float">
            <text:p>206.143607</text:p>
          </table:table-cell>
          <table:table-cell office:value-type="float" office:value="42758.402129" calcext:value-type="float">
            <text:p>42758.40212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36" calcext:value-type="float">
            <text:p>0.36</text:p>
          </table:table-cell>
          <table:table-cell office:value-type="float" office:value="14.2744" calcext:value-type="float">
            <text:p>14.2744</text:p>
          </table:table-cell>
          <table:table-cell office:value-type="float" office:value="204.125724" calcext:value-type="float">
            <text:p>204.125724</text:p>
          </table:table-cell>
          <table:table-cell office:value-type="float" office:value="41957.366421" calcext:value-type="float">
            <text:p>41957.36642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38" calcext:value-type="float">
            <text:p>0.38</text:p>
          </table:table-cell>
          <table:table-cell office:value-type="float" office:value="14.104357" calcext:value-type="float">
            <text:p>14.104357</text:p>
          </table:table-cell>
          <table:table-cell office:value-type="float" office:value="199.286109" calcext:value-type="float">
            <text:p>199.286109</text:p>
          </table:table-cell>
          <table:table-cell office:value-type="float" office:value="39991.325" calcext:value-type="float">
            <text:p>39991.32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3.742732" calcext:value-type="float">
            <text:p>13.742732</text:p>
          </table:table-cell>
          <table:table-cell office:value-type="float" office:value="189.462312" calcext:value-type="float">
            <text:p>189.462312</text:p>
          </table:table-cell>
          <table:table-cell office:value-type="float" office:value="36322.206166" calcext:value-type="float">
            <text:p>36322.20616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42" calcext:value-type="float">
            <text:p>0.42</text:p>
          </table:table-cell>
          <table:table-cell office:value-type="float" office:value="13.247728" calcext:value-type="float">
            <text:p>13.247728</text:p>
          </table:table-cell>
          <table:table-cell office:value-type="float" office:value="176.091547" calcext:value-type="float">
            <text:p>176.091547</text:p>
          </table:table-cell>
          <table:table-cell office:value-type="float" office:value="31414.028807" calcext:value-type="float">
            <text:p>31414.02880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44" calcext:value-type="float">
            <text:p>0.44</text:p>
          </table:table-cell>
          <table:table-cell office:value-type="float" office:value="12.914628" calcext:value-type="float">
            <text:p>12.914628</text:p>
          </table:table-cell>
          <table:table-cell office:value-type="float" office:value="167.688651" calcext:value-type="float">
            <text:p>167.688651</text:p>
          </table:table-cell>
          <table:table-cell office:value-type="float" office:value="28693.73301" calcext:value-type="float">
            <text:p>28693.7330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46" calcext:value-type="float">
            <text:p>0.46</text:p>
          </table:table-cell>
          <table:table-cell office:value-type="float" office:value="12.3484" calcext:value-type="float">
            <text:p>12.3484</text:p>
          </table:table-cell>
          <table:table-cell office:value-type="float" office:value="153.53774" calcext:value-type="float">
            <text:p>153.53774</text:p>
          </table:table-cell>
          <table:table-cell office:value-type="float" office:value="24192.042484" calcext:value-type="float">
            <text:p>24192.04248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48" calcext:value-type="float">
            <text:p>0.48</text:p>
          </table:table-cell>
          <table:table-cell office:value-type="float" office:value="11.404252" calcext:value-type="float">
            <text:p>11.404252</text:p>
          </table:table-cell>
          <table:table-cell office:value-type="float" office:value="131.947993" calcext:value-type="float">
            <text:p>131.947993</text:p>
          </table:table-cell>
          <table:table-cell office:value-type="float" office:value="18313.598036" calcext:value-type="float">
            <text:p>18313.59803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10.964327" calcext:value-type="float">
            <text:p>10.964327</text:p>
          </table:table-cell>
          <table:table-cell office:value-type="float" office:value="121.962874" calcext:value-type="float">
            <text:p>121.962874</text:p>
          </table:table-cell>
          <table:table-cell office:value-type="float" office:value="15645.718166" calcext:value-type="float">
            <text:p>15645.71816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52" calcext:value-type="float">
            <text:p>0.52</text:p>
          </table:table-cell>
          <table:table-cell office:value-type="float" office:value="8.823407" calcext:value-type="float">
            <text:p>8.823407</text:p>
          </table:table-cell>
          <table:table-cell office:value-type="float" office:value="81.399138" calcext:value-type="float">
            <text:p>81.399138</text:p>
          </table:table-cell>
          <table:table-cell office:value-type="float" office:value="7661.443586" calcext:value-type="float">
            <text:p>7661.44358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54" calcext:value-type="float">
            <text:p>0.54</text:p>
          </table:table-cell>
          <table:table-cell office:value-type="float" office:value="8.531452" calcext:value-type="float">
            <text:p>8.531452</text:p>
          </table:table-cell>
          <table:table-cell office:value-type="float" office:value="75.944205" calcext:value-type="float">
            <text:p>75.944205</text:p>
          </table:table-cell>
          <table:table-cell office:value-type="float" office:value="6643.816203" calcext:value-type="float">
            <text:p>6643.81620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54" calcext:value-type="float">
            <text:p>0.54</text:p>
          </table:table-cell>
          <table:table-cell office:value-type="float" office:value="8.933053" calcext:value-type="float">
            <text:p>8.933053</text:p>
          </table:table-cell>
          <table:table-cell office:value-type="float" office:value="82.453436" calcext:value-type="float">
            <text:p>82.453436</text:p>
          </table:table-cell>
          <table:table-cell office:value-type="float" office:value="7626.132375" calcext:value-type="float">
            <text:p>7626.13237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56" calcext:value-type="float">
            <text:p>0.56</text:p>
          </table:table-cell>
          <table:table-cell office:value-type="float" office:value="7.582413" calcext:value-type="float">
            <text:p>7.582413</text:p>
          </table:table-cell>
          <table:table-cell office:value-type="float" office:value="60.507155" calcext:value-type="float">
            <text:p>60.507155</text:p>
          </table:table-cell>
          <table:table-cell office:value-type="float" office:value="4380.989546" calcext:value-type="float">
            <text:p>4380.98954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58" calcext:value-type="float">
            <text:p>0.58</text:p>
          </table:table-cell>
          <table:table-cell office:value-type="float" office:value="7.138833" calcext:value-type="float">
            <text:p>7.138833</text:p>
          </table:table-cell>
          <table:table-cell office:value-type="float" office:value="54.009917" calcext:value-type="float">
            <text:p>54.009917</text:p>
          </table:table-cell>
          <table:table-cell office:value-type="float" office:value="3550.196637" calcext:value-type="float">
            <text:p>3550.19663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6.205485" calcext:value-type="float">
            <text:p>6.205485</text:p>
          </table:table-cell>
          <table:table-cell office:value-type="float" office:value="40.250515" calcext:value-type="float">
            <text:p>40.250515</text:p>
          </table:table-cell>
          <table:table-cell office:value-type="float" office:value="1914.245376" calcext:value-type="float">
            <text:p>1914.24537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62" calcext:value-type="float">
            <text:p>0.62</text:p>
          </table:table-cell>
          <table:table-cell office:value-type="float" office:value="5.858002" calcext:value-type="float">
            <text:p>5.858002</text:p>
          </table:table-cell>
          <table:table-cell office:value-type="float" office:value="35.792394" calcext:value-type="float">
            <text:p>35.792394</text:p>
          </table:table-cell>
          <table:table-cell office:value-type="float" office:value="1501.395035" calcext:value-type="float">
            <text:p>1501.39503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64" calcext:value-type="float">
            <text:p>0.64</text:p>
          </table:table-cell>
          <table:table-cell office:value-type="float" office:value="5.574362" calcext:value-type="float">
            <text:p>5.574362</text:p>
          </table:table-cell>
          <table:table-cell office:value-type="float" office:value="32.577883" calcext:value-type="float">
            <text:p>32.577883</text:p>
          </table:table-cell>
          <table:table-cell office:value-type="float" office:value="1263.964614" calcext:value-type="float">
            <text:p>1263.96461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66" calcext:value-type="float">
            <text:p>0.66</text:p>
          </table:table-cell>
          <table:table-cell office:value-type="float" office:value="5.225231" calcext:value-type="float">
            <text:p>5.225231</text:p>
          </table:table-cell>
          <table:table-cell office:value-type="float" office:value="28.315259" calcext:value-type="float">
            <text:p>28.315259</text:p>
          </table:table-cell>
          <table:table-cell office:value-type="float" office:value="921.85083" calcext:value-type="float">
            <text:p>921.8508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68" calcext:value-type="float">
            <text:p>0.68</text:p>
          </table:table-cell>
          <table:table-cell office:value-type="float" office:value="5.079354" calcext:value-type="float">
            <text:p>5.079354</text:p>
          </table:table-cell>
          <table:table-cell office:value-type="float" office:value="26.830037" calcext:value-type="float">
            <text:p>26.830037</text:p>
          </table:table-cell>
          <table:table-cell office:value-type="float" office:value="837.02282" calcext:value-type="float">
            <text:p>837.0228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4.952686" calcext:value-type="float">
            <text:p>4.952686</text:p>
          </table:table-cell>
          <table:table-cell office:value-type="float" office:value="25.363539" calcext:value-type="float">
            <text:p>25.363539</text:p>
          </table:table-cell>
          <table:table-cell office:value-type="float" office:value="732.640431" calcext:value-type="float">
            <text:p>732.64043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2" calcext:value-type="float">
            <text:p>0.72</text:p>
          </table:table-cell>
          <table:table-cell office:value-type="float" office:value="4.832103" calcext:value-type="float">
            <text:p>4.832103</text:p>
          </table:table-cell>
          <table:table-cell office:value-type="float" office:value="24.106643" calcext:value-type="float">
            <text:p>24.106643</text:p>
          </table:table-cell>
          <table:table-cell office:value-type="float" office:value="656.390554" calcext:value-type="float">
            <text:p>656.39055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4" calcext:value-type="float">
            <text:p>0.74</text:p>
          </table:table-cell>
          <table:table-cell office:value-type="float" office:value="4.686288" calcext:value-type="float">
            <text:p>4.686288</text:p>
          </table:table-cell>
          <table:table-cell office:value-type="float" office:value="22.660914" calcext:value-type="float">
            <text:p>22.660914</text:p>
          </table:table-cell>
          <table:table-cell office:value-type="float" office:value="581.385199" calcext:value-type="float">
            <text:p>581.38519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6" calcext:value-type="float">
            <text:p>0.76</text:p>
          </table:table-cell>
          <table:table-cell office:value-type="float" office:value="4.624235" calcext:value-type="float">
            <text:p>4.624235</text:p>
          </table:table-cell>
          <table:table-cell office:value-type="float" office:value="22.062739" calcext:value-type="float">
            <text:p>22.062739</text:p>
          </table:table-cell>
          <table:table-cell office:value-type="float" office:value="549.231709" calcext:value-type="float">
            <text:p>549.23170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78" calcext:value-type="float">
            <text:p>0.78</text:p>
          </table:table-cell>
          <table:table-cell office:value-type="float" office:value="4.569997" calcext:value-type="float">
            <text:p>4.569997</text:p>
          </table:table-cell>
          <table:table-cell office:value-type="float" office:value="21.531917" calcext:value-type="float">
            <text:p>21.531917</text:p>
          </table:table-cell>
          <table:table-cell office:value-type="float" office:value="521.567611" calcext:value-type="float">
            <text:p>521.56761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3" calcext:value-type="float">
            <text:p>0.3</text:p>
          </table:table-cell>
          <table:table-cell office:value-type="float" office:value="14.958206" calcext:value-type="float">
            <text:p>14.958206</text:p>
          </table:table-cell>
          <table:table-cell office:value-type="float" office:value="223.880376" calcext:value-type="float">
            <text:p>223.880376</text:p>
          </table:table-cell>
          <table:table-cell office:value-type="float" office:value="50241.259557" calcext:value-type="float">
            <text:p>50241.259557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32" calcext:value-type="float">
            <text:p>0.32</text:p>
          </table:table-cell>
          <table:table-cell office:value-type="float" office:value="14.743959" calcext:value-type="float">
            <text:p>14.743959</text:p>
          </table:table-cell>
          <table:table-cell office:value-type="float" office:value="217.626439" calcext:value-type="float">
            <text:p>217.626439</text:p>
          </table:table-cell>
          <table:table-cell office:value-type="float" office:value="47560.739178" calcext:value-type="float">
            <text:p>47560.739178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34" calcext:value-type="float">
            <text:p>0.34</text:p>
          </table:table-cell>
          <table:table-cell office:value-type="float" office:value="14.591223" calcext:value-type="float">
            <text:p>14.591223</text:p>
          </table:table-cell>
          <table:table-cell office:value-type="float" office:value="213.165689" calcext:value-type="float">
            <text:p>213.165689</text:p>
          </table:table-cell>
          <table:table-cell office:value-type="float" office:value="45660.993424" calcext:value-type="float">
            <text:p>45660.99342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36" calcext:value-type="float">
            <text:p>0.36</text:p>
          </table:table-cell>
          <table:table-cell office:value-type="float" office:value="14.33795" calcext:value-type="float">
            <text:p>14.33795</text:p>
          </table:table-cell>
          <table:table-cell office:value-type="float" office:value="205.889312" calcext:value-type="float">
            <text:p>205.889312</text:p>
          </table:table-cell>
          <table:table-cell office:value-type="float" office:value="42643.157501" calcext:value-type="float">
            <text:p>42643.15750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38" calcext:value-type="float">
            <text:p>0.38</text:p>
          </table:table-cell>
          <table:table-cell office:value-type="float" office:value="13.823393" calcext:value-type="float">
            <text:p>13.823393</text:p>
          </table:table-cell>
          <table:table-cell office:value-type="float" office:value="191.637548" calcext:value-type="float">
            <text:p>191.637548</text:p>
          </table:table-cell>
          <table:table-cell office:value-type="float" office:value="37128.055481" calcext:value-type="float">
            <text:p>37128.05548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4" calcext:value-type="float">
            <text:p>0.4</text:p>
          </table:table-cell>
          <table:table-cell office:value-type="float" office:value="13.747857" calcext:value-type="float">
            <text:p>13.747857</text:p>
          </table:table-cell>
          <table:table-cell office:value-type="float" office:value="189.439784" calcext:value-type="float">
            <text:p>189.439784</text:p>
          </table:table-cell>
          <table:table-cell office:value-type="float" office:value="36207.614115" calcext:value-type="float">
            <text:p>36207.61411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42" calcext:value-type="float">
            <text:p>0.42</text:p>
          </table:table-cell>
          <table:table-cell office:value-type="float" office:value="13.525664" calcext:value-type="float">
            <text:p>13.525664</text:p>
          </table:table-cell>
          <table:table-cell office:value-type="float" office:value="183.391942" calcext:value-type="float">
            <text:p>183.391942</text:p>
          </table:table-cell>
          <table:table-cell office:value-type="float" office:value="33954.679589" calcext:value-type="float">
            <text:p>33954.679589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44" calcext:value-type="float">
            <text:p>0.44</text:p>
          </table:table-cell>
          <table:table-cell office:value-type="float" office:value="13.083104" calcext:value-type="float">
            <text:p>13.083104</text:p>
          </table:table-cell>
          <table:table-cell office:value-type="float" office:value="171.761189" calcext:value-type="float">
            <text:p>171.761189</text:p>
          </table:table-cell>
          <table:table-cell office:value-type="float" office:value="29896.731866" calcext:value-type="float">
            <text:p>29896.731866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46" calcext:value-type="float">
            <text:p>0.46</text:p>
          </table:table-cell>
          <table:table-cell office:value-type="float" office:value="12.439422" calcext:value-type="float">
            <text:p>12.439422</text:p>
          </table:table-cell>
          <table:table-cell office:value-type="float" office:value="155.74665" calcext:value-type="float">
            <text:p>155.74665</text:p>
          </table:table-cell>
          <table:table-cell office:value-type="float" office:value="24854.899887" calcext:value-type="float">
            <text:p>24854.899887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48" calcext:value-type="float">
            <text:p>0.48</text:p>
          </table:table-cell>
          <table:table-cell office:value-type="float" office:value="11.693082" calcext:value-type="float">
            <text:p>11.693082</text:p>
          </table:table-cell>
          <table:table-cell office:value-type="float" office:value="138.381798" calcext:value-type="float">
            <text:p>138.381798</text:p>
          </table:table-cell>
          <table:table-cell office:value-type="float" office:value="19950.320883" calcext:value-type="float">
            <text:p>19950.320883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5" calcext:value-type="float">
            <text:p>0.5</text:p>
          </table:table-cell>
          <table:table-cell office:value-type="float" office:value="10.720943" calcext:value-type="float">
            <text:p>10.720943</text:p>
          </table:table-cell>
          <table:table-cell office:value-type="float" office:value="116.312212" calcext:value-type="float">
            <text:p>116.312212</text:p>
          </table:table-cell>
          <table:table-cell office:value-type="float" office:value="14143.490623" calcext:value-type="float">
            <text:p>14143.490623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52" calcext:value-type="float">
            <text:p>0.52</text:p>
          </table:table-cell>
          <table:table-cell office:value-type="float" office:value="10.072981" calcext:value-type="float">
            <text:p>10.072981</text:p>
          </table:table-cell>
          <table:table-cell office:value-type="float" office:value="103.633182" calcext:value-type="float">
            <text:p>103.633182</text:p>
          </table:table-cell>
          <table:table-cell office:value-type="float" office:value="11568.558159" calcext:value-type="float">
            <text:p>11568.558159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54" calcext:value-type="float">
            <text:p>0.54</text:p>
          </table:table-cell>
          <table:table-cell office:value-type="float" office:value="9.092838" calcext:value-type="float">
            <text:p>9.092838</text:p>
          </table:table-cell>
          <table:table-cell office:value-type="float" office:value="85.193771" calcext:value-type="float">
            <text:p>85.193771</text:p>
          </table:table-cell>
          <table:table-cell office:value-type="float" office:value="8063.641885" calcext:value-type="float">
            <text:p>8063.64188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54" calcext:value-type="float">
            <text:p>0.54</text:p>
          </table:table-cell>
          <table:table-cell office:value-type="float" office:value="8.625646" calcext:value-type="float">
            <text:p>8.625646</text:p>
          </table:table-cell>
          <table:table-cell office:value-type="float" office:value="77.803961" calcext:value-type="float">
            <text:p>77.803961</text:p>
          </table:table-cell>
          <table:table-cell office:value-type="float" office:value="7014.811323" calcext:value-type="float">
            <text:p>7014.811323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56" calcext:value-type="float">
            <text:p>0.56</text:p>
          </table:table-cell>
          <table:table-cell office:value-type="float" office:value="7.701929" calcext:value-type="float">
            <text:p>7.701929</text:p>
          </table:table-cell>
          <table:table-cell office:value-type="float" office:value="61.864176" calcext:value-type="float">
            <text:p>61.864176</text:p>
          </table:table-cell>
          <table:table-cell office:value-type="float" office:value="4440.159711" calcext:value-type="float">
            <text:p>4440.15971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58" calcext:value-type="float">
            <text:p>0.58</text:p>
          </table:table-cell>
          <table:table-cell office:value-type="float" office:value="6.976444" calcext:value-type="float">
            <text:p>6.976444</text:p>
          </table:table-cell>
          <table:table-cell office:value-type="float" office:value="51.042046" calcext:value-type="float">
            <text:p>51.042046</text:p>
          </table:table-cell>
          <table:table-cell office:value-type="float" office:value="3114.796065" calcext:value-type="float">
            <text:p>3114.79606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6" calcext:value-type="float">
            <text:p>0.6</text:p>
          </table:table-cell>
          <table:table-cell office:value-type="float" office:value="5.926385" calcext:value-type="float">
            <text:p>5.926385</text:p>
          </table:table-cell>
          <table:table-cell office:value-type="float" office:value="37.061217" calcext:value-type="float">
            <text:p>37.061217</text:p>
          </table:table-cell>
          <table:table-cell office:value-type="float" office:value="1674.319544" calcext:value-type="float">
            <text:p>1674.31954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62" calcext:value-type="float">
            <text:p>0.62</text:p>
          </table:table-cell>
          <table:table-cell office:value-type="float" office:value="6.124701" calcext:value-type="float">
            <text:p>6.124701</text:p>
          </table:table-cell>
          <table:table-cell office:value-type="float" office:value="39.131926" calcext:value-type="float">
            <text:p>39.131926</text:p>
          </table:table-cell>
          <table:table-cell office:value-type="float" office:value="1790.586468" calcext:value-type="float">
            <text:p>1790.586468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64" calcext:value-type="float">
            <text:p>0.64</text:p>
          </table:table-cell>
          <table:table-cell office:value-type="float" office:value="5.499976" calcext:value-type="float">
            <text:p>5.499976</text:p>
          </table:table-cell>
          <table:table-cell office:value-type="float" office:value="31.579434" calcext:value-type="float">
            <text:p>31.579434</text:p>
          </table:table-cell>
          <table:table-cell office:value-type="float" office:value="1176.675166" calcext:value-type="float">
            <text:p>1176.675166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66" calcext:value-type="float">
            <text:p>0.66</text:p>
          </table:table-cell>
          <table:table-cell office:value-type="float" office:value="5.263052" calcext:value-type="float">
            <text:p>5.263052</text:p>
          </table:table-cell>
          <table:table-cell office:value-type="float" office:value="28.789227" calcext:value-type="float">
            <text:p>28.789227</text:p>
          </table:table-cell>
          <table:table-cell office:value-type="float" office:value="962.668415" calcext:value-type="float">
            <text:p>962.66841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68" calcext:value-type="float">
            <text:p>0.68</text:p>
          </table:table-cell>
          <table:table-cell office:value-type="float" office:value="5.35577" calcext:value-type="float">
            <text:p>5.35577</text:p>
          </table:table-cell>
          <table:table-cell office:value-type="float" office:value="29.804436" calcext:value-type="float">
            <text:p>29.804436</text:p>
          </table:table-cell>
          <table:table-cell office:value-type="float" office:value="1028.707633" calcext:value-type="float">
            <text:p>1028.707633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7" calcext:value-type="float">
            <text:p>0.7</text:p>
          </table:table-cell>
          <table:table-cell office:value-type="float" office:value="4.964849" calcext:value-type="float">
            <text:p>4.964849</text:p>
          </table:table-cell>
          <table:table-cell office:value-type="float" office:value="25.554289" calcext:value-type="float">
            <text:p>25.554289</text:p>
          </table:table-cell>
          <table:table-cell office:value-type="float" office:value="750.752568" calcext:value-type="float">
            <text:p>750.752568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72" calcext:value-type="float">
            <text:p>0.72</text:p>
          </table:table-cell>
          <table:table-cell office:value-type="float" office:value="4.855938" calcext:value-type="float">
            <text:p>4.855938</text:p>
          </table:table-cell>
          <table:table-cell office:value-type="float" office:value="24.368573" calcext:value-type="float">
            <text:p>24.368573</text:p>
          </table:table-cell>
          <table:table-cell office:value-type="float" office:value="675.27918" calcext:value-type="float">
            <text:p>675.27918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74" calcext:value-type="float">
            <text:p>0.74</text:p>
          </table:table-cell>
          <table:table-cell office:value-type="float" office:value="4.741215" calcext:value-type="float">
            <text:p>4.741215</text:p>
          </table:table-cell>
          <table:table-cell office:value-type="float" office:value="23.238133" calcext:value-type="float">
            <text:p>23.238133</text:p>
          </table:table-cell>
          <table:table-cell office:value-type="float" office:value="613.247899" calcext:value-type="float">
            <text:p>613.247899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76" calcext:value-type="float">
            <text:p>0.76</text:p>
          </table:table-cell>
          <table:table-cell office:value-type="float" office:value="4.674415" calcext:value-type="float">
            <text:p>4.674415</text:p>
          </table:table-cell>
          <table:table-cell office:value-type="float" office:value="22.51574" calcext:value-type="float">
            <text:p>22.51574</text:p>
          </table:table-cell>
          <table:table-cell office:value-type="float" office:value="570.196797" calcext:value-type="float">
            <text:p>570.196797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78" calcext:value-type="float">
            <text:p>0.78</text:p>
          </table:table-cell>
          <table:table-cell office:value-type="float" office:value="4.599035" calcext:value-type="float">
            <text:p>4.599035</text:p>
          </table:table-cell>
          <table:table-cell office:value-type="float" office:value="21.766553" calcext:value-type="float">
            <text:p>21.766553</text:p>
          </table:table-cell>
          <table:table-cell office:value-type="float" office:value="529.216288" calcext:value-type="float">
            <text:p>529.21628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4.930584" calcext:value-type="float">
            <text:p>14.930584</text:p>
          </table:table-cell>
          <table:table-cell office:value-type="float" office:value="223.026705" calcext:value-type="float">
            <text:p>223.026705</text:p>
          </table:table-cell>
          <table:table-cell office:value-type="float" office:value="49832.723414" calcext:value-type="float">
            <text:p>49832.72341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2" calcext:value-type="float">
            <text:p>0.32</text:p>
          </table:table-cell>
          <table:table-cell office:value-type="float" office:value="14.652627" calcext:value-type="float">
            <text:p>14.652627</text:p>
          </table:table-cell>
          <table:table-cell office:value-type="float" office:value="214.981884" calcext:value-type="float">
            <text:p>214.981884</text:p>
          </table:table-cell>
          <table:table-cell office:value-type="float" office:value="46453.41718" calcext:value-type="float">
            <text:p>46453.4171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4" calcext:value-type="float">
            <text:p>0.34</text:p>
          </table:table-cell>
          <table:table-cell office:value-type="float" office:value="14.599494" calcext:value-type="float">
            <text:p>14.599494</text:p>
          </table:table-cell>
          <table:table-cell office:value-type="float" office:value="213.378985" calcext:value-type="float">
            <text:p>213.378985</text:p>
          </table:table-cell>
          <table:table-cell office:value-type="float" office:value="45727.163879" calcext:value-type="float">
            <text:p>45727.16387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14.373153" calcext:value-type="float">
            <text:p>14.373153</text:p>
          </table:table-cell>
          <table:table-cell office:value-type="float" office:value="206.881859" calcext:value-type="float">
            <text:p>206.881859</text:p>
          </table:table-cell>
          <table:table-cell office:value-type="float" office:value="43035.641413" calcext:value-type="float">
            <text:p>43035.64141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8" calcext:value-type="float">
            <text:p>0.38</text:p>
          </table:table-cell>
          <table:table-cell office:value-type="float" office:value="13.94834" calcext:value-type="float">
            <text:p>13.94834</text:p>
          </table:table-cell>
          <table:table-cell office:value-type="float" office:value="195.029469" calcext:value-type="float">
            <text:p>195.029469</text:p>
          </table:table-cell>
          <table:table-cell office:value-type="float" office:value="38395.469009" calcext:value-type="float">
            <text:p>38395.46900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13.7477" calcext:value-type="float">
            <text:p>13.7477</text:p>
          </table:table-cell>
          <table:table-cell office:value-type="float" office:value="189.53567" calcext:value-type="float">
            <text:p>189.53567</text:p>
          </table:table-cell>
          <table:table-cell office:value-type="float" office:value="36312.844415" calcext:value-type="float">
            <text:p>36312.84441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42" calcext:value-type="float">
            <text:p>0.42</text:p>
          </table:table-cell>
          <table:table-cell office:value-type="float" office:value="13.140707" calcext:value-type="float">
            <text:p>13.140707</text:p>
          </table:table-cell>
          <table:table-cell office:value-type="float" office:value="173.440336" calcext:value-type="float">
            <text:p>173.440336</text:p>
          </table:table-cell>
          <table:table-cell office:value-type="float" office:value="30584.294311" calcext:value-type="float">
            <text:p>30584.29431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44" calcext:value-type="float">
            <text:p>0.44</text:p>
          </table:table-cell>
          <table:table-cell office:value-type="float" office:value="12.681987" calcext:value-type="float">
            <text:p>12.681987</text:p>
          </table:table-cell>
          <table:table-cell office:value-type="float" office:value="162.141867" calcext:value-type="float">
            <text:p>162.141867</text:p>
          </table:table-cell>
          <table:table-cell office:value-type="float" office:value="27041.878515" calcext:value-type="float">
            <text:p>27041.87851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46" calcext:value-type="float">
            <text:p>0.46</text:p>
          </table:table-cell>
          <table:table-cell office:value-type="float" office:value="12.486914" calcext:value-type="float">
            <text:p>12.486914</text:p>
          </table:table-cell>
          <table:table-cell office:value-type="float" office:value="156.882901" calcext:value-type="float">
            <text:p>156.882901</text:p>
          </table:table-cell>
          <table:table-cell office:value-type="float" office:value="25187.121503" calcext:value-type="float">
            <text:p>25187.12150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48" calcext:value-type="float">
            <text:p>0.48</text:p>
          </table:table-cell>
          <table:table-cell office:value-type="float" office:value="11.701639" calcext:value-type="float">
            <text:p>11.701639</text:p>
          </table:table-cell>
          <table:table-cell office:value-type="float" office:value="138.240041" calcext:value-type="float">
            <text:p>138.240041</text:p>
          </table:table-cell>
          <table:table-cell office:value-type="float" office:value="19818.071427" calcext:value-type="float">
            <text:p>19818.07142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10.766168" calcext:value-type="float">
            <text:p>10.766168</text:p>
          </table:table-cell>
          <table:table-cell office:value-type="float" office:value="118.411108" calcext:value-type="float">
            <text:p>118.411108</text:p>
          </table:table-cell>
          <table:table-cell office:value-type="float" office:value="15067.96531" calcext:value-type="float">
            <text:p>15067.9653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52" calcext:value-type="float">
            <text:p>0.52</text:p>
          </table:table-cell>
          <table:table-cell office:value-type="float" office:value="10.306531" calcext:value-type="float">
            <text:p>10.306531</text:p>
          </table:table-cell>
          <table:table-cell office:value-type="float" office:value="108.442333" calcext:value-type="float">
            <text:p>108.442333</text:p>
          </table:table-cell>
          <table:table-cell office:value-type="float" office:value="12660.819258" calcext:value-type="float">
            <text:p>12660.81925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54" calcext:value-type="float">
            <text:p>0.54</text:p>
          </table:table-cell>
          <table:table-cell office:value-type="float" office:value="9.007907" calcext:value-type="float">
            <text:p>9.007907</text:p>
          </table:table-cell>
          <table:table-cell office:value-type="float" office:value="83.263621" calcext:value-type="float">
            <text:p>83.263621</text:p>
          </table:table-cell>
          <table:table-cell office:value-type="float" office:value="7595.750357" calcext:value-type="float">
            <text:p>7595.75035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54" calcext:value-type="float">
            <text:p>0.54</text:p>
          </table:table-cell>
          <table:table-cell office:value-type="float" office:value="8.404678" calcext:value-type="float">
            <text:p>8.404678</text:p>
          </table:table-cell>
          <table:table-cell office:value-type="float" office:value="74.857351" calcext:value-type="float">
            <text:p>74.857351</text:p>
          </table:table-cell>
          <table:table-cell office:value-type="float" office:value="6753.448909" calcext:value-type="float">
            <text:p>6753.44890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56" calcext:value-type="float">
            <text:p>0.56</text:p>
          </table:table-cell>
          <table:table-cell office:value-type="float" office:value="7.549254" calcext:value-type="float">
            <text:p>7.549254</text:p>
          </table:table-cell>
          <table:table-cell office:value-type="float" office:value="60.312166" calcext:value-type="float">
            <text:p>60.312166</text:p>
          </table:table-cell>
          <table:table-cell office:value-type="float" office:value="4404.535853" calcext:value-type="float">
            <text:p>4404.53585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58" calcext:value-type="float">
            <text:p>0.58</text:p>
          </table:table-cell>
          <table:table-cell office:value-type="float" office:value="6.603369" calcext:value-type="float">
            <text:p>6.603369</text:p>
          </table:table-cell>
          <table:table-cell office:value-type="float" office:value="46.153529" calcext:value-type="float">
            <text:p>46.153529</text:p>
          </table:table-cell>
          <table:table-cell office:value-type="float" office:value="2618.253795" calcext:value-type="float">
            <text:p>2618.25379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6.192832" calcext:value-type="float">
            <text:p>6.192832</text:p>
          </table:table-cell>
          <table:table-cell office:value-type="float" office:value="40.158354" calcext:value-type="float">
            <text:p>40.158354</text:p>
          </table:table-cell>
          <table:table-cell office:value-type="float" office:value="1913.795835" calcext:value-type="float">
            <text:p>1913.79583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62" calcext:value-type="float">
            <text:p>0.62</text:p>
          </table:table-cell>
          <table:table-cell office:value-type="float" office:value="5.80546" calcext:value-type="float">
            <text:p>5.80546</text:p>
          </table:table-cell>
          <table:table-cell office:value-type="float" office:value="35.35849" calcext:value-type="float">
            <text:p>35.35849</text:p>
          </table:table-cell>
          <table:table-cell office:value-type="float" office:value="1498.896674" calcext:value-type="float">
            <text:p>1498.89667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64" calcext:value-type="float">
            <text:p>0.64</text:p>
          </table:table-cell>
          <table:table-cell office:value-type="float" office:value="5.352462" calcext:value-type="float">
            <text:p>5.352462</text:p>
          </table:table-cell>
          <table:table-cell office:value-type="float" office:value="29.709378" calcext:value-type="float">
            <text:p>29.709378</text:p>
          </table:table-cell>
          <table:table-cell office:value-type="float" office:value="1011.404242" calcext:value-type="float">
            <text:p>1011.40424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66" calcext:value-type="float">
            <text:p>0.66</text:p>
          </table:table-cell>
          <table:table-cell office:value-type="float" office:value="5.23136" calcext:value-type="float">
            <text:p>5.23136</text:p>
          </table:table-cell>
          <table:table-cell office:value-type="float" office:value="28.477781" calcext:value-type="float">
            <text:p>28.477781</text:p>
          </table:table-cell>
          <table:table-cell office:value-type="float" office:value="942.927864" calcext:value-type="float">
            <text:p>942.92786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68" calcext:value-type="float">
            <text:p>0.68</text:p>
          </table:table-cell>
          <table:table-cell office:value-type="float" office:value="5.045284" calcext:value-type="float">
            <text:p>5.045284</text:p>
          </table:table-cell>
          <table:table-cell office:value-type="float" office:value="26.426828" calcext:value-type="float">
            <text:p>26.426828</text:p>
          </table:table-cell>
          <table:table-cell office:value-type="float" office:value="809.344038" calcext:value-type="float">
            <text:p>809.34403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float" office:value="5.080487" calcext:value-type="float">
            <text:p>5.080487</text:p>
          </table:table-cell>
          <table:table-cell office:value-type="float" office:value="26.779585" calcext:value-type="float">
            <text:p>26.779585</text:p>
          </table:table-cell>
          <table:table-cell office:value-type="float" office:value="823.806695" calcext:value-type="float">
            <text:p>823.80669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72" calcext:value-type="float">
            <text:p>0.72</text:p>
          </table:table-cell>
          <table:table-cell office:value-type="float" office:value="4.893692" calcext:value-type="float">
            <text:p>4.893692</text:p>
          </table:table-cell>
          <table:table-cell office:value-type="float" office:value="24.76274" calcext:value-type="float">
            <text:p>24.76274</text:p>
          </table:table-cell>
          <table:table-cell office:value-type="float" office:value="697.516228" calcext:value-type="float">
            <text:p>697.51622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74" calcext:value-type="float">
            <text:p>0.74</text:p>
          </table:table-cell>
          <table:table-cell office:value-type="float" office:value="4.749747" calcext:value-type="float">
            <text:p>4.749747</text:p>
          </table:table-cell>
          <table:table-cell office:value-type="float" office:value="23.264476" calcext:value-type="float">
            <text:p>23.264476</text:p>
          </table:table-cell>
          <table:table-cell office:value-type="float" office:value="609.136419" calcext:value-type="float">
            <text:p>609.13641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76" calcext:value-type="float">
            <text:p>0.76</text:p>
          </table:table-cell>
          <table:table-cell office:value-type="float" office:value="4.699096" calcext:value-type="float">
            <text:p>4.699096</text:p>
          </table:table-cell>
          <table:table-cell office:value-type="float" office:value="22.799048" calcext:value-type="float">
            <text:p>22.799048</text:p>
          </table:table-cell>
          <table:table-cell office:value-type="float" office:value="588.40147" calcext:value-type="float">
            <text:p>588.4014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78" calcext:value-type="float">
            <text:p>0.78</text:p>
          </table:table-cell>
          <table:table-cell office:value-type="float" office:value="4.618812" calcext:value-type="float">
            <text:p>4.618812</text:p>
          </table:table-cell>
          <table:table-cell office:value-type="float" office:value="21.973824" calcext:value-type="float">
            <text:p>21.973824</text:p>
          </table:table-cell>
          <table:table-cell office:value-type="float" office:value="540.849798" calcext:value-type="float">
            <text:p>540.849798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3" calcext:value-type="float">
            <text:p>0.3</text:p>
          </table:table-cell>
          <table:table-cell office:value-type="float" office:value="15.049828" calcext:value-type="float">
            <text:p>15.049828</text:p>
          </table:table-cell>
          <table:table-cell office:value-type="float" office:value="226.696795" calcext:value-type="float">
            <text:p>226.696795</text:p>
          </table:table-cell>
          <table:table-cell office:value-type="float" office:value="51571.001262" calcext:value-type="float">
            <text:p>51571.00126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32" calcext:value-type="float">
            <text:p>0.32</text:p>
          </table:table-cell>
          <table:table-cell office:value-type="float" office:value="14.867604" calcext:value-type="float">
            <text:p>14.867604</text:p>
          </table:table-cell>
          <table:table-cell office:value-type="float" office:value="221.198896" calcext:value-type="float">
            <text:p>221.198896</text:p>
          </table:table-cell>
          <table:table-cell office:value-type="float" office:value="49062.905609" calcext:value-type="float">
            <text:p>49062.905609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34" calcext:value-type="float">
            <text:p>0.34</text:p>
          </table:table-cell>
          <table:table-cell office:value-type="float" office:value="14.566475" calcext:value-type="float">
            <text:p>14.566475</text:p>
          </table:table-cell>
          <table:table-cell office:value-type="float" office:value="212.465052" calcext:value-type="float">
            <text:p>212.465052</text:p>
          </table:table-cell>
          <table:table-cell office:value-type="float" office:value="45375.848881" calcext:value-type="float">
            <text:p>45375.848881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36" calcext:value-type="float">
            <text:p>0.36</text:p>
          </table:table-cell>
          <table:table-cell office:value-type="float" office:value="14.336819" calcext:value-type="float">
            <text:p>14.336819</text:p>
          </table:table-cell>
          <table:table-cell office:value-type="float" office:value="205.853526" calcext:value-type="float">
            <text:p>205.853526</text:p>
          </table:table-cell>
          <table:table-cell office:value-type="float" office:value="42622.885705" calcext:value-type="float">
            <text:p>42622.88570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38" calcext:value-type="float">
            <text:p>0.38</text:p>
          </table:table-cell>
          <table:table-cell office:value-type="float" office:value="14.121785" calcext:value-type="float">
            <text:p>14.121785</text:p>
          </table:table-cell>
          <table:table-cell office:value-type="float" office:value="199.734286" calcext:value-type="float">
            <text:p>199.734286</text:p>
          </table:table-cell>
          <table:table-cell office:value-type="float" office:value="40135.503417" calcext:value-type="float">
            <text:p>40135.503417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4" calcext:value-type="float">
            <text:p>0.4</text:p>
          </table:table-cell>
          <table:table-cell office:value-type="float" office:value="13.663374" calcext:value-type="float">
            <text:p>13.663374</text:p>
          </table:table-cell>
          <table:table-cell office:value-type="float" office:value="187.178668" calcext:value-type="float">
            <text:p>187.178668</text:p>
          </table:table-cell>
          <table:table-cell office:value-type="float" office:value="35390.407534" calcext:value-type="float">
            <text:p>35390.40753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42" calcext:value-type="float">
            <text:p>0.42</text:p>
          </table:table-cell>
          <table:table-cell office:value-type="float" office:value="13.260884" calcext:value-type="float">
            <text:p>13.260884</text:p>
          </table:table-cell>
          <table:table-cell office:value-type="float" office:value="176.604909" calcext:value-type="float">
            <text:p>176.604909</text:p>
          </table:table-cell>
          <table:table-cell office:value-type="float" office:value="31698.173923" calcext:value-type="float">
            <text:p>31698.17392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44" calcext:value-type="float">
            <text:p>0.44</text:p>
          </table:table-cell>
          <table:table-cell office:value-type="float" office:value="13.018808" calcext:value-type="float">
            <text:p>13.018808</text:p>
          </table:table-cell>
          <table:table-cell office:value-type="float" office:value="170.169142" calcext:value-type="float">
            <text:p>170.169142</text:p>
          </table:table-cell>
          <table:table-cell office:value-type="float" office:value="29404.167814" calcext:value-type="float">
            <text:p>29404.16781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46" calcext:value-type="float">
            <text:p>0.46</text:p>
          </table:table-cell>
          <table:table-cell office:value-type="float" office:value="12.293292" calcext:value-type="float">
            <text:p>12.293292</text:p>
          </table:table-cell>
          <table:table-cell office:value-type="float" office:value="152.557906" calcext:value-type="float">
            <text:p>152.557906</text:p>
          </table:table-cell>
          <table:table-cell office:value-type="float" office:value="24079.465813" calcext:value-type="float">
            <text:p>24079.46581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48" calcext:value-type="float">
            <text:p>0.48</text:p>
          </table:table-cell>
          <table:table-cell office:value-type="float" office:value="11.947576" calcext:value-type="float">
            <text:p>11.947576</text:p>
          </table:table-cell>
          <table:table-cell office:value-type="float" office:value="144.079885" calcext:value-type="float">
            <text:p>144.079885</text:p>
          </table:table-cell>
          <table:table-cell office:value-type="float" office:value="21493.458213" calcext:value-type="float">
            <text:p>21493.45821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5" calcext:value-type="float">
            <text:p>0.5</text:p>
          </table:table-cell>
          <table:table-cell office:value-type="float" office:value="10.396898" calcext:value-type="float">
            <text:p>10.396898</text:p>
          </table:table-cell>
          <table:table-cell office:value-type="float" office:value="110.523555" calcext:value-type="float">
            <text:p>110.523555</text:p>
          </table:table-cell>
          <table:table-cell office:value-type="float" office:value="13238.955731" calcext:value-type="float">
            <text:p>13238.955731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52" calcext:value-type="float">
            <text:p>0.52</text:p>
          </table:table-cell>
          <table:table-cell office:value-type="float" office:value="9.022083" calcext:value-type="float">
            <text:p>9.022083</text:p>
          </table:table-cell>
          <table:table-cell office:value-type="float" office:value="84.29924" calcext:value-type="float">
            <text:p>84.29924</text:p>
          </table:table-cell>
          <table:table-cell office:value-type="float" office:value="8006.618887" calcext:value-type="float">
            <text:p>8006.618887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54" calcext:value-type="float">
            <text:p>0.54</text:p>
          </table:table-cell>
          <table:table-cell office:value-type="float" office:value="7.776204" calcext:value-type="float">
            <text:p>7.776204</text:p>
          </table:table-cell>
          <table:table-cell office:value-type="float" office:value="63.986708" calcext:value-type="float">
            <text:p>63.986708</text:p>
          </table:table-cell>
          <table:table-cell office:value-type="float" office:value="4974.547587" calcext:value-type="float">
            <text:p>4974.547587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54" calcext:value-type="float">
            <text:p>0.54</text:p>
          </table:table-cell>
          <table:table-cell office:value-type="float" office:value="9.003177" calcext:value-type="float">
            <text:p>9.003177</text:p>
          </table:table-cell>
          <table:table-cell office:value-type="float" office:value="83.833918" calcext:value-type="float">
            <text:p>83.833918</text:p>
          </table:table-cell>
          <table:table-cell office:value-type="float" office:value="7893.993228" calcext:value-type="float">
            <text:p>7893.993228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56" calcext:value-type="float">
            <text:p>0.56</text:p>
          </table:table-cell>
          <table:table-cell office:value-type="float" office:value="7.795905" calcext:value-type="float">
            <text:p>7.795905</text:p>
          </table:table-cell>
          <table:table-cell office:value-type="float" office:value="63.063161" calcext:value-type="float">
            <text:p>63.063161</text:p>
          </table:table-cell>
          <table:table-cell office:value-type="float" office:value="4527.677112" calcext:value-type="float">
            <text:p>4527.67711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58" calcext:value-type="float">
            <text:p>0.58</text:p>
          </table:table-cell>
          <table:table-cell office:value-type="float" office:value="7.339704" calcext:value-type="float">
            <text:p>7.339704</text:p>
          </table:table-cell>
          <table:table-cell office:value-type="float" office:value="56.201096" calcext:value-type="float">
            <text:p>56.201096</text:p>
          </table:table-cell>
          <table:table-cell office:value-type="float" office:value="3664.822486" calcext:value-type="float">
            <text:p>3664.822486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6" calcext:value-type="float">
            <text:p>0.6</text:p>
          </table:table-cell>
          <table:table-cell office:value-type="float" office:value="5.99705" calcext:value-type="float">
            <text:p>5.99705</text:p>
          </table:table-cell>
          <table:table-cell office:value-type="float" office:value="37.645393" calcext:value-type="float">
            <text:p>37.645393</text:p>
          </table:table-cell>
          <table:table-cell office:value-type="float" office:value="1683.672203" calcext:value-type="float">
            <text:p>1683.67220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62" calcext:value-type="float">
            <text:p>0.62</text:p>
          </table:table-cell>
          <table:table-cell office:value-type="float" office:value="6.176196" calcext:value-type="float">
            <text:p>6.176196</text:p>
          </table:table-cell>
          <table:table-cell office:value-type="float" office:value="39.893356" calcext:value-type="float">
            <text:p>39.893356</text:p>
          </table:table-cell>
          <table:table-cell office:value-type="float" office:value="1874.569018" calcext:value-type="float">
            <text:p>1874.569018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64" calcext:value-type="float">
            <text:p>0.64</text:p>
          </table:table-cell>
          <table:table-cell office:value-type="float" office:value="5.263076" calcext:value-type="float">
            <text:p>5.263076</text:p>
          </table:table-cell>
          <table:table-cell office:value-type="float" office:value="28.762642" calcext:value-type="float">
            <text:p>28.762642</text:p>
          </table:table-cell>
          <table:table-cell office:value-type="float" office:value="952.477706" calcext:value-type="float">
            <text:p>952.477706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66" calcext:value-type="float">
            <text:p>0.66</text:p>
          </table:table-cell>
          <table:table-cell office:value-type="float" office:value="5.147498" calcext:value-type="float">
            <text:p>5.147498</text:p>
          </table:table-cell>
          <table:table-cell office:value-type="float" office:value="27.64238" calcext:value-type="float">
            <text:p>27.64238</text:p>
          </table:table-cell>
          <table:table-cell office:value-type="float" office:value="901.500543" calcext:value-type="float">
            <text:p>901.50054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68" calcext:value-type="float">
            <text:p>0.68</text:p>
          </table:table-cell>
          <table:table-cell office:value-type="float" office:value="5.008139" calcext:value-type="float">
            <text:p>5.008139</text:p>
          </table:table-cell>
          <table:table-cell office:value-type="float" office:value="25.9953" calcext:value-type="float">
            <text:p>25.9953</text:p>
          </table:table-cell>
          <table:table-cell office:value-type="float" office:value="773.572381" calcext:value-type="float">
            <text:p>773.572381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7" calcext:value-type="float">
            <text:p>0.7</text:p>
          </table:table-cell>
          <table:table-cell office:value-type="float" office:value="4.984586" calcext:value-type="float">
            <text:p>4.984586</text:p>
          </table:table-cell>
          <table:table-cell office:value-type="float" office:value="25.758766" calcext:value-type="float">
            <text:p>25.758766</text:p>
          </table:table-cell>
          <table:table-cell office:value-type="float" office:value="762.218208" calcext:value-type="float">
            <text:p>762.218208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72" calcext:value-type="float">
            <text:p>0.72</text:p>
          </table:table-cell>
          <table:table-cell office:value-type="float" office:value="4.862373" calcext:value-type="float">
            <text:p>4.862373</text:p>
          </table:table-cell>
          <table:table-cell office:value-type="float" office:value="24.401244" calcext:value-type="float">
            <text:p>24.401244</text:p>
          </table:table-cell>
          <table:table-cell office:value-type="float" office:value="671.58921" calcext:value-type="float">
            <text:p>671.58921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74" calcext:value-type="float">
            <text:p>0.74</text:p>
          </table:table-cell>
          <table:table-cell office:value-type="float" office:value="4.724558" calcext:value-type="float">
            <text:p>4.724558</text:p>
          </table:table-cell>
          <table:table-cell office:value-type="float" office:value="23.02187" calcext:value-type="float">
            <text:p>23.02187</text:p>
          </table:table-cell>
          <table:table-cell office:value-type="float" office:value="598.090308" calcext:value-type="float">
            <text:p>598.090308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76" calcext:value-type="float">
            <text:p>0.76</text:p>
          </table:table-cell>
          <table:table-cell office:value-type="float" office:value="4.60832" calcext:value-type="float">
            <text:p>4.60832</text:p>
          </table:table-cell>
          <table:table-cell office:value-type="float" office:value="21.871558" calcext:value-type="float">
            <text:p>21.871558</text:p>
          </table:table-cell>
          <table:table-cell office:value-type="float" office:value="535.850154" calcext:value-type="float">
            <text:p>535.850154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78" calcext:value-type="float">
            <text:p>0.78</text:p>
          </table:table-cell>
          <table:table-cell office:value-type="float" office:value="4.551288" calcext:value-type="float">
            <text:p>4.551288</text:p>
          </table:table-cell>
          <table:table-cell office:value-type="float" office:value="21.329549" calcext:value-type="float">
            <text:p>21.329549</text:p>
          </table:table-cell>
          <table:table-cell office:value-type="float" office:value="509.542419" calcext:value-type="float">
            <text:p>509.54241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5.023274" calcext:value-type="float">
            <text:p>15.023274</text:p>
          </table:table-cell>
          <table:table-cell office:value-type="float" office:value="225.85719" calcext:value-type="float">
            <text:p>225.85719</text:p>
          </table:table-cell>
          <table:table-cell office:value-type="float" office:value="51155.333402" calcext:value-type="float">
            <text:p>51155.33340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32" calcext:value-type="float">
            <text:p>0.32</text:p>
          </table:table-cell>
          <table:table-cell office:value-type="float" office:value="14.749211" calcext:value-type="float">
            <text:p>14.749211</text:p>
          </table:table-cell>
          <table:table-cell office:value-type="float" office:value="217.717588" calcext:value-type="float">
            <text:p>217.717588</text:p>
          </table:table-cell>
          <table:table-cell office:value-type="float" office:value="47554.963506" calcext:value-type="float">
            <text:p>47554.96350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34" calcext:value-type="float">
            <text:p>0.34</text:p>
          </table:table-cell>
          <table:table-cell office:value-type="float" office:value="14.507327" calcext:value-type="float">
            <text:p>14.507327</text:p>
          </table:table-cell>
          <table:table-cell office:value-type="float" office:value="210.827824" calcext:value-type="float">
            <text:p>210.827824</text:p>
          </table:table-cell>
          <table:table-cell office:value-type="float" office:value="44744.440802" calcext:value-type="float">
            <text:p>44744.44080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36" calcext:value-type="float">
            <text:p>0.36</text:p>
          </table:table-cell>
          <table:table-cell office:value-type="float" office:value="14.319563" calcext:value-type="float">
            <text:p>14.319563</text:p>
          </table:table-cell>
          <table:table-cell office:value-type="float" office:value="205.309754" calcext:value-type="float">
            <text:p>205.309754</text:p>
          </table:table-cell>
          <table:table-cell office:value-type="float" office:value="42361.883235" calcext:value-type="float">
            <text:p>42361.88323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38" calcext:value-type="float">
            <text:p>0.38</text:p>
          </table:table-cell>
          <table:table-cell office:value-type="float" office:value="14.051042" calcext:value-type="float">
            <text:p>14.051042</text:p>
          </table:table-cell>
          <table:table-cell office:value-type="float" office:value="197.871827" calcext:value-type="float">
            <text:p>197.871827</text:p>
          </table:table-cell>
          <table:table-cell office:value-type="float" office:value="39495.826113" calcext:value-type="float">
            <text:p>39495.82611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3.784008" calcext:value-type="float">
            <text:p>13.784008</text:p>
          </table:table-cell>
          <table:table-cell office:value-type="float" office:value="190.456754" calcext:value-type="float">
            <text:p>190.456754</text:p>
          </table:table-cell>
          <table:table-cell office:value-type="float" office:value="36614.633585" calcext:value-type="float">
            <text:p>36614.63358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42" calcext:value-type="float">
            <text:p>0.42</text:p>
          </table:table-cell>
          <table:table-cell office:value-type="float" office:value="13.33104" calcext:value-type="float">
            <text:p>13.33104</text:p>
          </table:table-cell>
          <table:table-cell office:value-type="float" office:value="178.36184" calcext:value-type="float">
            <text:p>178.36184</text:p>
          </table:table-cell>
          <table:table-cell office:value-type="float" office:value="32256.913991" calcext:value-type="float">
            <text:p>32256.91399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44" calcext:value-type="float">
            <text:p>0.44</text:p>
          </table:table-cell>
          <table:table-cell office:value-type="float" office:value="13.002035" calcext:value-type="float">
            <text:p>13.002035</text:p>
          </table:table-cell>
          <table:table-cell office:value-type="float" office:value="169.794021" calcext:value-type="float">
            <text:p>169.794021</text:p>
          </table:table-cell>
          <table:table-cell office:value-type="float" office:value="29307.276688" calcext:value-type="float">
            <text:p>29307.27668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46" calcext:value-type="float">
            <text:p>0.46</text:p>
          </table:table-cell>
          <table:table-cell office:value-type="float" office:value="12.269888" calcext:value-type="float">
            <text:p>12.269888</text:p>
          </table:table-cell>
          <table:table-cell office:value-type="float" office:value="151.787549" calcext:value-type="float">
            <text:p>151.787549</text:p>
          </table:table-cell>
          <table:table-cell office:value-type="float" office:value="23731.932366" calcext:value-type="float">
            <text:p>23731.93236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48" calcext:value-type="float">
            <text:p>0.48</text:p>
          </table:table-cell>
          <table:table-cell office:value-type="float" office:value="12.094933" calcext:value-type="float">
            <text:p>12.094933</text:p>
          </table:table-cell>
          <table:table-cell office:value-type="float" office:value="147.336048" calcext:value-type="float">
            <text:p>147.336048</text:p>
          </table:table-cell>
          <table:table-cell office:value-type="float" office:value="22303.04685" calcext:value-type="float">
            <text:p>22303.0468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0.796981" calcext:value-type="float">
            <text:p>10.796981</text:p>
          </table:table-cell>
          <table:table-cell office:value-type="float" office:value="119.011635" calcext:value-type="float">
            <text:p>119.011635</text:p>
          </table:table-cell>
          <table:table-cell office:value-type="float" office:value="15218.140984" calcext:value-type="float">
            <text:p>15218.14098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2" calcext:value-type="float">
            <text:p>0.52</text:p>
          </table:table-cell>
          <table:table-cell office:value-type="float" office:value="9.504053" calcext:value-type="float">
            <text:p>9.504053</text:p>
          </table:table-cell>
          <table:table-cell office:value-type="float" office:value="92.879749" calcext:value-type="float">
            <text:p>92.879749</text:p>
          </table:table-cell>
          <table:table-cell office:value-type="float" office:value="9560.631219" calcext:value-type="float">
            <text:p>9560.63121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4" calcext:value-type="float">
            <text:p>0.54</text:p>
          </table:table-cell>
          <table:table-cell office:value-type="float" office:value="8.985832" calcext:value-type="float">
            <text:p>8.985832</text:p>
          </table:table-cell>
          <table:table-cell office:value-type="float" office:value="83.241772" calcext:value-type="float">
            <text:p>83.241772</text:p>
          </table:table-cell>
          <table:table-cell office:value-type="float" office:value="7700.352393" calcext:value-type="float">
            <text:p>7700.35239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4" calcext:value-type="float">
            <text:p>0.54</text:p>
          </table:table-cell>
          <table:table-cell office:value-type="float" office:value="8.298758" calcext:value-type="float">
            <text:p>8.298758</text:p>
          </table:table-cell>
          <table:table-cell office:value-type="float" office:value="72.357814" calcext:value-type="float">
            <text:p>72.357814</text:p>
          </table:table-cell>
          <table:table-cell office:value-type="float" office:value="6135.261612" calcext:value-type="float">
            <text:p>6135.26161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6" calcext:value-type="float">
            <text:p>0.56</text:p>
          </table:table-cell>
          <table:table-cell office:value-type="float" office:value="8.179804" calcext:value-type="float">
            <text:p>8.179804</text:p>
          </table:table-cell>
          <table:table-cell office:value-type="float" office:value="68.958236" calcext:value-type="float">
            <text:p>68.958236</text:p>
          </table:table-cell>
          <table:table-cell office:value-type="float" office:value="5291.079864" calcext:value-type="float">
            <text:p>5291.07986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8" calcext:value-type="float">
            <text:p>0.58</text:p>
          </table:table-cell>
          <table:table-cell office:value-type="float" office:value="6.839549" calcext:value-type="float">
            <text:p>6.839549</text:p>
          </table:table-cell>
          <table:table-cell office:value-type="float" office:value="48.53113" calcext:value-type="float">
            <text:p>48.53113</text:p>
          </table:table-cell>
          <table:table-cell office:value-type="float" office:value="2700.585469" calcext:value-type="float">
            <text:p>2700.58546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6.346328" calcext:value-type="float">
            <text:p>6.346328</text:p>
          </table:table-cell>
          <table:table-cell office:value-type="float" office:value="42.157767" calcext:value-type="float">
            <text:p>42.157767</text:p>
          </table:table-cell>
          <table:table-cell office:value-type="float" office:value="2101.161774" calcext:value-type="float">
            <text:p>2101.16177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62" calcext:value-type="float">
            <text:p>0.62</text:p>
          </table:table-cell>
          <table:table-cell office:value-type="float" office:value="5.682617" calcext:value-type="float">
            <text:p>5.682617</text:p>
          </table:table-cell>
          <table:table-cell office:value-type="float" office:value="33.796954" calcext:value-type="float">
            <text:p>33.796954</text:p>
          </table:table-cell>
          <table:table-cell office:value-type="float" office:value="1364.239853" calcext:value-type="float">
            <text:p>1364.23985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64" calcext:value-type="float">
            <text:p>0.64</text:p>
          </table:table-cell>
          <table:table-cell office:value-type="float" office:value="5.639237" calcext:value-type="float">
            <text:p>5.639237</text:p>
          </table:table-cell>
          <table:table-cell office:value-type="float" office:value="33.099403" calcext:value-type="float">
            <text:p>33.099403</text:p>
          </table:table-cell>
          <table:table-cell office:value-type="float" office:value="1277.555192" calcext:value-type="float">
            <text:p>1277.55519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66" calcext:value-type="float">
            <text:p>0.66</text:p>
          </table:table-cell>
          <table:table-cell office:value-type="float" office:value="5.482513" calcext:value-type="float">
            <text:p>5.482513</text:p>
          </table:table-cell>
          <table:table-cell office:value-type="float" office:value="31.241517" calcext:value-type="float">
            <text:p>31.241517</text:p>
          </table:table-cell>
          <table:table-cell office:value-type="float" office:value="1132.16551" calcext:value-type="float">
            <text:p>1132.1655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68" calcext:value-type="float">
            <text:p>0.68</text:p>
          </table:table-cell>
          <table:table-cell office:value-type="float" office:value="5.212012" calcext:value-type="float">
            <text:p>5.212012</text:p>
          </table:table-cell>
          <table:table-cell office:value-type="float" office:value="28.149789" calcext:value-type="float">
            <text:p>28.149789</text:p>
          </table:table-cell>
          <table:table-cell office:value-type="float" office:value="908.789558" calcext:value-type="float">
            <text:p>908.78955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4.93953" calcext:value-type="float">
            <text:p>4.93953</text:p>
          </table:table-cell>
          <table:table-cell office:value-type="float" office:value="25.278827" calcext:value-type="float">
            <text:p>25.278827</text:p>
          </table:table-cell>
          <table:table-cell office:value-type="float" office:value="736.086948" calcext:value-type="float">
            <text:p>736.08694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2" calcext:value-type="float">
            <text:p>0.72</text:p>
          </table:table-cell>
          <table:table-cell office:value-type="float" office:value="4.839994" calcext:value-type="float">
            <text:p>4.839994</text:p>
          </table:table-cell>
          <table:table-cell office:value-type="float" office:value="24.158474" calcext:value-type="float">
            <text:p>24.158474</text:p>
          </table:table-cell>
          <table:table-cell office:value-type="float" office:value="657.019484" calcext:value-type="float">
            <text:p>657.01948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4" calcext:value-type="float">
            <text:p>0.74</text:p>
          </table:table-cell>
          <table:table-cell office:value-type="float" office:value="4.806065" calcext:value-type="float">
            <text:p>4.806065</text:p>
          </table:table-cell>
          <table:table-cell office:value-type="float" office:value="23.813341" calcext:value-type="float">
            <text:p>23.813341</text:p>
          </table:table-cell>
          <table:table-cell office:value-type="float" office:value="637.139418" calcext:value-type="float">
            <text:p>637.13941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6" calcext:value-type="float">
            <text:p>0.76</text:p>
          </table:table-cell>
          <table:table-cell office:value-type="float" office:value="4.654767" calcext:value-type="float">
            <text:p>4.654767</text:p>
          </table:table-cell>
          <table:table-cell office:value-type="float" office:value="22.286699" calcext:value-type="float">
            <text:p>22.286699</text:p>
          </table:table-cell>
          <table:table-cell office:value-type="float" office:value="553.274304" calcext:value-type="float">
            <text:p>553.27430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78" calcext:value-type="float">
            <text:p>0.78</text:p>
          </table:table-cell>
          <table:table-cell office:value-type="float" office:value="4.573251" calcext:value-type="float">
            <text:p>4.573251</text:p>
          </table:table-cell>
          <table:table-cell office:value-type="float" office:value="21.538859" calcext:value-type="float">
            <text:p>21.538859</text:p>
          </table:table-cell>
          <table:table-cell office:value-type="float" office:value="519.819531" calcext:value-type="float">
            <text:p>519.81953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" calcext:value-type="float">
            <text:p>0.3</text:p>
          </table:table-cell>
          <table:table-cell office:value-type="float" office:value="14.770866" calcext:value-type="float">
            <text:p>14.770866</text:p>
          </table:table-cell>
          <table:table-cell office:value-type="float" office:value="218.326989" calcext:value-type="float">
            <text:p>218.326989</text:p>
          </table:table-cell>
          <table:table-cell office:value-type="float" office:value="47794.964613" calcext:value-type="float">
            <text:p>47794.964613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2" calcext:value-type="float">
            <text:p>0.32</text:p>
          </table:table-cell>
          <table:table-cell office:value-type="float" office:value="14.734599" calcext:value-type="float">
            <text:p>14.734599</text:p>
          </table:table-cell>
          <table:table-cell office:value-type="float" office:value="217.358001" calcext:value-type="float">
            <text:p>217.358001</text:p>
          </table:table-cell>
          <table:table-cell office:value-type="float" office:value="47463.051484" calcext:value-type="float">
            <text:p>47463.05148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4" calcext:value-type="float">
            <text:p>0.34</text:p>
          </table:table-cell>
          <table:table-cell office:value-type="float" office:value="14.546776" calcext:value-type="float">
            <text:p>14.546776</text:p>
          </table:table-cell>
          <table:table-cell office:value-type="float" office:value="211.873028" calcext:value-type="float">
            <text:p>211.873028</text:p>
          </table:table-cell>
          <table:table-cell office:value-type="float" office:value="45109.194389" calcext:value-type="float">
            <text:p>45109.194389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6" calcext:value-type="float">
            <text:p>0.36</text:p>
          </table:table-cell>
          <table:table-cell office:value-type="float" office:value="14.376262" calcext:value-type="float">
            <text:p>14.376262</text:p>
          </table:table-cell>
          <table:table-cell office:value-type="float" office:value="206.934531" calcext:value-type="float">
            <text:p>206.934531</text:p>
          </table:table-cell>
          <table:table-cell office:value-type="float" office:value="43030.095298" calcext:value-type="float">
            <text:p>43030.095298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8" calcext:value-type="float">
            <text:p>0.38</text:p>
          </table:table-cell>
          <table:table-cell office:value-type="float" office:value="14.075834" calcext:value-type="float">
            <text:p>14.075834</text:p>
          </table:table-cell>
          <table:table-cell office:value-type="float" office:value="198.40619" calcext:value-type="float">
            <text:p>198.40619</text:p>
          </table:table-cell>
          <table:table-cell office:value-type="float" office:value="39581.760277" calcext:value-type="float">
            <text:p>39581.76027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4" calcext:value-type="float">
            <text:p>0.4</text:p>
          </table:table-cell>
          <table:table-cell office:value-type="float" office:value="13.933355" calcext:value-type="float">
            <text:p>13.933355</text:p>
          </table:table-cell>
          <table:table-cell office:value-type="float" office:value="194.542112" calcext:value-type="float">
            <text:p>194.542112</text:p>
          </table:table-cell>
          <table:table-cell office:value-type="float" office:value="38154.719819" calcext:value-type="float">
            <text:p>38154.719819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42" calcext:value-type="float">
            <text:p>0.42</text:p>
          </table:table-cell>
          <table:table-cell office:value-type="float" office:value="13.335795" calcext:value-type="float">
            <text:p>13.335795</text:p>
          </table:table-cell>
          <table:table-cell office:value-type="float" office:value="178.738062" calcext:value-type="float">
            <text:p>178.738062</text:p>
          </table:table-cell>
          <table:table-cell office:value-type="float" office:value="32541.347468" calcext:value-type="float">
            <text:p>32541.347468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44" calcext:value-type="float">
            <text:p>0.44</text:p>
          </table:table-cell>
          <table:table-cell office:value-type="float" office:value="13.07558" calcext:value-type="float">
            <text:p>13.07558</text:p>
          </table:table-cell>
          <table:table-cell office:value-type="float" office:value="171.736698" calcext:value-type="float">
            <text:p>171.736698</text:p>
          </table:table-cell>
          <table:table-cell office:value-type="float" office:value="29993.382171" calcext:value-type="float">
            <text:p>29993.38217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46" calcext:value-type="float">
            <text:p>0.46</text:p>
          </table:table-cell>
          <table:table-cell office:value-type="float" office:value="12.401678" calcext:value-type="float">
            <text:p>12.401678</text:p>
          </table:table-cell>
          <table:table-cell office:value-type="float" office:value="155.015211" calcext:value-type="float">
            <text:p>155.015211</text:p>
          </table:table-cell>
          <table:table-cell office:value-type="float" office:value="24737.282081" calcext:value-type="float">
            <text:p>24737.28208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48" calcext:value-type="float">
            <text:p>0.48</text:p>
          </table:table-cell>
          <table:table-cell office:value-type="float" office:value="11.7331" calcext:value-type="float">
            <text:p>11.7331</text:p>
          </table:table-cell>
          <table:table-cell office:value-type="float" office:value="138.963413" calcext:value-type="float">
            <text:p>138.963413</text:p>
          </table:table-cell>
          <table:table-cell office:value-type="float" office:value="19996.581919" calcext:value-type="float">
            <text:p>19996.581919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5" calcext:value-type="float">
            <text:p>0.5</text:p>
          </table:table-cell>
          <table:table-cell office:value-type="float" office:value="11.238031" calcext:value-type="float">
            <text:p>11.238031</text:p>
          </table:table-cell>
          <table:table-cell office:value-type="float" office:value="127.54066" calcext:value-type="float">
            <text:p>127.54066</text:p>
          </table:table-cell>
          <table:table-cell office:value-type="float" office:value="16880.877088" calcext:value-type="float">
            <text:p>16880.877088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52" calcext:value-type="float">
            <text:p>0.52</text:p>
          </table:table-cell>
          <table:table-cell office:value-type="float" office:value="10.386456" calcext:value-type="float">
            <text:p>10.386456</text:p>
          </table:table-cell>
          <table:table-cell office:value-type="float" office:value="109.98613" calcext:value-type="float">
            <text:p>109.98613</text:p>
          </table:table-cell>
          <table:table-cell office:value-type="float" office:value="12964.483538" calcext:value-type="float">
            <text:p>12964.483538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54" calcext:value-type="float">
            <text:p>0.54</text:p>
          </table:table-cell>
          <table:table-cell office:value-type="float" office:value="8.493171" calcext:value-type="float">
            <text:p>8.493171</text:p>
          </table:table-cell>
          <table:table-cell office:value-type="float" office:value="75.278906" calcext:value-type="float">
            <text:p>75.278906</text:p>
          </table:table-cell>
          <table:table-cell office:value-type="float" office:value="6552.272087" calcext:value-type="float">
            <text:p>6552.27208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54" calcext:value-type="float">
            <text:p>0.54</text:p>
          </table:table-cell>
          <table:table-cell office:value-type="float" office:value="8.781468" calcext:value-type="float">
            <text:p>8.781468</text:p>
          </table:table-cell>
          <table:table-cell office:value-type="float" office:value="81.017202" calcext:value-type="float">
            <text:p>81.017202</text:p>
          </table:table-cell>
          <table:table-cell office:value-type="float" office:value="7638.80402" calcext:value-type="float">
            <text:p>7638.8040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56" calcext:value-type="float">
            <text:p>0.56</text:p>
          </table:table-cell>
          <table:table-cell office:value-type="float" office:value="8.091473" calcext:value-type="float">
            <text:p>8.091473</text:p>
          </table:table-cell>
          <table:table-cell office:value-type="float" office:value="68.41" calcext:value-type="float">
            <text:p>68.41</text:p>
          </table:table-cell>
          <table:table-cell office:value-type="float" office:value="5424.635182" calcext:value-type="float">
            <text:p>5424.63518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58" calcext:value-type="float">
            <text:p>0.58</text:p>
          </table:table-cell>
          <table:table-cell office:value-type="float" office:value="6.714458" calcext:value-type="float">
            <text:p>6.714458</text:p>
          </table:table-cell>
          <table:table-cell office:value-type="float" office:value="47.597161" calcext:value-type="float">
            <text:p>47.597161</text:p>
          </table:table-cell>
          <table:table-cell office:value-type="float" office:value="2740.064937" calcext:value-type="float">
            <text:p>2740.06493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6" calcext:value-type="float">
            <text:p>0.6</text:p>
          </table:table-cell>
          <table:table-cell office:value-type="float" office:value="6.351735" calcext:value-type="float">
            <text:p>6.351735</text:p>
          </table:table-cell>
          <table:table-cell office:value-type="float" office:value="42.191711" calcext:value-type="float">
            <text:p>42.191711</text:p>
          </table:table-cell>
          <table:table-cell office:value-type="float" office:value="2093.991302" calcext:value-type="float">
            <text:p>2093.99130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62" calcext:value-type="float">
            <text:p>0.62</text:p>
          </table:table-cell>
          <table:table-cell office:value-type="float" office:value="5.75458" calcext:value-type="float">
            <text:p>5.75458</text:p>
          </table:table-cell>
          <table:table-cell office:value-type="float" office:value="34.630828" calcext:value-type="float">
            <text:p>34.630828</text:p>
          </table:table-cell>
          <table:table-cell office:value-type="float" office:value="1413.877933" calcext:value-type="float">
            <text:p>1413.877933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64" calcext:value-type="float">
            <text:p>0.64</text:p>
          </table:table-cell>
          <table:table-cell office:value-type="float" office:value="5.513562" calcext:value-type="float">
            <text:p>5.513562</text:p>
          </table:table-cell>
          <table:table-cell office:value-type="float" office:value="31.515765" calcext:value-type="float">
            <text:p>31.515765</text:p>
          </table:table-cell>
          <table:table-cell office:value-type="float" office:value="1138.419847" calcext:value-type="float">
            <text:p>1138.41984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66" calcext:value-type="float">
            <text:p>0.66</text:p>
          </table:table-cell>
          <table:table-cell office:value-type="float" office:value="5.525518" calcext:value-type="float">
            <text:p>5.525518</text:p>
          </table:table-cell>
          <table:table-cell office:value-type="float" office:value="31.794935" calcext:value-type="float">
            <text:p>31.794935</text:p>
          </table:table-cell>
          <table:table-cell office:value-type="float" office:value="1195.186876" calcext:value-type="float">
            <text:p>1195.18687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68" calcext:value-type="float">
            <text:p>0.68</text:p>
          </table:table-cell>
          <table:table-cell office:value-type="float" office:value="5.277033" calcext:value-type="float">
            <text:p>5.277033</text:p>
          </table:table-cell>
          <table:table-cell office:value-type="float" office:value="28.992057" calcext:value-type="float">
            <text:p>28.992057</text:p>
          </table:table-cell>
          <table:table-cell office:value-type="float" office:value="984.163661" calcext:value-type="float">
            <text:p>984.16366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7" calcext:value-type="float">
            <text:p>0.7</text:p>
          </table:table-cell>
          <table:table-cell office:value-type="float" office:value="5.001599" calcext:value-type="float">
            <text:p>5.001599</text:p>
          </table:table-cell>
          <table:table-cell office:value-type="float" office:value="25.841362" calcext:value-type="float">
            <text:p>25.841362</text:p>
          </table:table-cell>
          <table:table-cell office:value-type="float" office:value="755.584681" calcext:value-type="float">
            <text:p>755.58468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72" calcext:value-type="float">
            <text:p>0.72</text:p>
          </table:table-cell>
          <table:table-cell office:value-type="float" office:value="4.877115" calcext:value-type="float">
            <text:p>4.877115</text:p>
          </table:table-cell>
          <table:table-cell office:value-type="float" office:value="24.600535" calcext:value-type="float">
            <text:p>24.600535</text:p>
          </table:table-cell>
          <table:table-cell office:value-type="float" office:value="687.819107" calcext:value-type="float">
            <text:p>687.81910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74" calcext:value-type="float">
            <text:p>0.74</text:p>
          </table:table-cell>
          <table:table-cell office:value-type="float" office:value="4.722914" calcext:value-type="float">
            <text:p>4.722914</text:p>
          </table:table-cell>
          <table:table-cell office:value-type="float" office:value="22.989234" calcext:value-type="float">
            <text:p>22.989234</text:p>
          </table:table-cell>
          <table:table-cell office:value-type="float" office:value="595.073838" calcext:value-type="float">
            <text:p>595.073838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76" calcext:value-type="float">
            <text:p>0.76</text:p>
          </table:table-cell>
          <table:table-cell office:value-type="float" office:value="4.644463" calcext:value-type="float">
            <text:p>4.644463</text:p>
          </table:table-cell>
          <table:table-cell office:value-type="float" office:value="22.245575" calcext:value-type="float">
            <text:p>22.245575</text:p>
          </table:table-cell>
          <table:table-cell office:value-type="float" office:value="556.916743" calcext:value-type="float">
            <text:p>556.916743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78" calcext:value-type="float">
            <text:p>0.78</text:p>
          </table:table-cell>
          <table:table-cell office:value-type="float" office:value="4.543619" calcext:value-type="float">
            <text:p>4.543619</text:p>
          </table:table-cell>
          <table:table-cell office:value-type="float" office:value="21.235712" calcext:value-type="float">
            <text:p>21.235712</text:p>
          </table:table-cell>
          <table:table-cell office:value-type="float" office:value="502.865762" calcext:value-type="float">
            <text:p>502.86576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14.996945" calcext:value-type="float">
            <text:p>14.996945</text:p>
          </table:table-cell>
          <table:table-cell office:value-type="float" office:value="225.024947" calcext:value-type="float">
            <text:p>225.024947</text:p>
          </table:table-cell>
          <table:table-cell office:value-type="float" office:value="50740.850087" calcext:value-type="float">
            <text:p>50740.85008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2" calcext:value-type="float">
            <text:p>0.32</text:p>
          </table:table-cell>
          <table:table-cell office:value-type="float" office:value="14.763105" calcext:value-type="float">
            <text:p>14.763105</text:p>
          </table:table-cell>
          <table:table-cell office:value-type="float" office:value="218.127619" calcext:value-type="float">
            <text:p>218.127619</text:p>
          </table:table-cell>
          <table:table-cell office:value-type="float" office:value="47734.635483" calcext:value-type="float">
            <text:p>47734.63548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4" calcext:value-type="float">
            <text:p>0.34</text:p>
          </table:table-cell>
          <table:table-cell office:value-type="float" office:value="14.461292" calcext:value-type="float">
            <text:p>14.461292</text:p>
          </table:table-cell>
          <table:table-cell office:value-type="float" office:value="209.378104" calcext:value-type="float">
            <text:p>209.378104</text:p>
          </table:table-cell>
          <table:table-cell office:value-type="float" office:value="44043.195096" calcext:value-type="float">
            <text:p>44043.19509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6" calcext:value-type="float">
            <text:p>0.36</text:p>
          </table:table-cell>
          <table:table-cell office:value-type="float" office:value="14.243994" calcext:value-type="float">
            <text:p>14.243994</text:p>
          </table:table-cell>
          <table:table-cell office:value-type="float" office:value="203.316267" calcext:value-type="float">
            <text:p>203.316267</text:p>
          </table:table-cell>
          <table:table-cell office:value-type="float" office:value="41676.678339" calcext:value-type="float">
            <text:p>41676.67833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8" calcext:value-type="float">
            <text:p>0.38</text:p>
          </table:table-cell>
          <table:table-cell office:value-type="float" office:value="13.953803" calcext:value-type="float">
            <text:p>13.953803</text:p>
          </table:table-cell>
          <table:table-cell office:value-type="float" office:value="195.120278" calcext:value-type="float">
            <text:p>195.120278</text:p>
          </table:table-cell>
          <table:table-cell office:value-type="float" office:value="38384.706387" calcext:value-type="float">
            <text:p>38384.70638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13.747052" calcext:value-type="float">
            <text:p>13.747052</text:p>
          </table:table-cell>
          <table:table-cell office:value-type="float" office:value="189.446565" calcext:value-type="float">
            <text:p>189.446565</text:p>
          </table:table-cell>
          <table:table-cell office:value-type="float" office:value="36230.892116" calcext:value-type="float">
            <text:p>36230.89211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42" calcext:value-type="float">
            <text:p>0.42</text:p>
          </table:table-cell>
          <table:table-cell office:value-type="float" office:value="13.404129" calcext:value-type="float">
            <text:p>13.404129</text:p>
          </table:table-cell>
          <table:table-cell office:value-type="float" office:value="180.126019" calcext:value-type="float">
            <text:p>180.126019</text:p>
          </table:table-cell>
          <table:table-cell office:value-type="float" office:value="32768.187937" calcext:value-type="float">
            <text:p>32768.18793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13.073318" calcext:value-type="float">
            <text:p>13.073318</text:p>
          </table:table-cell>
          <table:table-cell office:value-type="float" office:value="171.716802" calcext:value-type="float">
            <text:p>171.716802</text:p>
          </table:table-cell>
          <table:table-cell office:value-type="float" office:value="30011.733959" calcext:value-type="float">
            <text:p>30011.73395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46" calcext:value-type="float">
            <text:p>0.46</text:p>
          </table:table-cell>
          <table:table-cell office:value-type="float" office:value="12.293979" calcext:value-type="float">
            <text:p>12.293979</text:p>
          </table:table-cell>
          <table:table-cell office:value-type="float" office:value="152.170871" calcext:value-type="float">
            <text:p>152.170871</text:p>
          </table:table-cell>
          <table:table-cell office:value-type="float" office:value="23750.796827" calcext:value-type="float">
            <text:p>23750.79682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48" calcext:value-type="float">
            <text:p>0.48</text:p>
          </table:table-cell>
          <table:table-cell office:value-type="float" office:value="11.944035" calcext:value-type="float">
            <text:p>11.944035</text:p>
          </table:table-cell>
          <table:table-cell office:value-type="float" office:value="143.895242" calcext:value-type="float">
            <text:p>143.895242</text:p>
          </table:table-cell>
          <table:table-cell office:value-type="float" office:value="21376.48836" calcext:value-type="float">
            <text:p>21376.4883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10.814676" calcext:value-type="float">
            <text:p>10.814676</text:p>
          </table:table-cell>
          <table:table-cell office:value-type="float" office:value="119.933962" calcext:value-type="float">
            <text:p>119.933962</text:p>
          </table:table-cell>
          <table:table-cell office:value-type="float" office:value="15610.643155" calcext:value-type="float">
            <text:p>15610.64315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52" calcext:value-type="float">
            <text:p>0.52</text:p>
          </table:table-cell>
          <table:table-cell office:value-type="float" office:value="10.057352" calcext:value-type="float">
            <text:p>10.057352</text:p>
          </table:table-cell>
          <table:table-cell office:value-type="float" office:value="103.995806" calcext:value-type="float">
            <text:p>103.995806</text:p>
          </table:table-cell>
          <table:table-cell office:value-type="float" office:value="11812.59122" calcext:value-type="float">
            <text:p>11812.5912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54" calcext:value-type="float">
            <text:p>0.54</text:p>
          </table:table-cell>
          <table:table-cell office:value-type="float" office:value="8.372596" calcext:value-type="float">
            <text:p>8.372596</text:p>
          </table:table-cell>
          <table:table-cell office:value-type="float" office:value="73.045513" calcext:value-type="float">
            <text:p>73.045513</text:p>
          </table:table-cell>
          <table:table-cell office:value-type="float" office:value="6145.231211" calcext:value-type="float">
            <text:p>6145.23121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54" calcext:value-type="float">
            <text:p>0.54</text:p>
          </table:table-cell>
          <table:table-cell office:value-type="float" office:value="9.152476" calcext:value-type="float">
            <text:p>9.152476</text:p>
          </table:table-cell>
          <table:table-cell office:value-type="float" office:value="86.453238" calcext:value-type="float">
            <text:p>86.453238</text:p>
          </table:table-cell>
          <table:table-cell office:value-type="float" office:value="8363.875347" calcext:value-type="float">
            <text:p>8363.87534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56" calcext:value-type="float">
            <text:p>0.56</text:p>
          </table:table-cell>
          <table:table-cell office:value-type="float" office:value="8.170736" calcext:value-type="float">
            <text:p>8.170736</text:p>
          </table:table-cell>
          <table:table-cell office:value-type="float" office:value="69.24318" calcext:value-type="float">
            <text:p>69.24318</text:p>
          </table:table-cell>
          <table:table-cell office:value-type="float" office:value="5470.172471" calcext:value-type="float">
            <text:p>5470.17247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58" calcext:value-type="float">
            <text:p>0.58</text:p>
          </table:table-cell>
          <table:table-cell office:value-type="float" office:value="7.364352" calcext:value-type="float">
            <text:p>7.364352</text:p>
          </table:table-cell>
          <table:table-cell office:value-type="float" office:value="56.141467" calcext:value-type="float">
            <text:p>56.141467</text:p>
          </table:table-cell>
          <table:table-cell office:value-type="float" office:value="3564.699919" calcext:value-type="float">
            <text:p>3564.69991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6.375931" calcext:value-type="float">
            <text:p>6.375931</text:p>
          </table:table-cell>
          <table:table-cell office:value-type="float" office:value="42.727839" calcext:value-type="float">
            <text:p>42.727839</text:p>
          </table:table-cell>
          <table:table-cell office:value-type="float" office:value="2190.864733" calcext:value-type="float">
            <text:p>2190.86473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62" calcext:value-type="float">
            <text:p>0.62</text:p>
          </table:table-cell>
          <table:table-cell office:value-type="float" office:value="6.072819" calcext:value-type="float">
            <text:p>6.072819</text:p>
          </table:table-cell>
          <table:table-cell office:value-type="float" office:value="38.513013" calcext:value-type="float">
            <text:p>38.513013</text:p>
          </table:table-cell>
          <table:table-cell office:value-type="float" office:value="1740.16992" calcext:value-type="float">
            <text:p>1740.1699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64" calcext:value-type="float">
            <text:p>0.64</text:p>
          </table:table-cell>
          <table:table-cell office:value-type="float" office:value="5.562485" calcext:value-type="float">
            <text:p>5.562485</text:p>
          </table:table-cell>
          <table:table-cell office:value-type="float" office:value="32.299099" calcext:value-type="float">
            <text:p>32.299099</text:p>
          </table:table-cell>
          <table:table-cell office:value-type="float" office:value="1233.944236" calcext:value-type="float">
            <text:p>1233.94423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66" calcext:value-type="float">
            <text:p>0.66</text:p>
          </table:table-cell>
          <table:table-cell office:value-type="float" office:value="5.322195" calcext:value-type="float">
            <text:p>5.322195</text:p>
          </table:table-cell>
          <table:table-cell office:value-type="float" office:value="29.435586" calcext:value-type="float">
            <text:p>29.435586</text:p>
          </table:table-cell>
          <table:table-cell office:value-type="float" office:value="1001.314432" calcext:value-type="float">
            <text:p>1001.31443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68" calcext:value-type="float">
            <text:p>0.68</text:p>
          </table:table-cell>
          <table:table-cell office:value-type="float" office:value="5.09109" calcext:value-type="float">
            <text:p>5.09109</text:p>
          </table:table-cell>
          <table:table-cell office:value-type="float" office:value="26.89654" calcext:value-type="float">
            <text:p>26.89654</text:p>
          </table:table-cell>
          <table:table-cell office:value-type="float" office:value="832.826966" calcext:value-type="float">
            <text:p>832.82696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5.114938" calcext:value-type="float">
            <text:p>5.114938</text:p>
          </table:table-cell>
          <table:table-cell office:value-type="float" office:value="27.050255" calcext:value-type="float">
            <text:p>27.050255</text:p>
          </table:table-cell>
          <table:table-cell office:value-type="float" office:value="829.992879" calcext:value-type="float">
            <text:p>829.99287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2" calcext:value-type="float">
            <text:p>0.72</text:p>
          </table:table-cell>
          <table:table-cell office:value-type="float" office:value="4.929088" calcext:value-type="float">
            <text:p>4.929088</text:p>
          </table:table-cell>
          <table:table-cell office:value-type="float" office:value="25.107308" calcext:value-type="float">
            <text:p>25.107308</text:p>
          </table:table-cell>
          <table:table-cell office:value-type="float" office:value="715.263928" calcext:value-type="float">
            <text:p>715.26392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4" calcext:value-type="float">
            <text:p>0.74</text:p>
          </table:table-cell>
          <table:table-cell office:value-type="float" office:value="4.880655" calcext:value-type="float">
            <text:p>4.880655</text:p>
          </table:table-cell>
          <table:table-cell office:value-type="float" office:value="24.586645" calcext:value-type="float">
            <text:p>24.586645</text:p>
          </table:table-cell>
          <table:table-cell office:value-type="float" office:value="682.556811" calcext:value-type="float">
            <text:p>682.55681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6" calcext:value-type="float">
            <text:p>0.76</text:p>
          </table:table-cell>
          <table:table-cell office:value-type="float" office:value="4.55545" calcext:value-type="float">
            <text:p>4.55545</text:p>
          </table:table-cell>
          <table:table-cell office:value-type="float" office:value="21.356784" calcext:value-type="float">
            <text:p>21.356784</text:p>
          </table:table-cell>
          <table:table-cell office:value-type="float" office:value="510.042342" calcext:value-type="float">
            <text:p>510.04234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8" calcext:value-type="float">
            <text:p>0.78</text:p>
          </table:table-cell>
          <table:table-cell office:value-type="float" office:value="4.649921" calcext:value-type="float">
            <text:p>4.649921</text:p>
          </table:table-cell>
          <table:table-cell office:value-type="float" office:value="22.276962" calcext:value-type="float">
            <text:p>22.276962</text:p>
          </table:table-cell>
          <table:table-cell office:value-type="float" office:value="556.911878" calcext:value-type="float">
            <text:p>556.911878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3" calcext:value-type="float">
            <text:p>0.3</text:p>
          </table:table-cell>
          <table:table-cell office:value-type="float" office:value="15.010231" calcext:value-type="float">
            <text:p>15.010231</text:p>
          </table:table-cell>
          <table:table-cell office:value-type="float" office:value="225.480985" calcext:value-type="float">
            <text:p>225.480985</text:p>
          </table:table-cell>
          <table:table-cell office:value-type="float" office:value="50996.737566" calcext:value-type="float">
            <text:p>50996.73756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32" calcext:value-type="float">
            <text:p>0.32</text:p>
          </table:table-cell>
          <table:table-cell office:value-type="float" office:value="14.770391" calcext:value-type="float">
            <text:p>14.770391</text:p>
          </table:table-cell>
          <table:table-cell office:value-type="float" office:value="218.321895" calcext:value-type="float">
            <text:p>218.321895</text:p>
          </table:table-cell>
          <table:table-cell office:value-type="float" office:value="47800.280038" calcext:value-type="float">
            <text:p>47800.280038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34" calcext:value-type="float">
            <text:p>0.34</text:p>
          </table:table-cell>
          <table:table-cell office:value-type="float" office:value="14.547557" calcext:value-type="float">
            <text:p>14.547557</text:p>
          </table:table-cell>
          <table:table-cell office:value-type="float" office:value="211.820899" calcext:value-type="float">
            <text:p>211.820899</text:p>
          </table:table-cell>
          <table:table-cell office:value-type="float" office:value="45027.961788" calcext:value-type="float">
            <text:p>45027.961788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36" calcext:value-type="float">
            <text:p>0.36</text:p>
          </table:table-cell>
          <table:table-cell office:value-type="float" office:value="14.213756" calcext:value-type="float">
            <text:p>14.213756</text:p>
          </table:table-cell>
          <table:table-cell office:value-type="float" office:value="202.551257" calcext:value-type="float">
            <text:p>202.551257</text:p>
          </table:table-cell>
          <table:table-cell office:value-type="float" office:value="41431.107992" calcext:value-type="float">
            <text:p>41431.10799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38" calcext:value-type="float">
            <text:p>0.38</text:p>
          </table:table-cell>
          <table:table-cell office:value-type="float" office:value="13.983463" calcext:value-type="float">
            <text:p>13.983463</text:p>
          </table:table-cell>
          <table:table-cell office:value-type="float" office:value="195.996767" calcext:value-type="float">
            <text:p>195.996767</text:p>
          </table:table-cell>
          <table:table-cell office:value-type="float" office:value="38762.779063" calcext:value-type="float">
            <text:p>38762.779063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4" calcext:value-type="float">
            <text:p>0.4</text:p>
          </table:table-cell>
          <table:table-cell office:value-type="float" office:value="13.869482" calcext:value-type="float">
            <text:p>13.869482</text:p>
          </table:table-cell>
          <table:table-cell office:value-type="float" office:value="192.770589" calcext:value-type="float">
            <text:p>192.770589</text:p>
          </table:table-cell>
          <table:table-cell office:value-type="float" office:value="37466.62596" calcext:value-type="float">
            <text:p>37466.6259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42" calcext:value-type="float">
            <text:p>0.42</text:p>
          </table:table-cell>
          <table:table-cell office:value-type="float" office:value="13.34411" calcext:value-type="float">
            <text:p>13.34411</text:p>
          </table:table-cell>
          <table:table-cell office:value-type="float" office:value="178.56454" calcext:value-type="float">
            <text:p>178.56454</text:p>
          </table:table-cell>
          <table:table-cell office:value-type="float" office:value="32235.258956" calcext:value-type="float">
            <text:p>32235.25895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44" calcext:value-type="float">
            <text:p>0.44</text:p>
          </table:table-cell>
          <table:table-cell office:value-type="float" office:value="12.887014" calcext:value-type="float">
            <text:p>12.887014</text:p>
          </table:table-cell>
          <table:table-cell office:value-type="float" office:value="166.831911" calcext:value-type="float">
            <text:p>166.831911</text:p>
          </table:table-cell>
          <table:table-cell office:value-type="float" office:value="28321.882213" calcext:value-type="float">
            <text:p>28321.882213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46" calcext:value-type="float">
            <text:p>0.46</text:p>
          </table:table-cell>
          <table:table-cell office:value-type="float" office:value="12.141849" calcext:value-type="float">
            <text:p>12.141849</text:p>
          </table:table-cell>
          <table:table-cell office:value-type="float" office:value="149.008863" calcext:value-type="float">
            <text:p>149.008863</text:p>
          </table:table-cell>
          <table:table-cell office:value-type="float" office:value="23075.583405" calcext:value-type="float">
            <text:p>23075.58340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48" calcext:value-type="float">
            <text:p>0.48</text:p>
          </table:table-cell>
          <table:table-cell office:value-type="float" office:value="11.903062" calcext:value-type="float">
            <text:p>11.903062</text:p>
          </table:table-cell>
          <table:table-cell office:value-type="float" office:value="142.990814" calcext:value-type="float">
            <text:p>142.990814</text:p>
          </table:table-cell>
          <table:table-cell office:value-type="float" office:value="21154.661962" calcext:value-type="float">
            <text:p>21154.66196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5" calcext:value-type="float">
            <text:p>0.5</text:p>
          </table:table-cell>
          <table:table-cell office:value-type="float" office:value="11.195758" calcext:value-type="float">
            <text:p>11.195758</text:p>
          </table:table-cell>
          <table:table-cell office:value-type="float" office:value="126.881941" calcext:value-type="float">
            <text:p>126.881941</text:p>
          </table:table-cell>
          <table:table-cell office:value-type="float" office:value="16854.153644" calcext:value-type="float">
            <text:p>16854.15364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52" calcext:value-type="float">
            <text:p>0.52</text:p>
          </table:table-cell>
          <table:table-cell office:value-type="float" office:value="9.552566" calcext:value-type="float">
            <text:p>9.552566</text:p>
          </table:table-cell>
          <table:table-cell office:value-type="float" office:value="93.976979" calcext:value-type="float">
            <text:p>93.976979</text:p>
          </table:table-cell>
          <table:table-cell office:value-type="float" office:value="9783.777392" calcext:value-type="float">
            <text:p>9783.77739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54" calcext:value-type="float">
            <text:p>0.54</text:p>
          </table:table-cell>
          <table:table-cell office:value-type="float" office:value="9.125799" calcext:value-type="float">
            <text:p>9.125799</text:p>
          </table:table-cell>
          <table:table-cell office:value-type="float" office:value="85.456676" calcext:value-type="float">
            <text:p>85.456676</text:p>
          </table:table-cell>
          <table:table-cell office:value-type="float" office:value="8025.839251" calcext:value-type="float">
            <text:p>8025.839251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54" calcext:value-type="float">
            <text:p>0.54</text:p>
          </table:table-cell>
          <table:table-cell office:value-type="float" office:value="8.557421" calcext:value-type="float">
            <text:p>8.557421</text:p>
          </table:table-cell>
          <table:table-cell office:value-type="float" office:value="76.813479" calcext:value-type="float">
            <text:p>76.813479</text:p>
          </table:table-cell>
          <table:table-cell office:value-type="float" office:value="6956.695482" calcext:value-type="float">
            <text:p>6956.69548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56" calcext:value-type="float">
            <text:p>0.56</text:p>
          </table:table-cell>
          <table:table-cell office:value-type="float" office:value="8.153958" calcext:value-type="float">
            <text:p>8.153958</text:p>
          </table:table-cell>
          <table:table-cell office:value-type="float" office:value="68.732381" calcext:value-type="float">
            <text:p>68.732381</text:p>
          </table:table-cell>
          <table:table-cell office:value-type="float" office:value="5301.398618" calcext:value-type="float">
            <text:p>5301.398618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58" calcext:value-type="float">
            <text:p>0.58</text:p>
          </table:table-cell>
          <table:table-cell office:value-type="float" office:value="6.50428" calcext:value-type="float">
            <text:p>6.50428</text:p>
          </table:table-cell>
          <table:table-cell office:value-type="float" office:value="44.448716" calcext:value-type="float">
            <text:p>44.448716</text:p>
          </table:table-cell>
          <table:table-cell office:value-type="float" office:value="2358.551831" calcext:value-type="float">
            <text:p>2358.551831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6" calcext:value-type="float">
            <text:p>0.6</text:p>
          </table:table-cell>
          <table:table-cell office:value-type="float" office:value="6.380685" calcext:value-type="float">
            <text:p>6.380685</text:p>
          </table:table-cell>
          <table:table-cell office:value-type="float" office:value="42.807107" calcext:value-type="float">
            <text:p>42.807107</text:p>
          </table:table-cell>
          <table:table-cell office:value-type="float" office:value="2197.651602" calcext:value-type="float">
            <text:p>2197.65160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62" calcext:value-type="float">
            <text:p>0.62</text:p>
          </table:table-cell>
          <table:table-cell office:value-type="float" office:value="5.782351" calcext:value-type="float">
            <text:p>5.782351</text:p>
          </table:table-cell>
          <table:table-cell office:value-type="float" office:value="35.097663" calcext:value-type="float">
            <text:p>35.097663</text:p>
          </table:table-cell>
          <table:table-cell office:value-type="float" office:value="1483.210308" calcext:value-type="float">
            <text:p>1483.210308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64" calcext:value-type="float">
            <text:p>0.64</text:p>
          </table:table-cell>
          <table:table-cell office:value-type="float" office:value="5.596178" calcext:value-type="float">
            <text:p>5.596178</text:p>
          </table:table-cell>
          <table:table-cell office:value-type="float" office:value="32.421581" calcext:value-type="float">
            <text:p>32.421581</text:p>
          </table:table-cell>
          <table:table-cell office:value-type="float" office:value="1197.197799" calcext:value-type="float">
            <text:p>1197.197799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66" calcext:value-type="float">
            <text:p>0.66</text:p>
          </table:table-cell>
          <table:table-cell office:value-type="float" office:value="5.368772" calcext:value-type="float">
            <text:p>5.368772</text:p>
          </table:table-cell>
          <table:table-cell office:value-type="float" office:value="30.155071" calcext:value-type="float">
            <text:p>30.155071</text:p>
          </table:table-cell>
          <table:table-cell office:value-type="float" office:value="1083.009551" calcext:value-type="float">
            <text:p>1083.009551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68" calcext:value-type="float">
            <text:p>0.68</text:p>
          </table:table-cell>
          <table:table-cell office:value-type="float" office:value="5.281554" calcext:value-type="float">
            <text:p>5.281554</text:p>
          </table:table-cell>
          <table:table-cell office:value-type="float" office:value="29.095067" calcext:value-type="float">
            <text:p>29.095067</text:p>
          </table:table-cell>
          <table:table-cell office:value-type="float" office:value="995.250137" calcext:value-type="float">
            <text:p>995.250137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7" calcext:value-type="float">
            <text:p>0.7</text:p>
          </table:table-cell>
          <table:table-cell office:value-type="float" office:value="4.956376" calcext:value-type="float">
            <text:p>4.956376</text:p>
          </table:table-cell>
          <table:table-cell office:value-type="float" office:value="25.435255" calcext:value-type="float">
            <text:p>25.435255</text:p>
          </table:table-cell>
          <table:table-cell office:value-type="float" office:value="738.851936" calcext:value-type="float">
            <text:p>738.851936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72" calcext:value-type="float">
            <text:p>0.72</text:p>
          </table:table-cell>
          <table:table-cell office:value-type="float" office:value="5.06571" calcext:value-type="float">
            <text:p>5.06571</text:p>
          </table:table-cell>
          <table:table-cell office:value-type="float" office:value="26.645921" calcext:value-type="float">
            <text:p>26.645921</text:p>
          </table:table-cell>
          <table:table-cell office:value-type="float" office:value="822.307233" calcext:value-type="float">
            <text:p>822.307233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74" calcext:value-type="float">
            <text:p>0.74</text:p>
          </table:table-cell>
          <table:table-cell office:value-type="float" office:value="4.72876" calcext:value-type="float">
            <text:p>4.72876</text:p>
          </table:table-cell>
          <table:table-cell office:value-type="float" office:value="23.10747" calcext:value-type="float">
            <text:p>23.10747</text:p>
          </table:table-cell>
          <table:table-cell office:value-type="float" office:value="606.85877" calcext:value-type="float">
            <text:p>606.85877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76" calcext:value-type="float">
            <text:p>0.76</text:p>
          </table:table-cell>
          <table:table-cell office:value-type="float" office:value="4.528195" calcext:value-type="float">
            <text:p>4.528195</text:p>
          </table:table-cell>
          <table:table-cell office:value-type="float" office:value="21.099921" calcext:value-type="float">
            <text:p>21.099921</text:p>
          </table:table-cell>
          <table:table-cell office:value-type="float" office:value="497.389712" calcext:value-type="float">
            <text:p>497.38971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78" calcext:value-type="float">
            <text:p>0.78</text:p>
          </table:table-cell>
          <table:table-cell office:value-type="float" office:value="4.675822" calcext:value-type="float">
            <text:p>4.675822</text:p>
          </table:table-cell>
          <table:table-cell office:value-type="float" office:value="22.539075" calcext:value-type="float">
            <text:p>22.539075</text:p>
          </table:table-cell>
          <table:table-cell office:value-type="float" office:value="570.594968" calcext:value-type="float">
            <text:p>570.59496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15.000099" calcext:value-type="float">
            <text:p>15.000099</text:p>
          </table:table-cell>
          <table:table-cell office:value-type="float" office:value="225.143512" calcext:value-type="float">
            <text:p>225.143512</text:p>
          </table:table-cell>
          <table:table-cell office:value-type="float" office:value="50813.666116" calcext:value-type="float">
            <text:p>50813.66611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32" calcext:value-type="float">
            <text:p>0.32</text:p>
          </table:table-cell>
          <table:table-cell office:value-type="float" office:value="14.687726" calcext:value-type="float">
            <text:p>14.687726</text:p>
          </table:table-cell>
          <table:table-cell office:value-type="float" office:value="216.019656" calcext:value-type="float">
            <text:p>216.019656</text:p>
          </table:table-cell>
          <table:table-cell office:value-type="float" office:value="46913.403424" calcext:value-type="float">
            <text:p>46913.40342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34" calcext:value-type="float">
            <text:p>0.34</text:p>
          </table:table-cell>
          <table:table-cell office:value-type="float" office:value="14.455652" calcext:value-type="float">
            <text:p>14.455652</text:p>
          </table:table-cell>
          <table:table-cell office:value-type="float" office:value="209.257881" calcext:value-type="float">
            <text:p>209.257881</text:p>
          </table:table-cell>
          <table:table-cell office:value-type="float" office:value="44024.69421" calcext:value-type="float">
            <text:p>44024.6942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36" calcext:value-type="float">
            <text:p>0.36</text:p>
          </table:table-cell>
          <table:table-cell office:value-type="float" office:value="14.202359" calcext:value-type="float">
            <text:p>14.202359</text:p>
          </table:table-cell>
          <table:table-cell office:value-type="float" office:value="202.069349" calcext:value-type="float">
            <text:p>202.069349</text:p>
          </table:table-cell>
          <table:table-cell office:value-type="float" office:value="41114.404416" calcext:value-type="float">
            <text:p>41114.40441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38" calcext:value-type="float">
            <text:p>0.38</text:p>
          </table:table-cell>
          <table:table-cell office:value-type="float" office:value="14.196057" calcext:value-type="float">
            <text:p>14.196057</text:p>
          </table:table-cell>
          <table:table-cell office:value-type="float" office:value="201.798926" calcext:value-type="float">
            <text:p>201.798926</text:p>
          </table:table-cell>
          <table:table-cell office:value-type="float" office:value="40937.909987" calcext:value-type="float">
            <text:p>40937.90998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13.702046" calcext:value-type="float">
            <text:p>13.702046</text:p>
          </table:table-cell>
          <table:table-cell office:value-type="float" office:value="188.315345" calcext:value-type="float">
            <text:p>188.315345</text:p>
          </table:table-cell>
          <table:table-cell office:value-type="float" office:value="35869.686855" calcext:value-type="float">
            <text:p>35869.68685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42" calcext:value-type="float">
            <text:p>0.42</text:p>
          </table:table-cell>
          <table:table-cell office:value-type="float" office:value="13.311288" calcext:value-type="float">
            <text:p>13.311288</text:p>
          </table:table-cell>
          <table:table-cell office:value-type="float" office:value="177.836888" calcext:value-type="float">
            <text:p>177.836888</text:p>
          </table:table-cell>
          <table:table-cell office:value-type="float" office:value="32072.266157" calcext:value-type="float">
            <text:p>32072.26615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44" calcext:value-type="float">
            <text:p>0.44</text:p>
          </table:table-cell>
          <table:table-cell office:value-type="float" office:value="13.150324" calcext:value-type="float">
            <text:p>13.150324</text:p>
          </table:table-cell>
          <table:table-cell office:value-type="float" office:value="173.516607" calcext:value-type="float">
            <text:p>173.516607</text:p>
          </table:table-cell>
          <table:table-cell office:value-type="float" office:value="30501.512651" calcext:value-type="float">
            <text:p>30501.51265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46" calcext:value-type="float">
            <text:p>0.46</text:p>
          </table:table-cell>
          <table:table-cell office:value-type="float" office:value="12.439595" calcext:value-type="float">
            <text:p>12.439595</text:p>
          </table:table-cell>
          <table:table-cell office:value-type="float" office:value="155.658856" calcext:value-type="float">
            <text:p>155.658856</text:p>
          </table:table-cell>
          <table:table-cell office:value-type="float" office:value="24783.711159" calcext:value-type="float">
            <text:p>24783.71115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48" calcext:value-type="float">
            <text:p>0.48</text:p>
          </table:table-cell>
          <table:table-cell office:value-type="float" office:value="11.956171" calcext:value-type="float">
            <text:p>11.956171</text:p>
          </table:table-cell>
          <table:table-cell office:value-type="float" office:value="144.32136" calcext:value-type="float">
            <text:p>144.32136</text:p>
          </table:table-cell>
          <table:table-cell office:value-type="float" office:value="21560.694204" calcext:value-type="float">
            <text:p>21560.69420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0.860902" calcext:value-type="float">
            <text:p>10.860902</text:p>
          </table:table-cell>
          <table:table-cell office:value-type="float" office:value="119.807974" calcext:value-type="float">
            <text:p>119.807974</text:p>
          </table:table-cell>
          <table:table-cell office:value-type="float" office:value="15195.872977" calcext:value-type="float">
            <text:p>15195.87297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52" calcext:value-type="float">
            <text:p>0.52</text:p>
          </table:table-cell>
          <table:table-cell office:value-type="float" office:value="10.207138" calcext:value-type="float">
            <text:p>10.207138</text:p>
          </table:table-cell>
          <table:table-cell office:value-type="float" office:value="106.017274" calcext:value-type="float">
            <text:p>106.017274</text:p>
          </table:table-cell>
          <table:table-cell office:value-type="float" office:value="11989.416062" calcext:value-type="float">
            <text:p>11989.41606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54" calcext:value-type="float">
            <text:p>0.54</text:p>
          </table:table-cell>
          <table:table-cell office:value-type="float" office:value="8.600044" calcext:value-type="float">
            <text:p>8.600044</text:p>
          </table:table-cell>
          <table:table-cell office:value-type="float" office:value="77.11229" calcext:value-type="float">
            <text:p>77.11229</text:p>
          </table:table-cell>
          <table:table-cell office:value-type="float" office:value="6876.894046" calcext:value-type="float">
            <text:p>6876.89404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54" calcext:value-type="float">
            <text:p>0.54</text:p>
          </table:table-cell>
          <table:table-cell office:value-type="float" office:value="8.88474" calcext:value-type="float">
            <text:p>8.88474</text:p>
          </table:table-cell>
          <table:table-cell office:value-type="float" office:value="81.794974" calcext:value-type="float">
            <text:p>81.794974</text:p>
          </table:table-cell>
          <table:table-cell office:value-type="float" office:value="7561.756942" calcext:value-type="float">
            <text:p>7561.75694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56" calcext:value-type="float">
            <text:p>0.56</text:p>
          </table:table-cell>
          <table:table-cell office:value-type="float" office:value="7.527422" calcext:value-type="float">
            <text:p>7.527422</text:p>
          </table:table-cell>
          <table:table-cell office:value-type="float" office:value="59.527938" calcext:value-type="float">
            <text:p>59.527938</text:p>
          </table:table-cell>
          <table:table-cell office:value-type="float" office:value="4189.724518" calcext:value-type="float">
            <text:p>4189.72451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58" calcext:value-type="float">
            <text:p>0.58</text:p>
          </table:table-cell>
          <table:table-cell office:value-type="float" office:value="7.34277" calcext:value-type="float">
            <text:p>7.34277</text:p>
          </table:table-cell>
          <table:table-cell office:value-type="float" office:value="56.236867" calcext:value-type="float">
            <text:p>56.236867</text:p>
          </table:table-cell>
          <table:table-cell office:value-type="float" office:value="3661.447358" calcext:value-type="float">
            <text:p>3661.44735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office:value-type="float" office:value="5.995981" calcext:value-type="float">
            <text:p>5.995981</text:p>
          </table:table-cell>
          <table:table-cell office:value-type="float" office:value="37.831753" calcext:value-type="float">
            <text:p>37.831753</text:p>
          </table:table-cell>
          <table:table-cell office:value-type="float" office:value="1725.554999" calcext:value-type="float">
            <text:p>1725.55499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62" calcext:value-type="float">
            <text:p>0.62</text:p>
          </table:table-cell>
          <table:table-cell office:value-type="float" office:value="5.873056" calcext:value-type="float">
            <text:p>5.873056</text:p>
          </table:table-cell>
          <table:table-cell office:value-type="float" office:value="36.005445" calcext:value-type="float">
            <text:p>36.005445</text:p>
          </table:table-cell>
          <table:table-cell office:value-type="float" office:value="1522.156475" calcext:value-type="float">
            <text:p>1522.15647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64" calcext:value-type="float">
            <text:p>0.64</text:p>
          </table:table-cell>
          <table:table-cell office:value-type="float" office:value="5.685774" calcext:value-type="float">
            <text:p>5.685774</text:p>
          </table:table-cell>
          <table:table-cell office:value-type="float" office:value="34.066296" calcext:value-type="float">
            <text:p>34.066296</text:p>
          </table:table-cell>
          <table:table-cell office:value-type="float" office:value="1436.000359" calcext:value-type="float">
            <text:p>1436.00035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66" calcext:value-type="float">
            <text:p>0.66</text:p>
          </table:table-cell>
          <table:table-cell office:value-type="float" office:value="5.406837" calcext:value-type="float">
            <text:p>5.406837</text:p>
          </table:table-cell>
          <table:table-cell office:value-type="float" office:value="30.330533" calcext:value-type="float">
            <text:p>30.330533</text:p>
          </table:table-cell>
          <table:table-cell office:value-type="float" office:value="1054.287556" calcext:value-type="float">
            <text:p>1054.28755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68" calcext:value-type="float">
            <text:p>0.68</text:p>
          </table:table-cell>
          <table:table-cell office:value-type="float" office:value="5.184584" calcext:value-type="float">
            <text:p>5.184584</text:p>
          </table:table-cell>
          <table:table-cell office:value-type="float" office:value="27.95653" calcext:value-type="float">
            <text:p>27.95653</text:p>
          </table:table-cell>
          <table:table-cell office:value-type="float" office:value="904.691197" calcext:value-type="float">
            <text:p>904.69119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7" calcext:value-type="float">
            <text:p>0.7</text:p>
          </table:table-cell>
          <table:table-cell office:value-type="float" office:value="5.182809" calcext:value-type="float">
            <text:p>5.182809</text:p>
          </table:table-cell>
          <table:table-cell office:value-type="float" office:value="27.759601" calcext:value-type="float">
            <text:p>27.759601</text:p>
          </table:table-cell>
          <table:table-cell office:value-type="float" office:value="872.323205" calcext:value-type="float">
            <text:p>872.32320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72" calcext:value-type="float">
            <text:p>0.72</text:p>
          </table:table-cell>
          <table:table-cell office:value-type="float" office:value="4.837521" calcext:value-type="float">
            <text:p>4.837521</text:p>
          </table:table-cell>
          <table:table-cell office:value-type="float" office:value="24.199549" calcext:value-type="float">
            <text:p>24.199549</text:p>
          </table:table-cell>
          <table:table-cell office:value-type="float" office:value="666.028876" calcext:value-type="float">
            <text:p>666.02887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74" calcext:value-type="float">
            <text:p>0.74</text:p>
          </table:table-cell>
          <table:table-cell office:value-type="float" office:value="4.733942" calcext:value-type="float">
            <text:p>4.733942</text:p>
          </table:table-cell>
          <table:table-cell office:value-type="float" office:value="23.216282" calcext:value-type="float">
            <text:p>23.216282</text:p>
          </table:table-cell>
          <table:table-cell office:value-type="float" office:value="619.931865" calcext:value-type="float">
            <text:p>619.93186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76" calcext:value-type="float">
            <text:p>0.76</text:p>
          </table:table-cell>
          <table:table-cell office:value-type="float" office:value="4.722841" calcext:value-type="float">
            <text:p>4.722841</text:p>
          </table:table-cell>
          <table:table-cell office:value-type="float" office:value="22.974147" calcext:value-type="float">
            <text:p>22.974147</text:p>
          </table:table-cell>
          <table:table-cell office:value-type="float" office:value="591.119054" calcext:value-type="float">
            <text:p>591.11905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78" calcext:value-type="float">
            <text:p>0.78</text:p>
          </table:table-cell>
          <table:table-cell office:value-type="float" office:value="4.575604" calcext:value-type="float">
            <text:p>4.575604</text:p>
          </table:table-cell>
          <table:table-cell office:value-type="float" office:value="21.58433" calcext:value-type="float">
            <text:p>21.58433</text:p>
          </table:table-cell>
          <table:table-cell office:value-type="float" office:value="524.379652" calcext:value-type="float">
            <text:p>524.379652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3" calcext:value-type="float">
            <text:p>0.3</text:p>
          </table:table-cell>
          <table:table-cell office:value-type="float" office:value="14.825416" calcext:value-type="float">
            <text:p>14.825416</text:p>
          </table:table-cell>
          <table:table-cell office:value-type="float" office:value="219.989169" calcext:value-type="float">
            <text:p>219.989169</text:p>
          </table:table-cell>
          <table:table-cell office:value-type="float" office:value="48563.747618" calcext:value-type="float">
            <text:p>48563.74761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32" calcext:value-type="float">
            <text:p>0.32</text:p>
          </table:table-cell>
          <table:table-cell office:value-type="float" office:value="14.796687" calcext:value-type="float">
            <text:p>14.796687</text:p>
          </table:table-cell>
          <table:table-cell office:value-type="float" office:value="219.05752" calcext:value-type="float">
            <text:p>219.05752</text:p>
          </table:table-cell>
          <table:table-cell office:value-type="float" office:value="48088.040682" calcext:value-type="float">
            <text:p>48088.040682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34" calcext:value-type="float">
            <text:p>0.34</text:p>
          </table:table-cell>
          <table:table-cell office:value-type="float" office:value="14.423706" calcext:value-type="float">
            <text:p>14.423706</text:p>
          </table:table-cell>
          <table:table-cell office:value-type="float" office:value="208.424275" calcext:value-type="float">
            <text:p>208.424275</text:p>
          </table:table-cell>
          <table:table-cell office:value-type="float" office:value="43746.025185" calcext:value-type="float">
            <text:p>43746.02518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36" calcext:value-type="float">
            <text:p>0.36</text:p>
          </table:table-cell>
          <table:table-cell office:value-type="float" office:value="14.343718" calcext:value-type="float">
            <text:p>14.343718</text:p>
          </table:table-cell>
          <table:table-cell office:value-type="float" office:value="206.1698" calcext:value-type="float">
            <text:p>206.1698</text:p>
          </table:table-cell>
          <table:table-cell office:value-type="float" office:value="42838.162411" calcext:value-type="float">
            <text:p>42838.16241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38" calcext:value-type="float">
            <text:p>0.38</text:p>
          </table:table-cell>
          <table:table-cell office:value-type="float" office:value="14.152588" calcext:value-type="float">
            <text:p>14.152588</text:p>
          </table:table-cell>
          <table:table-cell office:value-type="float" office:value="200.653744" calcext:value-type="float">
            <text:p>200.653744</text:p>
          </table:table-cell>
          <table:table-cell office:value-type="float" office:value="40545.298638" calcext:value-type="float">
            <text:p>40545.29863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4" calcext:value-type="float">
            <text:p>0.4</text:p>
          </table:table-cell>
          <table:table-cell office:value-type="float" office:value="13.815067" calcext:value-type="float">
            <text:p>13.815067</text:p>
          </table:table-cell>
          <table:table-cell office:value-type="float" office:value="191.231467" calcext:value-type="float">
            <text:p>191.231467</text:p>
          </table:table-cell>
          <table:table-cell office:value-type="float" office:value="36847.810008" calcext:value-type="float">
            <text:p>36847.81000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42" calcext:value-type="float">
            <text:p>0.42</text:p>
          </table:table-cell>
          <table:table-cell office:value-type="float" office:value="13.495488" calcext:value-type="float">
            <text:p>13.495488</text:p>
          </table:table-cell>
          <table:table-cell office:value-type="float" office:value="182.588531" calcext:value-type="float">
            <text:p>182.588531</text:p>
          </table:table-cell>
          <table:table-cell office:value-type="float" office:value="33667.866844" calcext:value-type="float">
            <text:p>33667.86684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44" calcext:value-type="float">
            <text:p>0.44</text:p>
          </table:table-cell>
          <table:table-cell office:value-type="float" office:value="13.046966" calcext:value-type="float">
            <text:p>13.046966</text:p>
          </table:table-cell>
          <table:table-cell office:value-type="float" office:value="171.043312" calcext:value-type="float">
            <text:p>171.043312</text:p>
          </table:table-cell>
          <table:table-cell office:value-type="float" office:value="29788.517399" calcext:value-type="float">
            <text:p>29788.517399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46" calcext:value-type="float">
            <text:p>0.46</text:p>
          </table:table-cell>
          <table:table-cell office:value-type="float" office:value="12.589935" calcext:value-type="float">
            <text:p>12.589935</text:p>
          </table:table-cell>
          <table:table-cell office:value-type="float" office:value="159.365922" calcext:value-type="float">
            <text:p>159.365922</text:p>
          </table:table-cell>
          <table:table-cell office:value-type="float" office:value="25921.874908" calcext:value-type="float">
            <text:p>25921.87490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48" calcext:value-type="float">
            <text:p>0.48</text:p>
          </table:table-cell>
          <table:table-cell office:value-type="float" office:value="12.064262" calcext:value-type="float">
            <text:p>12.064262</text:p>
          </table:table-cell>
          <table:table-cell office:value-type="float" office:value="146.767594" calcext:value-type="float">
            <text:p>146.767594</text:p>
          </table:table-cell>
          <table:table-cell office:value-type="float" office:value="22224.103167" calcext:value-type="float">
            <text:p>22224.10316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5" calcext:value-type="float">
            <text:p>0.5</text:p>
          </table:table-cell>
          <table:table-cell office:value-type="float" office:value="10.537045" calcext:value-type="float">
            <text:p>10.537045</text:p>
          </table:table-cell>
          <table:table-cell office:value-type="float" office:value="114.197826" calcext:value-type="float">
            <text:p>114.197826</text:p>
          </table:table-cell>
          <table:table-cell office:value-type="float" office:value="14263.684383" calcext:value-type="float">
            <text:p>14263.68438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52" calcext:value-type="float">
            <text:p>0.52</text:p>
          </table:table-cell>
          <table:table-cell office:value-type="float" office:value="9.901059" calcext:value-type="float">
            <text:p>9.901059</text:p>
          </table:table-cell>
          <table:table-cell office:value-type="float" office:value="100.605956" calcext:value-type="float">
            <text:p>100.605956</text:p>
          </table:table-cell>
          <table:table-cell office:value-type="float" office:value="11109.315802" calcext:value-type="float">
            <text:p>11109.315802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54" calcext:value-type="float">
            <text:p>0.54</text:p>
          </table:table-cell>
          <table:table-cell office:value-type="float" office:value="9.104044" calcext:value-type="float">
            <text:p>9.104044</text:p>
          </table:table-cell>
          <table:table-cell office:value-type="float" office:value="85.595226" calcext:value-type="float">
            <text:p>85.595226</text:p>
          </table:table-cell>
          <table:table-cell office:value-type="float" office:value="8235.181693" calcext:value-type="float">
            <text:p>8235.18169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54" calcext:value-type="float">
            <text:p>0.54</text:p>
          </table:table-cell>
          <table:table-cell office:value-type="float" office:value="8.319444" calcext:value-type="float">
            <text:p>8.319444</text:p>
          </table:table-cell>
          <table:table-cell office:value-type="float" office:value="72.272876" calcext:value-type="float">
            <text:p>72.272876</text:p>
          </table:table-cell>
          <table:table-cell office:value-type="float" office:value="6089.203634" calcext:value-type="float">
            <text:p>6089.20363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56" calcext:value-type="float">
            <text:p>0.56</text:p>
          </table:table-cell>
          <table:table-cell office:value-type="float" office:value="8.276394" calcext:value-type="float">
            <text:p>8.276394</text:p>
          </table:table-cell>
          <table:table-cell office:value-type="float" office:value="71.779864" calcext:value-type="float">
            <text:p>71.779864</text:p>
          </table:table-cell>
          <table:table-cell office:value-type="float" office:value="6085.913936" calcext:value-type="float">
            <text:p>6085.91393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58" calcext:value-type="float">
            <text:p>0.58</text:p>
          </table:table-cell>
          <table:table-cell office:value-type="float" office:value="6.652575" calcext:value-type="float">
            <text:p>6.652575</text:p>
          </table:table-cell>
          <table:table-cell office:value-type="float" office:value="47.162529" calcext:value-type="float">
            <text:p>47.162529</text:p>
          </table:table-cell>
          <table:table-cell office:value-type="float" office:value="2797.506176" calcext:value-type="float">
            <text:p>2797.50617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6" calcext:value-type="float">
            <text:p>0.6</text:p>
          </table:table-cell>
          <table:table-cell office:value-type="float" office:value="6.40909" calcext:value-type="float">
            <text:p>6.40909</text:p>
          </table:table-cell>
          <table:table-cell office:value-type="float" office:value="42.601627" calcext:value-type="float">
            <text:p>42.601627</text:p>
          </table:table-cell>
          <table:table-cell office:value-type="float" office:value="2074.925802" calcext:value-type="float">
            <text:p>2074.925802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62" calcext:value-type="float">
            <text:p>0.62</text:p>
          </table:table-cell>
          <table:table-cell office:value-type="float" office:value="6.243152" calcext:value-type="float">
            <text:p>6.243152</text:p>
          </table:table-cell>
          <table:table-cell office:value-type="float" office:value="40.681887" calcext:value-type="float">
            <text:p>40.681887</text:p>
          </table:table-cell>
          <table:table-cell office:value-type="float" office:value="1948.041715" calcext:value-type="float">
            <text:p>1948.04171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64" calcext:value-type="float">
            <text:p>0.64</text:p>
          </table:table-cell>
          <table:table-cell office:value-type="float" office:value="5.585219" calcext:value-type="float">
            <text:p>5.585219</text:p>
          </table:table-cell>
          <table:table-cell office:value-type="float" office:value="32.458777" calcext:value-type="float">
            <text:p>32.458777</text:p>
          </table:table-cell>
          <table:table-cell office:value-type="float" office:value="1222.748463" calcext:value-type="float">
            <text:p>1222.74846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66" calcext:value-type="float">
            <text:p>0.66</text:p>
          </table:table-cell>
          <table:table-cell office:value-type="float" office:value="5.467463" calcext:value-type="float">
            <text:p>5.467463</text:p>
          </table:table-cell>
          <table:table-cell office:value-type="float" office:value="31.08733" calcext:value-type="float">
            <text:p>31.08733</text:p>
          </table:table-cell>
          <table:table-cell office:value-type="float" office:value="1123.529675" calcext:value-type="float">
            <text:p>1123.52967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68" calcext:value-type="float">
            <text:p>0.68</text:p>
          </table:table-cell>
          <table:table-cell office:value-type="float" office:value="5.208832" calcext:value-type="float">
            <text:p>5.208832</text:p>
          </table:table-cell>
          <table:table-cell office:value-type="float" office:value="28.199827" calcext:value-type="float">
            <text:p>28.199827</text:p>
          </table:table-cell>
          <table:table-cell office:value-type="float" office:value="924.49793" calcext:value-type="float">
            <text:p>924.4979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7" calcext:value-type="float">
            <text:p>0.7</text:p>
          </table:table-cell>
          <table:table-cell office:value-type="float" office:value="4.945446" calcext:value-type="float">
            <text:p>4.945446</text:p>
          </table:table-cell>
          <table:table-cell office:value-type="float" office:value="25.383725" calcext:value-type="float">
            <text:p>25.383725</text:p>
          </table:table-cell>
          <table:table-cell office:value-type="float" office:value="742.617621" calcext:value-type="float">
            <text:p>742.61762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72" calcext:value-type="float">
            <text:p>0.72</text:p>
          </table:table-cell>
          <table:table-cell office:value-type="float" office:value="4.800596" calcext:value-type="float">
            <text:p>4.800596</text:p>
          </table:table-cell>
          <table:table-cell office:value-type="float" office:value="23.829297" calcext:value-type="float">
            <text:p>23.829297</text:p>
          </table:table-cell>
          <table:table-cell office:value-type="float" office:value="647.446414" calcext:value-type="float">
            <text:p>647.44641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74" calcext:value-type="float">
            <text:p>0.74</text:p>
          </table:table-cell>
          <table:table-cell office:value-type="float" office:value="4.773537" calcext:value-type="float">
            <text:p>4.773537</text:p>
          </table:table-cell>
          <table:table-cell office:value-type="float" office:value="23.529027" calcext:value-type="float">
            <text:p>23.529027</text:p>
          </table:table-cell>
          <table:table-cell office:value-type="float" office:value="626.888481" calcext:value-type="float">
            <text:p>626.88848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76" calcext:value-type="float">
            <text:p>0.76</text:p>
          </table:table-cell>
          <table:table-cell office:value-type="float" office:value="4.719366" calcext:value-type="float">
            <text:p>4.719366</text:p>
          </table:table-cell>
          <table:table-cell office:value-type="float" office:value="22.971365" calcext:value-type="float">
            <text:p>22.971365</text:p>
          </table:table-cell>
          <table:table-cell office:value-type="float" office:value="595.074498" calcext:value-type="float">
            <text:p>595.07449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78" calcext:value-type="float">
            <text:p>0.78</text:p>
          </table:table-cell>
          <table:table-cell office:value-type="float" office:value="4.57817" calcext:value-type="float">
            <text:p>4.57817</text:p>
          </table:table-cell>
          <table:table-cell office:value-type="float" office:value="21.626535" calcext:value-type="float">
            <text:p>21.626535</text:p>
          </table:table-cell>
          <table:table-cell office:value-type="float" office:value="529.265579" calcext:value-type="float">
            <text:p>529.26557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14.9142" calcext:value-type="float">
            <text:p>14.9142</text:p>
          </table:table-cell>
          <table:table-cell office:value-type="float" office:value="222.607777" calcext:value-type="float">
            <text:p>222.607777</text:p>
          </table:table-cell>
          <table:table-cell office:value-type="float" office:value="49707.9001" calcext:value-type="float">
            <text:p>49707.900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32" calcext:value-type="float">
            <text:p>0.32</text:p>
          </table:table-cell>
          <table:table-cell office:value-type="float" office:value="14.753194" calcext:value-type="float">
            <text:p>14.753194</text:p>
          </table:table-cell>
          <table:table-cell office:value-type="float" office:value="217.842952" calcext:value-type="float">
            <text:p>217.842952</text:p>
          </table:table-cell>
          <table:table-cell office:value-type="float" office:value="47618.500183" calcext:value-type="float">
            <text:p>47618.50018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34" calcext:value-type="float">
            <text:p>0.34</text:p>
          </table:table-cell>
          <table:table-cell office:value-type="float" office:value="14.541066" calcext:value-type="float">
            <text:p>14.541066</text:p>
          </table:table-cell>
          <table:table-cell office:value-type="float" office:value="211.720392" calcext:value-type="float">
            <text:p>211.720392</text:p>
          </table:table-cell>
          <table:table-cell office:value-type="float" office:value="45054.16967" calcext:value-type="float">
            <text:p>45054.1696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36" calcext:value-type="float">
            <text:p>0.36</text:p>
          </table:table-cell>
          <table:table-cell office:value-type="float" office:value="14.416325" calcext:value-type="float">
            <text:p>14.416325</text:p>
          </table:table-cell>
          <table:table-cell office:value-type="float" office:value="208.09296" calcext:value-type="float">
            <text:p>208.09296</text:p>
          </table:table-cell>
          <table:table-cell office:value-type="float" office:value="43517.514426" calcext:value-type="float">
            <text:p>43517.51442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38" calcext:value-type="float">
            <text:p>0.38</text:p>
          </table:table-cell>
          <table:table-cell office:value-type="float" office:value="14.048092" calcext:value-type="float">
            <text:p>14.048092</text:p>
          </table:table-cell>
          <table:table-cell office:value-type="float" office:value="197.717112" calcext:value-type="float">
            <text:p>197.717112</text:p>
          </table:table-cell>
          <table:table-cell office:value-type="float" office:value="39376.715561" calcext:value-type="float">
            <text:p>39376.71556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13.861854" calcext:value-type="float">
            <text:p>13.861854</text:p>
          </table:table-cell>
          <table:table-cell office:value-type="float" office:value="192.512836" calcext:value-type="float">
            <text:p>192.512836</text:p>
          </table:table-cell>
          <table:table-cell office:value-type="float" office:value="37332.692769" calcext:value-type="float">
            <text:p>37332.69276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42" calcext:value-type="float">
            <text:p>0.42</text:p>
          </table:table-cell>
          <table:table-cell office:value-type="float" office:value="13.489495" calcext:value-type="float">
            <text:p>13.489495</text:p>
          </table:table-cell>
          <table:table-cell office:value-type="float" office:value="182.445804" calcext:value-type="float">
            <text:p>182.445804</text:p>
          </table:table-cell>
          <table:table-cell office:value-type="float" office:value="33629.32528" calcext:value-type="float">
            <text:p>33629.3252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44" calcext:value-type="float">
            <text:p>0.44</text:p>
          </table:table-cell>
          <table:table-cell office:value-type="float" office:value="13.206114" calcext:value-type="float">
            <text:p>13.206114</text:p>
          </table:table-cell>
          <table:table-cell office:value-type="float" office:value="175.037715" calcext:value-type="float">
            <text:p>175.037715</text:p>
          </table:table-cell>
          <table:table-cell office:value-type="float" office:value="31060.178069" calcext:value-type="float">
            <text:p>31060.17806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46" calcext:value-type="float">
            <text:p>0.46</text:p>
          </table:table-cell>
          <table:table-cell office:value-type="float" office:value="12.32421" calcext:value-type="float">
            <text:p>12.32421</text:p>
          </table:table-cell>
          <table:table-cell office:value-type="float" office:value="153.15548" calcext:value-type="float">
            <text:p>153.15548</text:p>
          </table:table-cell>
          <table:table-cell office:value-type="float" office:value="24168.404401" calcext:value-type="float">
            <text:p>24168.40440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48" calcext:value-type="float">
            <text:p>0.48</text:p>
          </table:table-cell>
          <table:table-cell office:value-type="float" office:value="11.782824" calcext:value-type="float">
            <text:p>11.782824</text:p>
          </table:table-cell>
          <table:table-cell office:value-type="float" office:value="141.147525" calcext:value-type="float">
            <text:p>141.147525</text:p>
          </table:table-cell>
          <table:table-cell office:value-type="float" office:value="21042.581283" calcext:value-type="float">
            <text:p>21042.58128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11.466154" calcext:value-type="float">
            <text:p>11.466154</text:p>
          </table:table-cell>
          <table:table-cell office:value-type="float" office:value="132.707187" calcext:value-type="float">
            <text:p>132.707187</text:p>
          </table:table-cell>
          <table:table-cell office:value-type="float" office:value="18237.080192" calcext:value-type="float">
            <text:p>18237.08019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52" calcext:value-type="float">
            <text:p>0.52</text:p>
          </table:table-cell>
          <table:table-cell office:value-type="float" office:value="9.672527" calcext:value-type="float">
            <text:p>9.672527</text:p>
          </table:table-cell>
          <table:table-cell office:value-type="float" office:value="98.1157" calcext:value-type="float">
            <text:p>98.1157</text:p>
          </table:table-cell>
          <table:table-cell office:value-type="float" office:value="11145.858192" calcext:value-type="float">
            <text:p>11145.85819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54" calcext:value-type="float">
            <text:p>0.54</text:p>
          </table:table-cell>
          <table:table-cell office:value-type="float" office:value="8.924383" calcext:value-type="float">
            <text:p>8.924383</text:p>
          </table:table-cell>
          <table:table-cell office:value-type="float" office:value="83.25091" calcext:value-type="float">
            <text:p>83.25091</text:p>
          </table:table-cell>
          <table:table-cell office:value-type="float" office:value="7979.246174" calcext:value-type="float">
            <text:p>7979.24617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54" calcext:value-type="float">
            <text:p>0.54</text:p>
          </table:table-cell>
          <table:table-cell office:value-type="float" office:value="9.485375" calcext:value-type="float">
            <text:p>9.485375</text:p>
          </table:table-cell>
          <table:table-cell office:value-type="float" office:value="91.621025" calcext:value-type="float">
            <text:p>91.621025</text:p>
          </table:table-cell>
          <table:table-cell office:value-type="float" office:value="8983.799385" calcext:value-type="float">
            <text:p>8983.79938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56" calcext:value-type="float">
            <text:p>0.56</text:p>
          </table:table-cell>
          <table:table-cell office:value-type="float" office:value="7.254152" calcext:value-type="float">
            <text:p>7.254152</text:p>
          </table:table-cell>
          <table:table-cell office:value-type="float" office:value="56.062412" calcext:value-type="float">
            <text:p>56.062412</text:p>
          </table:table-cell>
          <table:table-cell office:value-type="float" office:value="3896.094209" calcext:value-type="float">
            <text:p>3896.09420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58" calcext:value-type="float">
            <text:p>0.58</text:p>
          </table:table-cell>
          <table:table-cell office:value-type="float" office:value="7.001278" calcext:value-type="float">
            <text:p>7.001278</text:p>
          </table:table-cell>
          <table:table-cell office:value-type="float" office:value="51.613202" calcext:value-type="float">
            <text:p>51.613202</text:p>
          </table:table-cell>
          <table:table-cell office:value-type="float" office:value="3208.221704" calcext:value-type="float">
            <text:p>3208.22170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6.495756" calcext:value-type="float">
            <text:p>6.495756</text:p>
          </table:table-cell>
          <table:table-cell office:value-type="float" office:value="43.881269" calcext:value-type="float">
            <text:p>43.881269</text:p>
          </table:table-cell>
          <table:table-cell office:value-type="float" office:value="2222.628921" calcext:value-type="float">
            <text:p>2222.62892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62" calcext:value-type="float">
            <text:p>0.62</text:p>
          </table:table-cell>
          <table:table-cell office:value-type="float" office:value="6.247637" calcext:value-type="float">
            <text:p>6.247637</text:p>
          </table:table-cell>
          <table:table-cell office:value-type="float" office:value="40.863831" calcext:value-type="float">
            <text:p>40.863831</text:p>
          </table:table-cell>
          <table:table-cell office:value-type="float" office:value="1963.409734" calcext:value-type="float">
            <text:p>1963.40973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64" calcext:value-type="float">
            <text:p>0.64</text:p>
          </table:table-cell>
          <table:table-cell office:value-type="float" office:value="5.927163" calcext:value-type="float">
            <text:p>5.927163</text:p>
          </table:table-cell>
          <table:table-cell office:value-type="float" office:value="36.836981" calcext:value-type="float">
            <text:p>36.836981</text:p>
          </table:table-cell>
          <table:table-cell office:value-type="float" office:value="1616.059282" calcext:value-type="float">
            <text:p>1616.05928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66" calcext:value-type="float">
            <text:p>0.66</text:p>
          </table:table-cell>
          <table:table-cell office:value-type="float" office:value="5.41198" calcext:value-type="float">
            <text:p>5.41198</text:p>
          </table:table-cell>
          <table:table-cell office:value-type="float" office:value="30.498911" calcext:value-type="float">
            <text:p>30.498911</text:p>
          </table:table-cell>
          <table:table-cell office:value-type="float" office:value="1087.801758" calcext:value-type="float">
            <text:p>1087.80175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68" calcext:value-type="float">
            <text:p>0.68</text:p>
          </table:table-cell>
          <table:table-cell office:value-type="float" office:value="5.043923" calcext:value-type="float">
            <text:p>5.043923</text:p>
          </table:table-cell>
          <table:table-cell office:value-type="float" office:value="26.342976" calcext:value-type="float">
            <text:p>26.342976</text:p>
          </table:table-cell>
          <table:table-cell office:value-type="float" office:value="790.821941" calcext:value-type="float">
            <text:p>790.82194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5.024622" calcext:value-type="float">
            <text:p>5.024622</text:p>
          </table:table-cell>
          <table:table-cell office:value-type="float" office:value="26.103089" calcext:value-type="float">
            <text:p>26.103089</text:p>
          </table:table-cell>
          <table:table-cell office:value-type="float" office:value="772.257009" calcext:value-type="float">
            <text:p>772.25700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72" calcext:value-type="float">
            <text:p>0.72</text:p>
          </table:table-cell>
          <table:table-cell office:value-type="float" office:value="4.936783" calcext:value-type="float">
            <text:p>4.936783</text:p>
          </table:table-cell>
          <table:table-cell office:value-type="float" office:value="25.208846" calcext:value-type="float">
            <text:p>25.208846</text:p>
          </table:table-cell>
          <table:table-cell office:value-type="float" office:value="722.822321" calcext:value-type="float">
            <text:p>722.82232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74" calcext:value-type="float">
            <text:p>0.74</text:p>
          </table:table-cell>
          <table:table-cell office:value-type="float" office:value="4.766604" calcext:value-type="float">
            <text:p>4.766604</text:p>
          </table:table-cell>
          <table:table-cell office:value-type="float" office:value="23.482808" calcext:value-type="float">
            <text:p>23.482808</text:p>
          </table:table-cell>
          <table:table-cell office:value-type="float" office:value="626.462154" calcext:value-type="float">
            <text:p>626.46215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76" calcext:value-type="float">
            <text:p>0.76</text:p>
          </table:table-cell>
          <table:table-cell office:value-type="float" office:value="4.705847" calcext:value-type="float">
            <text:p>4.705847</text:p>
          </table:table-cell>
          <table:table-cell office:value-type="float" office:value="22.814441" calcext:value-type="float">
            <text:p>22.814441</text:p>
          </table:table-cell>
          <table:table-cell office:value-type="float" office:value="584.707471" calcext:value-type="float">
            <text:p>584.70747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78" calcext:value-type="float">
            <text:p>0.78</text:p>
          </table:table-cell>
          <table:table-cell office:value-type="float" office:value="4.680651" calcext:value-type="float">
            <text:p>4.680651</text:p>
          </table:table-cell>
          <table:table-cell office:value-type="float" office:value="22.645106" calcext:value-type="float">
            <text:p>22.645106</text:p>
          </table:table-cell>
          <table:table-cell office:value-type="float" office:value="584.473849" calcext:value-type="float">
            <text:p>584.47384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3" calcext:value-type="float">
            <text:p>0.3</text:p>
          </table:table-cell>
          <table:table-cell office:value-type="float" office:value="14.98257" calcext:value-type="float">
            <text:p>14.98257</text:p>
          </table:table-cell>
          <table:table-cell office:value-type="float" office:value="224.587708" calcext:value-type="float">
            <text:p>224.587708</text:p>
          </table:table-cell>
          <table:table-cell office:value-type="float" office:value="50539.267433" calcext:value-type="float">
            <text:p>50539.267433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32" calcext:value-type="float">
            <text:p>0.32</text:p>
          </table:table-cell>
          <table:table-cell office:value-type="float" office:value="14.855219" calcext:value-type="float">
            <text:p>14.855219</text:p>
          </table:table-cell>
          <table:table-cell office:value-type="float" office:value="220.962045" calcext:value-type="float">
            <text:p>220.962045</text:p>
          </table:table-cell>
          <table:table-cell office:value-type="float" office:value="49068.889116" calcext:value-type="float">
            <text:p>49068.889116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34" calcext:value-type="float">
            <text:p>0.34</text:p>
          </table:table-cell>
          <table:table-cell office:value-type="float" office:value="14.507937" calcext:value-type="float">
            <text:p>14.507937</text:p>
          </table:table-cell>
          <table:table-cell office:value-type="float" office:value="210.761567" calcext:value-type="float">
            <text:p>210.761567</text:p>
          </table:table-cell>
          <table:table-cell office:value-type="float" office:value="44650.874712" calcext:value-type="float">
            <text:p>44650.87471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36" calcext:value-type="float">
            <text:p>0.36</text:p>
          </table:table-cell>
          <table:table-cell office:value-type="float" office:value="14.357775" calcext:value-type="float">
            <text:p>14.357775</text:p>
          </table:table-cell>
          <table:table-cell office:value-type="float" office:value="206.469613" calcext:value-type="float">
            <text:p>206.469613</text:p>
          </table:table-cell>
          <table:table-cell office:value-type="float" office:value="42889.846181" calcext:value-type="float">
            <text:p>42889.84618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38" calcext:value-type="float">
            <text:p>0.38</text:p>
          </table:table-cell>
          <table:table-cell office:value-type="float" office:value="14.189484" calcext:value-type="float">
            <text:p>14.189484</text:p>
          </table:table-cell>
          <table:table-cell office:value-type="float" office:value="201.612154" calcext:value-type="float">
            <text:p>201.612154</text:p>
          </table:table-cell>
          <table:table-cell office:value-type="float" office:value="40862.196534" calcext:value-type="float">
            <text:p>40862.196534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4" calcext:value-type="float">
            <text:p>0.4</text:p>
          </table:table-cell>
          <table:table-cell office:value-type="float" office:value="13.725107" calcext:value-type="float">
            <text:p>13.725107</text:p>
          </table:table-cell>
          <table:table-cell office:value-type="float" office:value="188.965975" calcext:value-type="float">
            <text:p>188.965975</text:p>
          </table:table-cell>
          <table:table-cell office:value-type="float" office:value="36132.758022" calcext:value-type="float">
            <text:p>36132.75802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42" calcext:value-type="float">
            <text:p>0.42</text:p>
          </table:table-cell>
          <table:table-cell office:value-type="float" office:value="13.341958" calcext:value-type="float">
            <text:p>13.341958</text:p>
          </table:table-cell>
          <table:table-cell office:value-type="float" office:value="178.788333" calcext:value-type="float">
            <text:p>178.788333</text:p>
          </table:table-cell>
          <table:table-cell office:value-type="float" office:value="32495.732512" calcext:value-type="float">
            <text:p>32495.73251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44" calcext:value-type="float">
            <text:p>0.44</text:p>
          </table:table-cell>
          <table:table-cell office:value-type="float" office:value="13.031752" calcext:value-type="float">
            <text:p>13.031752</text:p>
          </table:table-cell>
          <table:table-cell office:value-type="float" office:value="170.326272" calcext:value-type="float">
            <text:p>170.326272</text:p>
          </table:table-cell>
          <table:table-cell office:value-type="float" office:value="29342.28593" calcext:value-type="float">
            <text:p>29342.28593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46" calcext:value-type="float">
            <text:p>0.46</text:p>
          </table:table-cell>
          <table:table-cell office:value-type="float" office:value="12.796739" calcext:value-type="float">
            <text:p>12.796739</text:p>
          </table:table-cell>
          <table:table-cell office:value-type="float" office:value="164.439701" calcext:value-type="float">
            <text:p>164.439701</text:p>
          </table:table-cell>
          <table:table-cell office:value-type="float" office:value="27478.942624" calcext:value-type="float">
            <text:p>27478.942624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48" calcext:value-type="float">
            <text:p>0.48</text:p>
          </table:table-cell>
          <table:table-cell office:value-type="float" office:value="11.81913" calcext:value-type="float">
            <text:p>11.81913</text:p>
          </table:table-cell>
          <table:table-cell office:value-type="float" office:value="141.504423" calcext:value-type="float">
            <text:p>141.504423</text:p>
          </table:table-cell>
          <table:table-cell office:value-type="float" office:value="20923.891179" calcext:value-type="float">
            <text:p>20923.89117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5" calcext:value-type="float">
            <text:p>0.5</text:p>
          </table:table-cell>
          <table:table-cell office:value-type="float" office:value="11.401132" calcext:value-type="float">
            <text:p>11.401132</text:p>
          </table:table-cell>
          <table:table-cell office:value-type="float" office:value="131.490898" calcext:value-type="float">
            <text:p>131.490898</text:p>
          </table:table-cell>
          <table:table-cell office:value-type="float" office:value="18035.166023" calcext:value-type="float">
            <text:p>18035.166023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52" calcext:value-type="float">
            <text:p>0.52</text:p>
          </table:table-cell>
          <table:table-cell office:value-type="float" office:value="10.587684" calcext:value-type="float">
            <text:p>10.587684</text:p>
          </table:table-cell>
          <table:table-cell office:value-type="float" office:value="113.908737" calcext:value-type="float">
            <text:p>113.908737</text:p>
          </table:table-cell>
          <table:table-cell office:value-type="float" office:value="13753.528454" calcext:value-type="float">
            <text:p>13753.528454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54" calcext:value-type="float">
            <text:p>0.54</text:p>
          </table:table-cell>
          <table:table-cell office:value-type="float" office:value="9.019884" calcext:value-type="float">
            <text:p>9.019884</text:p>
          </table:table-cell>
          <table:table-cell office:value-type="float" office:value="84.612247" calcext:value-type="float">
            <text:p>84.612247</text:p>
          </table:table-cell>
          <table:table-cell office:value-type="float" office:value="8181.172411" calcext:value-type="float">
            <text:p>8181.17241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54" calcext:value-type="float">
            <text:p>0.54</text:p>
          </table:table-cell>
          <table:table-cell office:value-type="float" office:value="8.634281" calcext:value-type="float">
            <text:p>8.634281</text:p>
          </table:table-cell>
          <table:table-cell office:value-type="float" office:value="77.153603" calcext:value-type="float">
            <text:p>77.153603</text:p>
          </table:table-cell>
          <table:table-cell office:value-type="float" office:value="6772.808579" calcext:value-type="float">
            <text:p>6772.80857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56" calcext:value-type="float">
            <text:p>0.56</text:p>
          </table:table-cell>
          <table:table-cell office:value-type="float" office:value="7.861393" calcext:value-type="float">
            <text:p>7.861393</text:p>
          </table:table-cell>
          <table:table-cell office:value-type="float" office:value="65.386602" calcext:value-type="float">
            <text:p>65.386602</text:p>
          </table:table-cell>
          <table:table-cell office:value-type="float" office:value="5192.115761" calcext:value-type="float">
            <text:p>5192.11576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58" calcext:value-type="float">
            <text:p>0.58</text:p>
          </table:table-cell>
          <table:table-cell office:value-type="float" office:value="6.675455" calcext:value-type="float">
            <text:p>6.675455</text:p>
          </table:table-cell>
          <table:table-cell office:value-type="float" office:value="46.855459" calcext:value-type="float">
            <text:p>46.855459</text:p>
          </table:table-cell>
          <table:table-cell office:value-type="float" office:value="2658.95054" calcext:value-type="float">
            <text:p>2658.95054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6" calcext:value-type="float">
            <text:p>0.6</text:p>
          </table:table-cell>
          <table:table-cell office:value-type="float" office:value="6.355313" calcext:value-type="float">
            <text:p>6.355313</text:p>
          </table:table-cell>
          <table:table-cell office:value-type="float" office:value="42.738092" calcext:value-type="float">
            <text:p>42.738092</text:p>
          </table:table-cell>
          <table:table-cell office:value-type="float" office:value="2247.03839" calcext:value-type="float">
            <text:p>2247.0383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62" calcext:value-type="float">
            <text:p>0.62</text:p>
          </table:table-cell>
          <table:table-cell office:value-type="float" office:value="5.902368" calcext:value-type="float">
            <text:p>5.902368</text:p>
          </table:table-cell>
          <table:table-cell office:value-type="float" office:value="36.705213" calcext:value-type="float">
            <text:p>36.705213</text:p>
          </table:table-cell>
          <table:table-cell office:value-type="float" office:value="1652.917107" calcext:value-type="float">
            <text:p>1652.917107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64" calcext:value-type="float">
            <text:p>0.64</text:p>
          </table:table-cell>
          <table:table-cell office:value-type="float" office:value="5.567189" calcext:value-type="float">
            <text:p>5.567189</text:p>
          </table:table-cell>
          <table:table-cell office:value-type="float" office:value="32.485576" calcext:value-type="float">
            <text:p>32.485576</text:p>
          </table:table-cell>
          <table:table-cell office:value-type="float" office:value="1266.32961" calcext:value-type="float">
            <text:p>1266.3296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66" calcext:value-type="float">
            <text:p>0.66</text:p>
          </table:table-cell>
          <table:table-cell office:value-type="float" office:value="5.438361" calcext:value-type="float">
            <text:p>5.438361</text:p>
          </table:table-cell>
          <table:table-cell office:value-type="float" office:value="30.748604" calcext:value-type="float">
            <text:p>30.748604</text:p>
          </table:table-cell>
          <table:table-cell office:value-type="float" office:value="1095.947862" calcext:value-type="float">
            <text:p>1095.94786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68" calcext:value-type="float">
            <text:p>0.68</text:p>
          </table:table-cell>
          <table:table-cell office:value-type="float" office:value="5.053487" calcext:value-type="float">
            <text:p>5.053487</text:p>
          </table:table-cell>
          <table:table-cell office:value-type="float" office:value="26.533349" calcext:value-type="float">
            <text:p>26.533349</text:p>
          </table:table-cell>
          <table:table-cell office:value-type="float" office:value="817.630926" calcext:value-type="float">
            <text:p>817.630926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7" calcext:value-type="float">
            <text:p>0.7</text:p>
          </table:table-cell>
          <table:table-cell office:value-type="float" office:value="4.996149" calcext:value-type="float">
            <text:p>4.996149</text:p>
          </table:table-cell>
          <table:table-cell office:value-type="float" office:value="25.841468" calcext:value-type="float">
            <text:p>25.841468</text:p>
          </table:table-cell>
          <table:table-cell office:value-type="float" office:value="762.88735" calcext:value-type="float">
            <text:p>762.88735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72" calcext:value-type="float">
            <text:p>0.72</text:p>
          </table:table-cell>
          <table:table-cell office:value-type="float" office:value="4.866951" calcext:value-type="float">
            <text:p>4.866951</text:p>
          </table:table-cell>
          <table:table-cell office:value-type="float" office:value="24.442413" calcext:value-type="float">
            <text:p>24.442413</text:p>
          </table:table-cell>
          <table:table-cell office:value-type="float" office:value="674.825581" calcext:value-type="float">
            <text:p>674.82558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74" calcext:value-type="float">
            <text:p>0.74</text:p>
          </table:table-cell>
          <table:table-cell office:value-type="float" office:value="4.804761" calcext:value-type="float">
            <text:p>4.804761</text:p>
          </table:table-cell>
          <table:table-cell office:value-type="float" office:value="23.849181" calcext:value-type="float">
            <text:p>23.849181</text:p>
          </table:table-cell>
          <table:table-cell office:value-type="float" office:value="644.126702" calcext:value-type="float">
            <text:p>644.126702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76" calcext:value-type="float">
            <text:p>0.76</text:p>
          </table:table-cell>
          <table:table-cell office:value-type="float" office:value="4.697734" calcext:value-type="float">
            <text:p>4.697734</text:p>
          </table:table-cell>
          <table:table-cell office:value-type="float" office:value="22.783909" calcext:value-type="float">
            <text:p>22.783909</text:p>
          </table:table-cell>
          <table:table-cell office:value-type="float" office:value="587.322274" calcext:value-type="float">
            <text:p>587.322274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78" calcext:value-type="float">
            <text:p>0.78</text:p>
          </table:table-cell>
          <table:table-cell office:value-type="float" office:value="4.6063" calcext:value-type="float">
            <text:p>4.6063</text:p>
          </table:table-cell>
          <table:table-cell office:value-type="float" office:value="21.858083" calcext:value-type="float">
            <text:p>21.858083</text:p>
          </table:table-cell>
          <table:table-cell office:value-type="float" office:value="536.011994" calcext:value-type="float">
            <text:p>536.01199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14.795093" calcext:value-type="float">
            <text:p>14.795093</text:p>
          </table:table-cell>
          <table:table-cell office:value-type="float" office:value="219.034475" calcext:value-type="float">
            <text:p>219.034475</text:p>
          </table:table-cell>
          <table:table-cell office:value-type="float" office:value="48095.868603" calcext:value-type="float">
            <text:p>48095.86860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32" calcext:value-type="float">
            <text:p>0.32</text:p>
          </table:table-cell>
          <table:table-cell office:value-type="float" office:value="14.547287" calcext:value-type="float">
            <text:p>14.547287</text:p>
          </table:table-cell>
          <table:table-cell office:value-type="float" office:value="211.89878" calcext:value-type="float">
            <text:p>211.89878</text:p>
          </table:table-cell>
          <table:table-cell office:value-type="float" office:value="45127.094037" calcext:value-type="float">
            <text:p>45127.09403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34" calcext:value-type="float">
            <text:p>0.34</text:p>
          </table:table-cell>
          <table:table-cell office:value-type="float" office:value="14.551608" calcext:value-type="float">
            <text:p>14.551608</text:p>
          </table:table-cell>
          <table:table-cell office:value-type="float" office:value="211.938422" calcext:value-type="float">
            <text:p>211.938422</text:p>
          </table:table-cell>
          <table:table-cell office:value-type="float" office:value="45075.503956" calcext:value-type="float">
            <text:p>45075.50395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36" calcext:value-type="float">
            <text:p>0.36</text:p>
          </table:table-cell>
          <table:table-cell office:value-type="float" office:value="14.255017" calcext:value-type="float">
            <text:p>14.255017</text:p>
          </table:table-cell>
          <table:table-cell office:value-type="float" office:value="203.544597" calcext:value-type="float">
            <text:p>203.544597</text:p>
          </table:table-cell>
          <table:table-cell office:value-type="float" office:value="41699.227552" calcext:value-type="float">
            <text:p>41699.22755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38" calcext:value-type="float">
            <text:p>0.38</text:p>
          </table:table-cell>
          <table:table-cell office:value-type="float" office:value="14.159342" calcext:value-type="float">
            <text:p>14.159342</text:p>
          </table:table-cell>
          <table:table-cell office:value-type="float" office:value="200.767048" calcext:value-type="float">
            <text:p>200.767048</text:p>
          </table:table-cell>
          <table:table-cell office:value-type="float" office:value="40529.024919" calcext:value-type="float">
            <text:p>40529.02491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3.661213" calcext:value-type="float">
            <text:p>13.661213</text:p>
          </table:table-cell>
          <table:table-cell office:value-type="float" office:value="187.124892" calcext:value-type="float">
            <text:p>187.124892</text:p>
          </table:table-cell>
          <table:table-cell office:value-type="float" office:value="35376.194858" calcext:value-type="float">
            <text:p>35376.19485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42" calcext:value-type="float">
            <text:p>0.42</text:p>
          </table:table-cell>
          <table:table-cell office:value-type="float" office:value="13.319972" calcext:value-type="float">
            <text:p>13.319972</text:p>
          </table:table-cell>
          <table:table-cell office:value-type="float" office:value="178.146519" calcext:value-type="float">
            <text:p>178.146519</text:p>
          </table:table-cell>
          <table:table-cell office:value-type="float" office:value="32219.64202" calcext:value-type="float">
            <text:p>32219.6420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44" calcext:value-type="float">
            <text:p>0.44</text:p>
          </table:table-cell>
          <table:table-cell office:value-type="float" office:value="12.815268" calcext:value-type="float">
            <text:p>12.815268</text:p>
          </table:table-cell>
          <table:table-cell office:value-type="float" office:value="165.198841" calcext:value-type="float">
            <text:p>165.198841</text:p>
          </table:table-cell>
          <table:table-cell office:value-type="float" office:value="27894.601222" calcext:value-type="float">
            <text:p>27894.60122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46" calcext:value-type="float">
            <text:p>0.46</text:p>
          </table:table-cell>
          <table:table-cell office:value-type="float" office:value="12.694756" calcext:value-type="float">
            <text:p>12.694756</text:p>
          </table:table-cell>
          <table:table-cell office:value-type="float" office:value="161.89873" calcext:value-type="float">
            <text:p>161.89873</text:p>
          </table:table-cell>
          <table:table-cell office:value-type="float" office:value="26668.819368" calcext:value-type="float">
            <text:p>26668.81936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48" calcext:value-type="float">
            <text:p>0.48</text:p>
          </table:table-cell>
          <table:table-cell office:value-type="float" office:value="11.812216" calcext:value-type="float">
            <text:p>11.812216</text:p>
          </table:table-cell>
          <table:table-cell office:value-type="float" office:value="141.1822" calcext:value-type="float">
            <text:p>141.1822</text:p>
          </table:table-cell>
          <table:table-cell office:value-type="float" office:value="20791.198099" calcext:value-type="float">
            <text:p>20791.19809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11.346459" calcext:value-type="float">
            <text:p>11.346459</text:p>
          </table:table-cell>
          <table:table-cell office:value-type="float" office:value="130.307111" calcext:value-type="float">
            <text:p>130.307111</text:p>
          </table:table-cell>
          <table:table-cell office:value-type="float" office:value="17733.576898" calcext:value-type="float">
            <text:p>17733.57689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52" calcext:value-type="float">
            <text:p>0.52</text:p>
          </table:table-cell>
          <table:table-cell office:value-type="float" office:value="10.509785" calcext:value-type="float">
            <text:p>10.509785</text:p>
          </table:table-cell>
          <table:table-cell office:value-type="float" office:value="111.968402" calcext:value-type="float">
            <text:p>111.968402</text:p>
          </table:table-cell>
          <table:table-cell office:value-type="float" office:value="13209.778767" calcext:value-type="float">
            <text:p>13209.77876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54" calcext:value-type="float">
            <text:p>0.54</text:p>
          </table:table-cell>
          <table:table-cell office:value-type="float" office:value="8.719403" calcext:value-type="float">
            <text:p>8.719403</text:p>
          </table:table-cell>
          <table:table-cell office:value-type="float" office:value="78.812872" calcext:value-type="float">
            <text:p>78.812872</text:p>
          </table:table-cell>
          <table:table-cell office:value-type="float" office:value="7081.226011" calcext:value-type="float">
            <text:p>7081.22601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54" calcext:value-type="float">
            <text:p>0.54</text:p>
          </table:table-cell>
          <table:table-cell office:value-type="float" office:value="9.480477" calcext:value-type="float">
            <text:p>9.480477</text:p>
          </table:table-cell>
          <table:table-cell office:value-type="float" office:value="91.528994" calcext:value-type="float">
            <text:p>91.528994</text:p>
          </table:table-cell>
          <table:table-cell office:value-type="float" office:value="8966.217211" calcext:value-type="float">
            <text:p>8966.21721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56" calcext:value-type="float">
            <text:p>0.56</text:p>
          </table:table-cell>
          <table:table-cell office:value-type="float" office:value="7.857749" calcext:value-type="float">
            <text:p>7.857749</text:p>
          </table:table-cell>
          <table:table-cell office:value-type="float" office:value="65.373026" calcext:value-type="float">
            <text:p>65.373026</text:p>
          </table:table-cell>
          <table:table-cell office:value-type="float" office:value="5179.378411" calcext:value-type="float">
            <text:p>5179.37841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58" calcext:value-type="float">
            <text:p>0.58</text:p>
          </table:table-cell>
          <table:table-cell office:value-type="float" office:value="7.218281" calcext:value-type="float">
            <text:p>7.218281</text:p>
          </table:table-cell>
          <table:table-cell office:value-type="float" office:value="54.44537" calcext:value-type="float">
            <text:p>54.44537</text:p>
          </table:table-cell>
          <table:table-cell office:value-type="float" office:value="3507.355713" calcext:value-type="float">
            <text:p>3507.35571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6.32584" calcext:value-type="float">
            <text:p>6.32584</text:p>
          </table:table-cell>
          <table:table-cell office:value-type="float" office:value="42.097693" calcext:value-type="float">
            <text:p>42.097693</text:p>
          </table:table-cell>
          <table:table-cell office:value-type="float" office:value="2128.548607" calcext:value-type="float">
            <text:p>2128.54860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62" calcext:value-type="float">
            <text:p>0.62</text:p>
          </table:table-cell>
          <table:table-cell office:value-type="float" office:value="6.277332" calcext:value-type="float">
            <text:p>6.277332</text:p>
          </table:table-cell>
          <table:table-cell office:value-type="float" office:value="41.429432" calcext:value-type="float">
            <text:p>41.429432</text:p>
          </table:table-cell>
          <table:table-cell office:value-type="float" office:value="2048.423297" calcext:value-type="float">
            <text:p>2048.42329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64" calcext:value-type="float">
            <text:p>0.64</text:p>
          </table:table-cell>
          <table:table-cell office:value-type="float" office:value="5.639361" calcext:value-type="float">
            <text:p>5.639361</text:p>
          </table:table-cell>
          <table:table-cell office:value-type="float" office:value="33.357678" calcext:value-type="float">
            <text:p>33.357678</text:p>
          </table:table-cell>
          <table:table-cell office:value-type="float" office:value="1330.892924" calcext:value-type="float">
            <text:p>1330.89292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66" calcext:value-type="float">
            <text:p>0.66</text:p>
          </table:table-cell>
          <table:table-cell office:value-type="float" office:value="5.499036" calcext:value-type="float">
            <text:p>5.499036</text:p>
          </table:table-cell>
          <table:table-cell office:value-type="float" office:value="31.676841" calcext:value-type="float">
            <text:p>31.676841</text:p>
          </table:table-cell>
          <table:table-cell office:value-type="float" office:value="1212.998508" calcext:value-type="float">
            <text:p>1212.99850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68" calcext:value-type="float">
            <text:p>0.68</text:p>
          </table:table-cell>
          <table:table-cell office:value-type="float" office:value="5.233733" calcext:value-type="float">
            <text:p>5.233733</text:p>
          </table:table-cell>
          <table:table-cell office:value-type="float" office:value="28.369073" calcext:value-type="float">
            <text:p>28.369073</text:p>
          </table:table-cell>
          <table:table-cell office:value-type="float" office:value="918.849097" calcext:value-type="float">
            <text:p>918.84909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7" calcext:value-type="float">
            <text:p>0.7</text:p>
          </table:table-cell>
          <table:table-cell office:value-type="float" office:value="4.926234" calcext:value-type="float">
            <text:p>4.926234</text:p>
          </table:table-cell>
          <table:table-cell office:value-type="float" office:value="25.110285" calcext:value-type="float">
            <text:p>25.110285</text:p>
          </table:table-cell>
          <table:table-cell office:value-type="float" office:value="720.459355" calcext:value-type="float">
            <text:p>720.45935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72" calcext:value-type="float">
            <text:p>0.72</text:p>
          </table:table-cell>
          <table:table-cell office:value-type="float" office:value="4.797205" calcext:value-type="float">
            <text:p>4.797205</text:p>
          </table:table-cell>
          <table:table-cell office:value-type="float" office:value="23.739137" calcext:value-type="float">
            <text:p>23.739137</text:p>
          </table:table-cell>
          <table:table-cell office:value-type="float" office:value="634.720672" calcext:value-type="float">
            <text:p>634.72067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74" calcext:value-type="float">
            <text:p>0.74</text:p>
          </table:table-cell>
          <table:table-cell office:value-type="float" office:value="4.757926" calcext:value-type="float">
            <text:p>4.757926</text:p>
          </table:table-cell>
          <table:table-cell office:value-type="float" office:value="23.354014" calcext:value-type="float">
            <text:p>23.354014</text:p>
          </table:table-cell>
          <table:table-cell office:value-type="float" office:value="615.148124" calcext:value-type="float">
            <text:p>615.14812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76" calcext:value-type="float">
            <text:p>0.76</text:p>
          </table:table-cell>
          <table:table-cell office:value-type="float" office:value="4.675112" calcext:value-type="float">
            <text:p>4.675112</text:p>
          </table:table-cell>
          <table:table-cell office:value-type="float" office:value="22.534956" calcext:value-type="float">
            <text:p>22.534956</text:p>
          </table:table-cell>
          <table:table-cell office:value-type="float" office:value="571.212227" calcext:value-type="float">
            <text:p>571.21222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78" calcext:value-type="float">
            <text:p>0.78</text:p>
          </table:table-cell>
          <table:table-cell office:value-type="float" office:value="4.597319" calcext:value-type="float">
            <text:p>4.597319</text:p>
          </table:table-cell>
          <table:table-cell office:value-type="float" office:value="21.772607" calcext:value-type="float">
            <text:p>21.772607</text:p>
          </table:table-cell>
          <table:table-cell office:value-type="float" office:value="531.455966" calcext:value-type="float">
            <text:p>531.45596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3" calcext:value-type="float">
            <text:p>0.3</text:p>
          </table:table-cell>
          <table:table-cell office:value-type="float" office:value="14.964242" calcext:value-type="float">
            <text:p>14.964242</text:p>
          </table:table-cell>
          <table:table-cell office:value-type="float" office:value="224.088716" calcext:value-type="float">
            <text:p>224.088716</text:p>
          </table:table-cell>
          <table:table-cell office:value-type="float" office:value="50360.503349" calcext:value-type="float">
            <text:p>50360.503349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32" calcext:value-type="float">
            <text:p>0.32</text:p>
          </table:table-cell>
          <table:table-cell office:value-type="float" office:value="14.764105" calcext:value-type="float">
            <text:p>14.764105</text:p>
          </table:table-cell>
          <table:table-cell office:value-type="float" office:value="218.118007" calcext:value-type="float">
            <text:p>218.118007</text:p>
          </table:table-cell>
          <table:table-cell office:value-type="float" office:value="47696.050824" calcext:value-type="float">
            <text:p>47696.05082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34" calcext:value-type="float">
            <text:p>0.34</text:p>
          </table:table-cell>
          <table:table-cell office:value-type="float" office:value="14.643472" calcext:value-type="float">
            <text:p>14.643472</text:p>
          </table:table-cell>
          <table:table-cell office:value-type="float" office:value="214.612343" calcext:value-type="float">
            <text:p>214.612343</text:p>
          </table:table-cell>
          <table:table-cell office:value-type="float" office:value="46210.595258" calcext:value-type="float">
            <text:p>46210.595258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36" calcext:value-type="float">
            <text:p>0.36</text:p>
          </table:table-cell>
          <table:table-cell office:value-type="float" office:value="14.193488" calcext:value-type="float">
            <text:p>14.193488</text:p>
          </table:table-cell>
          <table:table-cell office:value-type="float" office:value="201.778783" calcext:value-type="float">
            <text:p>201.778783</text:p>
          </table:table-cell>
          <table:table-cell office:value-type="float" office:value="40966.099333" calcext:value-type="float">
            <text:p>40966.099333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38" calcext:value-type="float">
            <text:p>0.38</text:p>
          </table:table-cell>
          <table:table-cell office:value-type="float" office:value="14.21735" calcext:value-type="float">
            <text:p>14.21735</text:p>
          </table:table-cell>
          <table:table-cell office:value-type="float" office:value="202.405939" calcext:value-type="float">
            <text:p>202.405939</text:p>
          </table:table-cell>
          <table:table-cell office:value-type="float" office:value="41182.809694" calcext:value-type="float">
            <text:p>41182.80969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4" calcext:value-type="float">
            <text:p>0.4</text:p>
          </table:table-cell>
          <table:table-cell office:value-type="float" office:value="13.81783" calcext:value-type="float">
            <text:p>13.81783</text:p>
          </table:table-cell>
          <table:table-cell office:value-type="float" office:value="191.427874" calcext:value-type="float">
            <text:p>191.427874</text:p>
          </table:table-cell>
          <table:table-cell office:value-type="float" office:value="37004.173607" calcext:value-type="float">
            <text:p>37004.173607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42" calcext:value-type="float">
            <text:p>0.42</text:p>
          </table:table-cell>
          <table:table-cell office:value-type="float" office:value="13.473212" calcext:value-type="float">
            <text:p>13.473212</text:p>
          </table:table-cell>
          <table:table-cell office:value-type="float" office:value="182.02945" calcext:value-type="float">
            <text:p>182.02945</text:p>
          </table:table-cell>
          <table:table-cell office:value-type="float" office:value="33485.991213" calcext:value-type="float">
            <text:p>33485.991213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44" calcext:value-type="float">
            <text:p>0.44</text:p>
          </table:table-cell>
          <table:table-cell office:value-type="float" office:value="12.966204" calcext:value-type="float">
            <text:p>12.966204</text:p>
          </table:table-cell>
          <table:table-cell office:value-type="float" office:value="169.027514" calcext:value-type="float">
            <text:p>169.027514</text:p>
          </table:table-cell>
          <table:table-cell office:value-type="float" office:value="29151.607161" calcext:value-type="float">
            <text:p>29151.607161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46" calcext:value-type="float">
            <text:p>0.46</text:p>
          </table:table-cell>
          <table:table-cell office:value-type="float" office:value="12.457819" calcext:value-type="float">
            <text:p>12.457819</text:p>
          </table:table-cell>
          <table:table-cell office:value-type="float" office:value="156.087726" calcext:value-type="float">
            <text:p>156.087726</text:p>
          </table:table-cell>
          <table:table-cell office:value-type="float" office:value="24914.498942" calcext:value-type="float">
            <text:p>24914.498942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48" calcext:value-type="float">
            <text:p>0.48</text:p>
          </table:table-cell>
          <table:table-cell office:value-type="float" office:value="11.792856" calcext:value-type="float">
            <text:p>11.792856</text:p>
          </table:table-cell>
          <table:table-cell office:value-type="float" office:value="140.394389" calcext:value-type="float">
            <text:p>140.394389</text:p>
          </table:table-cell>
          <table:table-cell office:value-type="float" office:value="20449.247745" calcext:value-type="float">
            <text:p>20449.247745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5" calcext:value-type="float">
            <text:p>0.5</text:p>
          </table:table-cell>
          <table:table-cell office:value-type="float" office:value="11.619295" calcext:value-type="float">
            <text:p>11.619295</text:p>
          </table:table-cell>
          <table:table-cell office:value-type="float" office:value="136.596136" calcext:value-type="float">
            <text:p>136.596136</text:p>
          </table:table-cell>
          <table:table-cell office:value-type="float" office:value="19450.012191" calcext:value-type="float">
            <text:p>19450.012191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52" calcext:value-type="float">
            <text:p>0.52</text:p>
          </table:table-cell>
          <table:table-cell office:value-type="float" office:value="9.999482" calcext:value-type="float">
            <text:p>9.999482</text:p>
          </table:table-cell>
          <table:table-cell office:value-type="float" office:value="102.923934" calcext:value-type="float">
            <text:p>102.923934</text:p>
          </table:table-cell>
          <table:table-cell office:value-type="float" office:value="11692.051246" calcext:value-type="float">
            <text:p>11692.05124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54" calcext:value-type="float">
            <text:p>0.54</text:p>
          </table:table-cell>
          <table:table-cell office:value-type="float" office:value="8.317688" calcext:value-type="float">
            <text:p>8.317688</text:p>
          </table:table-cell>
          <table:table-cell office:value-type="float" office:value="73.948937" calcext:value-type="float">
            <text:p>73.948937</text:p>
          </table:table-cell>
          <table:table-cell office:value-type="float" office:value="6707.676256" calcext:value-type="float">
            <text:p>6707.67625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54" calcext:value-type="float">
            <text:p>0.54</text:p>
          </table:table-cell>
          <table:table-cell office:value-type="float" office:value="8.185524" calcext:value-type="float">
            <text:p>8.185524</text:p>
          </table:table-cell>
          <table:table-cell office:value-type="float" office:value="70.933291" calcext:value-type="float">
            <text:p>70.933291</text:p>
          </table:table-cell>
          <table:table-cell office:value-type="float" office:value="5997.479622" calcext:value-type="float">
            <text:p>5997.479622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56" calcext:value-type="float">
            <text:p>0.56</text:p>
          </table:table-cell>
          <table:table-cell office:value-type="float" office:value="8.100719" calcext:value-type="float">
            <text:p>8.100719</text:p>
          </table:table-cell>
          <table:table-cell office:value-type="float" office:value="67.88308" calcext:value-type="float">
            <text:p>67.88308</text:p>
          </table:table-cell>
          <table:table-cell office:value-type="float" office:value="5178.712086" calcext:value-type="float">
            <text:p>5178.71208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58" calcext:value-type="float">
            <text:p>0.58</text:p>
          </table:table-cell>
          <table:table-cell office:value-type="float" office:value="7.586959" calcext:value-type="float">
            <text:p>7.586959</text:p>
          </table:table-cell>
          <table:table-cell office:value-type="float" office:value="60.030034" calcext:value-type="float">
            <text:p>60.030034</text:p>
          </table:table-cell>
          <table:table-cell office:value-type="float" office:value="4187.247721" calcext:value-type="float">
            <text:p>4187.247721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6" calcext:value-type="float">
            <text:p>0.6</text:p>
          </table:table-cell>
          <table:table-cell office:value-type="float" office:value="6.432719" calcext:value-type="float">
            <text:p>6.432719</text:p>
          </table:table-cell>
          <table:table-cell office:value-type="float" office:value="43.498905" calcext:value-type="float">
            <text:p>43.498905</text:p>
          </table:table-cell>
          <table:table-cell office:value-type="float" office:value="2265.768444" calcext:value-type="float">
            <text:p>2265.76844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62" calcext:value-type="float">
            <text:p>0.62</text:p>
          </table:table-cell>
          <table:table-cell office:value-type="float" office:value="5.882073" calcext:value-type="float">
            <text:p>5.882073</text:p>
          </table:table-cell>
          <table:table-cell office:value-type="float" office:value="36.095624" calcext:value-type="float">
            <text:p>36.095624</text:p>
          </table:table-cell>
          <table:table-cell office:value-type="float" office:value="1517.473101" calcext:value-type="float">
            <text:p>1517.473101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64" calcext:value-type="float">
            <text:p>0.64</text:p>
          </table:table-cell>
          <table:table-cell office:value-type="float" office:value="5.573668" calcext:value-type="float">
            <text:p>5.573668</text:p>
          </table:table-cell>
          <table:table-cell office:value-type="float" office:value="32.329274" calcext:value-type="float">
            <text:p>32.329274</text:p>
          </table:table-cell>
          <table:table-cell office:value-type="float" office:value="1218.335176" calcext:value-type="float">
            <text:p>1218.33517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66" calcext:value-type="float">
            <text:p>0.66</text:p>
          </table:table-cell>
          <table:table-cell office:value-type="float" office:value="5.154895" calcext:value-type="float">
            <text:p>5.154895</text:p>
          </table:table-cell>
          <table:table-cell office:value-type="float" office:value="27.507311" calcext:value-type="float">
            <text:p>27.507311</text:p>
          </table:table-cell>
          <table:table-cell office:value-type="float" office:value="862.178031" calcext:value-type="float">
            <text:p>862.178031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68" calcext:value-type="float">
            <text:p>0.68</text:p>
          </table:table-cell>
          <table:table-cell office:value-type="float" office:value="5.180307" calcext:value-type="float">
            <text:p>5.180307</text:p>
          </table:table-cell>
          <table:table-cell office:value-type="float" office:value="27.805381" calcext:value-type="float">
            <text:p>27.805381</text:p>
          </table:table-cell>
          <table:table-cell office:value-type="float" office:value="883.634806" calcext:value-type="float">
            <text:p>883.63480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7" calcext:value-type="float">
            <text:p>0.7</text:p>
          </table:table-cell>
          <table:table-cell office:value-type="float" office:value="5.09019" calcext:value-type="float">
            <text:p>5.09019</text:p>
          </table:table-cell>
          <table:table-cell office:value-type="float" office:value="26.760186" calcext:value-type="float">
            <text:p>26.760186</text:p>
          </table:table-cell>
          <table:table-cell office:value-type="float" office:value="808.406647" calcext:value-type="float">
            <text:p>808.406647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72" calcext:value-type="float">
            <text:p>0.72</text:p>
          </table:table-cell>
          <table:table-cell office:value-type="float" office:value="4.919388" calcext:value-type="float">
            <text:p>4.919388</text:p>
          </table:table-cell>
          <table:table-cell office:value-type="float" office:value="25.062829" calcext:value-type="float">
            <text:p>25.062829</text:p>
          </table:table-cell>
          <table:table-cell office:value-type="float" office:value="719.451409" calcext:value-type="float">
            <text:p>719.451409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74" calcext:value-type="float">
            <text:p>0.74</text:p>
          </table:table-cell>
          <table:table-cell office:value-type="float" office:value="4.773848" calcext:value-type="float">
            <text:p>4.773848</text:p>
          </table:table-cell>
          <table:table-cell office:value-type="float" office:value="23.581403" calcext:value-type="float">
            <text:p>23.581403</text:p>
          </table:table-cell>
          <table:table-cell office:value-type="float" office:value="636.672498" calcext:value-type="float">
            <text:p>636.672498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76" calcext:value-type="float">
            <text:p>0.76</text:p>
          </table:table-cell>
          <table:table-cell office:value-type="float" office:value="4.639095" calcext:value-type="float">
            <text:p>4.639095</text:p>
          </table:table-cell>
          <table:table-cell office:value-type="float" office:value="22.194775" calcext:value-type="float">
            <text:p>22.194775</text:p>
          </table:table-cell>
          <table:table-cell office:value-type="float" office:value="554.731515" calcext:value-type="float">
            <text:p>554.731515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78" calcext:value-type="float">
            <text:p>0.78</text:p>
          </table:table-cell>
          <table:table-cell office:value-type="float" office:value="4.719448" calcext:value-type="float">
            <text:p>4.719448</text:p>
          </table:table-cell>
          <table:table-cell office:value-type="float" office:value="22.931739" calcext:value-type="float">
            <text:p>22.931739</text:p>
          </table:table-cell>
          <table:table-cell office:value-type="float" office:value="588.185005" calcext:value-type="float">
            <text:p>588.185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4.90557" calcext:value-type="float">
            <text:p>14.90557</text:p>
          </table:table-cell>
          <table:table-cell office:value-type="float" office:value="222.431713" calcext:value-type="float">
            <text:p>222.431713</text:p>
          </table:table-cell>
          <table:table-cell office:value-type="float" office:value="49701.414573" calcext:value-type="float">
            <text:p>49701.414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 office:value-type="float" office:value="14.749875" calcext:value-type="float">
            <text:p>14.749875</text:p>
          </table:table-cell>
          <table:table-cell office:value-type="float" office:value="217.742401" calcext:value-type="float">
            <text:p>217.742401</text:p>
          </table:table-cell>
          <table:table-cell office:value-type="float" office:value="47569.355333" calcext:value-type="float">
            <text:p>47569.355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.34</text:p>
          </table:table-cell>
          <table:table-cell office:value-type="float" office:value="14.440036" calcext:value-type="float">
            <text:p>14.440036</text:p>
          </table:table-cell>
          <table:table-cell office:value-type="float" office:value="208.830118" calcext:value-type="float">
            <text:p>208.830118</text:p>
          </table:table-cell>
          <table:table-cell office:value-type="float" office:value="43860.960145" calcext:value-type="float">
            <text:p>43860.960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float" office:value="14.357689" calcext:value-type="float">
            <text:p>14.357689</text:p>
          </table:table-cell>
          <table:table-cell office:value-type="float" office:value="206.496899" calcext:value-type="float">
            <text:p>206.496899</text:p>
          </table:table-cell>
          <table:table-cell office:value-type="float" office:value="42923.701402" calcext:value-type="float">
            <text:p>42923.701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.38</text:p>
          </table:table-cell>
          <table:table-cell office:value-type="float" office:value="14.044423" calcext:value-type="float">
            <text:p>14.044423</text:p>
          </table:table-cell>
          <table:table-cell office:value-type="float" office:value="197.633005" calcext:value-type="float">
            <text:p>197.633005</text:p>
          </table:table-cell>
          <table:table-cell office:value-type="float" office:value="39358.872499" calcext:value-type="float">
            <text:p>39358.872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3.834367" calcext:value-type="float">
            <text:p>13.834367</text:p>
          </table:table-cell>
          <table:table-cell office:value-type="float" office:value="191.810687" calcext:value-type="float">
            <text:p>191.810687</text:p>
          </table:table-cell>
          <table:table-cell office:value-type="float" office:value="37107.976273" calcext:value-type="float">
            <text:p>37107.9762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office:value-type="float" office:value="13.36457" calcext:value-type="float">
            <text:p>13.36457</text:p>
          </table:table-cell>
          <table:table-cell office:value-type="float" office:value="179.414846" calcext:value-type="float">
            <text:p>179.414846</text:p>
          </table:table-cell>
          <table:table-cell office:value-type="float" office:value="32722.338167" calcext:value-type="float">
            <text:p>32722.338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.44</text:p>
          </table:table-cell>
          <table:table-cell office:value-type="float" office:value="13.130313" calcext:value-type="float">
            <text:p>13.130313</text:p>
          </table:table-cell>
          <table:table-cell office:value-type="float" office:value="173.172858" calcext:value-type="float">
            <text:p>173.172858</text:p>
          </table:table-cell>
          <table:table-cell office:value-type="float" office:value="30499.527593" calcext:value-type="float">
            <text:p>30499.5275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.46</text:p>
          </table:table-cell>
          <table:table-cell office:value-type="float" office:value="12.852965" calcext:value-type="float">
            <text:p>12.852965</text:p>
          </table:table-cell>
          <table:table-cell office:value-type="float" office:value="165.769813" calcext:value-type="float">
            <text:p>165.769813</text:p>
          </table:table-cell>
          <table:table-cell office:value-type="float" office:value="27845.235822" calcext:value-type="float">
            <text:p>27845.235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.48</text:p>
          </table:table-cell>
          <table:table-cell office:value-type="float" office:value="12.313989" calcext:value-type="float">
            <text:p>12.313989</text:p>
          </table:table-cell>
          <table:table-cell office:value-type="float" office:value="152.440824" calcext:value-type="float">
            <text:p>152.440824</text:p>
          </table:table-cell>
          <table:table-cell office:value-type="float" office:value="23714.159002" calcext:value-type="float">
            <text:p>23714.159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1.570028" calcext:value-type="float">
            <text:p>11.570028</text:p>
          </table:table-cell>
          <table:table-cell office:value-type="float" office:value="135.111082" calcext:value-type="float">
            <text:p>135.111082</text:p>
          </table:table-cell>
          <table:table-cell office:value-type="float" office:value="18913.589403" calcext:value-type="float">
            <text:p>18913.589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10.223544" calcext:value-type="float">
            <text:p>10.223544</text:p>
          </table:table-cell>
          <table:table-cell office:value-type="float" office:value="107.498296" calcext:value-type="float">
            <text:p>107.498296</text:p>
          </table:table-cell>
          <table:table-cell office:value-type="float" office:value="12687.337222" calcext:value-type="float">
            <text:p>12687.337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9.1322" calcext:value-type="float">
            <text:p>9.1322</text:p>
          </table:table-cell>
          <table:table-cell office:value-type="float" office:value="87.037561" calcext:value-type="float">
            <text:p>87.037561</text:p>
          </table:table-cell>
          <table:table-cell office:value-type="float" office:value="8650.208131" calcext:value-type="float">
            <text:p>8650.2081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9.339395" calcext:value-type="float">
            <text:p>9.339395</text:p>
          </table:table-cell>
          <table:table-cell office:value-type="float" office:value="90.561643" calcext:value-type="float">
            <text:p>90.561643</text:p>
          </table:table-cell>
          <table:table-cell office:value-type="float" office:value="9194.747442" calcext:value-type="float">
            <text:p>9194.747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.56</text:p>
          </table:table-cell>
          <table:table-cell office:value-type="float" office:value="7.377779" calcext:value-type="float">
            <text:p>7.377779</text:p>
          </table:table-cell>
          <table:table-cell office:value-type="float" office:value="57.913779" calcext:value-type="float">
            <text:p>57.913779</text:p>
          </table:table-cell>
          <table:table-cell office:value-type="float" office:value="4198.080827" calcext:value-type="float">
            <text:p>4198.0808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float" office:value="6.753253" calcext:value-type="float">
            <text:p>6.753253</text:p>
          </table:table-cell>
          <table:table-cell office:value-type="float" office:value="47.915831" calcext:value-type="float">
            <text:p>47.915831</text:p>
          </table:table-cell>
          <table:table-cell office:value-type="float" office:value="2782.159398" calcext:value-type="float">
            <text:p>2782.159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6.362615" calcext:value-type="float">
            <text:p>6.362615</text:p>
          </table:table-cell>
          <table:table-cell office:value-type="float" office:value="42.188318" calcext:value-type="float">
            <text:p>42.188318</text:p>
          </table:table-cell>
          <table:table-cell office:value-type="float" office:value="2072.31797" calcext:value-type="float">
            <text:p>2072.317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" calcext:value-type="float">
            <text:p>0.62</text:p>
          </table:table-cell>
          <table:table-cell office:value-type="float" office:value="5.868688" calcext:value-type="float">
            <text:p>5.868688</text:p>
          </table:table-cell>
          <table:table-cell office:value-type="float" office:value="35.964036" calcext:value-type="float">
            <text:p>35.964036</text:p>
          </table:table-cell>
          <table:table-cell office:value-type="float" office:value="1522.313418" calcext:value-type="float">
            <text:p>1522.313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office:value-type="float" office:value="5.925763" calcext:value-type="float">
            <text:p>5.925763</text:p>
          </table:table-cell>
          <table:table-cell office:value-type="float" office:value="37.013795" calcext:value-type="float">
            <text:p>37.013795</text:p>
          </table:table-cell>
          <table:table-cell office:value-type="float" office:value="1679.87041" calcext:value-type="float">
            <text:p>1679.87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  <table:table-cell office:value-type="float" office:value="5.338938" calcext:value-type="float">
            <text:p>5.338938</text:p>
          </table:table-cell>
          <table:table-cell office:value-type="float" office:value="29.742587" calcext:value-type="float">
            <text:p>29.742587</text:p>
          </table:table-cell>
          <table:table-cell office:value-type="float" office:value="1038.291293" calcext:value-type="float">
            <text:p>1038.2912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" calcext:value-type="float">
            <text:p>0.68</text:p>
          </table:table-cell>
          <table:table-cell office:value-type="float" office:value="5.211601" calcext:value-type="float">
            <text:p>5.211601</text:p>
          </table:table-cell>
          <table:table-cell office:value-type="float" office:value="28.165193" calcext:value-type="float">
            <text:p>28.165193</text:p>
          </table:table-cell>
          <table:table-cell office:value-type="float" office:value="913.128252" calcext:value-type="float">
            <text:p>913.1282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5.180172" calcext:value-type="float">
            <text:p>5.180172</text:p>
          </table:table-cell>
          <table:table-cell office:value-type="float" office:value="27.726645" calcext:value-type="float">
            <text:p>27.726645</text:p>
          </table:table-cell>
          <table:table-cell office:value-type="float" office:value="873.803248" calcext:value-type="float">
            <text:p>873.803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2" calcext:value-type="float">
            <text:p>0.72</text:p>
          </table:table-cell>
          <table:table-cell office:value-type="float" office:value="4.878443" calcext:value-type="float">
            <text:p>4.878443</text:p>
          </table:table-cell>
          <table:table-cell office:value-type="float" office:value="24.597829" calcext:value-type="float">
            <text:p>24.597829</text:p>
          </table:table-cell>
          <table:table-cell office:value-type="float" office:value="687.096344" calcext:value-type="float">
            <text:p>687.096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.74</text:p>
          </table:table-cell>
          <table:table-cell office:value-type="float" office:value="4.905271" calcext:value-type="float">
            <text:p>4.905271</text:p>
          </table:table-cell>
          <table:table-cell office:value-type="float" office:value="24.871365" calcext:value-type="float">
            <text:p>24.871365</text:p>
          </table:table-cell>
          <table:table-cell office:value-type="float" office:value="702.618516" calcext:value-type="float">
            <text:p>702.618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0.76</text:p>
          </table:table-cell>
          <table:table-cell office:value-type="float" office:value="4.808043" calcext:value-type="float">
            <text:p>4.808043</text:p>
          </table:table-cell>
          <table:table-cell office:value-type="float" office:value="23.896497" calcext:value-type="float">
            <text:p>23.896497</text:p>
          </table:table-cell>
          <table:table-cell office:value-type="float" office:value="649.993896" calcext:value-type="float">
            <text:p>649.993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 office:value-type="float" office:value="4.661323" calcext:value-type="float">
            <text:p>4.661323</text:p>
          </table:table-cell>
          <table:table-cell office:value-type="float" office:value="22.373482" calcext:value-type="float">
            <text:p>22.373482</text:p>
          </table:table-cell>
          <table:table-cell office:value-type="float" office:value="560.04194" calcext:value-type="float">
            <text:p>560.04194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E11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4T19:13:51.079460379</meta:creation-date>
    <dc:date>2023-04-24T19:50:35.752630989</dc:date>
    <meta:editing-duration>PT26M34S</meta:editing-duration>
    <meta:editing-cycles>1</meta:editing-cycles>
    <meta:document-statistic meta:table-count="1" meta:cell-count="5240" meta:object-count="0"/>
    <meta:generator>LibreOffice/6.4.7.2$Linux_X86_64 LibreOffice_project/40$Build-2</meta:generator>
  </office:meta>
</office:document-meta>
</file>